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Songti-TC-Regular" svg:font-family="STSongti-TC-Regular"/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45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8.96pt"/>
    </style:style>
    <style:style style:name="co6" style:family="table-column">
      <style:table-column-properties fo:break-before="auto" style:column-width="623.96pt"/>
    </style:style>
    <style:style style:name="co7" style:family="table-column">
      <style:table-column-properties fo:break-before="auto" style:column-width="108.96pt"/>
    </style:style>
    <style:style style:name="co8" style:family="table-column">
      <style:table-column-properties fo:break-before="auto" style:column-width="1194.8pt"/>
    </style:style>
    <style:style style:name="co9" style:family="table-column">
      <style:table-column-properties fo:break-before="auto" style:column-width="111.46pt"/>
    </style:style>
    <style:style style:name="co10" style:family="table-column">
      <style:table-column-properties fo:break-before="auto" style:column-width="653.1pt"/>
    </style:style>
    <style:style style:name="co11" style:family="table-column">
      <style:table-column-properties fo:break-before="auto" style:column-width="84.81pt"/>
    </style:style>
    <style:style style:name="co12" style:family="table-column">
      <style:table-column-properties fo:break-before="auto" style:column-width="1095.59pt"/>
    </style:style>
    <style:style style:name="ro1" style:family="table-row">
      <style:table-row-properties style:row-height="22.99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fo:border-left="0.06pt solid #000000" fo:border-right="1.3pt solid #000000" fo:border-top="0.06pt solid #000000"/>
      <style:text-properties style:use-window-font-color="true" style:text-outline="false" style:text-line-through-style="none" style:text-line-through-type="none" style:font-name="STSongti-TC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1.3pt solid #000000" fo:border-top="0.06pt solid #000000"/>
      <style:text-properties style:use-window-font-color="true" style:text-outline="false" style:text-line-through-style="none" style:text-line-through-type="none" style:font-name="Times-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1.3pt solid #000000" fo:border-right="1.3pt solid #000000" fo:border-top="0.06pt solid #000000"/>
      <style:text-properties style:use-window-font-color="true" style:text-outline="false" style:text-line-through-style="none" style:text-line-through-type="none" style:font-name="STSongti-TC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1.3pt solid #000000" fo:border-top="0.06pt solid #000000"/>
      <style:text-properties style:use-window-font-color="true" style:text-outline="false" style:text-line-through-style="none" style:text-line-through-type="non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1.3pt solid #000000" fo:border-right="1.3pt solid #000000" fo:border-top="0.06pt solid #000000"/>
      <style:text-properties style:use-window-font-color="true" style:text-outline="false" style:text-line-through-style="none" style:text-line-through-type="non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1.3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Times-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b00004" fo:border-left="0.06pt solid #b00004" fo:border-right="1.3pt solid #b00004" fo:border-top="0.06pt solid #b00004"/>
      <style:text-properties fo:color="#b00004" style:text-outline="false" style:text-line-through-style="none" style:text-line-through-type="none" style:font-name="STSongti-TC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b00004" fo:border-left="0.06pt solid #b00004" fo:border-right="1.3pt solid #b00004" fo:border-top="0.06pt solid #000000"/>
      <style:text-properties fo:color="#b00004" style:text-outline="false" style:text-line-through-style="none" style:text-line-through-type="none" style:font-name="Times-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b00004" fo:border-left="1.3pt solid #b00004" fo:border-right="1.3pt solid #b00004" fo:border-top="0.06pt solid #b00004"/>
      <style:text-properties fo:color="#b00004" style:text-outline="false" style:text-line-through-style="none" style:text-line-through-type="none" style:font-name="STSongti-TC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b00004" fo:border-left="0.06pt solid #000000" fo:border-right="1.3pt solid #b00004" fo:border-top="0.06pt solid #000000"/>
      <style:text-properties fo:color="#b00004" style:text-outline="false" style:text-line-through-style="none" style:text-line-through-type="non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b00004" fo:border-left="0.06pt solid #000000" fo:border-right="1.3pt solid #b00004" fo:border-top="0.06pt solid #000000"/>
      <style:text-properties fo:color="#b00004" style:text-outline="false" style:text-line-through-style="none" style:text-line-through-type="none" style:font-name="STSongti-TC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b00004" fo:border-left="1.3pt solid #b00004" fo:border-right="1.3pt solid #b00004" fo:border-top="0.06pt solid #b00004"/>
      <style:text-properties fo:color="#b00004" style:text-outline="false" style:text-line-through-style="none" style:text-line-through-type="non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b00004" style:text-align-source="fix" style:repeat-content="false" fo:border-left="0.06pt solid #000000" fo:border-right="1.3pt solid #b00004" fo:border-top="0.06pt solid #000000"/>
      <style:paragraph-properties fo:text-align="end"/>
      <style:text-properties fo:color="#b00004" style:text-outline="false" style:text-line-through-style="none" style:text-line-through-type="none" style:font-name="Times-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able-cell-properties fo:border-bottom="0.06pt solid #b00004" fo:border-left="1.3pt solid #b00004" fo:border-right="1.3pt solid #b00004" fo:border-top="0.06pt solid #b00004"/>
      <style:text-properties fo:color="#b00004" style:text-outline="false" style:text-line-through-style="none" style:text-line-through-type="none" style:font-name="STSongti-TC-Regular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84">
      <style:table-cell-properties fo:border-bottom="0.06pt solid #b00004" fo:border-left="0.06pt solid #000000" fo:border-right="1.3pt solid #b00004" fo:border-top="0.06pt solid #000000"/>
      <style:text-properties fo:color="#b00004" style:text-outline="false" style:text-line-through-style="none" style:text-line-through-type="none" style:font-name="Times-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84"/>
    <style:style style:name="ce17" style:family="table-cell" style:parent-style-name="Default">
      <style:table-cell-properties fo:border-bottom="0.06pt solid #b00004" fo:border-left="0.06pt solid #000000" fo:border-right="1.3pt solid #b00004" fo:border-top="0.06pt solid #000000"/>
      <style:text-properties fo:color="#b00004" style:text-outline="false" style:text-line-through-style="none" style:text-line-through-type="none" style:font-name="Times-Roman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TSongti-TC-Regular" fo:font-size="16pt" style:text-outline="false" style:letter-kerning="false" fo:letter-spacing="normal" style:font-name-asian="STSongti-TC-Regular" style:font-name-complex="STSongti-TC-Regular" style:font-size-asian="16pt" style:font-size-complex="16pt"/>
    </style:style>
    <style:style style:name="T2" style:family="text">
      <style:text-properties fo:font-size="16pt" style:text-outline="false" style:letter-kerning="false" fo:letter-spacing="normal" style:font-size-asian="16pt" style:font-size-complex="16pt" style:font-name="Times-Roman" style:font-name-asian="Times-Roman" style:font-name-complex="Times-Roman"/>
    </style:style>
    <style:style style:name="T3" style:family="text">
      <style:text-properties fo:font-size="16pt" style:text-outline="false" style:letter-kerning="false" fo:letter-spacing="normal" style:font-size-asian="16pt" style:font-size-complex="16pt" style:font-name="STSongti-TC-Regular" style:font-name-asian="STSongti-TC-Regular" style:font-name-complex="STSongti-TC-Regular"/>
    </style:style>
    <style:style style:name="T4" style:family="text">
      <style:text-properties style:font-name="Times-Roman" fo:font-size="16pt" style:text-outline="false" style:letter-kerning="false" fo:letter-spacing="normal" style:font-name-asian="Times-Roman" style:font-name-complex="Times-Roman" style:font-size-asian="16pt" style:font-size-complex="16pt"/>
    </style:style>
    <style:style style:name="T5" style:family="text">
      <style:text-properties fo:color="#b00004" style:font-name="STSongti-TC-Regular" fo:font-size="16pt" style:text-outline="false" style:letter-kerning="false" fo:letter-spacing="normal" style:font-name-asian="STSongti-TC-Regular" style:font-name-complex="STSongti-TC-Regular" style:font-size-asian="16pt" style:font-size-complex="16pt"/>
    </style:style>
    <style:style style:name="T6" style:family="text">
      <style:text-properties fo:color="#b00004" fo:font-size="16pt" style:text-outline="false" style:letter-kerning="false" fo:letter-spacing="normal" style:font-size-asian="16pt" style:font-size-complex="16pt" style:font-name="Times-Roman" style:font-name-asian="Times-Roman" style:font-name-complex="Times-Roman"/>
    </style:style>
    <style:style style:name="T7" style:family="text">
      <style:text-properties fo:color="#b00004" fo:font-size="16pt" style:text-outline="false" style:letter-kerning="false" fo:letter-spacing="normal" style:font-size-asian="16pt" style:font-size-complex="16pt" style:font-name="STSongti-TC-Regular" style:font-name-asian="STSongti-TC-Regular" style:font-name-complex="STSongti-TC-Regular"/>
    </style:style>
    <style:style style:name="T8" style:family="text">
      <style:text-properties fo:color="#b00004" style:font-name="Times-Roman" fo:font-size="16pt" style:text-outline="false" style:letter-kerning="false" fo:letter-spacing="normal" style:font-name-asian="Times-Roman" style:font-name-complex="Times-Roman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1"/>
        <table:table-column table:style-name="co6" table:default-cell-style-name="ce4"/>
        <table:table-column table:style-name="co7" table:default-cell-style-name="ce2"/>
        <table:table-column table:style-name="co1" table:default-cell-style-name="ce1"/>
        <table:table-column table:style-name="co8" table:default-cell-style-name="ce1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站號</text:p>
          </table:table-cell>
          <table:table-cell table:style-name="ce3" office:value-type="string" calcext:value-type="string">
            <text:p>站名</text:p>
          </table:table-cell>
          <table:table-cell table:style-name="ce5" office:value-type="string" calcext:value-type="string">
            <text:p><text:span text:style-name="T1">海拔高度</text:span><text:span text:style-name="T2">(M)</text:span></text:p>
          </table:table-cell>
          <table:table-cell table:style-name="ce3" office:value-type="string" calcext:value-type="string">
            <text:p>經度</text:p>
          </table:table-cell>
          <table:table-cell table:style-name="ce3" office:value-type="string" calcext:value-type="string">
            <text:p>緯度</text:p>
          </table:table-cell>
          <table:table-cell table:style-name="ce3" office:value-type="string" calcext:value-type="string">
            <text:p>城市</text:p>
          </table:table-cell>
          <table:table-cell table:style-name="ce3" office:value-type="string" calcext:value-type="string">
            <text:p>地址</text:p>
          </table:table-cell>
          <table:table-cell table:style-name="ce3" office:value-type="string" calcext:value-type="string">
            <text:p>資料起始日期</text:p>
          </table:table-cell>
          <table:table-cell table:style-name="ce3" office:value-type="string" calcext:value-type="string">
            <text:p>撤站日期</text:p>
          </table:table-cell>
          <table:table-cell table:style-name="ce3" office:value-type="string" calcext:value-type="string">
            <text:p>備註</text:p>
          </table:table-cell>
          <table:table-cell table:style-name="ce3" office:value-type="string" calcext:value-type="string">
            <text:p>原站號</text:p>
          </table:table-cell>
          <table:table-cell table:style-name="ce3" office:value-type="string" calcext:value-type="string">
            <text:p>新站號</text:p>
          </table:table-cell>
        </table:table-row>
        <table:table-row table:style-name="ro1">
          <table:table-cell office:value-type="float" office:value="466850" calcext:value-type="float">
            <text:p>466850</text:p>
          </table:table-cell>
          <table:table-cell office:value-type="string" calcext:value-type="string">
            <text:p>五分山雷達站</text:p>
          </table:table-cell>
          <table:table-cell office:value-type="float" office:value="756" calcext:value-type="float">
            <text:p>756</text:p>
          </table:table-cell>
          <table:table-cell office:value-type="float" office:value="121.7812" calcext:value-type="float">
            <text:p>121.7812</text:p>
          </table:table-cell>
          <table:table-cell office:value-type="float" office:value="25.0712" calcext:value-type="float">
            <text:p>25.0712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瑞芳區靜安路四段</text:span><text:span text:style-name="T2">1</text:span><text:span text:style-name="T3">巷</text:span><text:span text:style-name="T2">1</text:span><text:span text:style-name="T3">號</text:span></text:p>
          </table:table-cell>
          <table:table-cell office:value-type="string" calcext:value-type="string">
            <text:p>1988/07/01</text:p>
          </table:table-cell>
          <table:table-cell office:value-type="string" calcext:value-type="string">
            <text:p>　</text:p>
          </table:table-cell>
          <table:table-cell office:value-type="string" calcext:value-type="string">
            <text:p>本站只有雷達觀測資料。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float" office:value="466880" calcext:value-type="float">
            <text:p>466880</text:p>
          </table:table-cell>
          <table:table-cell office:value-type="string" calcext:value-type="string">
            <text:p>板橋</text:p>
          </table:table-cell>
          <table:table-cell office:value-type="float" office:value="9.7" calcext:value-type="float">
            <text:p>9.7</text:p>
          </table:table-cell>
          <table:table-cell office:value-type="float" office:value="121.442" calcext:value-type="float">
            <text:p>121.442</text:p>
          </table:table-cell>
          <table:table-cell office:value-type="float" office:value="24.9976" calcext:value-type="float">
            <text:p>24.9976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板橋區大觀路二段</text:span><text:span text:style-name="T2">265</text:span><text:span text:style-name="T3">巷</text:span><text:span text:style-name="T2">62</text:span><text:span text:style-name="T3">號</text:span></text:p>
          </table:table-cell>
          <table:table-cell office:value-type="string" calcext:value-type="string">
            <text:p>1972/03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為探空站，自</text:span><text:span text:style-name="T2">2002</text:span><text:span text:style-name="T3">年開始進行氣象觀測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float" office:value="466900" calcext:value-type="float">
            <text:p>466900</text:p>
          </table:table-cell>
          <table:table-cell office:value-type="string" calcext:value-type="string">
            <text:p>淡水</text:p>
          </table:table-cell>
          <table:table-cell office:value-type="float" office:value="19" calcext:value-type="float">
            <text:p>19</text:p>
          </table:table-cell>
          <table:table-cell office:value-type="float" office:value="121.4489" calcext:value-type="float">
            <text:p>121.4489</text:p>
          </table:table-cell>
          <table:table-cell office:value-type="float" office:value="25.1649" calcext:value-type="float">
            <text:p>25.1649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淡水區中正東路</text:span><text:span text:style-name="T2">42</text:span><text:span text:style-name="T3">巷</text:span><text:span text:style-name="T2">6</text:span><text:span text:style-name="T3">號</text:span></text:p>
          </table:table-cell>
          <table:table-cell office:value-type="string" calcext:value-type="string">
            <text:p>1942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6910" calcext:value-type="float">
            <text:p>466910</text:p>
          </table:table-cell>
          <table:table-cell office:value-type="string" calcext:value-type="string">
            <text:p>鞍部</text:p>
          </table:table-cell>
          <table:table-cell office:value-type="float" office:value="825.8" calcext:value-type="float">
            <text:p>825.8</text:p>
          </table:table-cell>
          <table:table-cell office:value-type="float" office:value="121.5297" calcext:value-type="float">
            <text:p>121.5297</text:p>
          </table:table-cell>
          <table:table-cell office:value-type="float" office:value="25.1826" calcext:value-type="float">
            <text:p>25.1826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北投區陽明山竹子湖路</text:span><text:span text:style-name="T2">111</text:span><text:span text:style-name="T3">號</text:span></text:p>
          </table:table-cell>
          <table:table-cell office:value-type="string" calcext:value-type="string">
            <text:p>1937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6920" calcext:value-type="float">
            <text:p>466920</text:p>
          </table:table-cell>
          <table:table-cell office:value-type="string" calcext:value-type="string">
            <text:p>臺北</text:p>
          </table:table-cell>
          <table:table-cell office:value-type="float" office:value="6.3" calcext:value-type="float">
            <text:p>6.3</text:p>
          </table:table-cell>
          <table:table-cell office:value-type="float" office:value="121.5149" calcext:value-type="float">
            <text:p>121.5149</text:p>
          </table:table-cell>
          <table:table-cell office:value-type="float" office:value="25.0377" calcext:value-type="float">
            <text:p>25.0377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中正區公園路</text:span><text:span text:style-name="T2">64</text:span><text:span text:style-name="T3">號</text:span></text:p>
          </table:table-cell>
          <table:table-cell office:value-type="string" calcext:value-type="string">
            <text:p>18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6930" calcext:value-type="float">
            <text:p>466930</text:p>
          </table:table-cell>
          <table:table-cell office:value-type="string" calcext:value-type="string">
            <text:p>竹子湖</text:p>
          </table:table-cell>
          <table:table-cell office:value-type="float" office:value="607.1" calcext:value-type="float">
            <text:p>607.1</text:p>
          </table:table-cell>
          <table:table-cell office:value-type="float" office:value="121.5445" calcext:value-type="float">
            <text:p>121.5445</text:p>
          </table:table-cell>
          <table:table-cell office:value-type="float" office:value="25.1621" calcext:value-type="float">
            <text:p>25.1621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北投區陽明山竹子湖路</text:span><text:span text:style-name="T2">2</text:span><text:span text:style-name="T3">號</text:span></text:p>
          </table:table-cell>
          <table:table-cell office:value-type="string" calcext:value-type="string">
            <text:p>1937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6940" calcext:value-type="float">
            <text:p>466940</text:p>
          </table:table-cell>
          <table:table-cell office:value-type="string" calcext:value-type="string">
            <text:p>基隆</text:p>
          </table:table-cell>
          <table:table-cell office:value-type="float" office:value="26.7" calcext:value-type="float">
            <text:p>26.7</text:p>
          </table:table-cell>
          <table:table-cell office:value-type="float" office:value="121.7405" calcext:value-type="float">
            <text:p>121.7405</text:p>
          </table:table-cell>
          <table:table-cell office:value-type="float" office:value="25.1333" calcext:value-type="float">
            <text:p>25.1333</text:p>
          </table:table-cell>
          <table:table-cell office:value-type="string" calcext:value-type="string">
            <text:p>基隆市</text:p>
          </table:table-cell>
          <table:table-cell office:value-type="string" calcext:value-type="string">
            <text:p><text:span text:style-name="T1">仁愛區港西街</text:span><text:span text:style-name="T2">6</text:span><text:span text:style-name="T3">號</text:span><text:span text:style-name="T2">6</text:span><text:span text:style-name="T3">樓</text:span><text:span text:style-name="T2">(</text:span><text:span text:style-name="T3">海港大樓</text:span><text:span text:style-name="T2">6</text:span><text:span text:style-name="T3">樓</text:span><text:span text:style-name="T2">)</text:span></text:p>
          </table:table-cell>
          <table:table-cell office:value-type="string" calcext:value-type="string">
            <text:p>194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float" office:value="466950" calcext:value-type="float">
            <text:p>466950</text:p>
          </table:table-cell>
          <table:table-cell office:value-type="string" calcext:value-type="string">
            <text:p>彭佳嶼</text:p>
          </table:table-cell>
          <table:table-cell office:value-type="float" office:value="101.7" calcext:value-type="float">
            <text:p>101.7</text:p>
          </table:table-cell>
          <table:table-cell office:value-type="float" office:value="122.0797" calcext:value-type="float">
            <text:p>122.0797</text:p>
          </table:table-cell>
          <table:table-cell office:value-type="float" office:value="25.628" calcext:value-type="float">
            <text:p>25.628</text:p>
          </table:table-cell>
          <table:table-cell office:value-type="string" calcext:value-type="string">
            <text:p>基隆市</text:p>
          </table:table-cell>
          <table:table-cell table:style-name="ce1" office:value-type="string" calcext:value-type="string">
            <text:p>中正區彭佳嶼</text:p>
          </table:table-cell>
          <table:table-cell office:value-type="string" calcext:value-type="string">
            <text:p>1910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6990" calcext:value-type="float">
            <text:p>466990</text:p>
          </table:table-cell>
          <table:table-cell office:value-type="string" calcext:value-type="string">
            <text:p>花蓮</text:p>
          </table:table-cell>
          <table:table-cell office:value-type="float" office:value="16" calcext:value-type="float">
            <text:p>16</text:p>
          </table:table-cell>
          <table:table-cell office:value-type="float" office:value="121.6133" calcext:value-type="float">
            <text:p>121.6133</text:p>
          </table:table-cell>
          <table:table-cell office:value-type="float" office:value="23.9751" calcext:value-type="float">
            <text:p>23.9751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花蓮市花崗街</text:span><text:span text:style-name="T2">24</text:span><text:span text:style-name="T3">號</text:span></text:p>
          </table:table-cell>
          <table:table-cell office:value-type="string" calcext:value-type="string">
            <text:p>1910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050" calcext:value-type="float">
            <text:p>467050</text:p>
          </table:table-cell>
          <table:table-cell office:value-type="string" calcext:value-type="string">
            <text:p>新屋</text:p>
          </table:table-cell>
          <table:table-cell office:value-type="float" office:value="20.6" calcext:value-type="float">
            <text:p>20.6</text:p>
          </table:table-cell>
          <table:table-cell office:value-type="float" office:value="121.0475" calcext:value-type="float">
            <text:p>121.0475</text:p>
          </table:table-cell>
          <table:table-cell office:value-type="float" office:value="25.0067" calcext:value-type="float">
            <text:p>25.0067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新屋區東興路二段</text:span><text:span text:style-name="T2">946</text:span><text:span text:style-name="T3">號</text:span></text:p>
          </table:table-cell>
          <table:table-cell office:value-type="string" calcext:value-type="string">
            <text:p>2013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座標及高度於</text:span><text:span text:style-name="T2">2013/10/09</text:span><text:span text:style-name="T3">更正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float" office:value="467060" calcext:value-type="float">
            <text:p>467060</text:p>
          </table:table-cell>
          <table:table-cell office:value-type="string" calcext:value-type="string">
            <text:p>蘇澳</text:p>
          </table:table-cell>
          <table:table-cell office:value-type="float" office:value="24.9" calcext:value-type="float">
            <text:p>24.9</text:p>
          </table:table-cell>
          <table:table-cell office:value-type="float" office:value="121.8574" calcext:value-type="float">
            <text:p>121.8574</text:p>
          </table:table-cell>
          <table:table-cell office:value-type="float" office:value="24.5967" calcext:value-type="float">
            <text:p>24.5967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蘇澳鎮港區路</text:span><text:span text:style-name="T2">1</text:span><text:span text:style-name="T3">號</text:span><text:span text:style-name="T2">6</text:span><text:span text:style-name="T3">樓</text:span><text:span text:style-name="T2">(</text:span><text:span text:style-name="T3">蘇澳港行政大樓</text:span><text:span text:style-name="T2">6</text:span><text:span text:style-name="T3">樓</text:span><text:span text:style-name="T2">)</text:span></text:p>
          </table:table-cell>
          <table:table-cell office:value-type="string" calcext:value-type="string">
            <text:p>1981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4">1981/12/1</text:span><text:span text:style-name="T3">開始觀測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float" office:value="467080" calcext:value-type="float">
            <text:p>467080</text:p>
          </table:table-cell>
          <table:table-cell office:value-type="string" calcext:value-type="string">
            <text:p>宜蘭</text:p>
          </table:table-cell>
          <table:table-cell office:value-type="float" office:value="7.2" calcext:value-type="float">
            <text:p>7.2</text:p>
          </table:table-cell>
          <table:table-cell office:value-type="float" office:value="121.7565" calcext:value-type="float">
            <text:p>121.7565</text:p>
          </table:table-cell>
          <table:table-cell office:value-type="float" office:value="24.764" calcext:value-type="float">
            <text:p>24.764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宜蘭市力行路</text:span><text:span text:style-name="T2">150</text:span><text:span text:style-name="T3">號</text:span></text:p>
          </table:table-cell>
          <table:table-cell office:value-type="string" calcext:value-type="string">
            <text:p>1935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110" calcext:value-type="float">
            <text:p>467110</text:p>
          </table:table-cell>
          <table:table-cell office:value-type="string" calcext:value-type="string">
            <text:p>金門</text:p>
          </table:table-cell>
          <table:table-cell office:value-type="float" office:value="47.9" calcext:value-type="float">
            <text:p>47.9</text:p>
          </table:table-cell>
          <table:table-cell office:value-type="float" office:value="118.2893" calcext:value-type="float">
            <text:p>118.2893</text:p>
          </table:table-cell>
          <table:table-cell office:value-type="float" office:value="24.4073" calcext:value-type="float">
            <text:p>24.4073</text:p>
          </table:table-cell>
          <table:table-cell office:value-type="string" calcext:value-type="string">
            <text:p>金門縣</text:p>
          </table:table-cell>
          <table:table-cell office:value-type="string" calcext:value-type="string">
            <text:p><text:span text:style-name="T1">金城鎮金水里西海路一段</text:span><text:span text:style-name="T2">250</text:span><text:span text:style-name="T3">號</text:span></text:p>
          </table:table-cell>
          <table:table-cell office:value-type="string" calcext:value-type="string">
            <text:p>2004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300" calcext:value-type="float">
            <text:p>467300</text:p>
          </table:table-cell>
          <table:table-cell office:value-type="string" calcext:value-type="string">
            <text:p>東吉島</text:p>
          </table:table-cell>
          <table:table-cell office:value-type="float" office:value="43" calcext:value-type="float">
            <text:p>43</text:p>
          </table:table-cell>
          <table:table-cell office:value-type="float" office:value="119.6675" calcext:value-type="float">
            <text:p>119.6675</text:p>
          </table:table-cell>
          <table:table-cell office:value-type="float" office:value="23.257" calcext:value-type="float">
            <text:p>23.257</text:p>
          </table:table-cell>
          <table:table-cell office:value-type="string" calcext:value-type="string">
            <text:p>澎湖縣</text:p>
          </table:table-cell>
          <table:table-cell office:value-type="string" calcext:value-type="string">
            <text:p><text:span text:style-name="T1">望安鄉東吉村</text:span><text:span text:style-name="T2">156</text:span><text:span text:style-name="T3">號</text:span></text:p>
          </table:table-cell>
          <table:table-cell office:value-type="string" calcext:value-type="string">
            <text:p>1962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350" calcext:value-type="float">
            <text:p>467350</text:p>
          </table:table-cell>
          <table:table-cell office:value-type="string" calcext:value-type="string">
            <text:p>澎湖</text:p>
          </table:table-cell>
          <table:table-cell office:value-type="float" office:value="10.7" calcext:value-type="float">
            <text:p>10.7</text:p>
          </table:table-cell>
          <table:table-cell office:value-type="float" office:value="119.5631" calcext:value-type="float">
            <text:p>119.5631</text:p>
          </table:table-cell>
          <table:table-cell office:value-type="float" office:value="23.5655" calcext:value-type="float">
            <text:p>23.5655</text:p>
          </table:table-cell>
          <table:table-cell office:value-type="string" calcext:value-type="string">
            <text:p>澎湖縣</text:p>
          </table:table-cell>
          <table:table-cell office:value-type="string" calcext:value-type="string">
            <text:p><text:span text:style-name="T1">馬公市新興路</text:span><text:span text:style-name="T2">2</text:span><text:span text:style-name="T3">號</text:span></text:p>
          </table:table-cell>
          <table:table-cell office:value-type="string" calcext:value-type="string">
            <text:p>18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410" calcext:value-type="float">
            <text:p>467410</text:p>
          </table:table-cell>
          <table:table-cell office:value-type="string" calcext:value-type="string">
            <text:p>臺南</text:p>
          </table:table-cell>
          <table:table-cell office:value-type="float" office:value="40.8" calcext:value-type="float">
            <text:p>40.8</text:p>
          </table:table-cell>
          <table:table-cell office:value-type="float" office:value="120.2048" calcext:value-type="float">
            <text:p>120.2048</text:p>
          </table:table-cell>
          <table:table-cell office:value-type="float" office:value="22.9932" calcext:value-type="float">
            <text:p>22.9932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中西區公園路</text:span><text:span text:style-name="T2">21</text:span><text:span text:style-name="T3">號</text:span></text:p>
          </table:table-cell>
          <table:table-cell office:value-type="string" calcext:value-type="string">
            <text:p>1897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4">1998/05</text:span><text:span text:style-name="T3">停止觀測，</text:span><text:span text:style-name="T2">2002/01</text:span><text:span text:style-name="T3">恢復觀測。</text:span><text:span text:style-name="T2">2002</text:span><text:span text:style-name="T3">年至</text:span><text:span text:style-name="T2">2006</text:span><text:span text:style-name="T3">年氣候年報之風速儀地上高度應為</text:span><text:span text:style-name="T2">53.7M</text:span><text:span text:style-name="T3">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float" office:value="467420" calcext:value-type="float">
            <text:p>467420</text:p>
          </table:table-cell>
          <table:table-cell office:value-type="string" calcext:value-type="string">
            <text:p>永康</text:p>
          </table:table-cell>
          <table:table-cell office:value-type="float" office:value="8.1" calcext:value-type="float">
            <text:p>8.1</text:p>
          </table:table-cell>
          <table:table-cell office:value-type="float" office:value="120.2367" calcext:value-type="float">
            <text:p>120.2367</text:p>
          </table:table-cell>
          <table:table-cell office:value-type="float" office:value="23.0384" calcext:value-type="float">
            <text:p>23.0384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永康區鹽行里正南五街</text:span><text:span text:style-name="T2">520</text:span><text:span text:style-name="T3">巷</text:span><text:span text:style-name="T2">88</text:span><text:span text:style-name="T3">號</text:span></text:p>
          </table:table-cell>
          <table:table-cell office:value-type="string" calcext:value-type="string">
            <text:p>194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440" calcext:value-type="float">
            <text:p>467440</text:p>
          </table:table-cell>
          <table:table-cell office:value-type="string" calcext:value-type="string">
            <text:p>高雄</text:p>
          </table:table-cell>
          <table:table-cell office:value-type="float" office:value="2.3" calcext:value-type="float">
            <text:p>2.3</text:p>
          </table:table-cell>
          <table:table-cell office:value-type="float" office:value="120.3157" calcext:value-type="float">
            <text:p>120.3157</text:p>
          </table:table-cell>
          <table:table-cell office:value-type="float" office:value="22.566" calcext:value-type="float">
            <text:p>22.566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前鎮區明孝里</text:span><text:span text:style-name="T2">26</text:span><text:span text:style-name="T3">鄰漁港南二路</text:span><text:span text:style-name="T2">2</text:span><text:span text:style-name="T3">號</text:span></text:p>
          </table:table-cell>
          <table:table-cell office:value-type="string" calcext:value-type="string">
            <text:p>1931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480" calcext:value-type="float">
            <text:p>467480</text:p>
          </table:table-cell>
          <table:table-cell office:value-type="string" calcext:value-type="string">
            <text:p>嘉義</text:p>
          </table:table-cell>
          <table:table-cell office:value-type="float" office:value="26.9" calcext:value-type="float">
            <text:p>26.9</text:p>
          </table:table-cell>
          <table:table-cell office:value-type="float" office:value="120.4329" calcext:value-type="float">
            <text:p>120.4329</text:p>
          </table:table-cell>
          <table:table-cell office:value-type="float" office:value="23.4959" calcext:value-type="float">
            <text:p>23.4959</text:p>
          </table:table-cell>
          <table:table-cell office:value-type="string" calcext:value-type="string">
            <text:p>嘉義市</text:p>
          </table:table-cell>
          <table:table-cell office:value-type="string" calcext:value-type="string">
            <text:p><text:span text:style-name="T1">西區北新里海口寮路</text:span><text:span text:style-name="T2">56</text:span><text:span text:style-name="T3">號</text:span></text:p>
          </table:table-cell>
          <table:table-cell office:value-type="string" calcext:value-type="string">
            <text:p>1968/09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490" calcext:value-type="float">
            <text:p>467490</text:p>
          </table:table-cell>
          <table:table-cell office:value-type="string" calcext:value-type="string">
            <text:p>臺中</text:p>
          </table:table-cell>
          <table:table-cell office:value-type="float" office:value="84" calcext:value-type="float">
            <text:p>84</text:p>
          </table:table-cell>
          <table:table-cell office:value-type="float" office:value="120.6841" calcext:value-type="float">
            <text:p>120.6841</text:p>
          </table:table-cell>
          <table:table-cell office:value-type="float" office:value="24.1457" calcext:value-type="float">
            <text:p>24.1457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北區精武路</text:span><text:span text:style-name="T2">295</text:span><text:span text:style-name="T3">號</text:span></text:p>
          </table:table-cell>
          <table:table-cell office:value-type="string" calcext:value-type="string">
            <text:p>1896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4">2000</text:span><text:span text:style-name="T3">年至</text:span><text:span text:style-name="T2">2006</text:span><text:span text:style-name="T3">年氣候年報之海拔高度誤植為</text:span><text:span text:style-name="T2">34M</text:span><text:span text:style-name="T3">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float" office:value="467530" calcext:value-type="float">
            <text:p>467530</text:p>
          </table:table-cell>
          <table:table-cell office:value-type="string" calcext:value-type="string">
            <text:p>阿里山</text:p>
          </table:table-cell>
          <table:table-cell office:value-type="float" office:value="2413.4" calcext:value-type="float">
            <text:p>2413.4</text:p>
          </table:table-cell>
          <table:table-cell office:value-type="float" office:value="120.8132" calcext:value-type="float">
            <text:p>120.8132</text:p>
          </table:table-cell>
          <table:table-cell office:value-type="float" office:value="23.5082" calcext:value-type="float">
            <text:p>23.5082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阿里山鄉中正村</text:span><text:span text:style-name="T2">4</text:span><text:span text:style-name="T3">鄰東阿里山</text:span><text:span text:style-name="T2">73-1</text:span><text:span text:style-name="T3">號</text:span></text:p>
          </table:table-cell>
          <table:table-cell office:value-type="string" calcext:value-type="string">
            <text:p>1933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540" calcext:value-type="float">
            <text:p>467540</text:p>
          </table:table-cell>
          <table:table-cell office:value-type="string" calcext:value-type="string">
            <text:p>大武</text:p>
          </table:table-cell>
          <table:table-cell office:value-type="float" office:value="8.1" calcext:value-type="float">
            <text:p>8.1</text:p>
          </table:table-cell>
          <table:table-cell office:value-type="float" office:value="120.9038" calcext:value-type="float">
            <text:p>120.9038</text:p>
          </table:table-cell>
          <table:table-cell office:value-type="float" office:value="22.3557" calcext:value-type="float">
            <text:p>22.3557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大武鄉大武街</text:span><text:span text:style-name="T2">115</text:span><text:span text:style-name="T3">號</text:span></text:p>
          </table:table-cell>
          <table:table-cell office:value-type="string" calcext:value-type="string">
            <text:p>1939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550" calcext:value-type="float">
            <text:p>467550</text:p>
          </table:table-cell>
          <table:table-cell office:value-type="string" calcext:value-type="string">
            <text:p>玉山</text:p>
          </table:table-cell>
          <table:table-cell office:value-type="float" office:value="3844.8" calcext:value-type="float">
            <text:p>3844.8</text:p>
          </table:table-cell>
          <table:table-cell office:value-type="float" office:value="120.9595" calcext:value-type="float">
            <text:p>120.9595</text:p>
          </table:table-cell>
          <table:table-cell office:value-type="float" office:value="23.4876" calcext:value-type="float">
            <text:p>23.4876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玉山北峰</text:span><text:span text:style-name="T2">1</text:span><text:span text:style-name="T3">號</text:span></text:p>
          </table:table-cell>
          <table:table-cell office:value-type="string" calcext:value-type="string">
            <text:p>1943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571" calcext:value-type="float">
            <text:p>467571</text:p>
          </table:table-cell>
          <table:table-cell office:value-type="string" calcext:value-type="string">
            <text:p>新竹</text:p>
          </table:table-cell>
          <table:table-cell office:value-type="float" office:value="26.9" calcext:value-type="float">
            <text:p>26.9</text:p>
          </table:table-cell>
          <table:table-cell office:value-type="float" office:value="121.0142" calcext:value-type="float">
            <text:p>121.0142</text:p>
          </table:table-cell>
          <table:table-cell office:value-type="float" office:value="24.8279" calcext:value-type="float">
            <text:p>24.8279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竹北市北崙里</text:span><text:span text:style-name="T2">3</text:span><text:span text:style-name="T3">鄰光明五街</text:span><text:span text:style-name="T2">60</text:span><text:span text:style-name="T3">號</text:span></text:p>
          </table:table-cell>
          <table:table-cell office:value-type="string" calcext:value-type="string">
            <text:p>1991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590" calcext:value-type="float">
            <text:p>467590</text:p>
          </table:table-cell>
          <table:table-cell office:value-type="string" calcext:value-type="string">
            <text:p>恆春</text:p>
          </table:table-cell>
          <table:table-cell office:value-type="float" office:value="22.1" calcext:value-type="float">
            <text:p>22.1</text:p>
          </table:table-cell>
          <table:table-cell office:value-type="float" office:value="120.7463" calcext:value-type="float">
            <text:p>120.7463</text:p>
          </table:table-cell>
          <table:table-cell office:value-type="float" office:value="22.0039" calcext:value-type="float">
            <text:p>22.0039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恆春鎮天文路</text:span><text:span text:style-name="T2">50</text:span><text:span text:style-name="T3">號</text:span></text:p>
          </table:table-cell>
          <table:table-cell office:value-type="string" calcext:value-type="string">
            <text:p>18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610" calcext:value-type="float">
            <text:p>467610</text:p>
          </table:table-cell>
          <table:table-cell office:value-type="string" calcext:value-type="string">
            <text:p>成功</text:p>
          </table:table-cell>
          <table:table-cell office:value-type="float" office:value="33.5" calcext:value-type="float">
            <text:p>33.5</text:p>
          </table:table-cell>
          <table:table-cell office:value-type="float" office:value="121.3734" calcext:value-type="float">
            <text:p>121.3734</text:p>
          </table:table-cell>
          <table:table-cell office:value-type="float" office:value="23.0975" calcext:value-type="float">
            <text:p>23.0975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成功鎮公民路</text:span><text:span text:style-name="T2">84</text:span><text:span text:style-name="T3">號</text:span></text:p>
          </table:table-cell>
          <table:table-cell office:value-type="string" calcext:value-type="string">
            <text:p>1940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620" calcext:value-type="float">
            <text:p>467620</text:p>
          </table:table-cell>
          <table:table-cell office:value-type="string" calcext:value-type="string">
            <text:p>蘭嶼</text:p>
          </table:table-cell>
          <table:table-cell office:value-type="float" office:value="324" calcext:value-type="float">
            <text:p>324</text:p>
          </table:table-cell>
          <table:table-cell office:value-type="float" office:value="121.5583" calcext:value-type="float">
            <text:p>121.5583</text:p>
          </table:table-cell>
          <table:table-cell office:value-type="float" office:value="22.037" calcext:value-type="float">
            <text:p>22.037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蘭嶼鄉紅頭村</text:span><text:span text:style-name="T2">2</text:span><text:span text:style-name="T3">號</text:span></text:p>
          </table:table-cell>
          <table:table-cell office:value-type="string" calcext:value-type="string">
            <text:p>1941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650" calcext:value-type="float">
            <text:p>467650</text:p>
          </table:table-cell>
          <table:table-cell office:value-type="string" calcext:value-type="string">
            <text:p>日月潭</text:p>
          </table:table-cell>
          <table:table-cell office:value-type="float" office:value="1017.5" calcext:value-type="float">
            <text:p>1017.5</text:p>
          </table:table-cell>
          <table:table-cell office:value-type="float" office:value="120.9081" calcext:value-type="float">
            <text:p>120.9081</text:p>
          </table:table-cell>
          <table:table-cell office:value-type="float" office:value="23.8813" calcext:value-type="float">
            <text:p>23.8813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魚池鄉水社村中山路</text:span><text:span text:style-name="T2">270</text:span><text:span text:style-name="T3">巷</text:span><text:span text:style-name="T2">14</text:span><text:span text:style-name="T3">號</text:span></text:p>
          </table:table-cell>
          <table:table-cell office:value-type="string" calcext:value-type="string">
            <text:p>1940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660" calcext:value-type="float">
            <text:p>467660</text:p>
          </table:table-cell>
          <table:table-cell office:value-type="string" calcext:value-type="string">
            <text:p>臺東</text:p>
          </table:table-cell>
          <table:table-cell office:value-type="float" office:value="9" calcext:value-type="float">
            <text:p>9</text:p>
          </table:table-cell>
          <table:table-cell office:value-type="float" office:value="121.1546" calcext:value-type="float">
            <text:p>121.1546</text:p>
          </table:table-cell>
          <table:table-cell office:value-type="float" office:value="22.7522" calcext:value-type="float">
            <text:p>22.7522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臺東市大同路</text:span><text:span text:style-name="T2">106</text:span><text:span text:style-name="T3">號</text:span></text:p>
          </table:table-cell>
          <table:table-cell office:value-type="string" calcext:value-type="string">
            <text:p>1901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770" calcext:value-type="float">
            <text:p>467770</text:p>
          </table:table-cell>
          <table:table-cell office:value-type="string" calcext:value-type="string">
            <text:p>梧棲</text:p>
          </table:table-cell>
          <table:table-cell office:value-type="float" office:value="31.7" calcext:value-type="float">
            <text:p>31.7</text:p>
          </table:table-cell>
          <table:table-cell office:value-type="float" office:value="120.5234" calcext:value-type="float">
            <text:p>120.5234</text:p>
          </table:table-cell>
          <table:table-cell office:value-type="float" office:value="24.256" calcext:value-type="float">
            <text:p>24.256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梧棲區臺灣大道十段</text:span><text:span text:style-name="T2">2</text:span><text:span text:style-name="T3">號海港大樓</text:span><text:span text:style-name="T2">6</text:span><text:span text:style-name="T3">樓</text:span></text:p>
          </table:table-cell>
          <table:table-cell office:value-type="string" calcext:value-type="string">
            <text:p>1976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float" office:value="467790" calcext:value-type="float">
            <text:p>467790</text:p>
          </table:table-cell>
          <table:table-cell office:value-type="string" calcext:value-type="string">
            <text:p>墾丁雷達站</text:p>
          </table:table-cell>
          <table:table-cell office:value-type="float" office:value="42" calcext:value-type="float">
            <text:p>42</text:p>
          </table:table-cell>
          <table:table-cell office:value-type="float" office:value="120.808" calcext:value-type="float">
            <text:p>120.808</text:p>
          </table:table-cell>
          <table:table-cell office:value-type="float" office:value="21.9482" calcext:value-type="float">
            <text:p>21.9482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恆春鎮燈塔路</text:span><text:span text:style-name="T2">51</text:span><text:span text:style-name="T3">巷</text:span><text:span text:style-name="T2">33</text:span><text:span text:style-name="T3">號</text:span></text:p>
          </table:table-cell>
          <table:table-cell office:value-type="string" calcext:value-type="string">
            <text:p>2001/11/01</text:p>
          </table:table-cell>
          <table:table-cell office:value-type="string" calcext:value-type="string">
            <text:p>　</text:p>
          </table:table-cell>
          <table:table-cell office:value-type="string" calcext:value-type="string">
            <text:p>本站只有雷達觀測資料。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float" office:value="467990" calcext:value-type="float">
            <text:p>467990</text:p>
          </table:table-cell>
          <table:table-cell office:value-type="string" calcext:value-type="string">
            <text:p>馬祖</text:p>
          </table:table-cell>
          <table:table-cell office:value-type="float" office:value="97.8" calcext:value-type="float">
            <text:p>97.8</text:p>
          </table:table-cell>
          <table:table-cell office:value-type="float" office:value="119.9234" calcext:value-type="float">
            <text:p>119.9234</text:p>
          </table:table-cell>
          <table:table-cell office:value-type="float" office:value="26.1693" calcext:value-type="float">
            <text:p>26.1693</text:p>
          </table:table-cell>
          <table:table-cell office:value-type="string" calcext:value-type="string">
            <text:p>連江縣</text:p>
          </table:table-cell>
          <table:table-cell office:value-type="string" calcext:value-type="string">
            <text:p><text:span text:style-name="T1">南竿鄉四維村</text:span><text:span text:style-name="T2">6</text:span><text:span text:style-name="T3">鄰</text:span><text:span text:style-name="T2">88</text:span><text:span text:style-name="T3">號</text:span></text:p>
          </table:table-cell>
          <table:table-cell office:value-type="string" calcext:value-type="string">
            <text:p>2004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520</text:p>
          </table:table-cell>
          <table:table-cell office:value-type="string" calcext:value-type="string">
            <text:p>山佳</text:p>
          </table:table-cell>
          <table:table-cell office:value-type="float" office:value="10" calcext:value-type="float">
            <text:p>10</text:p>
          </table:table-cell>
          <table:table-cell office:value-type="float" office:value="121.402" calcext:value-type="float">
            <text:p>121.402</text:p>
          </table:table-cell>
          <table:table-cell office:value-type="float" office:value="24.9749" calcext:value-type="float">
            <text:p>24.9749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樹林區中山路</text:span><text:span text:style-name="T2">3</text:span><text:span text:style-name="T3">段</text:span><text:span text:style-name="T2">5</text:span><text:span text:style-name="T3">號</text:span><text:span text:style-name="T2">(</text:span><text:span text:style-name="T3">山佳國民小學校園內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A530</text:p>
          </table:table-cell>
          <table:table-cell office:value-type="string" calcext:value-type="string">
            <text:p>坪林</text:p>
          </table:table-cell>
          <table:table-cell office:value-type="float" office:value="300" calcext:value-type="float">
            <text:p>300</text:p>
          </table:table-cell>
          <table:table-cell office:value-type="float" office:value="121.7094" calcext:value-type="float">
            <text:p>121.7094</text:p>
          </table:table-cell>
          <table:table-cell office:value-type="float" office:value="24.9382" calcext:value-type="float">
            <text:p>24.9382</text:p>
          </table:table-cell>
          <table:table-cell office:value-type="string" calcext:value-type="string">
            <text:p>新北市</text:p>
          </table:table-cell>
          <table:table-cell table:style-name="ce1" office:value-type="string" calcext:value-type="string">
            <text:p>坪林區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540</text:p>
          </table:table-cell>
          <table:table-cell office:value-type="string" calcext:value-type="string">
            <text:p>四堵</text:p>
          </table:table-cell>
          <table:table-cell office:value-type="float" office:value="401" calcext:value-type="float">
            <text:p>401</text:p>
          </table:table-cell>
          <table:table-cell office:value-type="float" office:value="121.7459" calcext:value-type="float">
            <text:p>121.7459</text:p>
          </table:table-cell>
          <table:table-cell office:value-type="float" office:value="24.8928" calcext:value-type="float">
            <text:p>24.8928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坪林區碧湖</text:span><text:span text:style-name="T2">(</text:span><text:span text:style-name="T3">北宜路旁之碧湖橋道路上行約</text:span><text:span text:style-name="T2">10</text:span><text:span text:style-name="T3">分鐘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550</text:p>
          </table:table-cell>
          <table:table-cell office:value-type="string" calcext:value-type="string">
            <text:p>泰平</text:p>
          </table:table-cell>
          <table:table-cell office:value-type="float" office:value="460" calcext:value-type="float">
            <text:p>460</text:p>
          </table:table-cell>
          <table:table-cell office:value-type="float" office:value="121.8237" calcext:value-type="float">
            <text:p>121.8237</text:p>
          </table:table-cell>
          <table:table-cell office:value-type="float" office:value="24.9712" calcext:value-type="float">
            <text:p>24.9712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雙溪區泰平里</text:span><text:span text:style-name="T2">8</text:span><text:span text:style-name="T3">鄰大平路</text:span><text:span text:style-name="T2">43</text:span><text:span text:style-name="T3">號</text:span><text:span text:style-name="T2">(</text:span><text:span text:style-name="T3">泰平國小分校附近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560</text:p>
          </table:table-cell>
          <table:table-cell office:value-type="string" calcext:value-type="string">
            <text:p>福山</text:p>
          </table:table-cell>
          <table:table-cell office:value-type="float" office:value="405" calcext:value-type="float">
            <text:p>405</text:p>
          </table:table-cell>
          <table:table-cell office:value-type="float" office:value="121.5028" calcext:value-type="float">
            <text:p>121.5028</text:p>
          </table:table-cell>
          <table:table-cell office:value-type="float" office:value="24.7762" calcext:value-type="float">
            <text:p>24.7762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烏來區福山里李茂岸八號</text:span><text:span text:style-name="T2">(</text:span><text:span text:style-name="T3">福山國小旁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570</text:p>
          </table:table-cell>
          <table:table-cell office:value-type="string" calcext:value-type="string">
            <text:p>桶後</text:p>
          </table:table-cell>
          <table:table-cell office:value-type="float" office:value="387" calcext:value-type="float">
            <text:p>387</text:p>
          </table:table-cell>
          <table:table-cell office:value-type="float" office:value="121.598" calcext:value-type="float">
            <text:p>121.598</text:p>
          </table:table-cell>
          <table:table-cell office:value-type="float" office:value="24.8482" calcext:value-type="float">
            <text:p>24.8482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烏來區后桶街</text:span><text:span text:style-name="T2">49</text:span><text:span text:style-name="T3">號孝義里</text:span><text:span text:style-name="T2">5-6k</text:span><text:span text:style-name="T3">處路旁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580</text:p>
          </table:table-cell>
          <table:table-cell office:value-type="string" calcext:value-type="string">
            <text:p>屈尺</text:p>
          </table:table-cell>
          <table:table-cell office:value-type="float" office:value="70" calcext:value-type="float">
            <text:p>70</text:p>
          </table:table-cell>
          <table:table-cell office:value-type="float" office:value="121.5463" calcext:value-type="float">
            <text:p>121.5463</text:p>
          </table:table-cell>
          <table:table-cell office:value-type="float" office:value="24.9224" calcext:value-type="float">
            <text:p>24.9224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新店區屈尺里</text:span><text:span text:style-name="T2">10</text:span><text:span text:style-name="T3">鄰屈尺路</text:span><text:span text:style-name="T2">55</text:span><text:span text:style-name="T3">號</text:span><text:span text:style-name="T2">(</text:span><text:span text:style-name="T3">屈尺國民小學國小校園內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640</text:p>
          </table:table-cell>
          <table:table-cell office:value-type="string" calcext:value-type="string">
            <text:p>石碇</text:p>
          </table:table-cell>
          <table:table-cell office:value-type="float" office:value="204" calcext:value-type="float">
            <text:p>204</text:p>
          </table:table-cell>
          <table:table-cell office:value-type="float" office:value="121.6629" calcext:value-type="float">
            <text:p>121.6629</text:p>
          </table:table-cell>
          <table:table-cell office:value-type="float" office:value="24.9939" calcext:value-type="float">
            <text:p>24.9939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石碇區湳窟</text:span><text:span text:style-name="T2">34</text:span><text:span text:style-name="T3">號附近</text:span></text:p>
          </table:table-cell>
          <table:table-cell office:value-type="string" calcext:value-type="string">
            <text:p>2009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A640)</text:span><text:span text:style-name="T3">站因擴充為氣象站，於</text:span><text:span text:style-name="T2">2009/12/1</text:span><text:span text:style-name="T3">升級為</text:span><text:span text:style-name="T2">(C0A640)</text:span><text:span text:style-name="T3">站。</text:span></text:p>
          </table:table-cell>
          <table:table-cell table:style-name="ce2" office:value-type="string" calcext:value-type="string">
            <text:p>C1A6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650</text:p>
          </table:table-cell>
          <table:table-cell office:value-type="string" calcext:value-type="string">
            <text:p>火燒寮</text:p>
          </table:table-cell>
          <table:table-cell office:value-type="float" office:value="287" calcext:value-type="float">
            <text:p>287</text:p>
          </table:table-cell>
          <table:table-cell office:value-type="float" office:value="121.7429" calcext:value-type="float">
            <text:p>121.7429</text:p>
          </table:table-cell>
          <table:table-cell office:value-type="float" office:value="25.0027" calcext:value-type="float">
            <text:p>25.0027</text:p>
          </table:table-cell>
          <table:table-cell office:value-type="string" calcext:value-type="string">
            <text:p>新北市</text:p>
          </table:table-cell>
          <table:table-cell table:style-name="ce1" office:value-type="string" calcext:value-type="string">
            <text:p>平溪區東勢里</text:p>
          </table:table-cell>
          <table:table-cell office:value-type="string" calcext:value-type="string">
            <text:p>2009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A650)</text:span><text:span text:style-name="T3">站因擴充為氣象站，於</text:span><text:span text:style-name="T2">2009/12/1</text:span><text:span text:style-name="T3">升級為</text:span><text:span text:style-name="T2">(C0A650)</text:span><text:span text:style-name="T3">站。</text:span></text:p>
          </table:table-cell>
          <table:table-cell table:style-name="ce2" office:value-type="string" calcext:value-type="string">
            <text:p>C1A6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660</text:p>
          </table:table-cell>
          <table:table-cell office:value-type="string" calcext:value-type="string">
            <text:p>瑞芳</text:p>
          </table:table-cell>
          <table:table-cell office:value-type="float" office:value="97" calcext:value-type="float">
            <text:p>97</text:p>
          </table:table-cell>
          <table:table-cell office:value-type="float" office:value="121.8011" calcext:value-type="float">
            <text:p>121.8011</text:p>
          </table:table-cell>
          <table:table-cell office:value-type="float" office:value="25.1132" calcext:value-type="float">
            <text:p>25.1132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瑞芳區</text:span><text:span text:style-name="T2">22403</text:span><text:span text:style-name="T3">龍山里逢甲路</text:span><text:span text:style-name="T2">360</text:span><text:span text:style-name="T3">號</text:span><text:span text:style-name="T2">(</text:span><text:span text:style-name="T3">義方國民小學校園內</text:span><text:span text:style-name="T2">)</text:span></text:p>
          </table:table-cell>
          <table:table-cell office:value-type="string" calcext:value-type="string">
            <text:p>2009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A660)</text:span><text:span text:style-name="T3">站因擴充為氣象站，於</text:span><text:span text:style-name="T2">2009/12/1</text:span><text:span text:style-name="T3">升級為</text:span><text:span text:style-name="T2">(C0A660)</text:span><text:span text:style-name="T3">站。</text:span></text:p>
          </table:table-cell>
          <table:table-cell table:style-name="ce2" office:value-type="string" calcext:value-type="string">
            <text:p>C1A6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710</text:p>
          </table:table-cell>
          <table:table-cell office:value-type="string" calcext:value-type="string">
            <text:p>林口</text:p>
          </table:table-cell>
          <table:table-cell office:value-type="float" office:value="238" calcext:value-type="float">
            <text:p>238</text:p>
          </table:table-cell>
          <table:table-cell office:value-type="float" office:value="121.3782" calcext:value-type="float">
            <text:p>121.3782</text:p>
          </table:table-cell>
          <table:table-cell office:value-type="float" office:value="25.0764" calcext:value-type="float">
            <text:p>25.0764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林口區民治路</text:span><text:span text:style-name="T2">25</text:span><text:span text:style-name="T3">號</text:span><text:span text:style-name="T2">(</text:span><text:span text:style-name="T3">林口國中校園內</text:span><text:span text:style-name="T2">)</text:span></text:p>
          </table:table-cell>
          <table:table-cell office:value-type="string" calcext:value-type="string">
            <text:p>2009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A710)</text:span><text:span text:style-name="T3">站因擴充為氣象站，於</text:span><text:span text:style-name="T2">2009/12/1</text:span><text:span text:style-name="T3">升級為</text:span><text:span text:style-name="T2">(C0A710)</text:span><text:span text:style-name="T3">站。</text:span></text:p>
          </table:table-cell>
          <table:table-cell table:style-name="ce2" office:value-type="string" calcext:value-type="string">
            <text:p>C1A71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860</text:p>
          </table:table-cell>
          <table:table-cell office:value-type="string" calcext:value-type="string">
            <text:p>大坪</text:p>
          </table:table-cell>
          <table:table-cell office:value-type="float" office:value="362" calcext:value-type="float">
            <text:p>362</text:p>
          </table:table-cell>
          <table:table-cell office:value-type="float" office:value="121.633" calcext:value-type="float">
            <text:p>121.633</text:p>
          </table:table-cell>
          <table:table-cell office:value-type="float" office:value="25.1659" calcext:value-type="float">
            <text:p>25.1659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萬里區溪底里香員林</text:span><text:span text:style-name="T2">6-3</text:span><text:span text:style-name="T3">號</text:span></text:p>
          </table:table-cell>
          <table:table-cell office:value-type="string" calcext:value-type="string">
            <text:p>1995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A870</text:p>
          </table:table-cell>
          <table:table-cell office:value-type="string" calcext:value-type="string">
            <text:p>五指山</text:p>
          </table:table-cell>
          <table:table-cell office:value-type="float" office:value="685" calcext:value-type="float">
            <text:p>685</text:p>
          </table:table-cell>
          <table:table-cell office:value-type="float" office:value="121.6087" calcext:value-type="float">
            <text:p>121.6087</text:p>
          </table:table-cell>
          <table:table-cell office:value-type="float" office:value="25.1322" calcext:value-type="float">
            <text:p>25.1322</text:p>
          </table:table-cell>
          <table:table-cell office:value-type="string" calcext:value-type="string">
            <text:p>新北市</text:p>
          </table:table-cell>
          <table:table-cell table:style-name="ce1" office:value-type="string" calcext:value-type="string">
            <text:p>汐止區國軍示範公墓旁之復興廣播電台門口外</text:p>
          </table:table-cell>
          <table:table-cell office:value-type="string" calcext:value-type="string">
            <text:p>1995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A880</text:p>
          </table:table-cell>
          <table:table-cell office:value-type="string" calcext:value-type="string">
            <text:p>福隆</text:p>
          </table:table-cell>
          <table:table-cell office:value-type="float" office:value="6" calcext:value-type="float">
            <text:p>6</text:p>
          </table:table-cell>
          <table:table-cell office:value-type="float" office:value="121.9421" calcext:value-type="float">
            <text:p>121.9421</text:p>
          </table:table-cell>
          <table:table-cell office:value-type="float" office:value="25.0178" calcext:value-type="float">
            <text:p>25.0178</text:p>
          </table:table-cell>
          <table:table-cell office:value-type="string" calcext:value-type="string">
            <text:p>新北市</text:p>
          </table:table-cell>
          <table:table-cell table:style-name="ce1" office:value-type="string" calcext:value-type="string">
            <text:p>貢寮區東北角海岸國家風景管理處之福隆遊客中心後方</text:p>
          </table:table-cell>
          <table:table-cell office:value-type="string" calcext:value-type="string">
            <text:p>1995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A890</text:p>
          </table:table-cell>
          <table:table-cell office:value-type="string" calcext:value-type="string">
            <text:p>雙溪</text:p>
          </table:table-cell>
          <table:table-cell office:value-type="float" office:value="40" calcext:value-type="float">
            <text:p>40</text:p>
          </table:table-cell>
          <table:table-cell office:value-type="float" office:value="121.8642" calcext:value-type="float">
            <text:p>121.8642</text:p>
          </table:table-cell>
          <table:table-cell office:value-type="float" office:value="25.036" calcext:value-type="float">
            <text:p>25.036</text:p>
          </table:table-cell>
          <table:table-cell office:value-type="string" calcext:value-type="string">
            <text:p>新北市</text:p>
          </table:table-cell>
          <table:table-cell table:style-name="ce1" office:value-type="string" calcext:value-type="string">
            <text:p>雙溪區雙溪里社區活動中心旁花圃內</text:p>
          </table:table-cell>
          <table:table-cell office:value-type="string" calcext:value-type="string">
            <text:p>1995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20</text:p>
          </table:table-cell>
          <table:table-cell office:value-type="string" calcext:value-type="string">
            <text:p>富貴角</text:p>
          </table:table-cell>
          <table:table-cell office:value-type="float" office:value="196" calcext:value-type="float">
            <text:p>196</text:p>
          </table:table-cell>
          <table:table-cell office:value-type="float" office:value="121.5653" calcext:value-type="float">
            <text:p>121.5653</text:p>
          </table:table-cell>
          <table:table-cell office:value-type="float" office:value="25.2638" calcext:value-type="float">
            <text:p>25.2638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石門區山溪里</text:span><text:span text:style-name="T2">10</text:span><text:span text:style-name="T3">鄰九芎林</text:span><text:span text:style-name="T2">13</text:span><text:span text:style-name="T3">號旁</text:span><text:span text:style-name="T2">(</text:span><text:span text:style-name="T3">石門國小山溪分班附近</text:span><text:span text:style-name="T2">)</text:span></text:p>
          </table:table-cell>
          <table:table-cell office:value-type="string" calcext:value-type="string">
            <text:p>1995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31</text:p>
          </table:table-cell>
          <table:table-cell office:value-type="string" calcext:value-type="string">
            <text:p>三和</text:p>
          </table:table-cell>
          <table:table-cell office:value-type="float" office:value="216" calcext:value-type="float">
            <text:p>216</text:p>
          </table:table-cell>
          <table:table-cell office:value-type="float" office:value="121.5952" calcext:value-type="float">
            <text:p>121.5952</text:p>
          </table:table-cell>
          <table:table-cell office:value-type="float" office:value="25.2332" calcext:value-type="float">
            <text:p>25.2332</text:p>
          </table:table-cell>
          <table:table-cell office:value-type="string" calcext:value-type="string">
            <text:p>新北市</text:p>
          </table:table-cell>
          <table:table-cell table:style-name="ce1" office:value-type="string" calcext:value-type="string">
            <text:p>金山區三和國小兩湖分校</text:p>
          </table:table-cell>
          <table:table-cell office:value-type="string" calcext:value-type="string">
            <text:p>2014/04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0A930)</text:span><text:span text:style-name="T3">站因移位，於</text:span><text:span text:style-name="T2">2014/4/1</text:span><text:span text:style-name="T3">更變為</text:span><text:span text:style-name="T2">(C0A931)</text:span><text:span text:style-name="T3">站。</text:span></text:p>
          </table:table-cell>
          <table:table-cell table:style-name="ce2" office:value-type="string" calcext:value-type="string">
            <text:p>C0A93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40</text:p>
          </table:table-cell>
          <table:table-cell office:value-type="string" calcext:value-type="string">
            <text:p>金山</text:p>
          </table:table-cell>
          <table:table-cell office:value-type="float" office:value="49" calcext:value-type="float">
            <text:p>49</text:p>
          </table:table-cell>
          <table:table-cell office:value-type="float" office:value="121.644" calcext:value-type="float">
            <text:p>121.644</text:p>
          </table:table-cell>
          <table:table-cell office:value-type="float" office:value="25.2236" calcext:value-type="float">
            <text:p>25.2236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金山區中興段</text:span><text:span text:style-name="T2">404</text:span><text:span text:style-name="T3">地號</text:span><text:span text:style-name="T2">(</text:span><text:span text:style-name="T3">磺港社區活動中心內</text:span><text:span text:style-name="T2">)</text:span></text:p>
          </table:table-cell>
          <table:table-cell office:value-type="string" calcext:value-type="string">
            <text:p>1995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A950</text:p>
          </table:table-cell>
          <table:table-cell office:value-type="string" calcext:value-type="string">
            <text:p>鼻頭角</text:p>
          </table:table-cell>
          <table:table-cell office:value-type="float" office:value="118" calcext:value-type="float">
            <text:p>118</text:p>
          </table:table-cell>
          <table:table-cell office:value-type="float" office:value="121.9234" calcext:value-type="float">
            <text:p>121.9234</text:p>
          </table:table-cell>
          <table:table-cell office:value-type="float" office:value="25.129" calcext:value-type="float">
            <text:p>25.129</text:p>
          </table:table-cell>
          <table:table-cell office:value-type="string" calcext:value-type="string">
            <text:p>新北市</text:p>
          </table:table-cell>
          <table:table-cell table:style-name="ce1" office:value-type="string" calcext:value-type="string">
            <text:p>瑞芳區鼻頭角燈塔旁</text:p>
          </table:table-cell>
          <table:table-cell office:value-type="string" calcext:value-type="string">
            <text:p>1995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A970</text:p>
          </table:table-cell>
          <table:table-cell office:value-type="string" calcext:value-type="string">
            <text:p>三貂角</text:p>
          </table:table-cell>
          <table:table-cell office:value-type="float" office:value="116" calcext:value-type="float">
            <text:p>116</text:p>
          </table:table-cell>
          <table:table-cell office:value-type="float" office:value="122.0021" calcext:value-type="float">
            <text:p>122.0021</text:p>
          </table:table-cell>
          <table:table-cell office:value-type="float" office:value="25.0076" calcext:value-type="float">
            <text:p>25.0076</text:p>
          </table:table-cell>
          <table:table-cell office:value-type="string" calcext:value-type="string">
            <text:p>新北市</text:p>
          </table:table-cell>
          <table:table-cell table:style-name="ce1" office:value-type="string" calcext:value-type="string">
            <text:p>貢寮區三貂角燈塔旁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80</text:p>
          </table:table-cell>
          <table:table-cell office:value-type="string" calcext:value-type="string">
            <text:p>社子</text:p>
          </table:table-cell>
          <table:table-cell office:value-type="float" office:value="54" calcext:value-type="float">
            <text:p>54</text:p>
          </table:table-cell>
          <table:table-cell office:value-type="float" office:value="121.4697" calcext:value-type="float">
            <text:p>121.4697</text:p>
          </table:table-cell>
          <table:table-cell office:value-type="float" office:value="25.1095" calcext:value-type="float">
            <text:p>25.1095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士林區延平北路</text:span><text:span text:style-name="T2">9</text:span><text:span text:style-name="T3">段</text:span><text:span text:style-name="T2">212</text:span><text:span text:style-name="T3">號</text:span><text:span text:style-name="T2">(</text:span><text:span text:style-name="T3">台北海洋技術學院內</text:span><text:span text:style-name="T2">)</text:span></text:p>
          </table:table-cell>
          <table:table-cell office:value-type="string" calcext:value-type="string">
            <text:p>199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90</text:p>
          </table:table-cell>
          <table:table-cell office:value-type="string" calcext:value-type="string">
            <text:p>大崙尾山</text:p>
          </table:table-cell>
          <table:table-cell office:value-type="float" office:value="463" calcext:value-type="float">
            <text:p>463</text:p>
          </table:table-cell>
          <table:table-cell office:value-type="float" office:value="121.5736" calcext:value-type="float">
            <text:p>121.5736</text:p>
          </table:table-cell>
          <table:table-cell office:value-type="float" office:value="25.1063" calcext:value-type="float">
            <text:p>25.1063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內湖區大崙尾山</text:span><text:span text:style-name="T2">(</text:span><text:span text:style-name="T3">內雙溪森林公園</text:span><text:span text:style-name="T2">)</text:span></text:p>
          </table:table-cell>
          <table:table-cell office:value-type="string" calcext:value-type="string">
            <text:p>199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A0</text:p>
          </table:table-cell>
          <table:table-cell office:value-type="string" calcext:value-type="string">
            <text:p>大直</text:p>
          </table:table-cell>
          <table:table-cell office:value-type="float" office:value="49" calcext:value-type="float">
            <text:p>49</text:p>
          </table:table-cell>
          <table:table-cell office:value-type="float" office:value="121.5429" calcext:value-type="float">
            <text:p>121.5429</text:p>
          </table:table-cell>
          <table:table-cell office:value-type="float" office:value="25.078" calcext:value-type="float">
            <text:p>25.078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中山區北安路</text:span><text:span text:style-name="T2">420</text:span><text:span text:style-name="T3">號</text:span><text:span text:style-name="T2">(</text:span><text:span text:style-name="T3">大直高中內</text:span><text:span text:style-name="T2">)</text:span></text:p>
          </table:table-cell>
          <table:table-cell office:value-type="string" calcext:value-type="string">
            <text:p>199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B0</text:p>
          </table:table-cell>
          <table:table-cell office:value-type="string" calcext:value-type="string">
            <text:p>石牌</text:p>
          </table:table-cell>
          <table:table-cell office:value-type="float" office:value="7" calcext:value-type="float">
            <text:p>7</text:p>
          </table:table-cell>
          <table:table-cell office:value-type="float" office:value="121.5138" calcext:value-type="float">
            <text:p>121.5138</text:p>
          </table:table-cell>
          <table:table-cell office:value-type="float" office:value="25.1163" calcext:value-type="float">
            <text:p>25.1163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北投區石牌路</text:span><text:span text:style-name="T2">1</text:span><text:span text:style-name="T3">段</text:span><text:span text:style-name="T2">139</text:span><text:span text:style-name="T3">號</text:span><text:span text:style-name="T2">(</text:span><text:span text:style-name="T3">石牌國中內</text:span><text:span text:style-name="T2">)</text:span></text:p>
          </table:table-cell>
          <table:table-cell office:value-type="string" calcext:value-type="string">
            <text:p>199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C0</text:p>
          </table:table-cell>
          <table:table-cell office:value-type="string" calcext:value-type="string">
            <text:p>天母</text:p>
          </table:table-cell>
          <table:table-cell office:value-type="float" office:value="63" calcext:value-type="float">
            <text:p>63</text:p>
          </table:table-cell>
          <table:table-cell office:value-type="float" office:value="121.5372" calcext:value-type="float">
            <text:p>121.5372</text:p>
          </table:table-cell>
          <table:table-cell office:value-type="float" office:value="25.1175" calcext:value-type="float">
            <text:p>25.1175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士林區天母東路</text:span><text:span text:style-name="T2">116</text:span><text:span text:style-name="T3">號</text:span><text:span text:style-name="T2">(</text:span><text:span text:style-name="T3">三玉國小內</text:span><text:span text:style-name="T2">)</text:span></text:p>
          </table:table-cell>
          <table:table-cell office:value-type="string" calcext:value-type="string">
            <text:p>199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E0</text:p>
          </table:table-cell>
          <table:table-cell office:value-type="string" calcext:value-type="string">
            <text:p>士林</text:p>
          </table:table-cell>
          <table:table-cell office:value-type="float" office:value="26" calcext:value-type="float">
            <text:p>26</text:p>
          </table:table-cell>
          <table:table-cell office:value-type="float" office:value="121.503" calcext:value-type="float">
            <text:p>121.503</text:p>
          </table:table-cell>
          <table:table-cell office:value-type="float" office:value="25.0903" calcext:value-type="float">
            <text:p>25.0903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士林區延平北路</text:span><text:span text:style-name="T2">6</text:span><text:span text:style-name="T3">段</text:span><text:span text:style-name="T2">308</text:span><text:span text:style-name="T3">號</text:span><text:span text:style-name="T2">(</text:span><text:span text:style-name="T3">社子國小內</text:span><text:span text:style-name="T2">)</text:span></text:p>
          </table:table-cell>
          <table:table-cell office:value-type="string" calcext:value-type="string">
            <text:p>199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F0</text:p>
          </table:table-cell>
          <table:table-cell office:value-type="string" calcext:value-type="string">
            <text:p>內湖</text:p>
          </table:table-cell>
          <table:table-cell office:value-type="float" office:value="20" calcext:value-type="float">
            <text:p>20</text:p>
          </table:table-cell>
          <table:table-cell office:value-type="float" office:value="121.5755" calcext:value-type="float">
            <text:p>121.5755</text:p>
          </table:table-cell>
          <table:table-cell office:value-type="float" office:value="25.0794" calcext:value-type="float">
            <text:p>25.0794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內湖區內湖路一段</text:span><text:span text:style-name="T2">520</text:span><text:span text:style-name="T3">號</text:span><text:span text:style-name="T2">(</text:span><text:span text:style-name="T3">內湖高工內</text:span><text:span text:style-name="T2">)</text:span></text:p>
          </table:table-cell>
          <table:table-cell office:value-type="string" calcext:value-type="string">
            <text:p>199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G0</text:p>
          </table:table-cell>
          <table:table-cell office:value-type="string" calcext:value-type="string">
            <text:p>南港</text:p>
          </table:table-cell>
          <table:table-cell office:value-type="float" office:value="42" calcext:value-type="float">
            <text:p>42</text:p>
          </table:table-cell>
          <table:table-cell office:value-type="float" office:value="121.6029" calcext:value-type="float">
            <text:p>121.6029</text:p>
          </table:table-cell>
          <table:table-cell office:value-type="float" office:value="25.0554" calcext:value-type="float">
            <text:p>25.0554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南港區興南路</text:span><text:span text:style-name="T2">62</text:span><text:span text:style-name="T3">號</text:span><text:span text:style-name="T2">(</text:span><text:span text:style-name="T3">東新國小內</text:span><text:span text:style-name="T2">)</text:span></text:p>
          </table:table-cell>
          <table:table-cell office:value-type="string" calcext:value-type="string">
            <text:p>199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9I1</text:p>
          </table:table-cell>
          <table:table-cell office:value-type="string" calcext:value-type="string">
            <text:p>三重</text:p>
          </table:table-cell>
          <table:table-cell office:value-type="float" office:value="18" calcext:value-type="float">
            <text:p>18</text:p>
          </table:table-cell>
          <table:table-cell office:value-type="float" office:value="121.4885" calcext:value-type="float">
            <text:p>121.4885</text:p>
          </table:table-cell>
          <table:table-cell office:value-type="float" office:value="25.0567" calcext:value-type="float">
            <text:p>25.0567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三重區集美街</text:span><text:span text:style-name="T2">10</text:span><text:span text:style-name="T3">號</text:span><text:span text:style-name="T2">(</text:span><text:span text:style-name="T3">集美國小校園內</text:span><text:span text:style-name="T2">)</text:span></text:p>
          </table:table-cell>
          <table:table-cell office:value-type="string" calcext:value-type="string">
            <text:p>2010/10/1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0A9I0)</text:span><text:span text:style-name="T3">站因移位，於</text:span><text:span text:style-name="T2">2010/10/11</text:span><text:span text:style-name="T3">更變為</text:span><text:span text:style-name="T2">(C0A9I1)</text:span><text:span text:style-name="T3">站。</text:span></text:p>
          </table:table-cell>
          <table:table-cell table:style-name="ce2" office:value-type="string" calcext:value-type="string">
            <text:p>C0A9I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C40</text:p>
          </table:table-cell>
          <table:table-cell office:value-type="string" calcext:value-type="string">
            <text:p>大屯山</text:p>
          </table:table-cell>
          <table:table-cell office:value-type="float" office:value="1086" calcext:value-type="float">
            <text:p>1086</text:p>
          </table:table-cell>
          <table:table-cell office:value-type="float" office:value="121.5224" calcext:value-type="float">
            <text:p>121.5224</text:p>
          </table:table-cell>
          <table:table-cell office:value-type="float" office:value="25.1757" calcext:value-type="float">
            <text:p>25.1757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北投區湖田段</text:span><text:span text:style-name="T2">461-6</text:span><text:span text:style-name="T3">地號</text:span><text:span text:style-name="T2">(</text:span><text:span text:style-name="T3">民航局大屯山助航臺</text:span><text:span text:style-name="T2">)</text:span></text:p>
          </table:table-cell>
          <table:table-cell office:value-type="string" calcext:value-type="string">
            <text:p>200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C60</text:p>
          </table:table-cell>
          <table:table-cell office:value-type="string" calcext:value-type="string">
            <text:p>三峽</text:p>
          </table:table-cell>
          <table:table-cell office:value-type="float" office:value="55" calcext:value-type="float">
            <text:p>55</text:p>
          </table:table-cell>
          <table:table-cell office:value-type="float" office:value="121.3697" calcext:value-type="float">
            <text:p>121.3697</text:p>
          </table:table-cell>
          <table:table-cell office:value-type="float" office:value="24.939" calcext:value-type="float">
            <text:p>24.939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三峽區復興路</text:span><text:span text:style-name="T2">238</text:span><text:span text:style-name="T3">號</text:span><text:span text:style-name="T2">(</text:span><text:span text:style-name="T3">三峽國中校園內</text:span><text:span text:style-name="T2">)</text:span></text:p>
          </table:table-cell>
          <table:table-cell office:value-type="string" calcext:value-type="string">
            <text:p>2009/10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C70</text:p>
          </table:table-cell>
          <table:table-cell office:value-type="string" calcext:value-type="string">
            <text:p>信義</text:p>
          </table:table-cell>
          <table:table-cell office:value-type="float" office:value="71" calcext:value-type="float">
            <text:p>71</text:p>
          </table:table-cell>
          <table:table-cell office:value-type="float" office:value="121.5646" calcext:value-type="float">
            <text:p>121.5646</text:p>
          </table:table-cell>
          <table:table-cell office:value-type="float" office:value="25.0378" calcext:value-type="float">
            <text:p>25.0378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信義區市府路</text:span><text:span text:style-name="T2">1</text:span><text:span text:style-name="T3">號</text:span><text:span text:style-name="T2">(</text:span><text:span text:style-name="T3">台北市政府頂樓</text:span><text:span text:style-name="T2">)</text:span></text:p>
          </table:table-cell>
          <table:table-cell office:value-type="string" calcext:value-type="string">
            <text:p>2009/10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C80</text:p>
          </table:table-cell>
          <table:table-cell office:value-type="string" calcext:value-type="string">
            <text:p>文山</text:p>
          </table:table-cell>
          <table:table-cell office:value-type="float" office:value="40" calcext:value-type="float">
            <text:p>40</text:p>
          </table:table-cell>
          <table:table-cell office:value-type="float" office:value="121.5757" calcext:value-type="float">
            <text:p>121.5757</text:p>
          </table:table-cell>
          <table:table-cell office:value-type="float" office:value="25.0024" calcext:value-type="float">
            <text:p>25.0024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文山區木柵路</text:span><text:span text:style-name="T2">4</text:span><text:span text:style-name="T3">段</text:span><text:span text:style-name="T2">159</text:span><text:span text:style-name="T3">巷</text:span><text:span text:style-name="T2">14-1</text:span><text:span text:style-name="T3">號</text:span><text:span text:style-name="T2">(</text:span><text:span text:style-name="T3">博嘉國小校園內</text:span><text:span text:style-name="T2">)</text:span></text:p>
          </table:table-cell>
          <table:table-cell office:value-type="string" calcext:value-type="string">
            <text:p>2009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AC80)</text:span><text:span text:style-name="T3">站因擴充為氣象站，於</text:span><text:span text:style-name="T2">2009/12/1</text:span><text:span text:style-name="T3">升級為</text:span><text:span text:style-name="T2">(C0AC80)</text:span><text:span text:style-name="T3">站。</text:span></text:p>
          </table:table-cell>
          <table:table-cell table:style-name="ce2" office:value-type="string" calcext:value-type="string">
            <text:p>C1AC8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CA0</text:p>
          </table:table-cell>
          <table:table-cell office:value-type="string" calcext:value-type="string">
            <text:p>新莊</text:p>
          </table:table-cell>
          <table:table-cell office:value-type="float" office:value="25" calcext:value-type="float">
            <text:p>25</text:p>
          </table:table-cell>
          <table:table-cell office:value-type="float" office:value="121.4468" calcext:value-type="float">
            <text:p>121.4468</text:p>
          </table:table-cell>
          <table:table-cell office:value-type="float" office:value="25.0515" calcext:value-type="float">
            <text:p>25.0515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新莊區中和街</text:span><text:span text:style-name="T2">193</text:span><text:span text:style-name="T3">號</text:span><text:span text:style-name="T2">(</text:span><text:span text:style-name="T3">榮富國小校園內</text:span><text:span text:style-name="T2">)</text:span></text:p>
          </table:table-cell>
          <table:table-cell office:value-type="string" calcext:value-type="string">
            <text:p>2009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ACA0)</text:span><text:span text:style-name="T3">站因擴充為氣象站，於</text:span><text:span text:style-name="T2">2009/12/1</text:span><text:span text:style-name="T3">升級為</text:span><text:span text:style-name="T2">(C0ACA0)</text:span><text:span text:style-name="T3">站，站址搬遷至同校行政大樓西側。</text:span></text:p>
          </table:table-cell>
          <table:table-cell table:style-name="ce2" office:value-type="string" calcext:value-type="string">
            <text:p>C1ACA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D00</text:p>
          </table:table-cell>
          <table:table-cell office:value-type="string" calcext:value-type="string">
            <text:p>三芝</text:p>
          </table:table-cell>
          <table:table-cell office:value-type="float" office:value="86" calcext:value-type="float">
            <text:p>86</text:p>
          </table:table-cell>
          <table:table-cell office:value-type="float" office:value="121.5019" calcext:value-type="float">
            <text:p>121.5019</text:p>
          </table:table-cell>
          <table:table-cell office:value-type="float" office:value="25.2581" calcext:value-type="float">
            <text:p>25.2581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三芝區育英路</text:span><text:span text:style-name="T2">22</text:span><text:span text:style-name="T3">號</text:span><text:span text:style-name="T2">(</text:span><text:span text:style-name="T3">三芝國小內</text:span><text:span text:style-name="T2">)</text:span></text:p>
          </table:table-cell>
          <table:table-cell office:value-type="string" calcext:value-type="string">
            <text:p>2009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D10</text:p>
          </table:table-cell>
          <table:table-cell office:value-type="string" calcext:value-type="string">
            <text:p>八里</text:p>
          </table:table-cell>
          <table:table-cell office:value-type="float" office:value="27" calcext:value-type="float">
            <text:p>27</text:p>
          </table:table-cell>
          <table:table-cell office:value-type="float" office:value="121.4039" calcext:value-type="float">
            <text:p>121.4039</text:p>
          </table:table-cell>
          <table:table-cell office:value-type="float" office:value="25.1502" calcext:value-type="float">
            <text:p>25.1502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八里區中山路二段</text:span><text:span text:style-name="T2">338</text:span><text:span text:style-name="T3">號</text:span><text:span text:style-name="T2">(</text:span><text:span text:style-name="T3">八里國小內</text:span><text:span text:style-name="T2">)</text:span></text:p>
          </table:table-cell>
          <table:table-cell office:value-type="string" calcext:value-type="string">
            <text:p>2009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D20</text:p>
          </table:table-cell>
          <table:table-cell office:value-type="string" calcext:value-type="string">
            <text:p>深坑</text:p>
          </table:table-cell>
          <table:table-cell office:value-type="float" office:value="57" calcext:value-type="float">
            <text:p>57</text:p>
          </table:table-cell>
          <table:table-cell office:value-type="float" office:value="121.6176" calcext:value-type="float">
            <text:p>121.6176</text:p>
          </table:table-cell>
          <table:table-cell office:value-type="float" office:value="25.0014" calcext:value-type="float">
            <text:p>25.0014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深坑區文化街</text:span><text:span text:style-name="T2">45</text:span><text:span text:style-name="T3">號</text:span><text:span text:style-name="T2">(</text:span><text:span text:style-name="T3">深坑國小內</text:span><text:span text:style-name="T2">)</text:span></text:p>
          </table:table-cell>
          <table:table-cell office:value-type="string" calcext:value-type="string">
            <text:p>2009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D30</text:p>
          </table:table-cell>
          <table:table-cell office:value-type="string" calcext:value-type="string">
            <text:p>蘆洲</text:p>
          </table:table-cell>
          <table:table-cell office:value-type="float" office:value="20" calcext:value-type="float">
            <text:p>20</text:p>
          </table:table-cell>
          <table:table-cell office:value-type="float" office:value="121.4723" calcext:value-type="float">
            <text:p>121.4723</text:p>
          </table:table-cell>
          <table:table-cell office:value-type="float" office:value="25.0866" calcext:value-type="float">
            <text:p>25.0866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蘆洲區三民路</text:span><text:span text:style-name="T2">96</text:span><text:span text:style-name="T3">號</text:span><text:span text:style-name="T2">(</text:span><text:span text:style-name="T3">三民高中內</text:span><text:span text:style-name="T2">)</text:span></text:p>
          </table:table-cell>
          <table:table-cell office:value-type="string" calcext:value-type="string">
            <text:p>2009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D40</text:p>
          </table:table-cell>
          <table:table-cell office:value-type="string" calcext:value-type="string">
            <text:p>土城</text:p>
          </table:table-cell>
          <table:table-cell office:value-type="float" office:value="32" calcext:value-type="float">
            <text:p>32</text:p>
          </table:table-cell>
          <table:table-cell office:value-type="float" office:value="121.4452" calcext:value-type="float">
            <text:p>121.4452</text:p>
          </table:table-cell>
          <table:table-cell office:value-type="float" office:value="24.9732" calcext:value-type="float">
            <text:p>24.9732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土城區金城路一段</text:span><text:span text:style-name="T2">90</text:span><text:span text:style-name="T3">號</text:span><text:span text:style-name="T2">(</text:span><text:span text:style-name="T3">新北市政府消防局土城分隊大樓樓頂</text:span><text:span text:style-name="T2">)</text:span></text:p>
          </table:table-cell>
          <table:table-cell office:value-type="string" calcext:value-type="string">
            <text:p>2009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D50</text:p>
          </table:table-cell>
          <table:table-cell office:value-type="string" calcext:value-type="string">
            <text:p>鶯歌</text:p>
          </table:table-cell>
          <table:table-cell office:value-type="float" office:value="84" calcext:value-type="float">
            <text:p>84</text:p>
          </table:table-cell>
          <table:table-cell office:value-type="float" office:value="121.3463" calcext:value-type="float">
            <text:p>121.3463</text:p>
          </table:table-cell>
          <table:table-cell office:value-type="float" office:value="24.9515" calcext:value-type="float">
            <text:p>24.9515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鶯歌區尖山埔路</text:span><text:span text:style-name="T2">106</text:span><text:span text:style-name="T3">號</text:span><text:span text:style-name="T2">(</text:span><text:span text:style-name="T3">鶯歌國小內</text:span><text:span text:style-name="T2">)</text:span></text:p>
          </table:table-cell>
          <table:table-cell office:value-type="string" calcext:value-type="string">
            <text:p>2009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G90</text:p>
          </table:table-cell>
          <table:table-cell office:value-type="string" calcext:value-type="string">
            <text:p>中和</text:p>
          </table:table-cell>
          <table:table-cell office:value-type="float" office:value="25" calcext:value-type="float">
            <text:p>25</text:p>
          </table:table-cell>
          <table:table-cell office:value-type="float" office:value="121.4904" calcext:value-type="float">
            <text:p>121.4904</text:p>
          </table:table-cell>
          <table:table-cell office:value-type="float" office:value="24.9926" calcext:value-type="float">
            <text:p>24.9926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中和區錦和路</text:span><text:span text:style-name="T2">350</text:span><text:span text:style-name="T3">號</text:span><text:span text:style-name="T2">(</text:span><text:span text:style-name="T3">錦和運動公園</text:span><text:span text:style-name="T2">)</text:span></text:p>
          </table:table-cell>
          <table:table-cell office:value-type="string" calcext:value-type="string">
            <text:p>2011/08/2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H00</text:p>
          </table:table-cell>
          <table:table-cell office:value-type="string" calcext:value-type="string">
            <text:p>汐止</text:p>
          </table:table-cell>
          <table:table-cell office:value-type="float" office:value="38" calcext:value-type="float">
            <text:p>38</text:p>
          </table:table-cell>
          <table:table-cell office:value-type="float" office:value="121.6588" calcext:value-type="float">
            <text:p>121.6588</text:p>
          </table:table-cell>
          <table:table-cell office:value-type="float" office:value="25.0669" calcext:value-type="float">
            <text:p>25.0669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汐止區大同路二段</text:span><text:span text:style-name="T2">394</text:span><text:span text:style-name="T3">號</text:span><text:span text:style-name="T2">(</text:span><text:span text:style-name="T3">汐止國中</text:span><text:span text:style-name="T2">)</text:span></text:p>
          </table:table-cell>
          <table:table-cell office:value-type="string" calcext:value-type="string">
            <text:p>2011/09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H10</text:p>
          </table:table-cell>
          <table:table-cell office:value-type="string" calcext:value-type="string">
            <text:p>永和</text:p>
          </table:table-cell>
          <table:table-cell office:value-type="float" office:value="30" calcext:value-type="float">
            <text:p>30</text:p>
          </table:table-cell>
          <table:table-cell office:value-type="float" office:value="121.5081" calcext:value-type="float">
            <text:p>121.5081</text:p>
          </table:table-cell>
          <table:table-cell office:value-type="float" office:value="25.0113" calcext:value-type="float">
            <text:p>25.0113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永和區永平路</text:span><text:span text:style-name="T2">205</text:span><text:span text:style-name="T3">號</text:span><text:span text:style-name="T2">(</text:span><text:span text:style-name="T3">永平高中校園內</text:span><text:span text:style-name="T2">)</text:span></text:p>
          </table:table-cell>
          <table:table-cell office:value-type="string" calcext:value-type="string">
            <text:p>2014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AH30</text:p>
          </table:table-cell>
          <table:table-cell office:value-type="string" calcext:value-type="string">
            <text:p>五分山</text:p>
          </table:table-cell>
          <table:table-cell office:value-type="float" office:value="755" calcext:value-type="float">
            <text:p>755</text:p>
          </table:table-cell>
          <table:table-cell office:value-type="float" office:value="121.7808" calcext:value-type="float">
            <text:p>121.7808</text:p>
          </table:table-cell>
          <table:table-cell office:value-type="float" office:value="25.0713" calcext:value-type="float">
            <text:p>25.0713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新北市瑞芳區靜安路四段</text:span><text:span text:style-name="T2">1</text:span><text:span text:style-name="T3">巷</text:span><text:span text:style-name="T2">1</text:span><text:span text:style-name="T3">號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460</text:p>
          </table:table-cell>
          <table:table-cell office:value-type="string" calcext:value-type="string">
            <text:p>復興</text:p>
          </table:table-cell>
          <table:table-cell office:value-type="float" office:value="482" calcext:value-type="float">
            <text:p>482</text:p>
          </table:table-cell>
          <table:table-cell office:value-type="float" office:value="121.3523" calcext:value-type="float">
            <text:p>121.3523</text:p>
          </table:table-cell>
          <table:table-cell office:value-type="float" office:value="24.8202" calcext:value-type="float">
            <text:p>24.8202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復興區澤仁里中正路</text:span><text:span text:style-name="T2">248</text:span><text:span text:style-name="T3">號</text:span><text:span text:style-name="T2">(</text:span><text:span text:style-name="T3">介壽國民中學校園內</text:span><text:span text:style-name="T2">)</text:span></text:p>
          </table:table-cell>
          <table:table-cell office:value-type="string" calcext:value-type="string">
            <text:p>2007/10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C460)</text:span><text:span text:style-name="T3">站因擴充為氣象站，於</text:span><text:span text:style-name="T2">2007/10/1</text:span><text:span text:style-name="T3">升級為</text:span><text:span text:style-name="T2">(C0C460)</text:span><text:span text:style-name="T3">站。</text:span></text:p>
          </table:table-cell>
          <table:table-cell table:style-name="ce2" office:value-type="string" calcext:value-type="string">
            <text:p>C1C4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480</text:p>
          </table:table-cell>
          <table:table-cell office:value-type="string" calcext:value-type="string">
            <text:p>桃園</text:p>
          </table:table-cell>
          <table:table-cell office:value-type="float" office:value="105" calcext:value-type="float">
            <text:p>105</text:p>
          </table:table-cell>
          <table:table-cell office:value-type="float" office:value="121.3232" calcext:value-type="float">
            <text:p>121.3232</text:p>
          </table:table-cell>
          <table:table-cell office:value-type="float" office:value="24.9924" calcext:value-type="float">
            <text:p>24.9924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桃園區成功路二段</text:span><text:span text:style-name="T2">144</text:span><text:span text:style-name="T3">號</text:span><text:span text:style-name="T2">(</text:span><text:span text:style-name="T3">桃園高級農工職業學校校園內</text:span><text:span text:style-name="T2">)</text:span></text:p>
          </table:table-cell>
          <table:table-cell office:value-type="string" calcext:value-type="string">
            <text:p>2008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C480)</text:span><text:span text:style-name="T3">站因擴充為氣象站，於</text:span><text:span text:style-name="T2">2008/1/1</text:span><text:span text:style-name="T3">升級為</text:span><text:span text:style-name="T2">(C0C480)</text:span><text:span text:style-name="T3">站。</text:span></text:p>
          </table:table-cell>
          <table:table-cell table:style-name="ce2" office:value-type="string" calcext:value-type="string">
            <text:p>C1C48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490</text:p>
          </table:table-cell>
          <table:table-cell office:value-type="string" calcext:value-type="string">
            <text:p>八德</text:p>
          </table:table-cell>
          <table:table-cell office:value-type="float" office:value="157" calcext:value-type="float">
            <text:p>157</text:p>
          </table:table-cell>
          <table:table-cell office:value-type="float" office:value="121.2833" calcext:value-type="float">
            <text:p>121.2833</text:p>
          </table:table-cell>
          <table:table-cell office:value-type="float" office:value="24.9287" calcext:value-type="float">
            <text:p>24.9287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八德區興仁里中山路</text:span><text:span text:style-name="T2">94</text:span><text:span text:style-name="T3">號</text:span><text:span text:style-name="T2">(</text:span><text:span text:style-name="T3">八德國民小學校園內</text:span><text:span text:style-name="T2">)</text:span></text:p>
          </table:table-cell>
          <table:table-cell office:value-type="string" calcext:value-type="string">
            <text:p>2011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C490)</text:span><text:span text:style-name="T3">站因擴充為氣象站，於</text:span><text:span text:style-name="T2">2011/12/1</text:span><text:span text:style-name="T3">升級為</text:span><text:span text:style-name="T2">(C0C490)</text:span><text:span text:style-name="T3">站。</text:span></text:p>
          </table:table-cell>
          <table:table-cell table:style-name="ce2" office:value-type="string" calcext:value-type="string">
            <text:p>C1C49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520</text:p>
          </table:table-cell>
          <table:table-cell office:value-type="string" calcext:value-type="string">
            <text:p>中壢</text:p>
          </table:table-cell>
          <table:table-cell office:value-type="float" office:value="151" calcext:value-type="float">
            <text:p>151</text:p>
          </table:table-cell>
          <table:table-cell office:value-type="float" office:value="121.1853" calcext:value-type="float">
            <text:p>121.1853</text:p>
          </table:table-cell>
          <table:table-cell office:value-type="float" office:value="24.9676" calcext:value-type="float">
            <text:p>24.9676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中壢區五權里</text:span><text:span text:style-name="T2">(</text:span><text:span text:style-name="T3">中央大學校園內</text:span><text:span text:style-name="T2">)</text:span></text:p>
          </table:table-cell>
          <table:table-cell office:value-type="string" calcext:value-type="string">
            <text:p>2007/10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C520)</text:span><text:span text:style-name="T3">站因擴充為氣象站，於</text:span><text:span text:style-name="T2">2007/10/1</text:span><text:span text:style-name="T3">升級為</text:span><text:span text:style-name="T2">(C0C520)</text:span><text:span text:style-name="T3">站。</text:span></text:p>
          </table:table-cell>
          <table:table-cell table:style-name="ce2" office:value-type="string" calcext:value-type="string">
            <text:p>C1C5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540</text:p>
          </table:table-cell>
          <table:table-cell office:value-type="string" calcext:value-type="string">
            <text:p>埔心</text:p>
          </table:table-cell>
          <table:table-cell office:value-type="float" office:value="70" calcext:value-type="float">
            <text:p>70</text:p>
          </table:table-cell>
          <table:table-cell office:value-type="float" office:value="121.226" calcext:value-type="float">
            <text:p>121.226</text:p>
          </table:table-cell>
          <table:table-cell office:value-type="float" office:value="25.0478" calcext:value-type="float">
            <text:p>25.0478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大園區埔心里</text:span><text:span text:style-name="T2">25</text:span><text:span text:style-name="T3">鄰埔心</text:span><text:span text:style-name="T2">50</text:span><text:span text:style-name="T3">號</text:span><text:span text:style-name="T2">(</text:span><text:span text:style-name="T3">埔心國民小學校園內</text:span><text:span text:style-name="T2">)</text:span></text:p>
          </table:table-cell>
          <table:table-cell office:value-type="string" calcext:value-type="string">
            <text:p>2008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C540)</text:span><text:span text:style-name="T3">站因擴充為氣象站，於</text:span><text:span text:style-name="T2">2008/1/1</text:span><text:span text:style-name="T3">升級為</text:span><text:span text:style-name="T2">(C0C540)</text:span><text:span text:style-name="T3">站。</text:span></text:p>
          </table:table-cell>
          <table:table-cell table:style-name="ce2" office:value-type="string" calcext:value-type="string">
            <text:p>C1C5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590</text:p>
          </table:table-cell>
          <table:table-cell office:value-type="string" calcext:value-type="string">
            <text:p>觀音</text:p>
          </table:table-cell>
          <table:table-cell office:value-type="float" office:value="29" calcext:value-type="float">
            <text:p>29</text:p>
          </table:table-cell>
          <table:table-cell office:value-type="float" office:value="121.1533" calcext:value-type="float">
            <text:p>121.1533</text:p>
          </table:table-cell>
          <table:table-cell office:value-type="float" office:value="25.0271" calcext:value-type="float">
            <text:p>25.0271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觀音區廣福里</text:span><text:span text:style-name="T2">10-42</text:span><text:span text:style-name="T3">號</text:span><text:span text:style-name="T2">(</text:span><text:span text:style-name="T3">逸福農場</text:span><text:span text:style-name="T2">)</text:span></text:p>
          </table:table-cell>
          <table:table-cell office:value-type="string" calcext:value-type="string">
            <text:p>2007/10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620</text:p>
          </table:table-cell>
          <table:table-cell office:value-type="string" calcext:value-type="string">
            <text:p>蘆竹</text:p>
          </table:table-cell>
          <table:table-cell office:value-type="float" office:value="19" calcext:value-type="float">
            <text:p>19</text:p>
          </table:table-cell>
          <table:table-cell office:value-type="float" office:value="121.2658" calcext:value-type="float">
            <text:p>121.2658</text:p>
          </table:table-cell>
          <table:table-cell office:value-type="float" office:value="25.0843" calcext:value-type="float">
            <text:p>25.0843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蘆竹區坑口里</text:span><text:span text:style-name="T2">14</text:span><text:span text:style-name="T3">鄰旁</text:span></text:p>
          </table:table-cell>
          <table:table-cell office:value-type="string" calcext:value-type="string">
            <text:p>2011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C620)</text:span><text:span text:style-name="T3">站因擴充為氣象站，於</text:span><text:span text:style-name="T2">2011/12/1</text:span><text:span text:style-name="T3">升級為</text:span><text:span text:style-name="T2">(C0C620)</text:span><text:span text:style-name="T3">站。</text:span></text:p>
          </table:table-cell>
          <table:table-cell table:style-name="ce2" office:value-type="string" calcext:value-type="string">
            <text:p>C1C6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630</text:p>
          </table:table-cell>
          <table:table-cell office:value-type="string" calcext:value-type="string">
            <text:p>大溪</text:p>
          </table:table-cell>
          <table:table-cell office:value-type="float" office:value="209" calcext:value-type="float">
            <text:p>209</text:p>
          </table:table-cell>
          <table:table-cell office:value-type="float" office:value="121.2655" calcext:value-type="float">
            <text:p>121.2655</text:p>
          </table:table-cell>
          <table:table-cell office:value-type="float" office:value="24.8829" calcext:value-type="float">
            <text:p>24.8829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大溪區員林路</text:span><text:span text:style-name="T2">2</text:span><text:span text:style-name="T3">段</text:span><text:span text:style-name="T2">450</text:span><text:span text:style-name="T3">號</text:span><text:span text:style-name="T2">(</text:span><text:span text:style-name="T3">員樹林國小校園內</text:span><text:span text:style-name="T2">)</text:span></text:p>
          </table:table-cell>
          <table:table-cell office:value-type="string" calcext:value-type="string">
            <text:p>200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640</text:p>
          </table:table-cell>
          <table:table-cell office:value-type="string" calcext:value-type="string">
            <text:p>龜山</text:p>
          </table:table-cell>
          <table:table-cell office:value-type="float" office:value="177" calcext:value-type="float">
            <text:p>177</text:p>
          </table:table-cell>
          <table:table-cell office:value-type="float" office:value="121.3757" calcext:value-type="float">
            <text:p>121.3757</text:p>
          </table:table-cell>
          <table:table-cell office:value-type="float" office:value="25.0303" calcext:value-type="float">
            <text:p>25.0303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龜山區舊路里振興路</text:span><text:span text:style-name="T2">1169</text:span><text:span text:style-name="T3">號</text:span><text:span text:style-name="T2">(</text:span><text:span text:style-name="T3">大埔國小校園內</text:span><text:span text:style-name="T2">)</text:span></text:p>
          </table:table-cell>
          <table:table-cell office:value-type="string" calcext:value-type="string">
            <text:p>200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650</text:p>
          </table:table-cell>
          <table:table-cell office:value-type="string" calcext:value-type="string">
            <text:p>平鎮</text:p>
          </table:table-cell>
          <table:table-cell office:value-type="float" office:value="208" calcext:value-type="float">
            <text:p>208</text:p>
          </table:table-cell>
          <table:table-cell office:value-type="float" office:value="121.2146" calcext:value-type="float">
            <text:p>121.2146</text:p>
          </table:table-cell>
          <table:table-cell office:value-type="float" office:value="24.8975" calcext:value-type="float">
            <text:p>24.8975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平鎮區中豐路山頂段</text:span><text:span text:style-name="T2">375</text:span><text:span text:style-name="T3">巷</text:span><text:span text:style-name="T2">45</text:span><text:span text:style-name="T3">號</text:span><text:span text:style-name="T2">(</text:span><text:span text:style-name="T3">山豐國民小學校園內</text:span><text:span text:style-name="T2">)</text:span></text:p>
          </table:table-cell>
          <table:table-cell office:value-type="string" calcext:value-type="string">
            <text:p>200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660</text:p>
          </table:table-cell>
          <table:table-cell office:value-type="string" calcext:value-type="string">
            <text:p>楊梅</text:p>
          </table:table-cell>
          <table:table-cell office:value-type="float" office:value="176" calcext:value-type="float">
            <text:p>176</text:p>
          </table:table-cell>
          <table:table-cell office:value-type="float" office:value="121.143" calcext:value-type="float">
            <text:p>121.143</text:p>
          </table:table-cell>
          <table:table-cell office:value-type="float" office:value="24.9124" calcext:value-type="float">
            <text:p>24.9124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楊梅區金華街</text:span><text:span text:style-name="T2">100</text:span><text:span text:style-name="T3">號</text:span><text:span text:style-name="T2">(</text:span><text:span text:style-name="T3">楊心國小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C670</text:p>
          </table:table-cell>
          <table:table-cell office:value-type="string" calcext:value-type="string">
            <text:p>龍潭</text:p>
          </table:table-cell>
          <table:table-cell office:value-type="float" office:value="250" calcext:value-type="float">
            <text:p>250</text:p>
          </table:table-cell>
          <table:table-cell office:value-type="float" office:value="121.2214" calcext:value-type="float">
            <text:p>121.2214</text:p>
          </table:table-cell>
          <table:table-cell office:value-type="float" office:value="24.8701" calcext:value-type="float">
            <text:p>24.8701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龍潭區中興路</text:span><text:span text:style-name="T2">726</text:span><text:span text:style-name="T3">號（龍潭消防分隊）</text:span></text:p>
          </table:table-cell>
          <table:table-cell office:value-type="string" calcext:value-type="string">
            <text:p>2014/04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360</text:p>
          </table:table-cell>
          <table:table-cell office:value-type="string" calcext:value-type="string">
            <text:p>梅花</text:p>
          </table:table-cell>
          <table:table-cell office:value-type="float" office:value="523" calcext:value-type="float">
            <text:p>523</text:p>
          </table:table-cell>
          <table:table-cell office:value-type="float" office:value="121.2086" calcext:value-type="float">
            <text:p>121.2086</text:p>
          </table:table-cell>
          <table:table-cell office:value-type="float" office:value="24.6783" calcext:value-type="float">
            <text:p>24.6783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尖石鄉梅花村</text:span><text:span text:style-name="T2">1</text:span><text:span text:style-name="T3">鄰</text:span><text:span text:style-name="T2">11</text:span><text:span text:style-name="T3">號</text:span><text:span text:style-name="T2">(</text:span><text:span text:style-name="T3">梅花國小校園內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390</text:p>
          </table:table-cell>
          <table:table-cell office:value-type="string" calcext:value-type="string">
            <text:p>關西</text:p>
          </table:table-cell>
          <table:table-cell office:value-type="float" office:value="146" calcext:value-type="float">
            <text:p>146</text:p>
          </table:table-cell>
          <table:table-cell office:value-type="float" office:value="121.1739" calcext:value-type="float">
            <text:p>121.1739</text:p>
          </table:table-cell>
          <table:table-cell office:value-type="float" office:value="24.7982" calcext:value-type="float">
            <text:p>24.7982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關西鎮北斗里北門口</text:span><text:span text:style-name="T2">41</text:span><text:span text:style-name="T3">號</text:span><text:span text:style-name="T2">(</text:span><text:span text:style-name="T3">關西國中校園內</text:span><text:span text:style-name="T2">)</text:span></text:p>
          </table:table-cell>
          <table:table-cell office:value-type="string" calcext:value-type="string">
            <text:p>2008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D390)</text:span><text:span text:style-name="T3">站因擴充為氣象站，於</text:span><text:span text:style-name="T2">2008/1/1</text:span><text:span text:style-name="T3">升級為</text:span><text:span text:style-name="T2">(C0D390)</text:span><text:span text:style-name="T3">站。</text:span></text:p>
          </table:table-cell>
          <table:table-cell table:style-name="ce2" office:value-type="string" calcext:value-type="string">
            <text:p>C1D39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430</text:p>
          </table:table-cell>
          <table:table-cell office:value-type="string" calcext:value-type="string">
            <text:p>峨眉</text:p>
          </table:table-cell>
          <table:table-cell office:value-type="float" office:value="87" calcext:value-type="float">
            <text:p>87</text:p>
          </table:table-cell>
          <table:table-cell office:value-type="float" office:value="121.0172" calcext:value-type="float">
            <text:p>121.0172</text:p>
          </table:table-cell>
          <table:table-cell office:value-type="float" office:value="24.6905" calcext:value-type="float">
            <text:p>24.6905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峨眉鄉</text:span><text:span text:style-name="T2">31541</text:span><text:span text:style-name="T3">峨眉村峨眉街</text:span><text:span text:style-name="T2">54</text:span><text:span text:style-name="T3">號</text:span><text:span text:style-name="T2">(</text:span><text:span text:style-name="T3">峨眉國中校園內</text:span><text:span text:style-name="T2">)</text:span></text:p>
          </table:table-cell>
          <table:table-cell office:value-type="string" calcext:value-type="string">
            <text:p>2011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D430)</text:span><text:span text:style-name="T3">站因擴充為氣象站，於</text:span><text:span text:style-name="T2">2011/12/1</text:span><text:span text:style-name="T3">升級為</text:span><text:span text:style-name="T2">(C0D430)</text:span><text:span text:style-name="T3">站。</text:span></text:p>
          </table:table-cell>
          <table:table-cell table:style-name="ce2" office:value-type="string" calcext:value-type="string">
            <text:p>C1D43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480</text:p>
          </table:table-cell>
          <table:table-cell office:value-type="string" calcext:value-type="string">
            <text:p>打鐵坑</text:p>
          </table:table-cell>
          <table:table-cell office:value-type="float" office:value="223" calcext:value-type="float">
            <text:p>223</text:p>
          </table:table-cell>
          <table:table-cell office:value-type="float" office:value="121.1508" calcext:value-type="float">
            <text:p>121.1508</text:p>
          </table:table-cell>
          <table:table-cell office:value-type="float" office:value="24.8497" calcext:value-type="float">
            <text:p>24.8497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新埔鎮新北里</text:span><text:span text:style-name="T2">8</text:span><text:span text:style-name="T3">鄰大北坑</text:span><text:span text:style-name="T2">28</text:span><text:span text:style-name="T3">號旁</text:span></text:p>
          </table:table-cell>
          <table:table-cell office:value-type="string" calcext:value-type="string">
            <text:p>2008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D480)</text:span><text:span text:style-name="T3">站因擴充為氣象站，於</text:span><text:span text:style-name="T2">2008/1/1</text:span><text:span text:style-name="T3">升級為</text:span><text:span text:style-name="T2">(C0D480)</text:span><text:span text:style-name="T3">站。</text:span></text:p>
          </table:table-cell>
          <table:table-cell table:style-name="ce2" office:value-type="string" calcext:value-type="string">
            <text:p>C1D48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540</text:p>
          </table:table-cell>
          <table:table-cell office:value-type="string" calcext:value-type="string">
            <text:p>橫山</text:p>
          </table:table-cell>
          <table:table-cell office:value-type="float" office:value="227" calcext:value-type="float">
            <text:p>227</text:p>
          </table:table-cell>
          <table:table-cell office:value-type="float" office:value="121.1169" calcext:value-type="float">
            <text:p>121.1169</text:p>
          </table:table-cell>
          <table:table-cell office:value-type="float" office:value="24.7112" calcext:value-type="float">
            <text:p>24.7112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橫山鄉橫山村橫山段</text:span><text:span text:style-name="T2">426-6</text:span><text:span text:style-name="T3">地號上</text:span></text:p>
          </table:table-cell>
          <table:table-cell office:value-type="string" calcext:value-type="string">
            <text:p>2007/10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550</text:p>
          </table:table-cell>
          <table:table-cell office:value-type="string" calcext:value-type="string">
            <text:p>雪霸</text:p>
          </table:table-cell>
          <table:table-cell office:value-type="float" office:value="1956" calcext:value-type="float">
            <text:p>1956</text:p>
          </table:table-cell>
          <table:table-cell office:value-type="float" office:value="121.1161" calcext:value-type="float">
            <text:p>121.1161</text:p>
          </table:table-cell>
          <table:table-cell office:value-type="float" office:value="24.527" calcext:value-type="float">
            <text:p>24.527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五峰鄉桃山村民石</text:span><text:span text:style-name="T2">380</text:span><text:span text:style-name="T3">號</text:span><text:span text:style-name="T2">(</text:span><text:span text:style-name="T3">雪霸農場內</text:span><text:span text:style-name="T2">)</text:span></text:p>
          </table:table-cell>
          <table:table-cell office:value-type="string" calcext:value-type="string">
            <text:p>2007/10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560</text:p>
          </table:table-cell>
          <table:table-cell office:value-type="string" calcext:value-type="string">
            <text:p>竹東</text:p>
          </table:table-cell>
          <table:table-cell office:value-type="float" office:value="147" calcext:value-type="float">
            <text:p>147</text:p>
          </table:table-cell>
          <table:table-cell office:value-type="float" office:value="121.0579" calcext:value-type="float">
            <text:p>121.0579</text:p>
          </table:table-cell>
          <table:table-cell office:value-type="float" office:value="24.7671" calcext:value-type="float">
            <text:p>24.7671</text:p>
          </table:table-cell>
          <table:table-cell office:value-type="string" calcext:value-type="string">
            <text:p>新竹縣</text:p>
          </table:table-cell>
          <table:table-cell table:style-name="ce1" office:value-type="string" calcext:value-type="string">
            <text:p>竹東鎮二重國民小學校園內</text:p>
          </table:table-cell>
          <table:table-cell office:value-type="string" calcext:value-type="string">
            <text:p>2008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D560)</text:span><text:span text:style-name="T3">站因擴充為氣象站，於</text:span><text:span text:style-name="T2">2008/1/1</text:span><text:span text:style-name="T3">升級為</text:span><text:span text:style-name="T2">(C0D560)</text:span><text:span text:style-name="T3">站。</text:span></text:p>
          </table:table-cell>
          <table:table-cell table:style-name="ce2" office:value-type="string" calcext:value-type="string">
            <text:p>C1D5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570</text:p>
          </table:table-cell>
          <table:table-cell office:value-type="string" calcext:value-type="string">
            <text:p>香山</text:p>
          </table:table-cell>
          <table:table-cell office:value-type="float" office:value="15" calcext:value-type="float">
            <text:p>15</text:p>
          </table:table-cell>
          <table:table-cell office:value-type="float" office:value="120.9055" calcext:value-type="float">
            <text:p>120.9055</text:p>
          </table:table-cell>
          <table:table-cell office:value-type="float" office:value="24.7469" calcext:value-type="float">
            <text:p>24.7469</text:p>
          </table:table-cell>
          <table:table-cell office:value-type="string" calcext:value-type="string">
            <text:p>新竹市</text:p>
          </table:table-cell>
          <table:table-cell office:value-type="string" calcext:value-type="string">
            <text:p><text:span text:style-name="T1">香山區長興路</text:span><text:span text:style-name="T2">500</text:span><text:span text:style-name="T3">巷</text:span><text:span text:style-name="T2">17</text:span><text:span text:style-name="T3">弄</text:span><text:span text:style-name="T2">6</text:span><text:span text:style-name="T3">號旁</text:span></text:p>
          </table:table-cell>
          <table:table-cell office:value-type="string" calcext:value-type="string">
            <text:p>200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580</text:p>
          </table:table-cell>
          <table:table-cell office:value-type="string" calcext:value-type="string">
            <text:p>寶山</text:p>
          </table:table-cell>
          <table:table-cell office:value-type="float" office:value="120" calcext:value-type="float">
            <text:p>120</text:p>
          </table:table-cell>
          <table:table-cell office:value-type="float" office:value="121.0252" calcext:value-type="float">
            <text:p>121.0252</text:p>
          </table:table-cell>
          <table:table-cell office:value-type="float" office:value="24.735" calcext:value-type="float">
            <text:p>24.735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寶山鄉新湖路</text:span><text:span text:style-name="T2">280</text:span><text:span text:style-name="T3">號旁</text:span></text:p>
          </table:table-cell>
          <table:table-cell office:value-type="string" calcext:value-type="string">
            <text:p>200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590</text:p>
          </table:table-cell>
          <table:table-cell office:value-type="string" calcext:value-type="string">
            <text:p>新豐</text:p>
          </table:table-cell>
          <table:table-cell office:value-type="float" office:value="143" calcext:value-type="float">
            <text:p>143</text:p>
          </table:table-cell>
          <table:table-cell office:value-type="float" office:value="120.9772" calcext:value-type="float">
            <text:p>120.9772</text:p>
          </table:table-cell>
          <table:table-cell office:value-type="float" office:value="24.8707" calcext:value-type="float">
            <text:p>24.8707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新豐鄉上坑村坑子口</text:span><text:span text:style-name="T2">102-1</text:span><text:span text:style-name="T3">號</text:span><text:span text:style-name="T2">(</text:span><text:span text:style-name="T3">小叮噹科學遊樂區內</text:span><text:span text:style-name="T2">)</text:span></text:p>
          </table:table-cell>
          <table:table-cell office:value-type="string" calcext:value-type="string">
            <text:p>2007/10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0C580)</text:span><text:span text:style-name="T3">站因縣市代碼不符，於</text:span><text:span text:style-name="T2">2008/2/25</text:span><text:span text:style-name="T3">重新編碼為</text:span><text:span text:style-name="T2">(C0D590)</text:span><text:span text:style-name="T3">站。</text:span></text:p>
          </table:table-cell>
          <table:table-cell table:style-name="ce2" office:value-type="string" calcext:value-type="string">
            <text:p>C0C58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650</text:p>
          </table:table-cell>
          <table:table-cell office:value-type="string" calcext:value-type="string">
            <text:p>湖口</text:p>
          </table:table-cell>
          <table:table-cell office:value-type="float" office:value="97" calcext:value-type="float">
            <text:p>97</text:p>
          </table:table-cell>
          <table:table-cell office:value-type="float" office:value="121.0436" calcext:value-type="float">
            <text:p>121.0436</text:p>
          </table:table-cell>
          <table:table-cell office:value-type="float" office:value="24.9048" calcext:value-type="float">
            <text:p>24.9048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湖口鄉信勢村三鄰成功路</text:span><text:span text:style-name="T2">109</text:span><text:span text:style-name="T3">號</text:span><text:span text:style-name="T2">(</text:span><text:span text:style-name="T3">湖口消防分隊</text:span><text:span text:style-name="T2">)</text:span></text:p>
          </table:table-cell>
          <table:table-cell office:value-type="string" calcext:value-type="string">
            <text:p>2013/10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D660</text:p>
          </table:table-cell>
          <table:table-cell office:value-type="string" calcext:value-type="string">
            <text:p>新竹市東區</text:p>
          </table:table-cell>
          <table:table-cell office:value-type="float" office:value="65" calcext:value-type="float">
            <text:p>65</text:p>
          </table:table-cell>
          <table:table-cell office:value-type="float" office:value="120.9869" calcext:value-type="float">
            <text:p>120.9869</text:p>
          </table:table-cell>
          <table:table-cell office:value-type="float" office:value="24.7987" calcext:value-type="float">
            <text:p>24.7987</text:p>
          </table:table-cell>
          <table:table-cell office:value-type="string" calcext:value-type="string">
            <text:p>新竹市</text:p>
          </table:table-cell>
          <table:table-cell office:value-type="string" calcext:value-type="string">
            <text:p><text:span text:style-name="T1">東區光復路二段</text:span><text:span text:style-name="T2">321</text:span><text:span text:style-name="T3">號（工研院光復院區</text:span><text:span text:style-name="T2">6</text:span><text:span text:style-name="T3">館）</text:span></text:p>
          </table:table-cell>
          <table:table-cell office:value-type="string" calcext:value-type="string">
            <text:p>2014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420</text:p>
          </table:table-cell>
          <table:table-cell office:value-type="string" calcext:value-type="string">
            <text:p>竹南</text:p>
          </table:table-cell>
          <table:table-cell office:value-type="float" office:value="19" calcext:value-type="float">
            <text:p>19</text:p>
          </table:table-cell>
          <table:table-cell office:value-type="float" office:value="120.8889" calcext:value-type="float">
            <text:p>120.8889</text:p>
          </table:table-cell>
          <table:table-cell office:value-type="float" office:value="24.709" calcext:value-type="float">
            <text:p>24.709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竹南鎮大埔里仁愛路</text:span><text:span text:style-name="T2">1092</text:span><text:span text:style-name="T3">號</text:span><text:span text:style-name="T2">(</text:span><text:span text:style-name="T3">竹南鎮大埔國民小學內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430</text:p>
          </table:table-cell>
          <table:table-cell office:value-type="string" calcext:value-type="string">
            <text:p>南庄</text:p>
          </table:table-cell>
          <table:table-cell office:value-type="float" office:value="258" calcext:value-type="float">
            <text:p>258</text:p>
          </table:table-cell>
          <table:table-cell office:value-type="float" office:value="121.0002" calcext:value-type="float">
            <text:p>121.0002</text:p>
          </table:table-cell>
          <table:table-cell office:value-type="float" office:value="24.6018" calcext:value-type="float">
            <text:p>24.6018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南庄鄉東村文化路</text:span><text:span text:style-name="T2">3</text:span><text:span text:style-name="T3">號</text:span><text:span text:style-name="T2">(</text:span><text:span text:style-name="T3">南庄國小校園內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520</text:p>
          </table:table-cell>
          <table:table-cell office:value-type="string" calcext:value-type="string">
            <text:p>大湖</text:p>
          </table:table-cell>
          <table:table-cell office:value-type="float" office:value="320" calcext:value-type="float">
            <text:p>320</text:p>
          </table:table-cell>
          <table:table-cell office:value-type="float" office:value="120.8709" calcext:value-type="float">
            <text:p>120.8709</text:p>
          </table:table-cell>
          <table:table-cell office:value-type="float" office:value="24.4149" calcext:value-type="float">
            <text:p>24.4149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大湖鄉大寮村</text:span><text:span text:style-name="T2">5</text:span><text:span text:style-name="T3">鄰竹高屋</text:span><text:span text:style-name="T2">34-1</text:span><text:span text:style-name="T3">號附近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520)</text:span><text:span text:style-name="T3">站因擴充為氣象站，於</text:span><text:span text:style-name="T2">2011/11/1</text:span><text:span text:style-name="T3">升級為</text:span><text:span text:style-name="T2">(C0E520)</text:span><text:span text:style-name="T3">站。</text:span></text:p>
          </table:table-cell>
          <table:table-cell table:style-name="ce2" office:value-type="string" calcext:value-type="string">
            <text:p>C1E5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530</text:p>
          </table:table-cell>
          <table:table-cell office:value-type="string" calcext:value-type="string">
            <text:p>三義</text:p>
          </table:table-cell>
          <table:table-cell office:value-type="float" office:value="373" calcext:value-type="float">
            <text:p>373</text:p>
          </table:table-cell>
          <table:table-cell office:value-type="float" office:value="120.766" calcext:value-type="float">
            <text:p>120.766</text:p>
          </table:table-cell>
          <table:table-cell office:value-type="float" office:value="24.4109" calcext:value-type="float">
            <text:p>24.4109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三義鄉廣盛村</text:span><text:span text:style-name="T2">10</text:span><text:span text:style-name="T3">鄰</text:span><text:span text:style-name="T2">122</text:span><text:span text:style-name="T3">號</text:span><text:span text:style-name="T2">(</text:span><text:span text:style-name="T3">三義高中內</text:span><text:span text:style-name="T2">)</text:span></text:p>
          </table:table-cell>
          <table:table-cell office:value-type="string" calcext:value-type="string">
            <text:p>1990/07/2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540</text:p>
          </table:table-cell>
          <table:table-cell office:value-type="string" calcext:value-type="string">
            <text:p>後龍</text:p>
          </table:table-cell>
          <table:table-cell office:value-type="float" office:value="32" calcext:value-type="float">
            <text:p>32</text:p>
          </table:table-cell>
          <table:table-cell office:value-type="float" office:value="120.7839" calcext:value-type="float">
            <text:p>120.7839</text:p>
          </table:table-cell>
          <table:table-cell office:value-type="float" office:value="24.6065" calcext:value-type="float">
            <text:p>24.6065</text:p>
          </table:table-cell>
          <table:table-cell office:value-type="string" calcext:value-type="string">
            <text:p>苗栗縣</text:p>
          </table:table-cell>
          <table:table-cell table:style-name="ce1" office:value-type="string" calcext:value-type="string">
            <text:p>後龍鎮後龍溪橋旁高地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540)</text:span><text:span text:style-name="T3">站因擴充為氣象站，於</text:span><text:span text:style-name="T2">2011/11/1</text:span><text:span text:style-name="T3">升級為</text:span><text:span text:style-name="T2">(C0E540)</text:span><text:span text:style-name="T3">站。</text:span></text:p>
          </table:table-cell>
          <table:table-cell table:style-name="ce2" office:value-type="string" calcext:value-type="string">
            <text:p>C1E5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550</text:p>
          </table:table-cell>
          <table:table-cell office:value-type="string" calcext:value-type="string">
            <text:p>明德</text:p>
          </table:table-cell>
          <table:table-cell office:value-type="float" office:value="84" calcext:value-type="float">
            <text:p>84</text:p>
          </table:table-cell>
          <table:table-cell office:value-type="float" office:value="120.8854" calcext:value-type="float">
            <text:p>120.8854</text:p>
          </table:table-cell>
          <table:table-cell office:value-type="float" office:value="24.5835" calcext:value-type="float">
            <text:p>24.5835</text:p>
          </table:table-cell>
          <table:table-cell office:value-type="string" calcext:value-type="string">
            <text:p>苗栗縣</text:p>
          </table:table-cell>
          <table:table-cell table:style-name="ce1" office:value-type="string" calcext:value-type="string">
            <text:p>頭屋鄉明德水庫水利工作站屋頂上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550)</text:span><text:span text:style-name="T3">站因擴充為氣象站，於</text:span><text:span text:style-name="T2">2011/11/1</text:span><text:span text:style-name="T3">升級為</text:span><text:span text:style-name="T2">(C0E550)</text:span><text:span text:style-name="T3">站。</text:span></text:p>
          </table:table-cell>
          <table:table-cell table:style-name="ce2" office:value-type="string" calcext:value-type="string">
            <text:p>C1E5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590</text:p>
          </table:table-cell>
          <table:table-cell office:value-type="string" calcext:value-type="string">
            <text:p>通霄</text:p>
          </table:table-cell>
          <table:table-cell office:value-type="float" office:value="40" calcext:value-type="float">
            <text:p>40</text:p>
          </table:table-cell>
          <table:table-cell office:value-type="float" office:value="120.7046" calcext:value-type="float">
            <text:p>120.7046</text:p>
          </table:table-cell>
          <table:table-cell office:value-type="float" office:value="24.4719" calcext:value-type="float">
            <text:p>24.4719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通霄鎮城北里</text:span><text:span text:style-name="T2">1</text:span><text:span text:style-name="T3">鄰</text:span><text:span text:style-name="T2">13</text:span><text:span text:style-name="T3">號</text:span><text:span text:style-name="T2">(</text:span><text:span text:style-name="T3">通霄鎮城中國民小學內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590)</text:span><text:span text:style-name="T3">站因擴充為氣象站，於</text:span><text:span text:style-name="T2">2011/11/1</text:span><text:span text:style-name="T3">升級為</text:span><text:span text:style-name="T2">(C0E590)</text:span><text:span text:style-name="T3">站，原為土城雨量站。</text:span></text:p>
          </table:table-cell>
          <table:table-cell table:style-name="ce2" office:value-type="string" calcext:value-type="string">
            <text:p>C1E59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610</text:p>
          </table:table-cell>
          <table:table-cell office:value-type="string" calcext:value-type="string">
            <text:p>馬都安</text:p>
          </table:table-cell>
          <table:table-cell office:value-type="float" office:value="850" calcext:value-type="float">
            <text:p>850</text:p>
          </table:table-cell>
          <table:table-cell office:value-type="float" office:value="120.9302" calcext:value-type="float">
            <text:p>120.9302</text:p>
          </table:table-cell>
          <table:table-cell office:value-type="float" office:value="24.4513" calcext:value-type="float">
            <text:p>24.4513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泰安鄉錦水村</text:span><text:span text:style-name="T2">(</text:span><text:span text:style-name="T3">由泰安開車約</text:span><text:span text:style-name="T2">2</text:span><text:span text:style-name="T3">小時瞭望台旁</text:span><text:span text:style-name="T2">)</text:span></text:p>
          </table:table-cell>
          <table:table-cell office:value-type="string" calcext:value-type="string">
            <text:p>1990/07/2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E730</text:p>
          </table:table-cell>
          <table:table-cell office:value-type="string" calcext:value-type="string">
            <text:p>頭份</text:p>
          </table:table-cell>
          <table:table-cell office:value-type="float" office:value="26" calcext:value-type="float">
            <text:p>26</text:p>
          </table:table-cell>
          <table:table-cell office:value-type="float" office:value="120.9122" calcext:value-type="float">
            <text:p>120.9122</text:p>
          </table:table-cell>
          <table:table-cell office:value-type="float" office:value="24.6882" calcext:value-type="float">
            <text:p>24.6882</text:p>
          </table:table-cell>
          <table:table-cell office:value-type="string" calcext:value-type="string">
            <text:p>苗栗縣</text:p>
          </table:table-cell>
          <table:table-cell table:style-name="ce1" office:value-type="string" calcext:value-type="string">
            <text:p>頭份鎮</text:p>
          </table:table-cell>
          <table:table-cell office:value-type="string" calcext:value-type="string">
            <text:p>2007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740</text:p>
          </table:table-cell>
          <table:table-cell office:value-type="string" calcext:value-type="string">
            <text:p>造橋</text:p>
          </table:table-cell>
          <table:table-cell office:value-type="float" office:value="20" calcext:value-type="float">
            <text:p>20</text:p>
          </table:table-cell>
          <table:table-cell office:value-type="float" office:value="120.8648" calcext:value-type="float">
            <text:p>120.8648</text:p>
          </table:table-cell>
          <table:table-cell office:value-type="float" office:value="24.6371" calcext:value-type="float">
            <text:p>24.6371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造橋鄉造橋村</text:span><text:span text:style-name="T2">14</text:span><text:span text:style-name="T3">鄰</text:span><text:span text:style-name="T2">3</text:span><text:span text:style-name="T3">號</text:span><text:span text:style-name="T2">(</text:span><text:span text:style-name="T3">造橋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750</text:p>
          </table:table-cell>
          <table:table-cell office:value-type="string" calcext:value-type="string">
            <text:p>苗栗</text:p>
          </table:table-cell>
          <table:table-cell office:value-type="float" office:value="62" calcext:value-type="float">
            <text:p>62</text:p>
          </table:table-cell>
          <table:table-cell office:value-type="float" office:value="120.8246" calcext:value-type="float">
            <text:p>120.8246</text:p>
          </table:table-cell>
          <table:table-cell office:value-type="float" office:value="24.5646" calcext:value-type="float">
            <text:p>24.5646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苗栗市中正路</text:span><text:span text:style-name="T2">241</text:span><text:span text:style-name="T3">號</text:span><text:span text:style-name="T2">(</text:span><text:span text:style-name="T3">建功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780</text:p>
          </table:table-cell>
          <table:table-cell office:value-type="string" calcext:value-type="string">
            <text:p>銅鑼</text:p>
          </table:table-cell>
          <table:table-cell office:value-type="float" office:value="160" calcext:value-type="float">
            <text:p>160</text:p>
          </table:table-cell>
          <table:table-cell office:value-type="float" office:value="120.7909" calcext:value-type="float">
            <text:p>120.7909</text:p>
          </table:table-cell>
          <table:table-cell office:value-type="float" office:value="24.4897" calcext:value-type="float">
            <text:p>24.4897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銅鑼鄉福興村文化街</text:span><text:span text:style-name="T2">1</text:span><text:span text:style-name="T3">號</text:span><text:span text:style-name="T2">(</text:span><text:span text:style-name="T3">銅鑼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790</text:p>
          </table:table-cell>
          <table:table-cell office:value-type="string" calcext:value-type="string">
            <text:p>卓蘭</text:p>
          </table:table-cell>
          <table:table-cell office:value-type="float" office:value="344" calcext:value-type="float">
            <text:p>344</text:p>
          </table:table-cell>
          <table:table-cell office:value-type="float" office:value="120.8248" calcext:value-type="float">
            <text:p>120.8248</text:p>
          </table:table-cell>
          <table:table-cell office:value-type="float" office:value="24.3128" calcext:value-type="float">
            <text:p>24.3128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卓蘭鎮中山路</text:span><text:span text:style-name="T2">127</text:span><text:span text:style-name="T3">號</text:span><text:span text:style-name="T2">(</text:span><text:span text:style-name="T3">卓蘭鎮公所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810</text:p>
          </table:table-cell>
          <table:table-cell office:value-type="string" calcext:value-type="string">
            <text:p>西湖</text:p>
          </table:table-cell>
          <table:table-cell office:value-type="float" office:value="53" calcext:value-type="float">
            <text:p>53</text:p>
          </table:table-cell>
          <table:table-cell office:value-type="float" office:value="120.7485" calcext:value-type="float">
            <text:p>120.7485</text:p>
          </table:table-cell>
          <table:table-cell office:value-type="float" office:value="24.5629" calcext:value-type="float">
            <text:p>24.5629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西湖鄉二湖村</text:span><text:span text:style-name="T2">2</text:span><text:span text:style-name="T3">鄰</text:span><text:span text:style-name="T2">22</text:span><text:span text:style-name="T3">號</text:span><text:span text:style-name="T2">(</text:span><text:span text:style-name="T3">僑文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820</text:p>
          </table:table-cell>
          <table:table-cell office:value-type="string" calcext:value-type="string">
            <text:p>獅潭</text:p>
          </table:table-cell>
          <table:table-cell office:value-type="float" office:value="220" calcext:value-type="float">
            <text:p>220</text:p>
          </table:table-cell>
          <table:table-cell office:value-type="float" office:value="120.92" calcext:value-type="float">
            <text:p>120.92</text:p>
          </table:table-cell>
          <table:table-cell office:value-type="float" office:value="24.5391" calcext:value-type="float">
            <text:p>24.5391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獅潭鄉新店村</text:span><text:span text:style-name="T2">11</text:span><text:span text:style-name="T3">鄰</text:span><text:span text:style-name="T2">103-2</text:span><text:span text:style-name="T3">號</text:span><text:span text:style-name="T2">(</text:span><text:span text:style-name="T3">獅潭鄉公所圖書館樓頂</text:span><text:span text:style-name="T2">)</text:span></text:p>
          </table:table-cell>
          <table:table-cell office:value-type="string" calcext:value-type="string">
            <text:p>2011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830</text:p>
          </table:table-cell>
          <table:table-cell office:value-type="string" calcext:value-type="string">
            <text:p>苑裡</text:p>
          </table:table-cell>
          <table:table-cell office:value-type="float" office:value="37" calcext:value-type="float">
            <text:p>37</text:p>
          </table:table-cell>
          <table:table-cell office:value-type="float" office:value="120.6531" calcext:value-type="float">
            <text:p>120.6531</text:p>
          </table:table-cell>
          <table:table-cell office:value-type="float" office:value="24.4397" calcext:value-type="float">
            <text:p>24.4397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苑裡鎮信義路</text:span><text:span text:style-name="T2">1</text:span><text:span text:style-name="T3">號</text:span><text:span text:style-name="T2">(</text:span><text:span text:style-name="T3">苑裡鎮公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E850</text:p>
          </table:table-cell>
          <table:table-cell office:value-type="string" calcext:value-type="string">
            <text:p>大河</text:p>
          </table:table-cell>
          <table:table-cell office:value-type="float" office:value="104" calcext:value-type="float">
            <text:p>104</text:p>
          </table:table-cell>
          <table:table-cell office:value-type="float" office:value="120.9486" calcext:value-type="float">
            <text:p>120.9486</text:p>
          </table:table-cell>
          <table:table-cell office:value-type="float" office:value="24.6181" calcext:value-type="float">
            <text:p>24.6181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三灣鄉大河村</text:span><text:span text:style-name="T2">48</text:span><text:span text:style-name="T3">號</text:span><text:span text:style-name="T2">(</text:span><text:span text:style-name="T3">大河派出所</text:span><text:span text:style-name="T2">)</text:span></text:p>
          </table:table-cell>
          <table:table-cell office:value-type="string" calcext:value-type="string">
            <text:p>2015/08/04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000</text:p>
          </table:table-cell>
          <table:table-cell office:value-type="string" calcext:value-type="string">
            <text:p>大肚</text:p>
          </table:table-cell>
          <table:table-cell office:value-type="float" office:value="348" calcext:value-type="float">
            <text:p>348</text:p>
          </table:table-cell>
          <table:table-cell office:value-type="float" office:value="120.5721" calcext:value-type="float">
            <text:p>120.5721</text:p>
          </table:table-cell>
          <table:table-cell office:value-type="float" office:value="24.153" calcext:value-type="float">
            <text:p>24.153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大肚區瑞井里遊園路一段</text:span><text:span text:style-name="T2">2</text:span><text:span text:style-name="T3">號</text:span><text:span text:style-name="T2">(</text:span><text:span text:style-name="T3">臺中區監理所內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000)</text:span><text:span text:style-name="T3">站因擴充為氣象站，於</text:span><text:span text:style-name="T2">2011/11/1</text:span><text:span text:style-name="T3">升級為</text:span><text:span text:style-name="T2">(C0F000)</text:span><text:span text:style-name="T3">站。</text:span></text:p>
          </table:table-cell>
          <table:table-cell table:style-name="ce2" office:value-type="string" calcext:value-type="string">
            <text:p>C1F000</text:p>
          </table:table-cell>
          <table:table-cell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F0A0</text:p>
          </table:table-cell>
          <table:table-cell office:value-type="string" calcext:value-type="string">
            <text:p>雪山圈谷</text:p>
          </table:table-cell>
          <table:table-cell office:value-type="float" office:value="3587" calcext:value-type="float">
            <text:p>3587</text:p>
          </table:table-cell>
          <table:table-cell office:value-type="float" office:value="121.2363" calcext:value-type="float">
            <text:p>121.2363</text:p>
          </table:table-cell>
          <table:table-cell office:value-type="float" office:value="24.3886" calcext:value-type="float">
            <text:p>24.3886</text:p>
          </table:table-cell>
          <table:table-cell office:value-type="string" calcext:value-type="string">
            <text:p>臺中市</text:p>
          </table:table-cell>
          <table:table-cell table:style-name="ce1" office:value-type="string" calcext:value-type="string">
            <text:p>和平區</text:p>
          </table:table-cell>
          <table:table-cell office:value-type="string" calcext:value-type="string">
            <text:p>2016/07/15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850</text:p>
          </table:table-cell>
          <table:table-cell office:value-type="string" calcext:value-type="string">
            <text:p>東勢</text:p>
          </table:table-cell>
          <table:table-cell office:value-type="float" office:value="379" calcext:value-type="float">
            <text:p>379</text:p>
          </table:table-cell>
          <table:table-cell office:value-type="float" office:value="120.833" calcext:value-type="float">
            <text:p>120.833</text:p>
          </table:table-cell>
          <table:table-cell office:value-type="float" office:value="24.2464" calcext:value-type="float">
            <text:p>24.2464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東勢區東關路</text:span><text:span text:style-name="T2">647</text:span><text:span text:style-name="T3">號</text:span><text:span text:style-name="T2">(</text:span><text:span text:style-name="T3">東勢林區管理處雙崎工作站內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850)</text:span><text:span text:style-name="T3">站因擴充為氣象站，於</text:span><text:span text:style-name="T2">2011/11/1</text:span><text:span text:style-name="T3">升級為</text:span><text:span text:style-name="T2">(C0F850)</text:span><text:span text:style-name="T3">站。</text:span></text:p>
          </table:table-cell>
          <table:table-cell table:style-name="ce2" office:value-type="string" calcext:value-type="string">
            <text:p>C1F8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861</text:p>
          </table:table-cell>
          <table:table-cell office:value-type="string" calcext:value-type="string">
            <text:p>梨山</text:p>
          </table:table-cell>
          <table:table-cell office:value-type="float" office:value="2215" calcext:value-type="float">
            <text:p>2215</text:p>
          </table:table-cell>
          <table:table-cell office:value-type="float" office:value="121.2437" calcext:value-type="float">
            <text:p>121.2437</text:p>
          </table:table-cell>
          <table:table-cell office:value-type="float" office:value="24.2475" calcext:value-type="float">
            <text:p>24.2475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和平區梨山里福壽路</text:span><text:span text:style-name="T2">29</text:span><text:span text:style-name="T3">號（福壽山農場）</text:span></text:p>
          </table:table-cell>
          <table:table-cell office:value-type="string" calcext:value-type="string">
            <text:p>2004/07/01</text:p>
          </table:table-cell>
          <table:table-cell table:number-columns-repeated="2" office:value-type="string" calcext:value-type="string">
            <text:p>　</text:p>
          </table:table-cell>
          <table:table-cell table:style-name="ce2" office:value-type="string" calcext:value-type="string">
            <text:p>C0F8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00</text:p>
          </table:table-cell>
          <table:table-cell office:value-type="string" calcext:value-type="string">
            <text:p>雙崎</text:p>
          </table:table-cell>
          <table:table-cell office:value-type="float" office:value="543" calcext:value-type="float">
            <text:p>543</text:p>
          </table:table-cell>
          <table:table-cell office:value-type="float" office:value="120.9043" calcext:value-type="float">
            <text:p>120.9043</text:p>
          </table:table-cell>
          <table:table-cell office:value-type="float" office:value="24.2886" calcext:value-type="float">
            <text:p>24.2886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和平區自由里東崎路</text:span><text:span text:style-name="T2">2</text:span><text:span text:style-name="T3">段</text:span><text:span text:style-name="T2">116</text:span><text:span text:style-name="T3">號內</text:span></text:p>
          </table:table-cell>
          <table:table-cell office:value-type="string" calcext:value-type="string">
            <text:p>1990/07/2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20</text:p>
          </table:table-cell>
          <table:table-cell office:value-type="string" calcext:value-type="string">
            <text:p>石岡</text:p>
          </table:table-cell>
          <table:table-cell office:value-type="float" office:value="290" calcext:value-type="float">
            <text:p>290</text:p>
          </table:table-cell>
          <table:table-cell office:value-type="float" office:value="120.7703" calcext:value-type="float">
            <text:p>120.7703</text:p>
          </table:table-cell>
          <table:table-cell office:value-type="float" office:value="24.2801" calcext:value-type="float">
            <text:p>24.2801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石岡區石岡里豐勢路</text:span><text:span text:style-name="T2">1238</text:span><text:span text:style-name="T3">號</text:span><text:span text:style-name="T2">(</text:span><text:span text:style-name="T3">石岡壩管理中心內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20)</text:span><text:span text:style-name="T3">站因擴充為氣象站，於</text:span><text:span text:style-name="T2">2011/11/1</text:span><text:span text:style-name="T3">升級為</text:span><text:span text:style-name="T2">(C0F920)</text:span><text:span text:style-name="T3">站。</text:span></text:p>
          </table:table-cell>
          <table:table-cell table:style-name="ce2" office:value-type="string" calcext:value-type="string">
            <text:p>C1F9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30</text:p>
          </table:table-cell>
          <table:table-cell office:value-type="string" calcext:value-type="string">
            <text:p>大甲</text:p>
          </table:table-cell>
          <table:table-cell office:value-type="float" office:value="100" calcext:value-type="float">
            <text:p>100</text:p>
          </table:table-cell>
          <table:table-cell office:value-type="float" office:value="120.6404" calcext:value-type="float">
            <text:p>120.6404</text:p>
          </table:table-cell>
          <table:table-cell office:value-type="float" office:value="24.347667" calcext:value-type="float">
            <text:p>24.347667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大甲區開元路</text:span><text:span text:style-name="T2">71</text:span><text:span text:style-name="T3">號</text:span><text:span text:style-name="T2">(</text:span><text:span text:style-name="T3">大甲高級工業職業學校內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30)</text:span><text:span text:style-name="T3">站因擴充為氣象站，於</text:span><text:span text:style-name="T2">2011/11/1</text:span><text:span text:style-name="T3">升級為</text:span><text:span text:style-name="T2">(C0F930)</text:span><text:span text:style-name="T3">站。</text:span></text:p>
          </table:table-cell>
          <table:table-cell table:style-name="ce2" office:value-type="string" calcext:value-type="string">
            <text:p>C1F93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70</text:p>
          </table:table-cell>
          <table:table-cell office:value-type="string" calcext:value-type="string">
            <text:p>大坑</text:p>
          </table:table-cell>
          <table:table-cell office:value-type="float" office:value="145" calcext:value-type="float">
            <text:p>145</text:p>
          </table:table-cell>
          <table:table-cell office:value-type="float" office:value="120.72229" calcext:value-type="float">
            <text:p>120.72229</text:p>
          </table:table-cell>
          <table:table-cell office:value-type="float" office:value="24.173142" calcext:value-type="float">
            <text:p>24.173142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北屯區軍福十三路</text:span><text:span text:style-name="T2">268</text:span><text:span text:style-name="T3">號</text:span><text:span text:style-name="T2">(</text:span><text:span text:style-name="T3">東山消防分隊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70)</text:span><text:span text:style-name="T3">站因擴充為氣象站，於</text:span><text:span text:style-name="T2">2011/11/1</text:span><text:span text:style-name="T3">升級為</text:span><text:span text:style-name="T2">(C0F970)</text:span><text:span text:style-name="T3">站。</text:span></text:p>
          </table:table-cell>
          <table:table-cell table:style-name="ce2" office:value-type="string" calcext:value-type="string">
            <text:p>C1F97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A0</text:p>
          </table:table-cell>
          <table:table-cell office:value-type="string" calcext:value-type="string">
            <text:p>中竹林</text:p>
          </table:table-cell>
          <table:table-cell office:value-type="float" office:value="425" calcext:value-type="float">
            <text:p>425</text:p>
          </table:table-cell>
          <table:table-cell office:value-type="float" office:value="120.7511" calcext:value-type="float">
            <text:p>120.7511</text:p>
          </table:table-cell>
          <table:table-cell office:value-type="float" office:value="24.1036" calcext:value-type="float">
            <text:p>24.1036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太平區長龍路中埔二號橋至站址直線距離約</text:span><text:span text:style-name="T2">1.7km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A0)</text:span><text:span text:style-name="T3">站因擴充為氣象站，於</text:span><text:span text:style-name="T2">2011/11/1</text:span><text:span text:style-name="T3">升級為</text:span><text:span text:style-name="T2">(C0F9A0)</text:span><text:span text:style-name="T3">站。</text:span></text:p>
          </table:table-cell>
          <table:table-cell table:style-name="ce2" office:value-type="string" calcext:value-type="string">
            <text:p>C1F9A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I0</text:p>
          </table:table-cell>
          <table:table-cell office:value-type="string" calcext:value-type="string">
            <text:p>神岡</text:p>
          </table:table-cell>
          <table:table-cell office:value-type="float" office:value="194" calcext:value-type="float">
            <text:p>194</text:p>
          </table:table-cell>
          <table:table-cell office:value-type="float" office:value="120.6583" calcext:value-type="float">
            <text:p>120.6583</text:p>
          </table:table-cell>
          <table:table-cell office:value-type="float" office:value="24.2725" calcext:value-type="float">
            <text:p>24.2725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神岡區三民路</text:span><text:span text:style-name="T2">639</text:span><text:span text:style-name="T3">號</text:span><text:span text:style-name="T2">(</text:span><text:span text:style-name="T3">圳堵國小校園南側大樓屋頂平台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I0)</text:span><text:span text:style-name="T3">站因擴充為氣象站，於</text:span><text:span text:style-name="T2">2011/11/1</text:span><text:span text:style-name="T3">升級為</text:span><text:span text:style-name="T2">(C0F9I0)</text:span><text:span text:style-name="T3">站。</text:span></text:p>
          </table:table-cell>
          <table:table-cell table:style-name="ce2" office:value-type="string" calcext:value-type="string">
            <text:p>C1F9I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K0</text:p>
          </table:table-cell>
          <table:table-cell office:value-type="string" calcext:value-type="string">
            <text:p>大安</text:p>
          </table:table-cell>
          <table:table-cell office:value-type="float" office:value="30" calcext:value-type="float">
            <text:p>30</text:p>
          </table:table-cell>
          <table:table-cell office:value-type="float" office:value="120.588" calcext:value-type="float">
            <text:p>120.588</text:p>
          </table:table-cell>
          <table:table-cell office:value-type="float" office:value="24.3451" calcext:value-type="float">
            <text:p>24.3451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大安區中庄里中山南路</text:span><text:span text:style-name="T2">296</text:span><text:span text:style-name="T3">號</text:span><text:span text:style-name="T2">(</text:span><text:span text:style-name="T3">大安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L0</text:p>
          </table:table-cell>
          <table:table-cell office:value-type="string" calcext:value-type="string">
            <text:p>后里</text:p>
          </table:table-cell>
          <table:table-cell office:value-type="float" office:value="253" calcext:value-type="float">
            <text:p>253</text:p>
          </table:table-cell>
          <table:table-cell office:value-type="float" office:value="120.7297" calcext:value-type="float">
            <text:p>120.7297</text:p>
          </table:table-cell>
          <table:table-cell office:value-type="float" office:value="24.3104" calcext:value-type="float">
            <text:p>24.3104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后里區甲后路</text:span><text:span text:style-name="T2">110</text:span><text:span text:style-name="T3">號</text:span><text:span text:style-name="T2">(</text:span><text:span text:style-name="T3">后里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M0</text:p>
          </table:table-cell>
          <table:table-cell office:value-type="string" calcext:value-type="string">
            <text:p>豐原</text:p>
          </table:table-cell>
          <table:table-cell office:value-type="float" office:value="230" calcext:value-type="float">
            <text:p>230</text:p>
          </table:table-cell>
          <table:table-cell office:value-type="float" office:value="120.7207" calcext:value-type="float">
            <text:p>120.7207</text:p>
          </table:table-cell>
          <table:table-cell office:value-type="float" office:value="24.2543" calcext:value-type="float">
            <text:p>24.2543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豐原區豐榮里</text:span><text:span text:style-name="T2">12</text:span><text:span text:style-name="T3">鄰新生北路</text:span><text:span text:style-name="T2">155</text:span><text:span text:style-name="T3">號</text:span><text:span text:style-name="T2">(</text:span><text:span text:style-name="T3">豐原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N0</text:p>
          </table:table-cell>
          <table:table-cell office:value-type="string" calcext:value-type="string">
            <text:p>大里</text:p>
          </table:table-cell>
          <table:table-cell office:value-type="float" office:value="75" calcext:value-type="float">
            <text:p>75</text:p>
          </table:table-cell>
          <table:table-cell office:value-type="float" office:value="120.7014" calcext:value-type="float">
            <text:p>120.7014</text:p>
          </table:table-cell>
          <table:table-cell office:value-type="float" office:value="24.0925" calcext:value-type="float">
            <text:p>24.0925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大里區文化街</text:span><text:span text:style-name="T2">120</text:span><text:span text:style-name="T3">號</text:span><text:span text:style-name="T2">(</text:span><text:span text:style-name="T3">塗城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O0</text:p>
          </table:table-cell>
          <table:table-cell office:value-type="string" calcext:value-type="string">
            <text:p>潭子</text:p>
          </table:table-cell>
          <table:table-cell office:value-type="float" office:value="175" calcext:value-type="float">
            <text:p>175</text:p>
          </table:table-cell>
          <table:table-cell office:value-type="float" office:value="120.7039" calcext:value-type="float">
            <text:p>120.7039</text:p>
          </table:table-cell>
          <table:table-cell office:value-type="float" office:value="24.2131" calcext:value-type="float">
            <text:p>24.2131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潭子區中山路二段</text:span><text:span text:style-name="T2">435</text:span><text:span text:style-name="T3">號</text:span><text:span text:style-name="T2">(</text:span><text:span text:style-name="T3">潭子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P0</text:p>
          </table:table-cell>
          <table:table-cell office:value-type="string" calcext:value-type="string">
            <text:p>清水</text:p>
          </table:table-cell>
          <table:table-cell office:value-type="float" office:value="26" calcext:value-type="float">
            <text:p>26</text:p>
          </table:table-cell>
          <table:table-cell office:value-type="float" office:value="120.5622" calcext:value-type="float">
            <text:p>120.5622</text:p>
          </table:table-cell>
          <table:table-cell office:value-type="float" office:value="24.3123" calcext:value-type="float">
            <text:p>24.3123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清水區護岸路</text:span><text:span text:style-name="T2">37</text:span><text:span text:style-name="T3">號</text:span><text:span text:style-name="T2">(</text:span><text:span text:style-name="T3">高美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Q0</text:p>
          </table:table-cell>
          <table:table-cell office:value-type="string" calcext:value-type="string">
            <text:p>外埔</text:p>
          </table:table-cell>
          <table:table-cell office:value-type="float" office:value="149" calcext:value-type="float">
            <text:p>149</text:p>
          </table:table-cell>
          <table:table-cell office:value-type="float" office:value="120.7057" calcext:value-type="float">
            <text:p>120.7057</text:p>
          </table:table-cell>
          <table:table-cell office:value-type="float" office:value="24.3478" calcext:value-type="float">
            <text:p>24.3478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外埔區土城里土城西路</text:span><text:span text:style-name="T2">55</text:span><text:span text:style-name="T3">號</text:span><text:span text:style-name="T2">(</text:span><text:span text:style-name="T3">安定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R0</text:p>
          </table:table-cell>
          <table:table-cell office:value-type="string" calcext:value-type="string">
            <text:p>龍井</text:p>
          </table:table-cell>
          <table:table-cell office:value-type="float" office:value="20" calcext:value-type="float">
            <text:p>20</text:p>
          </table:table-cell>
          <table:table-cell office:value-type="float" office:value="120.529" calcext:value-type="float">
            <text:p>120.529</text:p>
          </table:table-cell>
          <table:table-cell office:value-type="float" office:value="24.1845" calcext:value-type="float">
            <text:p>24.1845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龍井區西里龍門路</text:span><text:span text:style-name="T2">51</text:span><text:span text:style-name="T3">號</text:span><text:span text:style-name="T2">(</text:span><text:span text:style-name="T3">龍井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S0</text:p>
          </table:table-cell>
          <table:table-cell office:value-type="string" calcext:value-type="string">
            <text:p>烏日</text:p>
          </table:table-cell>
          <table:table-cell office:value-type="float" office:value="43" calcext:value-type="float">
            <text:p>43</text:p>
          </table:table-cell>
          <table:table-cell office:value-type="float" office:value="120.6241" calcext:value-type="float">
            <text:p>120.6241</text:p>
          </table:table-cell>
          <table:table-cell office:value-type="float" office:value="24.1071" calcext:value-type="float">
            <text:p>24.1071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烏日區中山路二段</text:span><text:span text:style-name="T2">196</text:span><text:span text:style-name="T3">號</text:span><text:span text:style-name="T2">(</text:span><text:span text:style-name="T3">烏日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T0</text:p>
          </table:table-cell>
          <table:table-cell office:value-type="string" calcext:value-type="string">
            <text:p>西屯</text:p>
          </table:table-cell>
          <table:table-cell office:value-type="float" office:value="111" calcext:value-type="float">
            <text:p>111</text:p>
          </table:table-cell>
          <table:table-cell office:value-type="float" office:value="120.6413" calcext:value-type="float">
            <text:p>120.6413</text:p>
          </table:table-cell>
          <table:table-cell office:value-type="float" office:value="24.1795" calcext:value-type="float">
            <text:p>24.1795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西屯區西屯路二段</text:span><text:span text:style-name="T2">300</text:span><text:span text:style-name="T3">號</text:span><text:span text:style-name="T2">(</text:span><text:span text:style-name="T3">西屯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U0</text:p>
          </table:table-cell>
          <table:table-cell office:value-type="string" calcext:value-type="string">
            <text:p>南屯</text:p>
          </table:table-cell>
          <table:table-cell office:value-type="float" office:value="74" calcext:value-type="float">
            <text:p>74</text:p>
          </table:table-cell>
          <table:table-cell office:value-type="float" office:value="120.638" calcext:value-type="float">
            <text:p>120.638</text:p>
          </table:table-cell>
          <table:table-cell office:value-type="float" office:value="24.137" calcext:value-type="float">
            <text:p>24.137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南屯區黎明路一段</text:span><text:span text:style-name="T2">968</text:span><text:span text:style-name="T3">號</text:span><text:span text:style-name="T2">(</text:span><text:span text:style-name="T3">南屯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V0</text:p>
          </table:table-cell>
          <table:table-cell office:value-type="string" calcext:value-type="string">
            <text:p>新社</text:p>
          </table:table-cell>
          <table:table-cell office:value-type="float" office:value="525" calcext:value-type="float">
            <text:p>525</text:p>
          </table:table-cell>
          <table:table-cell office:value-type="float" office:value="120.8158" calcext:value-type="float">
            <text:p>120.8158</text:p>
          </table:table-cell>
          <table:table-cell office:value-type="float" office:value="24.2002" calcext:value-type="float">
            <text:p>24.2002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新社區大南里興中街</text:span><text:span text:style-name="T2">46</text:span><text:span text:style-name="T3">號</text:span><text:span text:style-name="T2">(</text:span><text:span text:style-name="T3">農委會種苗改良繁殖場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X0</text:p>
          </table:table-cell>
          <table:table-cell table:style-name="ce4" office:value-type="string" calcext:value-type="string">
            <text:p><text:span text:style-name="T1">大雅</text:span><text:span text:style-name="T2">(</text:span><text:span text:style-name="T3">中科園區</text:span><text:span text:style-name="T2">)</text:span></text:p>
          </table:table-cell>
          <table:table-cell office:value-type="float" office:value="166" calcext:value-type="float">
            <text:p>166</text:p>
          </table:table-cell>
          <table:table-cell office:value-type="float" office:value="120.6245" calcext:value-type="float">
            <text:p>120.6245</text:p>
          </table:table-cell>
          <table:table-cell office:value-type="float" office:value="24.2153" calcext:value-type="float">
            <text:p>24.2153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中部科學工業園區臺中園區</text:span><text:span text:style-name="T2">(</text:span><text:span text:style-name="T3">汙水處理機房樓頂</text:span><text:span text:style-name="T2">)</text:span></text:p>
          </table:table-cell>
          <table:table-cell office:value-type="string" calcext:value-type="string">
            <text:p>2015/08/2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F9Y0</text:p>
          </table:table-cell>
          <table:table-cell office:value-type="string" calcext:value-type="string">
            <text:p>桃山</text:p>
          </table:table-cell>
          <table:table-cell office:value-type="float" office:value="3313" calcext:value-type="float">
            <text:p>3313</text:p>
          </table:table-cell>
          <table:table-cell office:value-type="float" office:value="121.3038" calcext:value-type="float">
            <text:p>121.3038</text:p>
          </table:table-cell>
          <table:table-cell office:value-type="float" office:value="24.4327" calcext:value-type="float">
            <text:p>24.4327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和平區</text:span><text:span text:style-name="T2">(</text:span><text:span text:style-name="T3">位於往桃山山屋叉路解說牌附近</text:span><text:span text:style-name="T2">)</text:span></text:p>
          </table:table-cell>
          <table:table-cell office:value-type="string" calcext:value-type="string">
            <text:p>2016/07/15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F9Z0</text:p>
          </table:table-cell>
          <table:table-cell office:value-type="string" calcext:value-type="string">
            <text:p>雪山東峰</text:p>
          </table:table-cell>
          <table:table-cell office:value-type="float" office:value="3193" calcext:value-type="float">
            <text:p>3193</text:p>
          </table:table-cell>
          <table:table-cell office:value-type="float" office:value="121.2687" calcext:value-type="float">
            <text:p>121.2687</text:p>
          </table:table-cell>
          <table:table-cell office:value-type="float" office:value="24.3888" calcext:value-type="float">
            <text:p>24.3888</text:p>
          </table:table-cell>
          <table:table-cell office:value-type="string" calcext:value-type="string">
            <text:p>臺中市</text:p>
          </table:table-cell>
          <table:table-cell table:style-name="ce1" office:value-type="string" calcext:value-type="string">
            <text:p>和平區</text:p>
          </table:table-cell>
          <table:table-cell office:value-type="string" calcext:value-type="string">
            <text:p>2016/07/15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620</text:p>
          </table:table-cell>
          <table:table-cell office:value-type="string" calcext:value-type="string">
            <text:p>芬園</text:p>
          </table:table-cell>
          <table:table-cell office:value-type="float" office:value="110" calcext:value-type="float">
            <text:p>110</text:p>
          </table:table-cell>
          <table:table-cell office:value-type="float" office:value="120.6213" calcext:value-type="float">
            <text:p>120.6213</text:p>
          </table:table-cell>
          <table:table-cell office:value-type="float" office:value="24.0157" calcext:value-type="float">
            <text:p>24.0157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芬園鄉楓坑村大埔崙產業道路上</text:span><text:span text:style-name="T2">(</text:span><text:span text:style-name="T3">芬園往臺灣民俗村路上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G620)</text:span><text:span text:style-name="T3">站因擴充為氣象站，於</text:span><text:span text:style-name="T2">2011/11/1</text:span><text:span text:style-name="T3">升級為</text:span><text:span text:style-name="T2">(C0G620)</text:span><text:span text:style-name="T3">站。</text:span></text:p>
          </table:table-cell>
          <table:table-cell table:style-name="ce2" office:value-type="string" calcext:value-type="string">
            <text:p>C1G6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640</text:p>
          </table:table-cell>
          <table:table-cell office:value-type="string" calcext:value-type="string">
            <text:p>鹿港</text:p>
          </table:table-cell>
          <table:table-cell office:value-type="float" office:value="17" calcext:value-type="float">
            <text:p>17</text:p>
          </table:table-cell>
          <table:table-cell office:value-type="float" office:value="120.4305" calcext:value-type="float">
            <text:p>120.4305</text:p>
          </table:table-cell>
          <table:table-cell office:value-type="float" office:value="24.0753" calcext:value-type="float">
            <text:p>24.0753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鹿港鎮海埔里顏厝巷</text:span><text:span text:style-name="T2">67</text:span><text:span text:style-name="T3">號</text:span><text:span text:style-name="T2">(</text:span><text:span text:style-name="T3">行政院退輔會魚殖管理處彰化分場內</text:span><text:span text:style-name="T2">)</text:span>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650</text:p>
          </table:table-cell>
          <table:table-cell office:value-type="string" calcext:value-type="string">
            <text:p>員林</text:p>
          </table:table-cell>
          <table:table-cell office:value-type="float" office:value="25" calcext:value-type="float">
            <text:p>25</text:p>
          </table:table-cell>
          <table:table-cell office:value-type="float" office:value="120.5856" calcext:value-type="float">
            <text:p>120.5856</text:p>
          </table:table-cell>
          <table:table-cell office:value-type="float" office:value="23.9465" calcext:value-type="float">
            <text:p>23.9465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員林市萬年里明倫路</text:span><text:span text:style-name="T2">2</text:span><text:span text:style-name="T3">號</text:span><text:span text:style-name="T2">(</text:span><text:span text:style-name="T3">明倫國中內</text:span><text:span text:style-name="T2">)</text:span>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660</text:p>
          </table:table-cell>
          <table:table-cell office:value-type="string" calcext:value-type="string">
            <text:p>溪湖</text:p>
          </table:table-cell>
          <table:table-cell office:value-type="float" office:value="27" calcext:value-type="float">
            <text:p>27</text:p>
          </table:table-cell>
          <table:table-cell office:value-type="float" office:value="120.4791" calcext:value-type="float">
            <text:p>120.4791</text:p>
          </table:table-cell>
          <table:table-cell office:value-type="float" office:value="23.9484" calcext:value-type="float">
            <text:p>23.9484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溪湖鎮大竹里彰水路</text:span><text:span text:style-name="T2">2</text:span><text:span text:style-name="T3">段</text:span><text:span text:style-name="T2">725</text:span><text:span text:style-name="T3">號</text:span><text:span text:style-name="T2">(</text:span><text:span text:style-name="T3">湖南國民小學內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G660)</text:span><text:span text:style-name="T3">站因擴充為氣象站，於</text:span><text:span text:style-name="T2">2011/11/1</text:span><text:span text:style-name="T3">升級為</text:span><text:span text:style-name="T2">(C0G660)</text:span><text:span text:style-name="T3">站。</text:span></text:p>
          </table:table-cell>
          <table:table-cell table:style-name="ce2" office:value-type="string" calcext:value-type="string">
            <text:p>C1G6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720</text:p>
          </table:table-cell>
          <table:table-cell office:value-type="string" calcext:value-type="string">
            <text:p>溪州</text:p>
          </table:table-cell>
          <table:table-cell office:value-type="float" office:value="50" calcext:value-type="float">
            <text:p>50</text:p>
          </table:table-cell>
          <table:table-cell office:value-type="float" office:value="120.4991" calcext:value-type="float">
            <text:p>120.4991</text:p>
          </table:table-cell>
          <table:table-cell office:value-type="float" office:value="23.8516" calcext:value-type="float">
            <text:p>23.8516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溪州鄉溪下路四段</text:span><text:span text:style-name="T2">560</text:span><text:span text:style-name="T3">號</text:span><text:span text:style-name="T2">(</text:span><text:span text:style-name="T3">溪州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730</text:p>
          </table:table-cell>
          <table:table-cell office:value-type="string" calcext:value-type="string">
            <text:p>二林</text:p>
          </table:table-cell>
          <table:table-cell office:value-type="float" office:value="27" calcext:value-type="float">
            <text:p>27</text:p>
          </table:table-cell>
          <table:table-cell office:value-type="float" office:value="120.3761" calcext:value-type="float">
            <text:p>120.3761</text:p>
          </table:table-cell>
          <table:table-cell office:value-type="float" office:value="23.9033" calcext:value-type="float">
            <text:p>23.9033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二林鎮仁愛路</text:span><text:span text:style-name="T2">200</text:span><text:span text:style-name="T3">號</text:span><text:span text:style-name="T2">(</text:span><text:span text:style-name="T3">二林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中西</text:span><text:span text:style-name="T2">(C1G700)</text:span><text:span text:style-name="T3">站因移位及擴充為氣象站，於</text:span><text:span text:style-name="T2">2015/7/1</text:span><text:span text:style-name="T3">升級為</text:span><text:span text:style-name="T2">(C0G730)</text:span><text:span text:style-name="T3">站，站名更變為二林。</text:span></text:p>
          </table:table-cell>
          <table:table-cell table:style-name="ce2" office:value-type="string" calcext:value-type="string">
            <text:p>C1G7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740</text:p>
          </table:table-cell>
          <table:table-cell office:value-type="string" calcext:value-type="string">
            <text:p>大城</text:p>
          </table:table-cell>
          <table:table-cell office:value-type="float" office:value="24" calcext:value-type="float">
            <text:p>24</text:p>
          </table:table-cell>
          <table:table-cell office:value-type="float" office:value="120.3209" calcext:value-type="float">
            <text:p>120.3209</text:p>
          </table:table-cell>
          <table:table-cell office:value-type="float" office:value="23.8525" calcext:value-type="float">
            <text:p>23.8525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大城鄉東城村中平路</text:span><text:span text:style-name="T2">185</text:span><text:span text:style-name="T3">號</text:span><text:span text:style-name="T2">(</text:span><text:span text:style-name="T3">大城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750</text:p>
          </table:table-cell>
          <table:table-cell office:value-type="string" calcext:value-type="string">
            <text:p>竹塘</text:p>
          </table:table-cell>
          <table:table-cell office:value-type="float" office:value="31" calcext:value-type="float">
            <text:p>31</text:p>
          </table:table-cell>
          <table:table-cell office:value-type="float" office:value="120.3825" calcext:value-type="float">
            <text:p>120.3825</text:p>
          </table:table-cell>
          <table:table-cell office:value-type="float" office:value="23.8466" calcext:value-type="float">
            <text:p>23.8466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竹塘鄉永安村東陽路二段</text:span><text:span text:style-name="T2">221</text:span><text:span text:style-name="T3">號</text:span><text:span text:style-name="T2">(</text:span><text:span text:style-name="T3">永安派出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770</text:p>
          </table:table-cell>
          <table:table-cell office:value-type="string" calcext:value-type="string">
            <text:p>福興</text:p>
          </table:table-cell>
          <table:table-cell office:value-type="float" office:value="15" calcext:value-type="float">
            <text:p>15</text:p>
          </table:table-cell>
          <table:table-cell office:value-type="float" office:value="120.4377" calcext:value-type="float">
            <text:p>120.4377</text:p>
          </table:table-cell>
          <table:table-cell office:value-type="float" office:value="24.0413" calcext:value-type="float">
            <text:p>24.0413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福興鄉員鹿路二段</text:span><text:span text:style-name="T2">270</text:span><text:span text:style-name="T3">號</text:span><text:span text:style-name="T2">(</text:span><text:span text:style-name="T3">福興國中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780</text:p>
          </table:table-cell>
          <table:table-cell office:value-type="string" calcext:value-type="string">
            <text:p>秀水</text:p>
          </table:table-cell>
          <table:table-cell office:value-type="float" office:value="27" calcext:value-type="float">
            <text:p>27</text:p>
          </table:table-cell>
          <table:table-cell office:value-type="float" office:value="120.5039" calcext:value-type="float">
            <text:p>120.5039</text:p>
          </table:table-cell>
          <table:table-cell office:value-type="float" office:value="24.0341" calcext:value-type="float">
            <text:p>24.0341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秀水鄉安東村中山路</text:span><text:span text:style-name="T2">257</text:span><text:span text:style-name="T3">號</text:span><text:span text:style-name="T2">(</text:span><text:span text:style-name="T3">秀水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790</text:p>
          </table:table-cell>
          <table:table-cell office:value-type="string" calcext:value-type="string">
            <text:p>花壇</text:p>
          </table:table-cell>
          <table:table-cell office:value-type="float" office:value="27" calcext:value-type="float">
            <text:p>27</text:p>
          </table:table-cell>
          <table:table-cell office:value-type="float" office:value="120.5523" calcext:value-type="float">
            <text:p>120.5523</text:p>
          </table:table-cell>
          <table:table-cell office:value-type="float" office:value="24.0161" calcext:value-type="float">
            <text:p>24.0161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花壇鄉中庄村中橋街</text:span><text:span text:style-name="T2">226</text:span><text:span text:style-name="T3">號</text:span><text:span text:style-name="T2">(</text:span><text:span text:style-name="T3">華南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00</text:p>
          </table:table-cell>
          <table:table-cell office:value-type="string" calcext:value-type="string">
            <text:p>埔鹽</text:p>
          </table:table-cell>
          <table:table-cell office:value-type="float" office:value="15" calcext:value-type="float">
            <text:p>15</text:p>
          </table:table-cell>
          <table:table-cell office:value-type="float" office:value="120.4317" calcext:value-type="float">
            <text:p>120.4317</text:p>
          </table:table-cell>
          <table:table-cell office:value-type="float" office:value="24.0004" calcext:value-type="float">
            <text:p>24.0004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埔鹽鄉永樂村永樂路</text:span><text:span text:style-name="T2">600</text:span><text:span text:style-name="T3">號</text:span><text:span text:style-name="T2">(</text:span><text:span text:style-name="T3">永樂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10</text:p>
          </table:table-cell>
          <table:table-cell office:value-type="string" calcext:value-type="string">
            <text:p>埔心</text:p>
          </table:table-cell>
          <table:table-cell office:value-type="float" office:value="26" calcext:value-type="float">
            <text:p>26</text:p>
          </table:table-cell>
          <table:table-cell office:value-type="float" office:value="120.5255" calcext:value-type="float">
            <text:p>120.5255</text:p>
          </table:table-cell>
          <table:table-cell office:value-type="float" office:value="23.9476" calcext:value-type="float">
            <text:p>23.9476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埔心鄉舊館村員鹿路四段</text:span><text:span text:style-name="T2">201</text:span><text:span text:style-name="T3">號</text:span><text:span text:style-name="T2">(</text:span><text:span text:style-name="T3">舊館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20</text:p>
          </table:table-cell>
          <table:table-cell office:value-type="string" calcext:value-type="string">
            <text:p>田尾</text:p>
          </table:table-cell>
          <table:table-cell office:value-type="float" office:value="29" calcext:value-type="float">
            <text:p>29</text:p>
          </table:table-cell>
          <table:table-cell office:value-type="float" office:value="120.5094" calcext:value-type="float">
            <text:p>120.5094</text:p>
          </table:table-cell>
          <table:table-cell office:value-type="float" office:value="23.9017" calcext:value-type="float">
            <text:p>23.9017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田尾鄉中正路二段</text:span><text:span text:style-name="T2">101</text:span><text:span text:style-name="T3">號</text:span><text:span text:style-name="T2">(</text:span><text:span text:style-name="T3">仁豐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30</text:p>
          </table:table-cell>
          <table:table-cell office:value-type="string" calcext:value-type="string">
            <text:p>埤頭</text:p>
          </table:table-cell>
          <table:table-cell office:value-type="float" office:value="27" calcext:value-type="float">
            <text:p>27</text:p>
          </table:table-cell>
          <table:table-cell office:value-type="float" office:value="120.4528" calcext:value-type="float">
            <text:p>120.4528</text:p>
          </table:table-cell>
          <table:table-cell office:value-type="float" office:value="23.866" calcext:value-type="float">
            <text:p>23.866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埤頭鄉大湖村大湖路</text:span><text:span text:style-name="T2">260</text:span><text:span text:style-name="T3">號</text:span><text:span text:style-name="T2">(</text:span><text:span text:style-name="T3">大湖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40</text:p>
          </table:table-cell>
          <table:table-cell office:value-type="string" calcext:value-type="string">
            <text:p>北斗</text:p>
          </table:table-cell>
          <table:table-cell office:value-type="float" office:value="32" calcext:value-type="float">
            <text:p>32</text:p>
          </table:table-cell>
          <table:table-cell office:value-type="float" office:value="120.5142" calcext:value-type="float">
            <text:p>120.5142</text:p>
          </table:table-cell>
          <table:table-cell office:value-type="float" office:value="23.8776" calcext:value-type="float">
            <text:p>23.8776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北斗鎮斗苑路二段</text:span><text:span text:style-name="T2">150</text:span><text:span text:style-name="T3">號</text:span><text:span text:style-name="T2">(</text:span><text:span text:style-name="T3">螺陽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50</text:p>
          </table:table-cell>
          <table:table-cell office:value-type="string" calcext:value-type="string">
            <text:p>田中</text:p>
          </table:table-cell>
          <table:table-cell office:value-type="float" office:value="62" calcext:value-type="float">
            <text:p>62</text:p>
          </table:table-cell>
          <table:table-cell office:value-type="float" office:value="120.5883" calcext:value-type="float">
            <text:p>120.5883</text:p>
          </table:table-cell>
          <table:table-cell office:value-type="float" office:value="23.8568" calcext:value-type="float">
            <text:p>23.8568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田中鎮中州路一段</text:span><text:span text:style-name="T2">177</text:span><text:span text:style-name="T3">號</text:span><text:span text:style-name="T2">(</text:span><text:span text:style-name="T3">田中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60</text:p>
          </table:table-cell>
          <table:table-cell office:value-type="string" calcext:value-type="string">
            <text:p>社頭</text:p>
          </table:table-cell>
          <table:table-cell office:value-type="float" office:value="45" calcext:value-type="float">
            <text:p>45</text:p>
          </table:table-cell>
          <table:table-cell office:value-type="float" office:value="120.5862" calcext:value-type="float">
            <text:p>120.5862</text:p>
          </table:table-cell>
          <table:table-cell office:value-type="float" office:value="23.8976" calcext:value-type="float">
            <text:p>23.8976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社頭鄉社斗路一段</text:span><text:span text:style-name="T2">258</text:span><text:span text:style-name="T3">號</text:span><text:span text:style-name="T2">(</text:span><text:span text:style-name="T3">社頭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70</text:p>
          </table:table-cell>
          <table:table-cell office:value-type="string" calcext:value-type="string">
            <text:p>芳苑</text:p>
          </table:table-cell>
          <table:table-cell office:value-type="float" office:value="12" calcext:value-type="float">
            <text:p>12</text:p>
          </table:table-cell>
          <table:table-cell office:value-type="float" office:value="120.32" calcext:value-type="float">
            <text:p>120.32</text:p>
          </table:table-cell>
          <table:table-cell office:value-type="float" office:value="23.9223" calcext:value-type="float">
            <text:p>23.9223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芳苑鄉仁愛村斗苑路芳苑段</text:span><text:span text:style-name="T2">211</text:span><text:span text:style-name="T3">號</text:span><text:span text:style-name="T2">(</text:span><text:span text:style-name="T3">芳苑國中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80</text:p>
          </table:table-cell>
          <table:table-cell office:value-type="string" calcext:value-type="string">
            <text:p>二水</text:p>
          </table:table-cell>
          <table:table-cell office:value-type="float" office:value="92" calcext:value-type="float">
            <text:p>92</text:p>
          </table:table-cell>
          <table:table-cell office:value-type="float" office:value="120.6173" calcext:value-type="float">
            <text:p>120.6173</text:p>
          </table:table-cell>
          <table:table-cell office:value-type="float" office:value="23.8107" calcext:value-type="float">
            <text:p>23.8107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二水鄉文化村</text:span><text:span text:style-name="T2">119</text:span><text:span text:style-name="T3">號</text:span><text:span text:style-name="T2">(</text:span><text:span text:style-name="T3">二水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G890</text:p>
          </table:table-cell>
          <table:table-cell office:value-type="string" calcext:value-type="string">
            <text:p>伸港</text:p>
          </table:table-cell>
          <table:table-cell office:value-type="float" office:value="24" calcext:value-type="float">
            <text:p>24</text:p>
          </table:table-cell>
          <table:table-cell office:value-type="float" office:value="120.4844" calcext:value-type="float">
            <text:p>120.4844</text:p>
          </table:table-cell>
          <table:table-cell office:value-type="float" office:value="24.1489" calcext:value-type="float">
            <text:p>24.1489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伸港鄉新港村和平路</text:span><text:span text:style-name="T2">60</text:span><text:span text:style-name="T3">號</text:span><text:span text:style-name="T2">(</text:span><text:span text:style-name="T3">新港國小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H890</text:p>
          </table:table-cell>
          <table:table-cell office:value-type="string" calcext:value-type="string">
            <text:p>埔里</text:p>
          </table:table-cell>
          <table:table-cell office:value-type="float" office:value="440" calcext:value-type="float">
            <text:p>440</text:p>
          </table:table-cell>
          <table:table-cell office:value-type="float" office:value="120.9524" calcext:value-type="float">
            <text:p>120.9524</text:p>
          </table:table-cell>
          <table:table-cell office:value-type="float" office:value="23.9722" calcext:value-type="float">
            <text:p>23.9722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埔里鎮大城里大城路</text:span><text:span text:style-name="T2">169</text:span><text:span text:style-name="T3">號</text:span><text:span text:style-name="T2">(</text:span><text:span text:style-name="T3">南投縣立大成國民中學內</text:span><text:span text:style-name="T2">)</text:span></text:p>
          </table:table-cell>
          <table:table-cell office:value-type="string" calcext:value-type="string">
            <text:p>2016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大肚城</text:span><text:span text:style-name="T2">(C1H890)</text:span><text:span text:style-name="T3">站因擴充為氣象站，於</text:span><text:span text:style-name="T2">2015/9/4</text:span><text:span text:style-name="T3">升級為</text:span><text:span text:style-name="T2">(C0H890)</text:span><text:span text:style-name="T3">站，站名更變為埔里。</text:span></text:p>
          </table:table-cell>
          <table:table-cell table:style-name="ce2" office:value-type="string" calcext:value-type="string">
            <text:p>C1H89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H950</text:p>
          </table:table-cell>
          <table:table-cell office:value-type="string" calcext:value-type="string">
            <text:p>中寮</text:p>
          </table:table-cell>
          <table:table-cell office:value-type="float" office:value="192" calcext:value-type="float">
            <text:p>192</text:p>
          </table:table-cell>
          <table:table-cell office:value-type="float" office:value="120.7664" calcext:value-type="float">
            <text:p>120.7664</text:p>
          </table:table-cell>
          <table:table-cell office:value-type="float" office:value="23.8844" calcext:value-type="float">
            <text:p>23.8844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中寮鄉復興村初中巷</text:span><text:span text:style-name="T2">50</text:span><text:span text:style-name="T3">號</text:span><text:span text:style-name="T2">(</text:span><text:span text:style-name="T3">中寮國中校園內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H950)</text:span><text:span text:style-name="T3">站因擴充為氣象站，於</text:span><text:span text:style-name="T2">2011/11/1</text:span><text:span text:style-name="T3">升級為</text:span><text:span text:style-name="T2">(C0H950)</text:span><text:span text:style-name="T3">站。</text:span></text:p>
          </table:table-cell>
          <table:table-cell table:style-name="ce2" office:value-type="string" calcext:value-type="string">
            <text:p>C1H9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H960</text:p>
          </table:table-cell>
          <table:table-cell office:value-type="string" calcext:value-type="string">
            <text:p>草屯</text:p>
          </table:table-cell>
          <table:table-cell office:value-type="float" office:value="120" calcext:value-type="float">
            <text:p>120</text:p>
          </table:table-cell>
          <table:table-cell office:value-type="float" office:value="120.6809" calcext:value-type="float">
            <text:p>120.6809</text:p>
          </table:table-cell>
          <table:table-cell office:value-type="float" office:value="23.9737" calcext:value-type="float">
            <text:p>23.9737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草屯鎮中山里草鞋墩</text:span><text:span text:style-name="T2">1</text:span><text:span text:style-name="T3">街</text:span><text:span text:style-name="T2">8</text:span><text:span text:style-name="T3">號</text:span><text:span text:style-name="T2">(</text:span><text:span text:style-name="T3">草屯鎮公所樓頂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H960)</text:span><text:span text:style-name="T3">站因擴充為氣象站，於</text:span><text:span text:style-name="T2">2011/11/1</text:span><text:span text:style-name="T3">升級為</text:span><text:span text:style-name="T2">(C0H960)</text:span><text:span text:style-name="T3">站。</text:span></text:p>
          </table:table-cell>
          <table:table-cell table:style-name="ce2" office:value-type="string" calcext:value-type="string">
            <text:p>C1H9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H990</text:p>
          </table:table-cell>
          <table:table-cell office:value-type="string" calcext:value-type="string">
            <text:p>昆陽</text:p>
          </table:table-cell>
          <table:table-cell office:value-type="float" office:value="3076" calcext:value-type="float">
            <text:p>3076</text:p>
          </table:table-cell>
          <table:table-cell office:value-type="float" office:value="121.2736" calcext:value-type="float">
            <text:p>121.2736</text:p>
          </table:table-cell>
          <table:table-cell office:value-type="float" office:value="24.1213" calcext:value-type="float">
            <text:p>24.1213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昆陽警察局後方下坡處</text:span><text:span text:style-name="T2">(</text:span><text:span text:style-name="T3">太魯閣國家公園</text:span><text:span text:style-name="T2">)</text:span><text:span text:style-name="T3">石碑後</text:span><text:span text:style-name="T2">20</text:span><text:span text:style-name="T3">公尺</text:span>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H9A0</text:p>
          </table:table-cell>
          <table:table-cell office:value-type="string" calcext:value-type="string">
            <text:p>神木村</text:p>
          </table:table-cell>
          <table:table-cell office:value-type="float" office:value="1595" calcext:value-type="float">
            <text:p>1595</text:p>
          </table:table-cell>
          <table:table-cell office:value-type="float" office:value="120.8437" calcext:value-type="float">
            <text:p>120.8437</text:p>
          </table:table-cell>
          <table:table-cell office:value-type="float" office:value="23.5327" calcext:value-type="float">
            <text:p>23.5327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神木村神木工作分站後方山坡上</text:span><text:span text:style-name="T2">(</text:span><text:span text:style-name="T3">對高岳營林區</text:span><text:span text:style-name="T2">29</text:span><text:span text:style-name="T3">林班地</text:span><text:span text:style-name="T2">444</text:span><text:span text:style-name="T3">號土地</text:span><text:span text:style-name="T2">)</text:span></text:p>
          </table:table-cell>
          <table:table-cell office:value-type="string" calcext:value-type="string">
            <text:p>1999/0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H9C0</text:p>
          </table:table-cell>
          <table:table-cell office:value-type="string" calcext:value-type="string">
            <text:p>合歡山</text:p>
          </table:table-cell>
          <table:table-cell office:value-type="float" office:value="3292" calcext:value-type="float">
            <text:p>3292</text:p>
          </table:table-cell>
          <table:table-cell office:value-type="float" office:value="121.2725" calcext:value-type="float">
            <text:p>121.2725</text:p>
          </table:table-cell>
          <table:table-cell office:value-type="float" office:value="24.1434" calcext:value-type="float">
            <text:p>24.1434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</text:span><text:span text:style-name="T2">(</text:span><text:span text:style-name="T3">近合歡山三角點，由松雪樓開車約</text:span><text:span text:style-name="T2">15</text:span><text:span text:style-name="T3">分鐘，大甲溪事業區第</text:span><text:span text:style-name="T2">81</text:span><text:span text:style-name="T3">林班</text:span><text:span text:style-name="T2">)</text:span></text:p>
          </table:table-cell>
          <table:table-cell office:value-type="string" calcext:value-type="string">
            <text:p>2008/02/25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0F950)</text:span><text:span text:style-name="T3">站因縣市代碼不符，於</text:span><text:span text:style-name="T2">2008/2/25</text:span><text:span text:style-name="T3">重新編碼為</text:span><text:span text:style-name="T2">(C0H9C0)</text:span><text:span text:style-name="T3">站。</text:span></text:p>
          </table:table-cell>
          <table:table-cell table:style-name="ce2" office:value-type="string" calcext:value-type="string">
            <text:p>C0F9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010</text:p>
          </table:table-cell>
          <table:table-cell office:value-type="string" calcext:value-type="string">
            <text:p>廬山</text:p>
          </table:table-cell>
          <table:table-cell office:value-type="float" office:value="1562" calcext:value-type="float">
            <text:p>1562</text:p>
          </table:table-cell>
          <table:table-cell office:value-type="float" office:value="121.1818" calcext:value-type="float">
            <text:p>121.1818</text:p>
          </table:table-cell>
          <table:table-cell office:value-type="float" office:value="24.0333" calcext:value-type="float">
            <text:p>24.0333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大同村仁和路</text:span><text:span text:style-name="T2">21</text:span><text:span text:style-name="T3">號</text:span><text:span text:style-name="T2">(</text:span><text:span text:style-name="T3">埔里</text:span><text:span text:style-name="T2">-</text:span><text:span text:style-name="T3">霧社收費站</text:span><text:span text:style-name="T2">-</text:span><text:span text:style-name="T3">盧山電力公司瞭望台</text:span><text:span text:style-name="T2">)</text:span>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080</text:p>
          </table:table-cell>
          <table:table-cell office:value-type="string" calcext:value-type="string">
            <text:p>信義</text:p>
          </table:table-cell>
          <table:table-cell office:value-type="float" office:value="536" calcext:value-type="float">
            <text:p>536</text:p>
          </table:table-cell>
          <table:table-cell office:value-type="float" office:value="120.851" calcext:value-type="float">
            <text:p>120.851</text:p>
          </table:table-cell>
          <table:table-cell office:value-type="float" office:value="23.6897" calcext:value-type="float">
            <text:p>23.6897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自強村綠美巷</text:span><text:span text:style-name="T2">(</text:span><text:span text:style-name="T3">內茅埔營林區</text:span><text:span text:style-name="T2">23</text:span><text:span text:style-name="T3">林班地</text:span><text:span text:style-name="T2">)</text:span></text:p>
          </table:table-cell>
          <table:table-cell office:value-type="string" calcext:value-type="string">
            <text:p>2016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I080)</text:span><text:span text:style-name="T3">站因擴充為氣象站，於</text:span><text:span text:style-name="T2">2015/9/22</text:span><text:span text:style-name="T3">升級為</text:span><text:span text:style-name="T2">(C0I080)</text:span><text:span text:style-name="T3">站。</text:span></text:p>
          </table:table-cell>
          <table:table-cell table:style-name="ce2" office:value-type="string" calcext:value-type="string">
            <text:p>C1I080</text:p>
          </table:table-cell>
          <table:table-cell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I090</text:p>
          </table:table-cell>
          <table:table-cell office:value-type="string" calcext:value-type="string">
            <text:p>鳳凰</text:p>
          </table:table-cell>
          <table:table-cell office:value-type="float" office:value="878" calcext:value-type="float">
            <text:p>878</text:p>
          </table:table-cell>
          <table:table-cell office:value-type="float" office:value="120.7873" calcext:value-type="float">
            <text:p>120.7873</text:p>
          </table:table-cell>
          <table:table-cell office:value-type="float" office:value="23.7281" calcext:value-type="float">
            <text:p>23.7281</text:p>
          </table:table-cell>
          <table:table-cell office:value-type="string" calcext:value-type="string">
            <text:p>南投縣</text:p>
          </table:table-cell>
          <table:table-cell table:style-name="ce1" office:value-type="string" calcext:value-type="string">
            <text:p>鹿谷鄉鳳凰鳥園旁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110</text:p>
          </table:table-cell>
          <table:table-cell office:value-type="string" calcext:value-type="string">
            <text:p>竹山</text:p>
          </table:table-cell>
          <table:table-cell office:value-type="float" office:value="151" calcext:value-type="float">
            <text:p>151</text:p>
          </table:table-cell>
          <table:table-cell office:value-type="float" office:value="120.6882" calcext:value-type="float">
            <text:p>120.6882</text:p>
          </table:table-cell>
          <table:table-cell office:value-type="float" office:value="23.7612" calcext:value-type="float">
            <text:p>23.7612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竹山鎮延和里向學街</text:span><text:span text:style-name="T2">32</text:span><text:span text:style-name="T3">號</text:span><text:span text:style-name="T2">(</text:span><text:span text:style-name="T3">竹山國民小學內</text:span><text:span text:style-name="T2">)</text:span>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360</text:p>
          </table:table-cell>
          <table:table-cell office:value-type="string" calcext:value-type="string">
            <text:p>水里</text:p>
          </table:table-cell>
          <table:table-cell office:value-type="float" office:value="300" calcext:value-type="float">
            <text:p>300</text:p>
          </table:table-cell>
          <table:table-cell office:value-type="float" office:value="120.8498" calcext:value-type="float">
            <text:p>120.8498</text:p>
          </table:table-cell>
          <table:table-cell office:value-type="float" office:value="23.8126" calcext:value-type="float">
            <text:p>23.8126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水里鄉中山路一段</text:span><text:span text:style-name="T2">515</text:span><text:span text:style-name="T3">號</text:span><text:span text:style-name="T2">(</text:span><text:span text:style-name="T3">玉山國家公園管理處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370</text:p>
          </table:table-cell>
          <table:table-cell office:value-type="string" calcext:value-type="string">
            <text:p>魚池</text:p>
          </table:table-cell>
          <table:table-cell office:value-type="float" office:value="671" calcext:value-type="float">
            <text:p>671</text:p>
          </table:table-cell>
          <table:table-cell office:value-type="float" office:value="120.9414" calcext:value-type="float">
            <text:p>120.9414</text:p>
          </table:table-cell>
          <table:table-cell office:value-type="float" office:value="23.8957" calcext:value-type="float">
            <text:p>23.8957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魚池鄉東池村魚池街</text:span><text:span text:style-name="T2">194</text:span><text:span text:style-name="T3">號</text:span><text:span text:style-name="T2">(</text:span><text:span text:style-name="T3">魚池鄉衛生所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380</text:p>
          </table:table-cell>
          <table:table-cell office:value-type="string" calcext:value-type="string">
            <text:p>集集</text:p>
          </table:table-cell>
          <table:table-cell office:value-type="float" office:value="258" calcext:value-type="float">
            <text:p>258</text:p>
          </table:table-cell>
          <table:table-cell office:value-type="float" office:value="120.8015" calcext:value-type="float">
            <text:p>120.8015</text:p>
          </table:table-cell>
          <table:table-cell office:value-type="float" office:value="23.8282" calcext:value-type="float">
            <text:p>23.8282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集集鎮民生東路</text:span><text:span text:style-name="T2">1</text:span><text:span text:style-name="T3">號</text:span><text:span text:style-name="T2">(</text:span><text:span text:style-name="T3">農委會特有生物研究保育中心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390</text:p>
          </table:table-cell>
          <table:table-cell office:value-type="string" calcext:value-type="string">
            <text:p>仁愛</text:p>
          </table:table-cell>
          <table:table-cell office:value-type="float" office:value="1184" calcext:value-type="float">
            <text:p>1184</text:p>
          </table:table-cell>
          <table:table-cell office:value-type="float" office:value="121.1322" calcext:value-type="float">
            <text:p>121.1322</text:p>
          </table:table-cell>
          <table:table-cell office:value-type="float" office:value="24.0221" calcext:value-type="float">
            <text:p>24.0221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仁和路</text:span><text:span text:style-name="T2">50</text:span><text:span text:style-name="T3">號</text:span><text:span text:style-name="T2">(</text:span><text:span text:style-name="T3">台電公司仁愛服務所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410</text:p>
          </table:table-cell>
          <table:table-cell office:value-type="string" calcext:value-type="string">
            <text:p>名間</text:p>
          </table:table-cell>
          <table:table-cell office:value-type="float" office:value="180" calcext:value-type="float">
            <text:p>180</text:p>
          </table:table-cell>
          <table:table-cell office:value-type="float" office:value="120.7014" calcext:value-type="float">
            <text:p>120.7014</text:p>
          </table:table-cell>
          <table:table-cell office:value-type="float" office:value="23.8371" calcext:value-type="float">
            <text:p>23.8371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名間鄉董門巷</text:span><text:span text:style-name="T2">2</text:span><text:span text:style-name="T3">號</text:span><text:span text:style-name="T2">(</text:span><text:span text:style-name="T3">名間鄉立體停車場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420</text:p>
          </table:table-cell>
          <table:table-cell office:value-type="string" calcext:value-type="string">
            <text:p>國姓</text:p>
          </table:table-cell>
          <table:table-cell office:value-type="float" office:value="305" calcext:value-type="float">
            <text:p>305</text:p>
          </table:table-cell>
          <table:table-cell office:value-type="float" office:value="120.8551" calcext:value-type="float">
            <text:p>120.8551</text:p>
          </table:table-cell>
          <table:table-cell office:value-type="float" office:value="24.0378" calcext:value-type="float">
            <text:p>24.0378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國姓鄉民族街</text:span><text:span text:style-name="T2">40</text:span><text:span text:style-name="T3">號</text:span><text:span text:style-name="T2">(</text:span><text:span text:style-name="T3">國姓鄉老人文康活動中心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460</text:p>
          </table:table-cell>
          <table:table-cell office:value-type="string" calcext:value-type="string">
            <text:p>南投</text:p>
          </table:table-cell>
          <table:table-cell office:value-type="float" office:value="110" calcext:value-type="float">
            <text:p>110</text:p>
          </table:table-cell>
          <table:table-cell office:value-type="float" office:value="120.6792" calcext:value-type="float">
            <text:p>120.6792</text:p>
          </table:table-cell>
          <table:table-cell office:value-type="float" office:value="23.9132" calcext:value-type="float">
            <text:p>23.9132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南投市龍泉里玉井街</text:span><text:span text:style-name="T2">5</text:span><text:span text:style-name="T3">號</text:span><text:span text:style-name="T2">(</text:span><text:span text:style-name="T3">南投市公所樓頂</text:span><text:span text:style-name="T2">)</text:span></text:p>
          </table:table-cell>
          <table:table-cell office:value-type="string" calcext:value-type="string">
            <text:p>2015/09/2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480</text:p>
          </table:table-cell>
          <table:table-cell office:value-type="string" calcext:value-type="string">
            <text:p>梅峰</text:p>
          </table:table-cell>
          <table:table-cell office:value-type="float" office:value="2165" calcext:value-type="float">
            <text:p>2165</text:p>
          </table:table-cell>
          <table:table-cell office:value-type="float" office:value="121.1736" calcext:value-type="float">
            <text:p>121.1736</text:p>
          </table:table-cell>
          <table:table-cell office:value-type="float" office:value="24.0853" calcext:value-type="float">
            <text:p>24.0853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大同村仁和路</text:span><text:span text:style-name="T2">215</text:span><text:span text:style-name="T3">號</text:span><text:span text:style-name="T2">(</text:span><text:span text:style-name="T3">梅峰農場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490</text:p>
          </table:table-cell>
          <table:table-cell office:value-type="string" calcext:value-type="string">
            <text:p>萬大林道</text:p>
          </table:table-cell>
          <table:table-cell office:value-type="float" office:value="1601" calcext:value-type="float">
            <text:p>1601</text:p>
          </table:table-cell>
          <table:table-cell office:value-type="float" office:value="121.0914" calcext:value-type="float">
            <text:p>121.0914</text:p>
          </table:table-cell>
          <table:table-cell office:value-type="float" office:value="23.9282" calcext:value-type="float">
            <text:p>23.9282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曲冰段</text:span><text:span text:style-name="T2">(</text:span><text:span text:style-name="T3">萬大林道約</text:span><text:span text:style-name="T2">7.2K</text:span><text:span text:style-name="T3">附近高地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I520</text:p>
          </table:table-cell>
          <table:table-cell office:value-type="string" calcext:value-type="string">
            <text:p>玉山風口</text:p>
          </table:table-cell>
          <table:table-cell office:value-type="float" office:value="3860" calcext:value-type="float">
            <text:p>3860</text:p>
          </table:table-cell>
          <table:table-cell office:value-type="float" office:value="120.956" calcext:value-type="float">
            <text:p>120.956</text:p>
          </table:table-cell>
          <table:table-cell office:value-type="float" office:value="23.4705" calcext:value-type="float">
            <text:p>23.4705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</text:span><text:span text:style-name="T2">(</text:span><text:span text:style-name="T3">玉山主峰往北峰叉路空地附近</text:span><text:span text:style-name="T2">)</text:span></text:p>
          </table:table-cell>
          <table:table-cell office:value-type="string" calcext:value-type="string">
            <text:p>2016/07/15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K240</text:p>
          </table:table-cell>
          <table:table-cell office:value-type="string" calcext:value-type="string">
            <text:p>草嶺</text:p>
          </table:table-cell>
          <table:table-cell office:value-type="float" office:value="1132" calcext:value-type="float">
            <text:p>1132</text:p>
          </table:table-cell>
          <table:table-cell office:value-type="float" office:value="120.6935" calcext:value-type="float">
            <text:p>120.6935</text:p>
          </table:table-cell>
          <table:table-cell office:value-type="float" office:value="23.5956" calcext:value-type="float">
            <text:p>23.5956</text:p>
          </table:table-cell>
          <table:table-cell office:value-type="string" calcext:value-type="string">
            <text:p>雲林縣</text:p>
          </table:table-cell>
          <table:table-cell table:style-name="ce1" office:value-type="string" calcext:value-type="string">
            <text:p>古坑鄉草嶺村龍頭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250</text:p>
          </table:table-cell>
          <table:table-cell office:value-type="string" calcext:value-type="string">
            <text:p>崙背</text:p>
          </table:table-cell>
          <table:table-cell office:value-type="float" office:value="59" calcext:value-type="float">
            <text:p>59</text:p>
          </table:table-cell>
          <table:table-cell office:value-type="float" office:value="120.3189" calcext:value-type="float">
            <text:p>120.3189</text:p>
          </table:table-cell>
          <table:table-cell office:value-type="float" office:value="23.7556" calcext:value-type="float">
            <text:p>23.7556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崙背鄉阿勸村阿勸農場</text:span><text:span text:style-name="T2">(</text:span><text:span text:style-name="T3">阿勸段</text:span><text:span text:style-name="T2">487</text:span><text:span text:style-name="T3">號</text:span><text:span text:style-name="T2">)</text:span></text:p>
          </table:table-cell>
          <table:table-cell office:value-type="string" calcext:value-type="string">
            <text:p>2016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K250)</text:span><text:span text:style-name="T3">站因擴充為氣象站，於</text:span><text:span text:style-name="T2">2015/6/8</text:span><text:span text:style-name="T3">升級為</text:span><text:span text:style-name="T2">(C0K250)</text:span><text:span text:style-name="T3">站。</text:span></text:p>
          </table:table-cell>
          <table:table-cell table:style-name="ce2" office:value-type="string" calcext:value-type="string">
            <text:p>C1K2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280</text:p>
          </table:table-cell>
          <table:table-cell office:value-type="string" calcext:value-type="string">
            <text:p>四湖</text:p>
          </table:table-cell>
          <table:table-cell office:value-type="float" office:value="23" calcext:value-type="float">
            <text:p>23</text:p>
          </table:table-cell>
          <table:table-cell office:value-type="float" office:value="120.2271" calcext:value-type="float">
            <text:p>120.2271</text:p>
          </table:table-cell>
          <table:table-cell office:value-type="float" office:value="23.6304" calcext:value-type="float">
            <text:p>23.6304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四湖鄉湖西村中正路</text:span><text:span text:style-name="T2">766</text:span><text:span text:style-name="T3">號</text:span><text:span text:style-name="T2">(</text:span><text:span text:style-name="T3">四湖國民中學內</text:span><text:span text:style-name="T2">)</text:span></text:p>
          </table:table-cell>
          <table:table-cell office:value-type="string" calcext:value-type="string">
            <text:p>1993/03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291</text:p>
          </table:table-cell>
          <table:table-cell office:value-type="string" calcext:value-type="string">
            <text:p>宜梧</text:p>
          </table:table-cell>
          <table:table-cell office:value-type="float" office:value="8" calcext:value-type="float">
            <text:p>8</text:p>
          </table:table-cell>
          <table:table-cell office:value-type="float" office:value="120.1693" calcext:value-type="float">
            <text:p>120.1693</text:p>
          </table:table-cell>
          <table:table-cell office:value-type="float" office:value="23.5363" calcext:value-type="float">
            <text:p>23.5363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口湖鄉湖口村</text:span><text:span text:style-name="T2">170</text:span><text:span text:style-name="T3">號央廣口湖分台內</text:span><text:span text:style-name="T2">(</text:span><text:span text:style-name="T3">憲兵排樓頂</text:span><text:span text:style-name="T2">)</text:span></text:p>
          </table:table-cell>
          <table:table-cell office:value-type="string" calcext:value-type="string">
            <text:p>2010/09/27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0K290)</text:span><text:span text:style-name="T3">站因觀測位置不佳，於</text:span><text:span text:style-name="T2">2010/9/27</text:span><text:span text:style-name="T3">更變為</text:span><text:span text:style-name="T2">(C0K291)</text:span><text:span text:style-name="T3">站。於</text:span><text:span text:style-name="T2">2015/7/1</text:span><text:span text:style-name="T3">遷移至原址鄰近旁建物樓頂並進行儀器汰換。</text:span></text:p>
          </table:table-cell>
          <table:table-cell table:style-name="ce2" office:value-type="string" calcext:value-type="string">
            <text:p>C0K29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330</text:p>
          </table:table-cell>
          <table:table-cell office:value-type="string" calcext:value-type="string">
            <text:p>虎尾</text:p>
          </table:table-cell>
          <table:table-cell office:value-type="float" office:value="38" calcext:value-type="float">
            <text:p>38</text:p>
          </table:table-cell>
          <table:table-cell office:value-type="float" office:value="120.442" calcext:value-type="float">
            <text:p>120.442</text:p>
          </table:table-cell>
          <table:table-cell office:value-type="float" office:value="23.7192" calcext:value-type="float">
            <text:p>23.7192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虎尾鎮林森路一段</text:span><text:span text:style-name="T2">64</text:span><text:span text:style-name="T3">號</text:span><text:span text:style-name="T2">(</text:span><text:span text:style-name="T3">中正國民小學內</text:span><text:span text:style-name="T2">)</text:span></text:p>
          </table:table-cell>
          <table:table-cell office:value-type="string" calcext:value-type="string">
            <text:p>1993/03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5/5/27</text:span><text:span text:style-name="T3">起進行儀器汰換，並於</text:span><text:span text:style-name="T2">2015/7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390</text:p>
          </table:table-cell>
          <table:table-cell office:value-type="string" calcext:value-type="string">
            <text:p>土庫</text:p>
          </table:table-cell>
          <table:table-cell office:value-type="float" office:value="31" calcext:value-type="float">
            <text:p>31</text:p>
          </table:table-cell>
          <table:table-cell office:value-type="float" office:value="120.3956" calcext:value-type="float">
            <text:p>120.3956</text:p>
          </table:table-cell>
          <table:table-cell office:value-type="float" office:value="23.679" calcext:value-type="float">
            <text:p>23.679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土庫鎮建國路</text:span><text:span text:style-name="T2">41</text:span><text:span text:style-name="T3">號</text:span><text:span text:style-name="T2">(</text:span><text:span text:style-name="T3">土庫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00</text:p>
          </table:table-cell>
          <table:table-cell office:value-type="string" calcext:value-type="string">
            <text:p>斗六</text:p>
          </table:table-cell>
          <table:table-cell office:value-type="float" office:value="65" calcext:value-type="float">
            <text:p>65</text:p>
          </table:table-cell>
          <table:table-cell office:value-type="float" office:value="120.5411" calcext:value-type="float">
            <text:p>120.5411</text:p>
          </table:table-cell>
          <table:table-cell office:value-type="float" office:value="23.7206" calcext:value-type="float">
            <text:p>23.7206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斗六市鎮北路</text:span><text:span text:style-name="T2">345-1</text:span><text:span text:style-name="T3">號</text:span><text:span text:style-name="T2">(</text:span><text:span text:style-name="T3">斗六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10</text:p>
          </table:table-cell>
          <table:table-cell office:value-type="string" calcext:value-type="string">
            <text:p>北港</text:p>
          </table:table-cell>
          <table:table-cell office:value-type="float" office:value="20" calcext:value-type="float">
            <text:p>20</text:p>
          </table:table-cell>
          <table:table-cell office:value-type="float" office:value="120.2928" calcext:value-type="float">
            <text:p>120.2928</text:p>
          </table:table-cell>
          <table:table-cell office:value-type="float" office:value="23.574" calcext:value-type="float">
            <text:p>23.574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北港鎮大同路</text:span><text:span text:style-name="T2">565</text:span><text:span text:style-name="T3">號</text:span><text:span text:style-name="T2">(</text:span><text:span text:style-name="T3">北港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20</text:p>
          </table:table-cell>
          <table:table-cell office:value-type="string" calcext:value-type="string">
            <text:p>西螺</text:p>
          </table:table-cell>
          <table:table-cell office:value-type="float" office:value="42" calcext:value-type="float">
            <text:p>42</text:p>
          </table:table-cell>
          <table:table-cell office:value-type="float" office:value="120.4674" calcext:value-type="float">
            <text:p>120.4674</text:p>
          </table:table-cell>
          <table:table-cell office:value-type="float" office:value="23.8004" calcext:value-type="float">
            <text:p>23.8004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西螺鎮公正路</text:span><text:span text:style-name="T2">211</text:span><text:span text:style-name="T3">號</text:span><text:span text:style-name="T2">(</text:span><text:span text:style-name="T3">西螺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30</text:p>
          </table:table-cell>
          <table:table-cell office:value-type="string" calcext:value-type="string">
            <text:p>褒忠</text:p>
          </table:table-cell>
          <table:table-cell office:value-type="float" office:value="30" calcext:value-type="float">
            <text:p>30</text:p>
          </table:table-cell>
          <table:table-cell office:value-type="float" office:value="120.3036" calcext:value-type="float">
            <text:p>120.3036</text:p>
          </table:table-cell>
          <table:table-cell office:value-type="float" office:value="23.6909" calcext:value-type="float">
            <text:p>23.6909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褒忠鄉中正路</text:span><text:span text:style-name="T2">451</text:span><text:span text:style-name="T3">號</text:span><text:span text:style-name="T2">(</text:span><text:span text:style-name="T3">褒忠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40</text:p>
          </table:table-cell>
          <table:table-cell office:value-type="string" calcext:value-type="string">
            <text:p>二崙</text:p>
          </table:table-cell>
          <table:table-cell office:value-type="float" office:value="35" calcext:value-type="float">
            <text:p>35</text:p>
          </table:table-cell>
          <table:table-cell office:value-type="float" office:value="120.4089" calcext:value-type="float">
            <text:p>120.4089</text:p>
          </table:table-cell>
          <table:table-cell office:value-type="float" office:value="23.7728" calcext:value-type="float">
            <text:p>23.7728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雲林縣二崙鄉中正路</text:span><text:span text:style-name="T2">80</text:span><text:span text:style-name="T3">號</text:span><text:span text:style-name="T2">(</text:span><text:span text:style-name="T3">二崙消防分隊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50</text:p>
          </table:table-cell>
          <table:table-cell office:value-type="string" calcext:value-type="string">
            <text:p>大埤</text:p>
          </table:table-cell>
          <table:table-cell office:value-type="float" office:value="35" calcext:value-type="float">
            <text:p>35</text:p>
          </table:table-cell>
          <table:table-cell office:value-type="float" office:value="120.4315" calcext:value-type="float">
            <text:p>120.4315</text:p>
          </table:table-cell>
          <table:table-cell office:value-type="float" office:value="23.6461" calcext:value-type="float">
            <text:p>23.6461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大埤鄉中山路</text:span><text:span text:style-name="T2">8</text:span><text:span text:style-name="T3">號</text:span><text:span text:style-name="T2">(</text:span><text:span text:style-name="T3">大埤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60</text:p>
          </table:table-cell>
          <table:table-cell office:value-type="string" calcext:value-type="string">
            <text:p>斗南</text:p>
          </table:table-cell>
          <table:table-cell office:value-type="float" office:value="60" calcext:value-type="float">
            <text:p>60</text:p>
          </table:table-cell>
          <table:table-cell office:value-type="float" office:value="120.4784" calcext:value-type="float">
            <text:p>120.4784</text:p>
          </table:table-cell>
          <table:table-cell office:value-type="float" office:value="23.6787" calcext:value-type="float">
            <text:p>23.6787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雲林縣斗南鎮延平路二段</text:span><text:span text:style-name="T2">266</text:span><text:span text:style-name="T3">號</text:span><text:span text:style-name="T2">(</text:span><text:span text:style-name="T3">斗南鎮停一立體停車場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70</text:p>
          </table:table-cell>
          <table:table-cell office:value-type="string" calcext:value-type="string">
            <text:p>林內</text:p>
          </table:table-cell>
          <table:table-cell office:value-type="float" office:value="97" calcext:value-type="float">
            <text:p>97</text:p>
          </table:table-cell>
          <table:table-cell office:value-type="float" office:value="120.6096" calcext:value-type="float">
            <text:p>120.6096</text:p>
          </table:table-cell>
          <table:table-cell office:value-type="float" office:value="23.7487" calcext:value-type="float">
            <text:p>23.7487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林內鄉中正路</text:span><text:span text:style-name="T2">685</text:span><text:span text:style-name="T3">號</text:span><text:span text:style-name="T2">(</text:span><text:span text:style-name="T3">林內消防分隊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80</text:p>
          </table:table-cell>
          <table:table-cell office:value-type="string" calcext:value-type="string">
            <text:p>莿桐</text:p>
          </table:table-cell>
          <table:table-cell office:value-type="float" office:value="56" calcext:value-type="float">
            <text:p>56</text:p>
          </table:table-cell>
          <table:table-cell office:value-type="float" office:value="120.5024" calcext:value-type="float">
            <text:p>120.5024</text:p>
          </table:table-cell>
          <table:table-cell office:value-type="float" office:value="23.7612" calcext:value-type="float">
            <text:p>23.7612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莿桐鄉和平路</text:span><text:span text:style-name="T2">53</text:span><text:span text:style-name="T3">號</text:span><text:span text:style-name="T2">(</text:span><text:span text:style-name="T3">莿桐鄉公所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490</text:p>
          </table:table-cell>
          <table:table-cell office:value-type="string" calcext:value-type="string">
            <text:p>古坑</text:p>
          </table:table-cell>
          <table:table-cell office:value-type="float" office:value="91" calcext:value-type="float">
            <text:p>91</text:p>
          </table:table-cell>
          <table:table-cell office:value-type="float" office:value="120.5598" calcext:value-type="float">
            <text:p>120.5598</text:p>
          </table:table-cell>
          <table:table-cell office:value-type="float" office:value="23.6543" calcext:value-type="float">
            <text:p>23.6543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古坑鄉中山路</text:span><text:span text:style-name="T2">393</text:span><text:span text:style-name="T3">號</text:span><text:span text:style-name="T2">(</text:span><text:span text:style-name="T3">古坑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500</text:p>
          </table:table-cell>
          <table:table-cell office:value-type="string" calcext:value-type="string">
            <text:p>元長</text:p>
          </table:table-cell>
          <table:table-cell office:value-type="float" office:value="12" calcext:value-type="float">
            <text:p>12</text:p>
          </table:table-cell>
          <table:table-cell office:value-type="float" office:value="120.315" calcext:value-type="float">
            <text:p>120.315</text:p>
          </table:table-cell>
          <table:table-cell office:value-type="float" office:value="23.6498" calcext:value-type="float">
            <text:p>23.6498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元長鄉長南村仁愛街</text:span><text:span text:style-name="T2">2</text:span><text:span text:style-name="T3">號</text:span><text:span text:style-name="T2">(</text:span><text:span text:style-name="T3">元長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510</text:p>
          </table:table-cell>
          <table:table-cell office:value-type="string" calcext:value-type="string">
            <text:p>水林</text:p>
          </table:table-cell>
          <table:table-cell office:value-type="float" office:value="10" calcext:value-type="float">
            <text:p>10</text:p>
          </table:table-cell>
          <table:table-cell office:value-type="float" office:value="120.246" calcext:value-type="float">
            <text:p>120.246</text:p>
          </table:table-cell>
          <table:table-cell office:value-type="float" office:value="23.5729" calcext:value-type="float">
            <text:p>23.5729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水林鄉水北村水林路</text:span><text:span text:style-name="T2">12</text:span><text:span text:style-name="T3">號</text:span><text:span text:style-name="T2">(</text:span><text:span text:style-name="T3">水林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520</text:p>
          </table:table-cell>
          <table:table-cell office:value-type="string" calcext:value-type="string">
            <text:p>雲林東勢</text:p>
          </table:table-cell>
          <table:table-cell office:value-type="float" office:value="10" calcext:value-type="float">
            <text:p>10</text:p>
          </table:table-cell>
          <table:table-cell office:value-type="float" office:value="120.1548" calcext:value-type="float">
            <text:p>120.1548</text:p>
          </table:table-cell>
          <table:table-cell office:value-type="float" office:value="23.6744" calcext:value-type="float">
            <text:p>23.6744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東勢鄉東南村所前街</text:span><text:span text:style-name="T2">3</text:span><text:span text:style-name="T3">號</text:span><text:span text:style-name="T2">(</text:span><text:span text:style-name="T3">東勢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530</text:p>
          </table:table-cell>
          <table:table-cell office:value-type="string" calcext:value-type="string">
            <text:p>臺西</text:p>
          </table:table-cell>
          <table:table-cell office:value-type="float" office:value="12" calcext:value-type="float">
            <text:p>12</text:p>
          </table:table-cell>
          <table:table-cell office:value-type="float" office:value="120.1976" calcext:value-type="float">
            <text:p>120.1976</text:p>
          </table:table-cell>
          <table:table-cell office:value-type="float" office:value="23.7015" calcext:value-type="float">
            <text:p>23.7015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台西鄉中山路</text:span><text:span text:style-name="T2">110</text:span><text:span text:style-name="T3">巷</text:span><text:span text:style-name="T2">38</text:span><text:span text:style-name="T3">號</text:span><text:span text:style-name="T2">(</text:span><text:span text:style-name="T3">臺西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550</text:p>
          </table:table-cell>
          <table:table-cell office:value-type="string" calcext:value-type="string">
            <text:p>蔦松</text:p>
          </table:table-cell>
          <table:table-cell office:value-type="float" office:value="15" calcext:value-type="float">
            <text:p>15</text:p>
          </table:table-cell>
          <table:table-cell office:value-type="float" office:value="120.2297" calcext:value-type="float">
            <text:p>120.2297</text:p>
          </table:table-cell>
          <table:table-cell office:value-type="float" office:value="23.5143" calcext:value-type="float">
            <text:p>23.5143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水林鄉松中村蔦松路</text:span><text:span text:style-name="T2">213</text:span><text:span text:style-name="T3">號</text:span><text:span text:style-name="T2">(</text:span><text:span text:style-name="T3">蔦松國小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K560</text:p>
          </table:table-cell>
          <table:table-cell office:value-type="string" calcext:value-type="string">
            <text:p>棋山</text:p>
          </table:table-cell>
          <table:table-cell office:value-type="float" office:value="117" calcext:value-type="float">
            <text:p>117</text:p>
          </table:table-cell>
          <table:table-cell office:value-type="float" office:value="120.6034" calcext:value-type="float">
            <text:p>120.6034</text:p>
          </table:table-cell>
          <table:table-cell office:value-type="float" office:value="23.6865" calcext:value-type="float">
            <text:p>23.6865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古坑鄉棋盤村棋山</text:span><text:span text:style-name="T2">49</text:span><text:span text:style-name="T3">號</text:span><text:span text:style-name="T2">(</text:span><text:span text:style-name="T3">棋山國小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410</text:p>
          </table:table-cell>
          <table:table-cell office:value-type="string" calcext:value-type="string">
            <text:p>馬頭山</text:p>
          </table:table-cell>
          <table:table-cell office:value-type="float" office:value="245" calcext:value-type="float">
            <text:p>245</text:p>
          </table:table-cell>
          <table:table-cell office:value-type="float" office:value="120.582" calcext:value-type="float">
            <text:p>120.582</text:p>
          </table:table-cell>
          <table:table-cell office:value-type="float" office:value="23.3244" calcext:value-type="float">
            <text:p>23.3244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大埔鄉永樂村</text:span><text:span text:style-name="T2">1</text:span><text:span text:style-name="T3">鄰內灣仔</text:span><text:span text:style-name="T2">2</text:span><text:span text:style-name="T3">號</text:span></text:p>
          </table:table-cell>
          <table:table-cell office:value-type="string" calcext:value-type="string">
            <text:p>1988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 2013/3/21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520</text:p>
          </table:table-cell>
          <table:table-cell office:value-type="string" calcext:value-type="string">
            <text:p>東後寮</text:p>
          </table:table-cell>
          <table:table-cell office:value-type="float" office:value="15" calcext:value-type="float">
            <text:p>15</text:p>
          </table:table-cell>
          <table:table-cell office:value-type="float" office:value="120.2481" calcext:value-type="float">
            <text:p>120.2481</text:p>
          </table:table-cell>
          <table:table-cell office:value-type="float" office:value="23.3699" calcext:value-type="float">
            <text:p>23.3699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義竹鄉東光村</text:span><text:span text:style-name="T2">7</text:span><text:span text:style-name="T3">號</text:span><text:span text:style-name="T2">(</text:span><text:span text:style-name="T3">台糖東後寮農場</text:span><text:span text:style-name="T2">)</text:span></text:p>
          </table:table-cell>
          <table:table-cell office:value-type="string" calcext:value-type="string">
            <text:p>2015/07/03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M520)</text:span><text:span text:style-name="T3">站因擴充為氣象站，於</text:span><text:span text:style-name="T2">2015/7/1</text:span><text:span text:style-name="T3">升級為</text:span><text:span text:style-name="T2">(C0M520)</text:span><text:span text:style-name="T3">站。</text:span></text:p>
          </table:table-cell>
          <table:table-cell table:style-name="ce2" office:value-type="string" calcext:value-type="string">
            <text:p>C1M5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530</text:p>
          </table:table-cell>
          <table:table-cell office:value-type="string" calcext:value-type="string">
            <text:p>奮起湖</text:p>
          </table:table-cell>
          <table:table-cell office:value-type="float" office:value="1385" calcext:value-type="float">
            <text:p>1385</text:p>
          </table:table-cell>
          <table:table-cell office:value-type="float" office:value="120.6993" calcext:value-type="float">
            <text:p>120.6993</text:p>
          </table:table-cell>
          <table:table-cell office:value-type="float" office:value="23.4939" calcext:value-type="float">
            <text:p>23.4939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竹崎鄉阿里山事業區</text:span><text:span text:style-name="T2">148</text:span><text:span text:style-name="T3">林班地</text:span><text:span text:style-name="T2">(</text:span><text:span text:style-name="T3">中興苗圃內</text:span><text:span text:style-name="T2">)</text:span></text:p>
          </table:table-cell>
          <table:table-cell office:value-type="string" calcext:value-type="string">
            <text:p>1993/03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640</text:p>
          </table:table-cell>
          <table:table-cell office:value-type="string" calcext:value-type="string">
            <text:p>中埔</text:p>
          </table:table-cell>
          <table:table-cell office:value-type="float" office:value="155" calcext:value-type="float">
            <text:p>155</text:p>
          </table:table-cell>
          <table:table-cell office:value-type="float" office:value="120.5229" calcext:value-type="float">
            <text:p>120.5229</text:p>
          </table:table-cell>
          <table:table-cell office:value-type="float" office:value="23.4254" calcext:value-type="float">
            <text:p>23.4254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中埔鄉中埔村</text:span><text:span text:style-name="T2">128</text:span><text:span text:style-name="T3">號</text:span><text:span text:style-name="T2">(</text:span><text:span text:style-name="T3">中埔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650</text:p>
          </table:table-cell>
          <table:table-cell office:value-type="string" calcext:value-type="string">
            <text:p>朴子</text:p>
          </table:table-cell>
          <table:table-cell office:value-type="float" office:value="20" calcext:value-type="float">
            <text:p>20</text:p>
          </table:table-cell>
          <table:table-cell office:value-type="float" office:value="120.239" calcext:value-type="float">
            <text:p>120.239</text:p>
          </table:table-cell>
          <table:table-cell office:value-type="float" office:value="23.4346" calcext:value-type="float">
            <text:p>23.4346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朴子市竹村里</text:span><text:span text:style-name="T2">36</text:span><text:span text:style-name="T3">號</text:span><text:span text:style-name="T2">(</text:span><text:span text:style-name="T3">竹村國小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660</text:p>
          </table:table-cell>
          <table:table-cell office:value-type="string" calcext:value-type="string">
            <text:p>溪口</text:p>
          </table:table-cell>
          <table:table-cell office:value-type="float" office:value="40" calcext:value-type="float">
            <text:p>40</text:p>
          </table:table-cell>
          <table:table-cell office:value-type="float" office:value="120.4036" calcext:value-type="float">
            <text:p>120.4036</text:p>
          </table:table-cell>
          <table:table-cell office:value-type="float" office:value="23.6041" calcext:value-type="float">
            <text:p>23.6041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溪口鄉中正東路</text:span><text:span text:style-name="T2">103</text:span><text:span text:style-name="T3">號</text:span><text:span text:style-name="T2">(</text:span><text:span text:style-name="T3">溪口國中學生活動中心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670</text:p>
          </table:table-cell>
          <table:table-cell office:value-type="string" calcext:value-type="string">
            <text:p>大林</text:p>
          </table:table-cell>
          <table:table-cell office:value-type="float" office:value="43" calcext:value-type="float">
            <text:p>43</text:p>
          </table:table-cell>
          <table:table-cell office:value-type="float" office:value="120.4584" calcext:value-type="float">
            <text:p>120.4584</text:p>
          </table:table-cell>
          <table:table-cell office:value-type="float" office:value="23.6006" calcext:value-type="float">
            <text:p>23.6006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大林鎮新興街</text:span><text:span text:style-name="T2">110</text:span><text:span text:style-name="T3">號</text:span><text:span text:style-name="T2">(</text:span><text:span text:style-name="T3">大林地政事務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680</text:p>
          </table:table-cell>
          <table:table-cell office:value-type="string" calcext:value-type="string">
            <text:p>太保</text:p>
          </table:table-cell>
          <table:table-cell office:value-type="float" office:value="37" calcext:value-type="float">
            <text:p>37</text:p>
          </table:table-cell>
          <table:table-cell office:value-type="float" office:value="120.3315" calcext:value-type="float">
            <text:p>120.3315</text:p>
          </table:table-cell>
          <table:table-cell office:value-type="float" office:value="23.4551" calcext:value-type="float">
            <text:p>23.4551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太保市太保里</text:span><text:span text:style-name="T2">31</text:span><text:span text:style-name="T3">號</text:span><text:span text:style-name="T2">(</text:span><text:span text:style-name="T3">太保市圖書館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690</text:p>
          </table:table-cell>
          <table:table-cell office:value-type="string" calcext:value-type="string">
            <text:p>水上</text:p>
          </table:table-cell>
          <table:table-cell office:value-type="float" office:value="33" calcext:value-type="float">
            <text:p>33</text:p>
          </table:table-cell>
          <table:table-cell office:value-type="float" office:value="120.3889" calcext:value-type="float">
            <text:p>120.3889</text:p>
          </table:table-cell>
          <table:table-cell office:value-type="float" office:value="23.4197" calcext:value-type="float">
            <text:p>23.4197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水上鄉三鎮村三鎮路</text:span><text:span text:style-name="T2">119</text:span><text:span text:style-name="T3">號</text:span><text:span text:style-name="T2">(</text:span><text:span text:style-name="T3">水上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00</text:p>
          </table:table-cell>
          <table:table-cell office:value-type="string" calcext:value-type="string">
            <text:p>竹崎</text:p>
          </table:table-cell>
          <table:table-cell office:value-type="float" office:value="150" calcext:value-type="float">
            <text:p>150</text:p>
          </table:table-cell>
          <table:table-cell office:value-type="float" office:value="120.5555" calcext:value-type="float">
            <text:p>120.5555</text:p>
          </table:table-cell>
          <table:table-cell office:value-type="float" office:value="23.5262" calcext:value-type="float">
            <text:p>23.5262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竹崎鄉竹崎村舊車站</text:span><text:span text:style-name="T2">79</text:span><text:span text:style-name="T3">號</text:span><text:span text:style-name="T2">(</text:span><text:span text:style-name="T3">竹崎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10</text:p>
          </table:table-cell>
          <table:table-cell office:value-type="string" calcext:value-type="string">
            <text:p>東石</text:p>
          </table:table-cell>
          <table:table-cell office:value-type="float" office:value="15" calcext:value-type="float">
            <text:p>15</text:p>
          </table:table-cell>
          <table:table-cell office:value-type="float" office:value="120.1539" calcext:value-type="float">
            <text:p>120.1539</text:p>
          </table:table-cell>
          <table:table-cell office:value-type="float" office:value="23.4589" calcext:value-type="float">
            <text:p>23.4589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東石鄉東石村</text:span><text:span text:style-name="T2">3</text:span><text:span text:style-name="T3">號</text:span><text:span text:style-name="T2">(</text:span><text:span text:style-name="T3">東石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20</text:p>
          </table:table-cell>
          <table:table-cell office:value-type="string" calcext:value-type="string">
            <text:p>番路</text:p>
          </table:table-cell>
          <table:table-cell office:value-type="float" office:value="225" calcext:value-type="float">
            <text:p>225</text:p>
          </table:table-cell>
          <table:table-cell office:value-type="float" office:value="120.5542" calcext:value-type="float">
            <text:p>120.5542</text:p>
          </table:table-cell>
          <table:table-cell office:value-type="float" office:value="23.4647" calcext:value-type="float">
            <text:p>23.4647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番路鄉下坑村蔡公店</text:span><text:span text:style-name="T2">101</text:span><text:span text:style-name="T3">號</text:span><text:span text:style-name="T2">(</text:span><text:span text:style-name="T3">番路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30</text:p>
          </table:table-cell>
          <table:table-cell office:value-type="string" calcext:value-type="string">
            <text:p>嘉義市東區</text:p>
          </table:table-cell>
          <table:table-cell office:value-type="float" office:value="40" calcext:value-type="float">
            <text:p>40</text:p>
          </table:table-cell>
          <table:table-cell office:value-type="float" office:value="120.4605" calcext:value-type="float">
            <text:p>120.4605</text:p>
          </table:table-cell>
          <table:table-cell office:value-type="float" office:value="23.4577" calcext:value-type="float">
            <text:p>23.4577</text:p>
          </table:table-cell>
          <table:table-cell office:value-type="string" calcext:value-type="string">
            <text:p>嘉義市</text:p>
          </table:table-cell>
          <table:table-cell office:value-type="string" calcext:value-type="string">
            <text:p><text:span text:style-name="T1">親水路</text:span><text:span text:style-name="T2">123 </text:span><text:span text:style-name="T3">號</text:span><text:span text:style-name="T2">(</text:span><text:span text:style-name="T3">第五河川局水情中心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40</text:p>
          </table:table-cell>
          <table:table-cell office:value-type="string" calcext:value-type="string">
            <text:p>六腳</text:p>
          </table:table-cell>
          <table:table-cell office:value-type="float" office:value="15" calcext:value-type="float">
            <text:p>15</text:p>
          </table:table-cell>
          <table:table-cell office:value-type="float" office:value="120.2906" calcext:value-type="float">
            <text:p>120.2906</text:p>
          </table:table-cell>
          <table:table-cell office:value-type="float" office:value="23.4929" calcext:value-type="float">
            <text:p>23.4929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六腳鄉蒜頭村</text:span><text:span text:style-name="T2">73-2</text:span><text:span text:style-name="T3">號</text:span><text:span text:style-name="T2">(</text:span><text:span text:style-name="T3">六腳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50</text:p>
          </table:table-cell>
          <table:table-cell office:value-type="string" calcext:value-type="string">
            <text:p>布袋</text:p>
          </table:table-cell>
          <table:table-cell office:value-type="float" office:value="10" calcext:value-type="float">
            <text:p>10</text:p>
          </table:table-cell>
          <table:table-cell office:value-type="float" office:value="120.1678" calcext:value-type="float">
            <text:p>120.1678</text:p>
          </table:table-cell>
          <table:table-cell office:value-type="float" office:value="23.3809" calcext:value-type="float">
            <text:p>23.3809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布袋鎮龍江里</text:span><text:span text:style-name="T2">2-2</text:span><text:span text:style-name="T3">號</text:span><text:span text:style-name="T2">(</text:span><text:span text:style-name="T3">布袋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60</text:p>
          </table:table-cell>
          <table:table-cell office:value-type="string" calcext:value-type="string">
            <text:p>民雄</text:p>
          </table:table-cell>
          <table:table-cell office:value-type="float" office:value="40" calcext:value-type="float">
            <text:p>40</text:p>
          </table:table-cell>
          <table:table-cell office:value-type="float" office:value="120.4285" calcext:value-type="float">
            <text:p>120.4285</text:p>
          </table:table-cell>
          <table:table-cell office:value-type="float" office:value="23.5518" calcext:value-type="float">
            <text:p>23.5518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民雄鄉文化路</text:span><text:span text:style-name="T2">7</text:span><text:span text:style-name="T3">號</text:span><text:span text:style-name="T2">(</text:span><text:span text:style-name="T3">民雄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70</text:p>
          </table:table-cell>
          <table:table-cell office:value-type="string" calcext:value-type="string">
            <text:p>嘉義梅山</text:p>
          </table:table-cell>
          <table:table-cell office:value-type="float" office:value="164" calcext:value-type="float">
            <text:p>164</text:p>
          </table:table-cell>
          <table:table-cell office:value-type="float" office:value="120.5556" calcext:value-type="float">
            <text:p>120.5556</text:p>
          </table:table-cell>
          <table:table-cell office:value-type="float" office:value="23.5854" calcext:value-type="float">
            <text:p>23.5854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梅山鄉中山路</text:span><text:span text:style-name="T2">282</text:span><text:span text:style-name="T3">號</text:span><text:span text:style-name="T2">(</text:span><text:span text:style-name="T3">梅山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80</text:p>
          </table:table-cell>
          <table:table-cell office:value-type="string" calcext:value-type="string">
            <text:p>鹿草</text:p>
          </table:table-cell>
          <table:table-cell office:value-type="float" office:value="30" calcext:value-type="float">
            <text:p>30</text:p>
          </table:table-cell>
          <table:table-cell office:value-type="float" office:value="120.3084" calcext:value-type="float">
            <text:p>120.3084</text:p>
          </table:table-cell>
          <table:table-cell office:value-type="float" office:value="23.4113" calcext:value-type="float">
            <text:p>23.4113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鹿草鄉西井村</text:span><text:span text:style-name="T2">287</text:span><text:span text:style-name="T3">號</text:span><text:span text:style-name="T2">(</text:span><text:span text:style-name="T3">鹿草鄉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790</text:p>
          </table:table-cell>
          <table:table-cell office:value-type="string" calcext:value-type="string">
            <text:p>新港</text:p>
          </table:table-cell>
          <table:table-cell office:value-type="float" office:value="15" calcext:value-type="float">
            <text:p>15</text:p>
          </table:table-cell>
          <table:table-cell office:value-type="float" office:value="120.3457" calcext:value-type="float">
            <text:p>120.3457</text:p>
          </table:table-cell>
          <table:table-cell office:value-type="float" office:value="23.5533" calcext:value-type="float">
            <text:p>23.5533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新港鄉公園路</text:span><text:span text:style-name="T2">28</text:span><text:span text:style-name="T3">號</text:span><text:span text:style-name="T2">(</text:span><text:span text:style-name="T3">新港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800</text:p>
          </table:table-cell>
          <table:table-cell office:value-type="string" calcext:value-type="string">
            <text:p>茶山</text:p>
          </table:table-cell>
          <table:table-cell office:value-type="float" office:value="440" calcext:value-type="float">
            <text:p>440</text:p>
          </table:table-cell>
          <table:table-cell office:value-type="float" office:value="120.6648" calcext:value-type="float">
            <text:p>120.6648</text:p>
          </table:table-cell>
          <table:table-cell office:value-type="float" office:value="23.2991" calcext:value-type="float">
            <text:p>23.2991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阿里山鄉茶山路</text:span><text:span text:style-name="T2">62</text:span><text:span text:style-name="T3">號之</text:span><text:span text:style-name="T2">1(</text:span><text:span text:style-name="T3">茶山村衛生室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M810</text:p>
          </table:table-cell>
          <table:table-cell office:value-type="string" calcext:value-type="string">
            <text:p>里佳</text:p>
          </table:table-cell>
          <table:table-cell office:value-type="float" office:value="1354" calcext:value-type="float">
            <text:p>1354</text:p>
          </table:table-cell>
          <table:table-cell office:value-type="float" office:value="120.7166" calcext:value-type="float">
            <text:p>120.7166</text:p>
          </table:table-cell>
          <table:table-cell office:value-type="float" office:value="23.3891" calcext:value-type="float">
            <text:p>23.3891</text:p>
          </table:table-cell>
          <table:table-cell office:value-type="string" calcext:value-type="string">
            <text:p>嘉義縣</text:p>
          </table:table-cell>
          <table:table-cell table:style-name="ce1" office:value-type="string" calcext:value-type="string">
            <text:p>阿里山鄉里佳村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820</text:p>
          </table:table-cell>
          <table:table-cell office:value-type="string" calcext:value-type="string">
            <text:p>達邦</text:p>
          </table:table-cell>
          <table:table-cell office:value-type="float" office:value="980" calcext:value-type="float">
            <text:p>980</text:p>
          </table:table-cell>
          <table:table-cell office:value-type="float" office:value="120.7495" calcext:value-type="float">
            <text:p>120.7495</text:p>
          </table:table-cell>
          <table:table-cell office:value-type="float" office:value="23.454" calcext:value-type="float">
            <text:p>23.454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阿里山鄉達邦村</text:span><text:span text:style-name="T2">21</text:span><text:span text:style-name="T3">號</text:span><text:span text:style-name="T2">(</text:span><text:span text:style-name="T3">鄒族自然與文化中心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M830</text:p>
          </table:table-cell>
          <table:table-cell office:value-type="string" calcext:value-type="string">
            <text:p>山美</text:p>
          </table:table-cell>
          <table:table-cell office:value-type="float" office:value="540" calcext:value-type="float">
            <text:p>540</text:p>
          </table:table-cell>
          <table:table-cell office:value-type="float" office:value="120.6682" calcext:value-type="float">
            <text:p>120.6682</text:p>
          </table:table-cell>
          <table:table-cell office:value-type="float" office:value="23.3838" calcext:value-type="float">
            <text:p>23.3838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阿里山鄉山美村</text:span><text:span text:style-name="T2">(</text:span><text:span text:style-name="T3">原阿里山鄉農會山美辦事處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810</text:p>
          </table:table-cell>
          <table:table-cell office:value-type="string" calcext:value-type="string">
            <text:p>曾文</text:p>
          </table:table-cell>
          <table:table-cell office:value-type="float" office:value="174" calcext:value-type="float">
            <text:p>174</text:p>
          </table:table-cell>
          <table:table-cell office:value-type="float" office:value="120.4973" calcext:value-type="float">
            <text:p>120.4973</text:p>
          </table:table-cell>
          <table:table-cell office:value-type="float" office:value="23.2197" calcext:value-type="float">
            <text:p>23.2197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楠西區曾文新村</text:span><text:span text:style-name="T2">(</text:span><text:span text:style-name="T3">曾文水庫管理局內</text:span><text:span text:style-name="T2">)</text:span></text:p>
          </table:table-cell>
          <table:table-cell office:value-type="string" calcext:value-type="string">
            <text:p>1988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830</text:p>
          </table:table-cell>
          <table:table-cell office:value-type="string" calcext:value-type="string">
            <text:p>北寮</text:p>
          </table:table-cell>
          <table:table-cell office:value-type="float" office:value="127" calcext:value-type="float">
            <text:p>127</text:p>
          </table:table-cell>
          <table:table-cell office:value-type="float" office:value="120.495" calcext:value-type="float">
            <text:p>120.495</text:p>
          </table:table-cell>
          <table:table-cell office:value-type="float" office:value="23.0796" calcext:value-type="float">
            <text:p>23.0796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南化區北寮里</text:span><text:span text:style-name="T2">48-4</text:span><text:span text:style-name="T3">號</text:span></text:p>
          </table:table-cell>
          <table:table-cell office:value-type="string" calcext:value-type="string">
            <text:p>2013/04/18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O830)</text:span><text:span text:style-name="T3">站因擴充為氣象站，於</text:span><text:span text:style-name="T2">2013/4/18</text:span><text:span text:style-name="T3">升級為</text:span><text:span text:style-name="T2">(C0O830)</text:span><text:span text:style-name="T3">站。</text:span></text:p>
          </table:table-cell>
          <table:table-cell table:style-name="ce2" office:value-type="string" calcext:value-type="string">
            <text:p>C1O83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840</text:p>
          </table:table-cell>
          <table:table-cell office:value-type="string" calcext:value-type="string">
            <text:p>王爺宮</text:p>
          </table:table-cell>
          <table:table-cell office:value-type="float" office:value="144" calcext:value-type="float">
            <text:p>144</text:p>
          </table:table-cell>
          <table:table-cell office:value-type="float" office:value="120.3995" calcext:value-type="float">
            <text:p>120.3995</text:p>
          </table:table-cell>
          <table:table-cell office:value-type="float" office:value="23.2213" calcext:value-type="float">
            <text:p>23.2213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六甲區王爺里</text:span><text:span text:style-name="T2">24</text:span><text:span text:style-name="T3">號（六甲國小湖東分校）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O840)</text:span><text:span text:style-name="T3">站因觀測條件不佳及擴充為氣象站，於</text:span><text:span text:style-name="T2">2013/12/1</text:span><text:span text:style-name="T3">升級為</text:span><text:span text:style-name="T2">(C0O840)</text:span><text:span text:style-name="T3">站。</text:span></text:p>
          </table:table-cell>
          <table:table-cell table:style-name="ce2" office:value-type="string" calcext:value-type="string">
            <text:p>C1O8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860</text:p>
          </table:table-cell>
          <table:table-cell office:value-type="string" calcext:value-type="string">
            <text:p>大內</text:p>
          </table:table-cell>
          <table:table-cell office:value-type="float" office:value="38" calcext:value-type="float">
            <text:p>38</text:p>
          </table:table-cell>
          <table:table-cell office:value-type="float" office:value="120.3608" calcext:value-type="float">
            <text:p>120.3608</text:p>
          </table:table-cell>
          <table:table-cell office:value-type="float" office:value="23.1189" calcext:value-type="float">
            <text:p>23.1189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大內區</text:span><text:span text:style-name="T2">74201</text:span><text:span text:style-name="T3">大內里</text:span><text:span text:style-name="T2">63</text:span><text:span text:style-name="T3">號</text:span><text:span text:style-name="T2">(</text:span><text:span text:style-name="T3">大內國民小學</text:span><text:span text:style-name="T2">)</text:span>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O860)</text:span><text:span text:style-name="T3">站因擴充為氣象站，於</text:span><text:span text:style-name="T2">2013/8/1</text:span><text:span text:style-name="T3">升級為</text:span><text:span text:style-name="T2">(C0O860)</text:span><text:span text:style-name="T3">站。</text:span></text:p>
          </table:table-cell>
          <table:table-cell table:style-name="ce2" office:value-type="string" calcext:value-type="string">
            <text:p>C1O8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900</text:p>
          </table:table-cell>
          <table:table-cell office:value-type="string" calcext:value-type="string">
            <text:p>善化</text:p>
          </table:table-cell>
          <table:table-cell office:value-type="float" office:value="9" calcext:value-type="float">
            <text:p>9</text:p>
          </table:table-cell>
          <table:table-cell office:value-type="float" office:value="120.2972" calcext:value-type="float">
            <text:p>120.2972</text:p>
          </table:table-cell>
          <table:table-cell office:value-type="float" office:value="23.1129" calcext:value-type="float">
            <text:p>23.1129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善化區益民寮</text:span><text:span text:style-name="T2">60</text:span><text:span text:style-name="T3">號</text:span><text:span text:style-name="T2">(</text:span><text:span text:style-name="T3">亞洲蔬菜研究發展中心內</text:span><text:span text:style-name="T2">)</text:span></text:p>
          </table:table-cell>
          <table:table-cell office:value-type="string" calcext:value-type="string">
            <text:p>1988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 2013/5/11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O930</text:p>
          </table:table-cell>
          <table:table-cell office:value-type="string" calcext:value-type="string">
            <text:p>玉井</text:p>
          </table:table-cell>
          <table:table-cell office:value-type="float" office:value="42" calcext:value-type="float">
            <text:p>42</text:p>
          </table:table-cell>
          <table:table-cell office:value-type="float" office:value="120.4606" calcext:value-type="float">
            <text:p>120.4606</text:p>
          </table:table-cell>
          <table:table-cell office:value-type="float" office:value="23.126" calcext:value-type="float">
            <text:p>23.126</text:p>
          </table:table-cell>
          <table:table-cell office:value-type="string" calcext:value-type="string">
            <text:p>臺南市</text:p>
          </table:table-cell>
          <table:table-cell table:style-name="ce1" office:value-type="string" calcext:value-type="string">
            <text:p>玉井區台灣糖業公司玉井糖廠</text:p>
          </table:table-cell>
          <table:table-cell office:value-type="string" calcext:value-type="string">
            <text:p>1988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950</text:p>
          </table:table-cell>
          <table:table-cell office:value-type="string" calcext:value-type="string">
            <text:p>安南</text:p>
          </table:table-cell>
          <table:table-cell office:value-type="float" office:value="4" calcext:value-type="float">
            <text:p>4</text:p>
          </table:table-cell>
          <table:table-cell office:value-type="float" office:value="120.1449" calcext:value-type="float">
            <text:p>120.1449</text:p>
          </table:table-cell>
          <table:table-cell office:value-type="float" office:value="23.0767" calcext:value-type="float">
            <text:p>23.0767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安南區公學路</text:span><text:span text:style-name="T2">6</text:span><text:span text:style-name="T3">段</text:span><text:span text:style-name="T2">589</text:span><text:span text:style-name="T3">號</text:span><text:span text:style-name="T2">(</text:span><text:span text:style-name="T3">學東國民小學內</text:span><text:span text:style-name="T2">)</text:span>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O950)</text:span><text:span text:style-name="T3">站因擴充為氣象站，於</text:span><text:span text:style-name="T2">2013/8/1</text:span><text:span text:style-name="T3">升級為</text:span><text:span text:style-name="T2">(C0O950)</text:span><text:span text:style-name="T3">站。</text:span></text:p>
          </table:table-cell>
          <table:table-cell table:style-name="ce2" office:value-type="string" calcext:value-type="string">
            <text:p>C1O9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960</text:p>
          </table:table-cell>
          <table:table-cell office:value-type="string" calcext:value-type="string">
            <text:p>崎頂</text:p>
          </table:table-cell>
          <table:table-cell office:value-type="float" office:value="112" calcext:value-type="float">
            <text:p>112</text:p>
          </table:table-cell>
          <table:table-cell office:value-type="float" office:value="120.3693" calcext:value-type="float">
            <text:p>120.3693</text:p>
          </table:table-cell>
          <table:table-cell office:value-type="float" office:value="22.9595" calcext:value-type="float">
            <text:p>22.9595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龍崎區中坑里</text:span><text:span text:style-name="T2">5</text:span><text:span text:style-name="T3">鄰</text:span><text:span text:style-name="T2">13</text:span><text:span text:style-name="T3">號</text:span></text:p>
          </table:table-cell>
          <table:table-cell office:value-type="string" calcext:value-type="string">
            <text:p>2013/04/18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O960)</text:span><text:span text:style-name="T3">站因擴充為氣象站，於</text:span><text:span text:style-name="T2">2013/4/18</text:span><text:span text:style-name="T3">升級為</text:span><text:span text:style-name="T2">(C0O960)</text:span><text:span text:style-name="T3">站。</text:span></text:p>
          </table:table-cell>
          <table:table-cell table:style-name="ce2" office:value-type="string" calcext:value-type="string">
            <text:p>C1O9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970</text:p>
          </table:table-cell>
          <table:table-cell office:value-type="string" calcext:value-type="string">
            <text:p>虎頭埤</text:p>
          </table:table-cell>
          <table:table-cell office:value-type="float" office:value="71" calcext:value-type="float">
            <text:p>71</text:p>
          </table:table-cell>
          <table:table-cell office:value-type="float" office:value="120.3479" calcext:value-type="float">
            <text:p>120.3479</text:p>
          </table:table-cell>
          <table:table-cell office:value-type="float" office:value="23.0214" calcext:value-type="float">
            <text:p>23.0214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新化區口埤</text:span><text:span text:style-name="T2">18</text:span><text:span text:style-name="T3">號</text:span><text:span text:style-name="T2">(</text:span><text:span text:style-name="T3">新化分場</text:span><text:span text:style-name="T2">)</text:span>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O970)</text:span><text:span text:style-name="T3">站因擴充為氣象站，於</text:span><text:span text:style-name="T2">2013/8/1</text:span><text:span text:style-name="T3">升級為</text:span><text:span text:style-name="T2">(C0O970)</text:span><text:span text:style-name="T3">站。</text:span></text:p>
          </table:table-cell>
          <table:table-cell table:style-name="ce2" office:value-type="string" calcext:value-type="string">
            <text:p>C1O97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980</text:p>
          </table:table-cell>
          <table:table-cell office:value-type="string" calcext:value-type="string">
            <text:p>新市</text:p>
          </table:table-cell>
          <table:table-cell office:value-type="float" office:value="18" calcext:value-type="float">
            <text:p>18</text:p>
          </table:table-cell>
          <table:table-cell office:value-type="float" office:value="120.2982" calcext:value-type="float">
            <text:p>120.2982</text:p>
          </table:table-cell>
          <table:table-cell office:value-type="float" office:value="23.0616" calcext:value-type="float">
            <text:p>23.0616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新市區永就里</text:span><text:span text:style-name="T2">53</text:span><text:span text:style-name="T3">號</text:span><text:span text:style-name="T2">(</text:span><text:span text:style-name="T3">番子寮農場</text:span><text:span text:style-name="T2">)</text:span>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O980)</text:span><text:span text:style-name="T3">站因擴充為氣象站，於</text:span><text:span text:style-name="T2">2013/8/1</text:span><text:span text:style-name="T3">升級為</text:span><text:span text:style-name="T2">(C0O980)</text:span><text:span text:style-name="T3">站。</text:span></text:p>
          </table:table-cell>
          <table:table-cell table:style-name="ce2" office:value-type="string" calcext:value-type="string">
            <text:p>C1O98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O990</text:p>
          </table:table-cell>
          <table:table-cell office:value-type="string" calcext:value-type="string">
            <text:p>媽祖廟</text:p>
          </table:table-cell>
          <table:table-cell office:value-type="float" office:value="18" calcext:value-type="float">
            <text:p>18</text:p>
          </table:table-cell>
          <table:table-cell office:value-type="float" office:value="120.2935" calcext:value-type="float">
            <text:p>120.2935</text:p>
          </table:table-cell>
          <table:table-cell office:value-type="float" office:value="22.9918" calcext:value-type="float">
            <text:p>22.9918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歸仁區中正北路</text:span><text:span text:style-name="T2">3</text:span><text:span text:style-name="T3">段</text:span><text:span text:style-name="T2">60</text:span><text:span text:style-name="T3">號</text:span><text:span text:style-name="T2">(</text:span><text:span text:style-name="T3">保西國民小學內</text:span><text:span text:style-name="T2">)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O990)</text:span><text:span text:style-name="T3">站因擴充為氣象站，於</text:span><text:span text:style-name="T2">2013/12/1</text:span><text:span text:style-name="T3">升級為</text:span><text:span text:style-name="T2">(C0O990)</text:span><text:span text:style-name="T3">站。</text:span></text:p>
          </table:table-cell>
          <table:table-cell table:style-name="ce2" office:value-type="string" calcext:value-type="string">
            <text:p>C1O99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100</text:p>
          </table:table-cell>
          <table:table-cell office:value-type="string" calcext:value-type="string">
            <text:p>尾寮山</text:p>
          </table:table-cell>
          <table:table-cell office:value-type="float" office:value="1018" calcext:value-type="float">
            <text:p>1018</text:p>
          </table:table-cell>
          <table:table-cell office:value-type="float" office:value="120.6839" calcext:value-type="float">
            <text:p>120.6839</text:p>
          </table:table-cell>
          <table:table-cell office:value-type="float" office:value="22.8331" calcext:value-type="float">
            <text:p>22.8331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三地門鄉口社檢查站車程約</text:span><text:span text:style-name="T2">2</text:span><text:span text:style-name="T3">小時</text:span><text:span text:style-name="T2">(</text:span><text:span text:style-name="T3">尾寮山瞭望台旁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10/10</text:span><text:span text:style-name="T3">進行儀器汰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130</text:p>
          </table:table-cell>
          <table:table-cell office:value-type="string" calcext:value-type="string">
            <text:p>阿禮</text:p>
          </table:table-cell>
          <table:table-cell office:value-type="float" office:value="1040" calcext:value-type="float">
            <text:p>1040</text:p>
          </table:table-cell>
          <table:table-cell office:value-type="float" office:value="120.7437" calcext:value-type="float">
            <text:p>120.7437</text:p>
          </table:table-cell>
          <table:table-cell office:value-type="float" office:value="22.7429" calcext:value-type="float">
            <text:p>22.7429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霧台鄉</text:span><text:span text:style-name="T2">(</text:span><text:span text:style-name="T3">屏東事業區第</text:span><text:span text:style-name="T2">46</text:span><text:span text:style-name="T3">林班</text:span><text:span text:style-name="T2">)</text:span><text:span text:style-name="T3">由山地文化村開車約</text:span><text:span text:style-name="T2">2</text:span><text:span text:style-name="T3">小時需徒步轉波站前面</text:span>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R130)</text:span><text:span text:style-name="T3">站因擴充為氣象站，於</text:span><text:span text:style-name="T2">2013/8/1</text:span><text:span text:style-name="T3">升級為</text:span><text:span text:style-name="T2">(C0R130)</text:span><text:span text:style-name="T3">站。</text:span></text:p>
          </table:table-cell>
          <table:table-cell table:style-name="ce2" office:value-type="string" calcext:value-type="string">
            <text:p>C1R13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140</text:p>
          </table:table-cell>
          <table:table-cell office:value-type="string" calcext:value-type="string">
            <text:p>瑪家</text:p>
          </table:table-cell>
          <table:table-cell office:value-type="float" office:value="740" calcext:value-type="float">
            <text:p>740</text:p>
          </table:table-cell>
          <table:table-cell office:value-type="float" office:value="120.6866" calcext:value-type="float">
            <text:p>120.6866</text:p>
          </table:table-cell>
          <table:table-cell office:value-type="float" office:value="22.6829" calcext:value-type="float">
            <text:p>22.6829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瑪家鄉瑪家村</text:span><text:span text:style-name="T2">4</text:span><text:span text:style-name="T3">鄰</text:span><text:span text:style-name="T2">24</text:span><text:span text:style-name="T3">號</text:span><text:span text:style-name="T2">(</text:span><text:span text:style-name="T3">後山</text:span><text:span text:style-name="T2">)</text:span>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R140)</text:span><text:span text:style-name="T3">站因擴充為氣象站，於</text:span><text:span text:style-name="T2">2013/8/1</text:span><text:span text:style-name="T3">升級為</text:span><text:span text:style-name="T2">(C0R140)</text:span><text:span text:style-name="T3">站。</text:span></text:p>
          </table:table-cell>
          <table:table-cell table:style-name="ce2" office:value-type="string" calcext:value-type="string">
            <text:p>C1R1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150</text:p>
          </table:table-cell>
          <table:table-cell office:value-type="string" calcext:value-type="string">
            <text:p>三地門</text:p>
          </table:table-cell>
          <table:table-cell office:value-type="float" office:value="99" calcext:value-type="float">
            <text:p>99</text:p>
          </table:table-cell>
          <table:table-cell office:value-type="float" office:value="120.6399" calcext:value-type="float">
            <text:p>120.6399</text:p>
          </table:table-cell>
          <table:table-cell office:value-type="float" office:value="22.7099" calcext:value-type="float">
            <text:p>22.7099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內埔鄉水門村成功路</text:span><text:span text:style-name="T2">83</text:span><text:span text:style-name="T3">號</text:span><text:span text:style-name="T2">(</text:span><text:span text:style-name="T3">國立內埔高級農工職業學校內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9/10</text:span><text:span text:style-name="T3">進行儀器汰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160</text:p>
          </table:table-cell>
          <table:table-cell office:value-type="string" calcext:value-type="string">
            <text:p>鹽埔新圍</text:p>
          </table:table-cell>
          <table:table-cell office:value-type="float" office:value="45" calcext:value-type="float">
            <text:p>45</text:p>
          </table:table-cell>
          <table:table-cell office:value-type="float" office:value="120.5308" calcext:value-type="float">
            <text:p>120.5308</text:p>
          </table:table-cell>
          <table:table-cell office:value-type="float" office:value="22.7396" calcext:value-type="float">
            <text:p>22.7396</text:p>
          </table:table-cell>
          <table:table-cell office:value-type="string" calcext:value-type="string">
            <text:p>屏東縣</text:p>
          </table:table-cell>
          <table:table-cell table:style-name="ce1" office:value-type="string" calcext:value-type="string">
            <text:p>鹽埔鄉彭厝國民小學校園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R160)</text:span><text:span text:style-name="T3">站於</text:span><text:span text:style-name="T2">2013/12/1</text:span><text:span text:style-name="T3">變更為</text:span><text:span text:style-name="T2">(C0R160)</text:span><text:span text:style-name="T3">站。</text:span></text:p>
          </table:table-cell>
          <table:table-cell table:style-name="ce2" office:value-type="string" calcext:value-type="string">
            <text:p>C1R1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170</text:p>
          </table:table-cell>
          <table:table-cell office:value-type="string" calcext:value-type="string">
            <text:p>屏東</text:p>
          </table:table-cell>
          <table:table-cell office:value-type="float" office:value="26" calcext:value-type="float">
            <text:p>26</text:p>
          </table:table-cell>
          <table:table-cell office:value-type="float" office:value="120.4941" calcext:value-type="float">
            <text:p>120.4941</text:p>
          </table:table-cell>
          <table:table-cell office:value-type="float" office:value="22.6603" calcext:value-type="float">
            <text:p>22.6603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屏東市復興路</text:span><text:span text:style-name="T2">245</text:span><text:span text:style-name="T3">號</text:span><text:span text:style-name="T2">(</text:span><text:span text:style-name="T3">台灣糖業公司屏東區處場區內</text:span><text:span text:style-name="T2">)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R170)</text:span><text:span text:style-name="T3">站於</text:span><text:span text:style-name="T2">2013/12/1</text:span><text:span text:style-name="T3">變更為</text:span><text:span text:style-name="T2">(C0R170)</text:span><text:span text:style-name="T3">站。</text:span></text:p>
          </table:table-cell>
          <table:table-cell table:style-name="ce2" office:value-type="string" calcext:value-type="string">
            <text:p>C1R17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190</text:p>
          </table:table-cell>
          <table:table-cell office:value-type="string" calcext:value-type="string">
            <text:p>赤山</text:p>
          </table:table-cell>
          <table:table-cell office:value-type="float" office:value="32" calcext:value-type="float">
            <text:p>32</text:p>
          </table:table-cell>
          <table:table-cell office:value-type="float" office:value="120.6143" calcext:value-type="float">
            <text:p>120.6143</text:p>
          </table:table-cell>
          <table:table-cell office:value-type="float" office:value="22.5923" calcext:value-type="float">
            <text:p>22.5923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萬巒鄉建興路</text:span><text:span text:style-name="T2">40</text:span><text:span text:style-name="T3">號（赤山國小）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R190)</text:span><text:span text:style-name="T3">站因觀測環境不佳，於</text:span><text:span text:style-name="T2">2013/12/1</text:span><text:span text:style-name="T3">遷移至</text:span><text:span text:style-name="T2">(C0R190)</text:span><text:span text:style-name="T3">站。</text:span></text:p>
          </table:table-cell>
          <table:table-cell table:style-name="ce2" office:value-type="string" calcext:value-type="string">
            <text:p>C1R19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220</text:p>
          </table:table-cell>
          <table:table-cell office:value-type="string" calcext:value-type="string">
            <text:p>潮州</text:p>
          </table:table-cell>
          <table:table-cell office:value-type="float" office:value="12" calcext:value-type="float">
            <text:p>12</text:p>
          </table:table-cell>
          <table:table-cell office:value-type="float" office:value="120.54" calcext:value-type="float">
            <text:p>120.54</text:p>
          </table:table-cell>
          <table:table-cell office:value-type="float" office:value="22.5344" calcext:value-type="float">
            <text:p>22.5344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潮州鎮光春路</text:span><text:span text:style-name="T2">290</text:span><text:span text:style-name="T3">號</text:span><text:span text:style-name="T2">(</text:span><text:span text:style-name="T3">屏東縣立光春國民中學內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9/10</text:span><text:span text:style-name="T3">進行儀器汰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240</text:p>
          </table:table-cell>
          <table:table-cell office:value-type="string" calcext:value-type="string">
            <text:p>來義</text:p>
          </table:table-cell>
          <table:table-cell office:value-type="float" office:value="87" calcext:value-type="float">
            <text:p>87</text:p>
          </table:table-cell>
          <table:table-cell office:value-type="float" office:value="120.6251" calcext:value-type="float">
            <text:p>120.6251</text:p>
          </table:table-cell>
          <table:table-cell office:value-type="float" office:value="22.5273" calcext:value-type="float">
            <text:p>22.5273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萬巒鄉新隆路</text:span><text:span text:style-name="T2">64</text:span><text:span text:style-name="T3">號萬巒農場（佳佐段</text:span><text:span text:style-name="T2">180</text:span><text:span text:style-name="T3">號）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R240)</text:span><text:span text:style-name="T3">站因擴充為氣象站，於</text:span><text:span text:style-name="T2">2013/12/1</text:span><text:span text:style-name="T3">升級為</text:span><text:span text:style-name="T2">(C0R240)</text:span><text:span text:style-name="T3">站。</text:span></text:p>
          </table:table-cell>
          <table:table-cell table:style-name="ce2" office:value-type="string" calcext:value-type="string">
            <text:p>C1R2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260</text:p>
          </table:table-cell>
          <table:table-cell office:value-type="string" calcext:value-type="string">
            <text:p>春日</text:p>
          </table:table-cell>
          <table:table-cell office:value-type="float" office:value="76" calcext:value-type="float">
            <text:p>76</text:p>
          </table:table-cell>
          <table:table-cell office:value-type="float" office:value="120.6283" calcext:value-type="float">
            <text:p>120.6283</text:p>
          </table:table-cell>
          <table:table-cell office:value-type="float" office:value="22.3704" calcext:value-type="float">
            <text:p>22.3704</text:p>
          </table:table-cell>
          <table:table-cell office:value-type="string" calcext:value-type="string">
            <text:p>屏東縣</text:p>
          </table:table-cell>
          <table:table-cell table:style-name="ce1" office:value-type="string" calcext:value-type="string">
            <text:p>春日鄉春日國民小學內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R260)</text:span><text:span text:style-name="T3">站因擴充為氣象站，於</text:span><text:span text:style-name="T2">2013/12/1</text:span><text:span text:style-name="T3">升級為</text:span><text:span text:style-name="T2">(C0R260)</text:span><text:span text:style-name="T3">站。</text:span></text:p>
          </table:table-cell>
          <table:table-cell table:style-name="ce2" office:value-type="string" calcext:value-type="string">
            <text:p>C1R2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270</text:p>
          </table:table-cell>
          <table:table-cell office:value-type="string" calcext:value-type="string">
            <text:p>琉球嶼</text:p>
          </table:table-cell>
          <table:table-cell office:value-type="float" office:value="51" calcext:value-type="float">
            <text:p>51</text:p>
          </table:table-cell>
          <table:table-cell office:value-type="float" office:value="120.3622" calcext:value-type="float">
            <text:p>120.3622</text:p>
          </table:table-cell>
          <table:table-cell office:value-type="float" office:value="22.3322" calcext:value-type="float">
            <text:p>22.3322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琉球鄉天台段</text:span><text:span text:style-name="T2">596</text:span><text:span text:style-name="T3">及</text:span><text:span text:style-name="T2">597</text:span><text:span text:style-name="T3">地號</text:span></text:p>
          </table:table-cell>
          <table:table-cell office:value-type="string" calcext:value-type="string">
            <text:p>1997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9/26</text:span><text:span text:style-name="T3">進行儀器汰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280</text:p>
          </table:table-cell>
          <table:table-cell office:value-type="string" calcext:value-type="string">
            <text:p>檳榔</text:p>
          </table:table-cell>
          <table:table-cell office:value-type="float" office:value="242" calcext:value-type="float">
            <text:p>242</text:p>
          </table:table-cell>
          <table:table-cell office:value-type="float" office:value="120.8368" calcext:value-type="float">
            <text:p>120.8368</text:p>
          </table:table-cell>
          <table:table-cell office:value-type="float" office:value="22.0761" calcext:value-type="float">
            <text:p>22.0761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滿州鄉長樂村大公路</text:span><text:span text:style-name="T2">14</text:span><text:span text:style-name="T3">號</text:span><text:span text:style-name="T2">(</text:span><text:span text:style-name="T3">往南仁山方向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350</text:p>
          </table:table-cell>
          <table:table-cell office:value-type="string" calcext:value-type="string">
            <text:p>貓鼻頭</text:p>
          </table:table-cell>
          <table:table-cell office:value-type="float" office:value="35" calcext:value-type="float">
            <text:p>35</text:p>
          </table:table-cell>
          <table:table-cell office:value-type="float" office:value="120.7358" calcext:value-type="float">
            <text:p>120.7358</text:p>
          </table:table-cell>
          <table:table-cell office:value-type="float" office:value="21.9218" calcext:value-type="float">
            <text:p>21.9218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恆春鎮</text:span><text:span text:style-name="T2">(</text:span><text:span text:style-name="T3">貓鼻頭風景區內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360</text:p>
          </table:table-cell>
          <table:table-cell office:value-type="string" calcext:value-type="string">
            <text:p>墾丁</text:p>
          </table:table-cell>
          <table:table-cell office:value-type="float" office:value="20" calcext:value-type="float">
            <text:p>20</text:p>
          </table:table-cell>
          <table:table-cell office:value-type="float" office:value="120.8022" calcext:value-type="float">
            <text:p>120.8022</text:p>
          </table:table-cell>
          <table:table-cell office:value-type="float" office:value="21.9456" calcext:value-type="float">
            <text:p>21.9456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恆春鎮墾丁里牧場路</text:span><text:span text:style-name="T2">1</text:span><text:span text:style-name="T3">號</text:span><text:span text:style-name="T2">(</text:span><text:span text:style-name="T3">畜產試驗所恆春分所內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370</text:p>
          </table:table-cell>
          <table:table-cell office:value-type="string" calcext:value-type="string">
            <text:p>佳樂水</text:p>
          </table:table-cell>
          <table:table-cell office:value-type="float" office:value="55" calcext:value-type="float">
            <text:p>55</text:p>
          </table:table-cell>
          <table:table-cell office:value-type="float" office:value="120.8446" calcext:value-type="float">
            <text:p>120.8446</text:p>
          </table:table-cell>
          <table:table-cell office:value-type="float" office:value="21.992" calcext:value-type="float">
            <text:p>21.992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滿州鄉港口村茶山路</text:span><text:span text:style-name="T2">14</text:span><text:span text:style-name="T3">號</text:span><text:span text:style-name="T2">(</text:span><text:span text:style-name="T3">佳樂山林務局工作站內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380</text:p>
          </table:table-cell>
          <table:table-cell office:value-type="string" calcext:value-type="string">
            <text:p>枋寮</text:p>
          </table:table-cell>
          <table:table-cell office:value-type="float" office:value="2" calcext:value-type="float">
            <text:p>2</text:p>
          </table:table-cell>
          <table:table-cell office:value-type="float" office:value="120.5896" calcext:value-type="float">
            <text:p>120.5896</text:p>
          </table:table-cell>
          <table:table-cell office:value-type="float" office:value="22.3694" calcext:value-type="float">
            <text:p>22.3694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枋寮鄉枋寮村德興路</text:span><text:span text:style-name="T2">197</text:span><text:span text:style-name="T3">號</text:span><text:span text:style-name="T2">(</text:span><text:span text:style-name="T3">枋寮國民小學操場旁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400</text:p>
          </table:table-cell>
          <table:table-cell office:value-type="string" calcext:value-type="string">
            <text:p>楓港</text:p>
          </table:table-cell>
          <table:table-cell office:value-type="float" office:value="15" calcext:value-type="float">
            <text:p>15</text:p>
          </table:table-cell>
          <table:table-cell office:value-type="float" office:value="120.6927" calcext:value-type="float">
            <text:p>120.6927</text:p>
          </table:table-cell>
          <table:table-cell office:value-type="float" office:value="22.1902" calcext:value-type="float">
            <text:p>22.1902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枋山鄉善餘村光復路</text:span><text:span text:style-name="T2">24</text:span><text:span text:style-name="T3">號</text:span><text:span text:style-name="T2">(</text:span><text:span text:style-name="T3">楓港國民小學操場旁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420</text:p>
          </table:table-cell>
          <table:table-cell office:value-type="string" calcext:value-type="string">
            <text:p>牡丹池山</text:p>
          </table:table-cell>
          <table:table-cell office:value-type="float" office:value="504" calcext:value-type="float">
            <text:p>504</text:p>
          </table:table-cell>
          <table:table-cell office:value-type="float" office:value="120.8406" calcext:value-type="float">
            <text:p>120.8406</text:p>
          </table:table-cell>
          <table:table-cell office:value-type="float" office:value="22.1678" calcext:value-type="float">
            <text:p>22.1678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牡丹鄉電信轉播臺旁步行約</text:span><text:span text:style-name="T2">3</text:span><text:span text:style-name="T3">分鐘</text:span><text:span text:style-name="T2">(</text:span><text:span text:style-name="T3">恆春事業區</text:span><text:span text:style-name="T2">21</text:span><text:span text:style-name="T3">林班地</text:span><text:span text:style-name="T2">)</text:span></text:p>
          </table:table-cell>
          <table:table-cell office:value-type="string" calcext:value-type="string">
            <text:p>1999/04/15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430</text:p>
          </table:table-cell>
          <table:table-cell office:value-type="string" calcext:value-type="string">
            <text:p>東港</text:p>
          </table:table-cell>
          <table:table-cell office:value-type="float" office:value="31" calcext:value-type="float">
            <text:p>31</text:p>
          </table:table-cell>
          <table:table-cell office:value-type="float" office:value="120.4417" calcext:value-type="float">
            <text:p>120.4417</text:p>
          </table:table-cell>
          <table:table-cell office:value-type="float" office:value="22.4649" calcext:value-type="float">
            <text:p>22.4649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東港鎮豐漁街</text:span><text:span text:style-name="T2">66</text:span><text:span text:style-name="T3">號</text:span><text:span text:style-name="T2">(</text:span><text:span text:style-name="T3">國立東港高級海事水產職業學校</text:span><text:span text:style-name="T2">)</text:span></text:p>
          </table:table-cell>
          <table:table-cell office:value-type="string" calcext:value-type="string">
            <text:p>2009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6/18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470</text:p>
          </table:table-cell>
          <table:table-cell office:value-type="string" calcext:value-type="string">
            <text:p>高樹</text:p>
          </table:table-cell>
          <table:table-cell office:value-type="float" office:value="103" calcext:value-type="float">
            <text:p>103</text:p>
          </table:table-cell>
          <table:table-cell office:value-type="float" office:value="120.6008" calcext:value-type="float">
            <text:p>120.6008</text:p>
          </table:table-cell>
          <table:table-cell office:value-type="float" office:value="22.8264" calcext:value-type="float">
            <text:p>22.8264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高樹鄉興中路</text:span><text:span text:style-name="T2">329</text:span><text:span text:style-name="T3">號</text:span><text:span text:style-name="T2">(</text:span><text:span text:style-name="T3">高樹鄉公所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480</text:p>
          </table:table-cell>
          <table:table-cell office:value-type="string" calcext:value-type="string">
            <text:p>長治</text:p>
          </table:table-cell>
          <table:table-cell office:value-type="float" office:value="57" calcext:value-type="float">
            <text:p>57</text:p>
          </table:table-cell>
          <table:table-cell office:value-type="float" office:value="120.5426" calcext:value-type="float">
            <text:p>120.5426</text:p>
          </table:table-cell>
          <table:table-cell office:value-type="float" office:value="22.6931" calcext:value-type="float">
            <text:p>22.6931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長治鄉德成村中興路</text:span><text:span text:style-name="T2">572-1</text:span><text:span text:style-name="T3">號</text:span><text:span text:style-name="T2">(</text:span><text:span text:style-name="T3">長治消防分隊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490</text:p>
          </table:table-cell>
          <table:table-cell office:value-type="string" calcext:value-type="string">
            <text:p>九如</text:p>
          </table:table-cell>
          <table:table-cell office:value-type="float" office:value="49" calcext:value-type="float">
            <text:p>49</text:p>
          </table:table-cell>
          <table:table-cell office:value-type="float" office:value="120.4905" calcext:value-type="float">
            <text:p>120.4905</text:p>
          </table:table-cell>
          <table:table-cell office:value-type="float" office:value="22.7405" calcext:value-type="float">
            <text:p>22.7405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九如鄉九如路二段</text:span><text:span text:style-name="T2">416</text:span><text:span text:style-name="T3">號</text:span><text:span text:style-name="T2">(</text:span><text:span text:style-name="T3">九如鄉公所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00</text:p>
          </table:table-cell>
          <table:table-cell office:value-type="string" calcext:value-type="string">
            <text:p>竹田</text:p>
          </table:table-cell>
          <table:table-cell office:value-type="float" office:value="32" calcext:value-type="float">
            <text:p>32</text:p>
          </table:table-cell>
          <table:table-cell office:value-type="float" office:value="120.544" calcext:value-type="float">
            <text:p>120.544</text:p>
          </table:table-cell>
          <table:table-cell office:value-type="float" office:value="22.5849" calcext:value-type="float">
            <text:p>22.5849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竹田鄉中正路</text:span><text:span text:style-name="T2">123</text:span><text:span text:style-name="T3">號</text:span><text:span text:style-name="T2">(</text:span><text:span text:style-name="T3">竹田鄉公所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10</text:p>
          </table:table-cell>
          <table:table-cell office:value-type="string" calcext:value-type="string">
            <text:p>萬丹</text:p>
          </table:table-cell>
          <table:table-cell office:value-type="float" office:value="31" calcext:value-type="float">
            <text:p>31</text:p>
          </table:table-cell>
          <table:table-cell office:value-type="float" office:value="120.4904" calcext:value-type="float">
            <text:p>120.4904</text:p>
          </table:table-cell>
          <table:table-cell office:value-type="float" office:value="22.5878" calcext:value-type="float">
            <text:p>22.5878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萬丹鄉萬安村和平東路</text:span><text:span text:style-name="T2">69</text:span><text:span text:style-name="T3">號</text:span><text:span text:style-name="T2">(</text:span><text:span text:style-name="T3">萬丹消防分隊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20</text:p>
          </table:table-cell>
          <table:table-cell office:value-type="string" calcext:value-type="string">
            <text:p>崁頂</text:p>
          </table:table-cell>
          <table:table-cell office:value-type="float" office:value="18" calcext:value-type="float">
            <text:p>18</text:p>
          </table:table-cell>
          <table:table-cell office:value-type="float" office:value="120.5069" calcext:value-type="float">
            <text:p>120.5069</text:p>
          </table:table-cell>
          <table:table-cell office:value-type="float" office:value="22.5148" calcext:value-type="float">
            <text:p>22.5148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崁頂鄉崁頂村興農路</text:span><text:span text:style-name="T2">20</text:span><text:span text:style-name="T3">之</text:span><text:span text:style-name="T2">10</text:span><text:span text:style-name="T3">號</text:span><text:span text:style-name="T2">(</text:span><text:span text:style-name="T3">崁頂消防分隊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30</text:p>
          </table:table-cell>
          <table:table-cell office:value-type="string" calcext:value-type="string">
            <text:p>林邊</text:p>
          </table:table-cell>
          <table:table-cell office:value-type="float" office:value="16" calcext:value-type="float">
            <text:p>16</text:p>
          </table:table-cell>
          <table:table-cell office:value-type="float" office:value="120.51" calcext:value-type="float">
            <text:p>120.51</text:p>
          </table:table-cell>
          <table:table-cell office:value-type="float" office:value="22.4308" calcext:value-type="float">
            <text:p>22.4308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林邊鄉光林村和平路</text:span><text:span text:style-name="T2">45</text:span><text:span text:style-name="T3">號</text:span><text:span text:style-name="T2">(</text:span><text:span text:style-name="T3">林邊鄉衛生所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40</text:p>
          </table:table-cell>
          <table:table-cell office:value-type="string" calcext:value-type="string">
            <text:p>佳冬</text:p>
          </table:table-cell>
          <table:table-cell office:value-type="float" office:value="17" calcext:value-type="float">
            <text:p>17</text:p>
          </table:table-cell>
          <table:table-cell office:value-type="float" office:value="120.5524" calcext:value-type="float">
            <text:p>120.5524</text:p>
          </table:table-cell>
          <table:table-cell office:value-type="float" office:value="22.4195" calcext:value-type="float">
            <text:p>22.4195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佳冬鄉佳昌路</text:span><text:span text:style-name="T2">2</text:span><text:span text:style-name="T3">號</text:span><text:span text:style-name="T2">(</text:span><text:span text:style-name="T3">佳冬鄉公所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50</text:p>
          </table:table-cell>
          <table:table-cell office:value-type="string" calcext:value-type="string">
            <text:p>新埤</text:p>
          </table:table-cell>
          <table:table-cell office:value-type="float" office:value="38" calcext:value-type="float">
            <text:p>38</text:p>
          </table:table-cell>
          <table:table-cell office:value-type="float" office:value="120.5829" calcext:value-type="float">
            <text:p>120.5829</text:p>
          </table:table-cell>
          <table:table-cell office:value-type="float" office:value="22.4679" calcext:value-type="float">
            <text:p>22.4679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新埤鄉民眾路</text:span><text:span text:style-name="T2">103</text:span><text:span text:style-name="T3">號</text:span><text:span text:style-name="T2">(</text:span><text:span text:style-name="T3">新埤消防分隊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60</text:p>
          </table:table-cell>
          <table:table-cell office:value-type="string" calcext:value-type="string">
            <text:p>新園</text:p>
          </table:table-cell>
          <table:table-cell office:value-type="float" office:value="22" calcext:value-type="float">
            <text:p>22</text:p>
          </table:table-cell>
          <table:table-cell office:value-type="float" office:value="120.4616" calcext:value-type="float">
            <text:p>120.4616</text:p>
          </table:table-cell>
          <table:table-cell office:value-type="float" office:value="22.5434" calcext:value-type="float">
            <text:p>22.5434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新園鄉仙吉村店口路</text:span><text:span text:style-name="T2">116</text:span><text:span text:style-name="T3">號</text:span><text:span text:style-name="T2">(</text:span><text:span text:style-name="T3">新園消防分隊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70</text:p>
          </table:table-cell>
          <table:table-cell office:value-type="string" calcext:value-type="string">
            <text:p>麟洛</text:p>
          </table:table-cell>
          <table:table-cell office:value-type="float" office:value="37" calcext:value-type="float">
            <text:p>37</text:p>
          </table:table-cell>
          <table:table-cell office:value-type="float" office:value="120.5272" calcext:value-type="float">
            <text:p>120.5272</text:p>
          </table:table-cell>
          <table:table-cell office:value-type="float" office:value="22.6508" calcext:value-type="float">
            <text:p>22.6508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麟洛鄉中山路</text:span><text:span text:style-name="T2">158</text:span><text:span text:style-name="T3">號</text:span><text:span text:style-name="T2">(</text:span><text:span text:style-name="T3">麟洛鄉公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80</text:p>
          </table:table-cell>
          <table:table-cell office:value-type="string" calcext:value-type="string">
            <text:p>南州</text:p>
          </table:table-cell>
          <table:table-cell office:value-type="float" office:value="10" calcext:value-type="float">
            <text:p>10</text:p>
          </table:table-cell>
          <table:table-cell office:value-type="float" office:value="120.5027" calcext:value-type="float">
            <text:p>120.5027</text:p>
          </table:table-cell>
          <table:table-cell office:value-type="float" office:value="22.4859" calcext:value-type="float">
            <text:p>22.4859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南州鄉溪南村人和路</text:span><text:span text:style-name="T2">241</text:span><text:span text:style-name="T3">號</text:span><text:span text:style-name="T2">(</text:span><text:span text:style-name="T3">南州消防分隊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590</text:p>
          </table:table-cell>
          <table:table-cell office:value-type="string" calcext:value-type="string">
            <text:p>里港</text:p>
          </table:table-cell>
          <table:table-cell office:value-type="float" office:value="72" calcext:value-type="float">
            <text:p>72</text:p>
          </table:table-cell>
          <table:table-cell office:value-type="float" office:value="120.4946" calcext:value-type="float">
            <text:p>120.4946</text:p>
          </table:table-cell>
          <table:table-cell office:value-type="float" office:value="22.7792" calcext:value-type="float">
            <text:p>22.7792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里港鄉永春村中山路</text:span><text:span text:style-name="T2">104</text:span><text:span text:style-name="T3">號</text:span><text:span text:style-name="T2">(</text:span><text:span text:style-name="T3">里港鄉公所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600</text:p>
          </table:table-cell>
          <table:table-cell office:value-type="string" calcext:value-type="string">
            <text:p>舊泰武</text:p>
          </table:table-cell>
          <table:table-cell office:value-type="float" office:value="766" calcext:value-type="float">
            <text:p>766</text:p>
          </table:table-cell>
          <table:table-cell office:value-type="float" office:value="120.6649" calcext:value-type="float">
            <text:p>120.6649</text:p>
          </table:table-cell>
          <table:table-cell office:value-type="float" office:value="22.5882" calcext:value-type="float">
            <text:p>22.5882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泰武鄉泰武村良武巷</text:span><text:span text:style-name="T2">101</text:span><text:span text:style-name="T3">號</text:span><text:span text:style-name="T2">(</text:span><text:span text:style-name="T3">舊泰武村老人活動中心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R620</text:p>
          </table:table-cell>
          <table:table-cell office:value-type="string" calcext:value-type="string">
            <text:p>墾雷</text:p>
          </table:table-cell>
          <table:table-cell office:value-type="float" office:value="34" calcext:value-type="float">
            <text:p>34</text:p>
          </table:table-cell>
          <table:table-cell office:value-type="float" office:value="120.8553" calcext:value-type="float">
            <text:p>120.8553</text:p>
          </table:table-cell>
          <table:table-cell office:value-type="float" office:value="21.9008" calcext:value-type="float">
            <text:p>21.9008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恆春鎮燈塔路</text:span><text:span text:style-name="T2">51</text:span><text:span text:style-name="T3">巷</text:span><text:span text:style-name="T2">33</text:span><text:span text:style-name="T3">號</text:span><text:span text:style-name="T2">(</text:span><text:span text:style-name="T3">氣象局墾丁雷達站區內</text:span><text:span text:style-name="T2">)</text:span></text:p>
          </table:table-cell>
          <table:table-cell office:value-type="string" calcext:value-type="string">
            <text:p>2016/06/22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680</text:p>
          </table:table-cell>
          <table:table-cell office:value-type="string" calcext:value-type="string">
            <text:p>紅葉山</text:p>
          </table:table-cell>
          <table:table-cell office:value-type="float" office:value="1659" calcext:value-type="float">
            <text:p>1659</text:p>
          </table:table-cell>
          <table:table-cell office:value-type="float" office:value="121.0392" calcext:value-type="float">
            <text:p>121.0392</text:p>
          </table:table-cell>
          <table:table-cell office:value-type="float" office:value="22.9198" calcext:value-type="float">
            <text:p>22.9198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延平鄉紅葉山瞭望臺旁</text:span><text:span text:style-name="T2">(</text:span><text:span text:style-name="T3">延平林道</text:span><text:span text:style-name="T2">23K</text:span><text:span text:style-name="T3">處步行約</text:span><text:span text:style-name="T2">50</text:span><text:span text:style-name="T3">分鐘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690</text:p>
          </table:table-cell>
          <table:table-cell office:value-type="string" calcext:value-type="string">
            <text:p>太麻里</text:p>
          </table:table-cell>
          <table:table-cell office:value-type="float" office:value="522" calcext:value-type="float">
            <text:p>522</text:p>
          </table:table-cell>
          <table:table-cell office:value-type="float" office:value="120.9853" calcext:value-type="float">
            <text:p>120.9853</text:p>
          </table:table-cell>
          <table:table-cell office:value-type="float" office:value="22.609" calcext:value-type="float">
            <text:p>22.609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太麻里鄉</text:span><text:span text:style-name="T2">(</text:span><text:span text:style-name="T3">往金針山茶區之半路上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700</text:p>
          </table:table-cell>
          <table:table-cell office:value-type="string" calcext:value-type="string">
            <text:p>知本</text:p>
          </table:table-cell>
          <table:table-cell office:value-type="float" office:value="507" calcext:value-type="float">
            <text:p>507</text:p>
          </table:table-cell>
          <table:table-cell office:value-type="float" office:value="121.0056" calcext:value-type="float">
            <text:p>121.0056</text:p>
          </table:table-cell>
          <table:table-cell office:value-type="float" office:value="22.6849" calcext:value-type="float">
            <text:p>22.6849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卑南鄉溫泉村</text:span><text:span text:style-name="T2">(</text:span><text:span text:style-name="T3">溫泉國小之樂山分校內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710</text:p>
          </table:table-cell>
          <table:table-cell office:value-type="string" calcext:value-type="string">
            <text:p>鹿野</text:p>
          </table:table-cell>
          <table:table-cell office:value-type="float" office:value="382" calcext:value-type="float">
            <text:p>382</text:p>
          </table:table-cell>
          <table:table-cell office:value-type="float" office:value="121.123" calcext:value-type="float">
            <text:p>121.123</text:p>
          </table:table-cell>
          <table:table-cell office:value-type="float" office:value="22.9177" calcext:value-type="float">
            <text:p>22.9177</text:p>
          </table:table-cell>
          <table:table-cell office:value-type="string" calcext:value-type="string">
            <text:p>臺東縣</text:p>
          </table:table-cell>
          <table:table-cell table:style-name="ce1" office:value-type="string" calcext:value-type="string">
            <text:p>臺東縣鹿野鄉鹿野高台高眺亭公廁東側草地上</text:p>
          </table:table-cell>
          <table:table-cell office:value-type="string" calcext:value-type="string">
            <text:p>1997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於</text:span><text:span text:style-name="T2">2015/1/1</text:span><text:span text:style-name="T3">短距離位移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S730</text:p>
          </table:table-cell>
          <table:table-cell office:value-type="string" calcext:value-type="string">
            <text:p>綠島</text:p>
          </table:table-cell>
          <table:table-cell office:value-type="float" office:value="110" calcext:value-type="float">
            <text:p>110</text:p>
          </table:table-cell>
          <table:table-cell office:value-type="float" office:value="121.4753" calcext:value-type="float">
            <text:p>121.4753</text:p>
          </table:table-cell>
          <table:table-cell office:value-type="float" office:value="22.6672" calcext:value-type="float">
            <text:p>22.6672</text:p>
          </table:table-cell>
          <table:table-cell office:value-type="string" calcext:value-type="string">
            <text:p>臺東縣</text:p>
          </table:table-cell>
          <table:table-cell table:style-name="ce1" office:value-type="string" calcext:value-type="string">
            <text:p>綠島鄉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740</text:p>
          </table:table-cell>
          <table:table-cell office:value-type="string" calcext:value-type="string">
            <text:p>池上</text:p>
          </table:table-cell>
          <table:table-cell office:value-type="float" office:value="289" calcext:value-type="float">
            <text:p>289</text:p>
          </table:table-cell>
          <table:table-cell office:value-type="float" office:value="121.2095" calcext:value-type="float">
            <text:p>121.2095</text:p>
          </table:table-cell>
          <table:table-cell office:value-type="float" office:value="23.1196" calcext:value-type="float">
            <text:p>23.1196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池上鄉新興村</text:span><text:span text:style-name="T2">104</text:span><text:span text:style-name="T3">號</text:span><text:span text:style-name="T2">(</text:span><text:span text:style-name="T3">退輔會臺東農場內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750</text:p>
          </table:table-cell>
          <table:table-cell office:value-type="string" calcext:value-type="string">
            <text:p>向陽</text:p>
          </table:table-cell>
          <table:table-cell office:value-type="float" office:value="2280" calcext:value-type="float">
            <text:p>2280</text:p>
          </table:table-cell>
          <table:table-cell office:value-type="float" office:value="120.9861" calcext:value-type="float">
            <text:p>120.9861</text:p>
          </table:table-cell>
          <table:table-cell office:value-type="float" office:value="23.2484" calcext:value-type="float">
            <text:p>23.2484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海端鄉向陽</text:span><text:span text:style-name="T2">(</text:span><text:span text:style-name="T3">公路局向陽工務段圍牆內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760</text:p>
          </table:table-cell>
          <table:table-cell office:value-type="string" calcext:value-type="string">
            <text:p>紅石</text:p>
          </table:table-cell>
          <table:table-cell office:value-type="float" office:value="1621" calcext:value-type="float">
            <text:p>1621</text:p>
          </table:table-cell>
          <table:table-cell office:value-type="float" office:value="121.1262" calcext:value-type="float">
            <text:p>121.1262</text:p>
          </table:table-cell>
          <table:table-cell office:value-type="float" office:value="23.0691" calcext:value-type="float">
            <text:p>23.0691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海端鄉紅石</text:span><text:span text:style-name="T2">(</text:span><text:span text:style-name="T3">紅石瞭望臺旁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770</text:p>
          </table:table-cell>
          <table:table-cell office:value-type="string" calcext:value-type="string">
            <text:p>大溪山</text:p>
          </table:table-cell>
          <table:table-cell office:value-type="float" office:value="375" calcext:value-type="float">
            <text:p>375</text:p>
          </table:table-cell>
          <table:table-cell office:value-type="float" office:value="120.9433" calcext:value-type="float">
            <text:p>120.9433</text:p>
          </table:table-cell>
          <table:table-cell office:value-type="float" office:value="22.4785" calcext:value-type="float">
            <text:p>22.4785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太麻里鄉多良村</text:span><text:span text:style-name="T2">(</text:span><text:span text:style-name="T3">廢棄中華電信轉播站旁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790</text:p>
          </table:table-cell>
          <table:table-cell office:value-type="string" calcext:value-type="string">
            <text:p>金崙</text:p>
          </table:table-cell>
          <table:table-cell office:value-type="float" office:value="236" calcext:value-type="float">
            <text:p>236</text:p>
          </table:table-cell>
          <table:table-cell office:value-type="float" office:value="120.9669" calcext:value-type="float">
            <text:p>120.9669</text:p>
          </table:table-cell>
          <table:table-cell office:value-type="float" office:value="22.5381" calcext:value-type="float">
            <text:p>22.5381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太麻里鄉金崙段</text:span><text:span text:style-name="T2">0304-1</text:span><text:span text:style-name="T3">地號</text:span>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810</text:p>
          </table:table-cell>
          <table:table-cell office:value-type="string" calcext:value-type="string">
            <text:p>東河</text:p>
          </table:table-cell>
          <table:table-cell office:value-type="float" office:value="65" calcext:value-type="float">
            <text:p>65</text:p>
          </table:table-cell>
          <table:table-cell office:value-type="float" office:value="121.304" calcext:value-type="float">
            <text:p>121.304</text:p>
          </table:table-cell>
          <table:table-cell office:value-type="float" office:value="22.9727" calcext:value-type="float">
            <text:p>22.9727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東河鄉北東河</text:span><text:span text:style-name="T2">17</text:span><text:span text:style-name="T3">鄰</text:span><text:span text:style-name="T2">26</text:span><text:span text:style-name="T3">號</text:span><text:span text:style-name="T2">(</text:span><text:span text:style-name="T3">東河國民小學操場旁</text:span><text:span text:style-name="T2">)</text:span></text:p>
          </table:table-cell>
          <table:table-cell office:value-type="string" calcext:value-type="string">
            <text:p>2004/06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S640)</text:span><text:span text:style-name="T3">站因擴充為氣象站，於</text:span><text:span text:style-name="T2">2004/6/1</text:span><text:span text:style-name="T3">升級為</text:span><text:span text:style-name="T2">(C0S810)</text:span><text:span text:style-name="T3">站。</text:span></text:p>
          </table:table-cell>
          <table:table-cell table:style-name="ce2" office:value-type="string" calcext:value-type="string">
            <text:p>C1S6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S830</text:p>
          </table:table-cell>
          <table:table-cell office:value-type="string" calcext:value-type="string">
            <text:p>長濱</text:p>
          </table:table-cell>
          <table:table-cell office:value-type="float" office:value="288" calcext:value-type="float">
            <text:p>288</text:p>
          </table:table-cell>
          <table:table-cell office:value-type="float" office:value="121.412" calcext:value-type="float">
            <text:p>121.412</text:p>
          </table:table-cell>
          <table:table-cell office:value-type="float" office:value="23.2868" calcext:value-type="float">
            <text:p>23.2868</text:p>
          </table:table-cell>
          <table:table-cell office:value-type="string" calcext:value-type="string">
            <text:p>臺東縣</text:p>
          </table:table-cell>
          <table:table-cell table:style-name="ce1" office:value-type="string" calcext:value-type="string">
            <text:p>長濱鄉竹湖村移民橋後方山頂三角點旁</text:p>
          </table:table-cell>
          <table:table-cell office:value-type="string" calcext:value-type="string">
            <text:p>2004/06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S650)</text:span><text:span text:style-name="T3">站因擴充為氣象站，於</text:span><text:span text:style-name="T2">2004/6/1</text:span><text:span text:style-name="T3">升級為</text:span><text:span text:style-name="T2">(C0S830)</text:span><text:span text:style-name="T3">站。</text:span></text:p>
          </table:table-cell>
          <table:table-cell table:style-name="ce2" office:value-type="string" calcext:value-type="string">
            <text:p>C1S650</text:p>
          </table:table-cell>
          <table:table-cell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S840</text:p>
          </table:table-cell>
          <table:table-cell office:value-type="string" calcext:value-type="string">
            <text:p>南田</text:p>
          </table:table-cell>
          <table:table-cell office:value-type="float" office:value="22" calcext:value-type="float">
            <text:p>22</text:p>
          </table:table-cell>
          <table:table-cell office:value-type="float" office:value="120.8892" calcext:value-type="float">
            <text:p>120.8892</text:p>
          </table:table-cell>
          <table:table-cell office:value-type="float" office:value="22.2797" calcext:value-type="float">
            <text:p>22.2797</text:p>
          </table:table-cell>
          <table:table-cell office:value-type="string" calcext:value-type="string">
            <text:p>臺東縣</text:p>
          </table:table-cell>
          <table:table-cell table:style-name="ce1" office:value-type="string" calcext:value-type="string">
            <text:p>達仁鄉南田村南田風景區公園對面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S890</text:p>
          </table:table-cell>
          <table:table-cell office:value-type="string" calcext:value-type="string">
            <text:p>關山</text:p>
          </table:table-cell>
          <table:table-cell office:value-type="float" office:value="238" calcext:value-type="float">
            <text:p>238</text:p>
          </table:table-cell>
          <table:table-cell office:value-type="float" office:value="121.175" calcext:value-type="float">
            <text:p>121.175</text:p>
          </table:table-cell>
          <table:table-cell office:value-type="float" office:value="23.0395" calcext:value-type="float">
            <text:p>23.0395</text:p>
          </table:table-cell>
          <table:table-cell office:value-type="string" calcext:value-type="string">
            <text:p>臺東縣</text:p>
          </table:table-cell>
          <table:table-cell table:style-name="ce1" office:value-type="string" calcext:value-type="string">
            <text:p>關山鎮親水公園內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T790</text:p>
          </table:table-cell>
          <table:table-cell office:value-type="string" calcext:value-type="string">
            <text:p>大禹嶺</text:p>
          </table:table-cell>
          <table:table-cell office:value-type="float" office:value="2830" calcext:value-type="float">
            <text:p>2830</text:p>
          </table:table-cell>
          <table:table-cell office:value-type="float" office:value="121.3161" calcext:value-type="float">
            <text:p>121.3161</text:p>
          </table:table-cell>
          <table:table-cell office:value-type="float" office:value="24.1861" calcext:value-type="float">
            <text:p>24.1861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秀林鄉立霧溪事業區</text:span><text:span text:style-name="T2">67</text:span><text:span text:style-name="T3">林班地</text:span><text:span text:style-name="T2">(</text:span><text:span text:style-name="T3">救國團大禹山莊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T820</text:p>
          </table:table-cell>
          <table:table-cell office:value-type="string" calcext:value-type="string">
            <text:p>天祥</text:p>
          </table:table-cell>
          <table:table-cell office:value-type="float" office:value="550" calcext:value-type="float">
            <text:p>550</text:p>
          </table:table-cell>
          <table:table-cell office:value-type="float" office:value="121.4956" calcext:value-type="float">
            <text:p>121.4956</text:p>
          </table:table-cell>
          <table:table-cell office:value-type="float" office:value="24.1796" calcext:value-type="float">
            <text:p>24.1796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秀林鄉立霧溪事業區</text:span><text:span text:style-name="T2">80</text:span><text:span text:style-name="T3">林班地</text:span><text:span text:style-name="T2">(</text:span><text:span text:style-name="T3">天祥祥德寺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T841</text:p>
          </table:table-cell>
          <table:table-cell office:value-type="string" calcext:value-type="string">
            <text:p>新城</text:p>
          </table:table-cell>
          <table:table-cell office:value-type="float" office:value="23" calcext:value-type="float">
            <text:p>23</text:p>
          </table:table-cell>
          <table:table-cell office:value-type="float" office:value="121.6095" calcext:value-type="float">
            <text:p>121.6095</text:p>
          </table:table-cell>
          <table:table-cell office:value-type="float" office:value="24.0379" calcext:value-type="float">
            <text:p>24.0379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新城鄉大漢村樹人街</text:span><text:span text:style-name="T2">1</text:span><text:span text:style-name="T3">號</text:span><text:span text:style-name="T2">(</text:span><text:span text:style-name="T3">大漢技術學院內</text:span><text:span text:style-name="T2">)</text:span></text:p>
          </table:table-cell>
          <table:table-cell office:value-type="string" calcext:value-type="string">
            <text:p>2009/10/15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0T840)</text:span><text:span text:style-name="T3">站因移位，於</text:span><text:span text:style-name="T2">2009/10/15</text:span><text:span text:style-name="T3">更變為</text:span><text:span text:style-name="T2">(C0T841)</text:span><text:span text:style-name="T3">站。</text:span></text:p>
          </table:table-cell>
          <table:table-cell table:style-name="ce2" office:value-type="string" calcext:value-type="string">
            <text:p>C0T8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T870</text:p>
          </table:table-cell>
          <table:table-cell office:value-type="string" calcext:value-type="string">
            <text:p>鯉魚潭</text:p>
          </table:table-cell>
          <table:table-cell office:value-type="float" office:value="135" calcext:value-type="float">
            <text:p>135</text:p>
          </table:table-cell>
          <table:table-cell office:value-type="float" office:value="121.5089" calcext:value-type="float">
            <text:p>121.5089</text:p>
          </table:table-cell>
          <table:table-cell office:value-type="float" office:value="23.9356" calcext:value-type="float">
            <text:p>23.9356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壽豐鄉池南村池南路一段</text:span><text:span text:style-name="T2">8</text:span><text:span text:style-name="T3">號</text:span><text:span text:style-name="T2">(</text:span><text:span text:style-name="T3">鯉魚潭風景區旁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T900</text:p>
          </table:table-cell>
          <table:table-cell office:value-type="string" calcext:value-type="string">
            <text:p>西林</text:p>
          </table:table-cell>
          <table:table-cell office:value-type="float" office:value="160" calcext:value-type="float">
            <text:p>160</text:p>
          </table:table-cell>
          <table:table-cell office:value-type="float" office:value="121.4415" calcext:value-type="float">
            <text:p>121.4415</text:p>
          </table:table-cell>
          <table:table-cell office:value-type="float" office:value="23.8119" calcext:value-type="float">
            <text:p>23.8119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萬榮鄉西林路</text:span><text:span text:style-name="T2">8</text:span><text:span text:style-name="T3">鄰</text:span><text:span text:style-name="T2">114</text:span><text:span text:style-name="T3">號</text:span><text:span text:style-name="T2">(</text:span><text:span text:style-name="T3">西林國民小學運動場旁</text:span><text:span text:style-name="T2">)</text:span></text:p>
          </table:table-cell>
          <table:table-cell office:value-type="string" calcext:value-type="string">
            <text:p>2010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T900)</text:span><text:span text:style-name="T3">站因擴充為氣象站，於</text:span><text:span text:style-name="T2">2010/7/1</text:span><text:span text:style-name="T3">升級為</text:span><text:span text:style-name="T2">(C0T900)</text:span><text:span text:style-name="T3">站。</text:span></text:p>
          </table:table-cell>
          <table:table-cell table:style-name="ce2" office:value-type="string" calcext:value-type="string">
            <text:p>C1T9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T960</text:p>
          </table:table-cell>
          <table:table-cell office:value-type="string" calcext:value-type="string">
            <text:p>光復</text:p>
          </table:table-cell>
          <table:table-cell office:value-type="float" office:value="120" calcext:value-type="float">
            <text:p>120</text:p>
          </table:table-cell>
          <table:table-cell office:value-type="float" office:value="121.425" calcext:value-type="float">
            <text:p>121.425</text:p>
          </table:table-cell>
          <table:table-cell office:value-type="float" office:value="23.6607" calcext:value-type="float">
            <text:p>23.6607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光復鄉大進村糖廠街</text:span><text:span text:style-name="T2">19</text:span><text:span text:style-name="T3">號</text:span><text:span text:style-name="T2">(</text:span><text:span text:style-name="T3">臺糖公司花蓮光復糖廠內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T9A0</text:p>
          </table:table-cell>
          <table:table-cell office:value-type="string" calcext:value-type="string">
            <text:p>月眉山</text:p>
          </table:table-cell>
          <table:table-cell office:value-type="float" office:value="498" calcext:value-type="float">
            <text:p>498</text:p>
          </table:table-cell>
          <table:table-cell office:value-type="float" office:value="121.5398" calcext:value-type="float">
            <text:p>121.5398</text:p>
          </table:table-cell>
          <table:table-cell office:value-type="float" office:value="23.8099" calcext:value-type="float">
            <text:p>23.8099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壽豐鄉月眉山旁的小山丘上</text:span><text:span text:style-name="T2">(</text:span><text:span text:style-name="T3">過米棧大橋往山上水璉方向至四號橋左轉之山上</text:span><text:span text:style-name="T2">)</text:span></text:p>
          </table:table-cell>
          <table:table-cell office:value-type="string" calcext:value-type="string">
            <text:p>2000/10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T9B0</text:p>
          </table:table-cell>
          <table:table-cell office:value-type="string" calcext:value-type="string">
            <text:p>水源</text:p>
          </table:table-cell>
          <table:table-cell office:value-type="float" office:value="558" calcext:value-type="float">
            <text:p>558</text:p>
          </table:table-cell>
          <table:table-cell office:value-type="float" office:value="121.5372" calcext:value-type="float">
            <text:p>121.5372</text:p>
          </table:table-cell>
          <table:table-cell office:value-type="float" office:value="23.9919" calcext:value-type="float">
            <text:p>23.9919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秀林鄉原林務局水源段的苗圃內</text:p>
          </table:table-cell>
          <table:table-cell office:value-type="string" calcext:value-type="string">
            <text:p>2000/10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T9C0</text:p>
          </table:table-cell>
          <table:table-cell office:value-type="string" calcext:value-type="string">
            <text:p>富世</text:p>
          </table:table-cell>
          <table:table-cell office:value-type="float" office:value="109" calcext:value-type="float">
            <text:p>109</text:p>
          </table:table-cell>
          <table:table-cell office:value-type="float" office:value="121.6296" calcext:value-type="float">
            <text:p>121.6296</text:p>
          </table:table-cell>
          <table:table-cell office:value-type="float" office:value="24.1482" calcext:value-type="float">
            <text:p>24.1482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秀林鄉富世村</text:span><text:span text:style-name="T2">127</text:span><text:span text:style-name="T3">號</text:span><text:span text:style-name="T2">(</text:span><text:span text:style-name="T3">富世國小校園內</text:span><text:span text:style-name="T2">)</text:span>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T9D0</text:p>
          </table:table-cell>
          <table:table-cell office:value-type="string" calcext:value-type="string">
            <text:p>和中</text:p>
          </table:table-cell>
          <table:table-cell office:value-type="float" office:value="7" calcext:value-type="float">
            <text:p>7</text:p>
          </table:table-cell>
          <table:table-cell office:value-type="float" office:value="121.7413" calcext:value-type="float">
            <text:p>121.7413</text:p>
          </table:table-cell>
          <table:table-cell office:value-type="float" office:value="24.2666" calcext:value-type="float">
            <text:p>24.2666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秀林鄉和平國小和中分校校園內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T9E0</text:p>
          </table:table-cell>
          <table:table-cell office:value-type="string" calcext:value-type="string">
            <text:p>大坑</text:p>
          </table:table-cell>
          <table:table-cell office:value-type="float" office:value="415" calcext:value-type="float">
            <text:p>415</text:p>
          </table:table-cell>
          <table:table-cell office:value-type="float" office:value="121.582" calcext:value-type="float">
            <text:p>121.582</text:p>
          </table:table-cell>
          <table:table-cell office:value-type="float" office:value="23.8806" calcext:value-type="float">
            <text:p>23.8806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壽豐鄉觀光局東部海岸國家風景管理處花蓮遊客中心後方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T9F0</text:p>
          </table:table-cell>
          <table:table-cell office:value-type="string" calcext:value-type="string">
            <text:p>水璉</text:p>
          </table:table-cell>
          <table:table-cell office:value-type="float" office:value="283" calcext:value-type="float">
            <text:p>283</text:p>
          </table:table-cell>
          <table:table-cell office:value-type="float" office:value="121.5425" calcext:value-type="float">
            <text:p>121.5425</text:p>
          </table:table-cell>
          <table:table-cell office:value-type="float" office:value="23.7971" calcext:value-type="float">
            <text:p>23.7971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壽豐鄉水璉村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T9G0</text:p>
          </table:table-cell>
          <table:table-cell office:value-type="string" calcext:value-type="string">
            <text:p>鳳林山</text:p>
          </table:table-cell>
          <table:table-cell office:value-type="float" office:value="650" calcext:value-type="float">
            <text:p>650</text:p>
          </table:table-cell>
          <table:table-cell office:value-type="float" office:value="121.4198" calcext:value-type="float">
            <text:p>121.4198</text:p>
          </table:table-cell>
          <table:table-cell office:value-type="float" office:value="23.7358" calcext:value-type="float">
            <text:p>23.7358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鳳林鎮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T9I0</text:p>
          </table:table-cell>
          <table:table-cell office:value-type="string" calcext:value-type="string">
            <text:p>豐濱</text:p>
          </table:table-cell>
          <table:table-cell office:value-type="float" office:value="214" calcext:value-type="float">
            <text:p>214</text:p>
          </table:table-cell>
          <table:table-cell office:value-type="float" office:value="121.5143" calcext:value-type="float">
            <text:p>121.5143</text:p>
          </table:table-cell>
          <table:table-cell office:value-type="float" office:value="23.5841" calcext:value-type="float">
            <text:p>23.5841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豐濱鄉豐濱村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T9M0</text:p>
          </table:table-cell>
          <table:table-cell office:value-type="string" calcext:value-type="string">
            <text:p>靜浦</text:p>
          </table:table-cell>
          <table:table-cell office:value-type="float" office:value="92" calcext:value-type="float">
            <text:p>92</text:p>
          </table:table-cell>
          <table:table-cell office:value-type="float" office:value="121.495" calcext:value-type="float">
            <text:p>121.495</text:p>
          </table:table-cell>
          <table:table-cell office:value-type="float" office:value="23.4552" calcext:value-type="float">
            <text:p>23.4552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豐濱鄉靜浦村活動中心後山上</text:p>
          </table:table-cell>
          <table:table-cell office:value-type="string" calcext:value-type="string">
            <text:p>1997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0S720)</text:span><text:span text:style-name="T3">站因縣市代碼不符，於</text:span><text:span text:style-name="T2">2008/2/25</text:span><text:span text:style-name="T3">重新編碼為</text:span><text:span text:style-name="T2">(C0T9M0)</text:span><text:span text:style-name="T3">站。</text:span></text:p>
          </table:table-cell>
          <table:table-cell table:style-name="ce2" office:value-type="string" calcext:value-type="string">
            <text:p>C0S7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U520</text:p>
          </table:table-cell>
          <table:table-cell office:value-type="string" calcext:value-type="string">
            <text:p>雙連埤</text:p>
          </table:table-cell>
          <table:table-cell office:value-type="float" office:value="517" calcext:value-type="float">
            <text:p>517</text:p>
          </table:table-cell>
          <table:table-cell office:value-type="float" office:value="121.6413" calcext:value-type="float">
            <text:p>121.6413</text:p>
          </table:table-cell>
          <table:table-cell office:value-type="float" office:value="24.753" calcext:value-type="float">
            <text:p>24.753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員山鄉雙連埤地區</text:span><text:span text:style-name="T2">(</text:span><text:span text:style-name="T3">需徒步</text:span><text:span text:style-name="T2">20</text:span><text:span text:style-name="T3">分鐘</text:span><text:span text:style-name="T2">)</text:span></text:p>
          </table:table-cell>
          <table:table-cell office:value-type="string" calcext:value-type="string">
            <text:p>2010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U521)</text:span><text:span text:style-name="T3">站因擴充為氣象站，於</text:span><text:span text:style-name="T2">2010/7/1</text:span><text:span text:style-name="T3">升級為</text:span><text:span text:style-name="T2">(C0U520)</text:span><text:span text:style-name="T3">站。</text:span></text:p>
          </table:table-cell>
          <table:table-cell table:style-name="ce2" office:value-type="string" calcext:value-type="string">
            <text:p>C1U521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U600</text:p>
          </table:table-cell>
          <table:table-cell office:value-type="string" calcext:value-type="string">
            <text:p>礁溪</text:p>
          </table:table-cell>
          <table:table-cell office:value-type="float" office:value="10" calcext:value-type="float">
            <text:p>10</text:p>
          </table:table-cell>
          <table:table-cell office:value-type="float" office:value="121.7655" calcext:value-type="float">
            <text:p>121.7655</text:p>
          </table:table-cell>
          <table:table-cell office:value-type="float" office:value="24.8175" calcext:value-type="float">
            <text:p>24.8175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礁溪鄉礁溪路四段</text:span><text:span text:style-name="T2">23</text:span><text:span text:style-name="T3">號</text:span><text:span text:style-name="T2">(</text:span><text:span text:style-name="T3">礁溪國民中學教室後宿舍旁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U620</text:p>
          </table:table-cell>
          <table:table-cell office:value-type="string" calcext:value-type="string">
            <text:p>壯圍</text:p>
          </table:table-cell>
          <table:table-cell office:value-type="float" office:value="17" calcext:value-type="float">
            <text:p>17</text:p>
          </table:table-cell>
          <table:table-cell office:value-type="float" office:value="121.7897" calcext:value-type="float">
            <text:p>121.7897</text:p>
          </table:table-cell>
          <table:table-cell office:value-type="float" office:value="24.7437" calcext:value-type="float">
            <text:p>24.7437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壯圍鄉壯五路</text:span><text:span text:style-name="T2">40</text:span><text:span text:style-name="T3">號</text:span><text:span text:style-name="T2">(</text:span><text:span text:style-name="T3">壯圍國民小學操場旁</text:span><text:span text:style-name="T2">)</text:span></text:p>
          </table:table-cell>
          <table:table-cell office:value-type="string" calcext:value-type="string">
            <text:p>2010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U620)</text:span><text:span text:style-name="T3">站因擴充為氣象站，於</text:span><text:span text:style-name="T2">2010/7/1</text:span><text:span text:style-name="T3">升級為</text:span><text:span text:style-name="T2">(C0U620)</text:span><text:span text:style-name="T3">站。</text:span></text:p>
          </table:table-cell>
          <table:table-cell table:style-name="ce2" office:value-type="string" calcext:value-type="string">
            <text:p>C1U6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U650</text:p>
          </table:table-cell>
          <table:table-cell office:value-type="string" calcext:value-type="string">
            <text:p>玉蘭</text:p>
          </table:table-cell>
          <table:table-cell office:value-type="float" office:value="494" calcext:value-type="float">
            <text:p>494</text:p>
          </table:table-cell>
          <table:table-cell office:value-type="float" office:value="121.5871" calcext:value-type="float">
            <text:p>121.5871</text:p>
          </table:table-cell>
          <table:table-cell office:value-type="float" office:value="24.6753" calcext:value-type="float">
            <text:p>24.6753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大同鄉松羅村鹿場路</text:span><text:span text:style-name="T2">11</text:span><text:span text:style-name="T3">號</text:span><text:span text:style-name="T2">(</text:span><text:span text:style-name="T3">往松羅山頂瞭望亭旁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U680</text:p>
          </table:table-cell>
          <table:table-cell office:value-type="string" calcext:value-type="string">
            <text:p>冬山</text:p>
          </table:table-cell>
          <table:table-cell office:value-type="float" office:value="22" calcext:value-type="float">
            <text:p>22</text:p>
          </table:table-cell>
          <table:table-cell office:value-type="float" office:value="121.7935" calcext:value-type="float">
            <text:p>121.7935</text:p>
          </table:table-cell>
          <table:table-cell office:value-type="float" office:value="24.6324" calcext:value-type="float">
            <text:p>24.6324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冬山鄉南興村照安路</text:span><text:span text:style-name="T2">26</text:span><text:span text:style-name="T3">號</text:span><text:span text:style-name="T2">(</text:span><text:span text:style-name="T3">冬山國民中學內</text:span><text:span text:style-name="T2">)</text:span></text:p>
          </table:table-cell>
          <table:table-cell office:value-type="string" calcext:value-type="string">
            <text:p>2010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U680)</text:span><text:span text:style-name="T3">站因擴充為氣象站，於</text:span><text:span text:style-name="T2">2010/7/1</text:span><text:span text:style-name="T3">升級為</text:span><text:span text:style-name="T2">(C0U680)</text:span><text:span text:style-name="T3">站。</text:span></text:p>
          </table:table-cell>
          <table:table-cell table:style-name="ce2" office:value-type="string" calcext:value-type="string">
            <text:p>C1U68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U710</text:p>
          </table:table-cell>
          <table:table-cell office:value-type="string" calcext:value-type="string">
            <text:p>太平山</text:p>
          </table:table-cell>
          <table:table-cell office:value-type="float" office:value="1810" calcext:value-type="float">
            <text:p>1810</text:p>
          </table:table-cell>
          <table:table-cell office:value-type="float" office:value="121.5257" calcext:value-type="float">
            <text:p>121.5257</text:p>
          </table:table-cell>
          <table:table-cell office:value-type="float" office:value="24.5055" calcext:value-type="float">
            <text:p>24.5055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大同鄉太平山</text:span><text:span text:style-name="T2">93</text:span><text:span text:style-name="T3">林班地</text:span><text:span text:style-name="T2">(</text:span><text:span text:style-name="T3">林務局路標</text:span><text:span text:style-name="T2">22.3K</text:span><text:span text:style-name="T3">處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U730</text:p>
          </table:table-cell>
          <table:table-cell office:value-type="string" calcext:value-type="string">
            <text:p>思源</text:p>
          </table:table-cell>
          <table:table-cell office:value-type="float" office:value="2036" calcext:value-type="float">
            <text:p>2036</text:p>
          </table:table-cell>
          <table:table-cell office:value-type="float" office:value="121.3567" calcext:value-type="float">
            <text:p>121.3567</text:p>
          </table:table-cell>
          <table:table-cell office:value-type="float" office:value="24.3972" calcext:value-type="float">
            <text:p>24.3972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大同鄉</text:span><text:span text:style-name="T2">(</text:span><text:span text:style-name="T3">思源啞口旁，大甲溪事業區第</text:span><text:span text:style-name="T2">40</text:span><text:span text:style-name="T3">林班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U750</text:p>
          </table:table-cell>
          <table:table-cell office:value-type="string" calcext:value-type="string">
            <text:p>龜山島</text:p>
          </table:table-cell>
          <table:table-cell office:value-type="float" office:value="398" calcext:value-type="float">
            <text:p>398</text:p>
          </table:table-cell>
          <table:table-cell office:value-type="float" office:value="121.9531" calcext:value-type="float">
            <text:p>121.9531</text:p>
          </table:table-cell>
          <table:table-cell office:value-type="float" office:value="24.8417" calcext:value-type="float">
            <text:p>24.8417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頭城鎮龜山島山頂</text:span><text:span text:style-name="T2">401</text:span><text:span text:style-name="T3">高地觀景台</text:span></text:p>
          </table:table-cell>
          <table:table-cell office:value-type="string" calcext:value-type="string">
            <text:p>2002/09/13</text:p>
          </table:table-cell>
          <table:table-cell office:value-type="string" calcext:value-type="string">
            <text:p>　</text:p>
          </table:table-cell>
          <table:table-cell office:value-type="string" calcext:value-type="string">
            <text:p>本站為觀光局所設，交由本局管理。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U760</text:p>
          </table:table-cell>
          <table:table-cell office:value-type="string" calcext:value-type="string">
            <text:p>東澳</text:p>
          </table:table-cell>
          <table:table-cell office:value-type="float" office:value="32" calcext:value-type="float">
            <text:p>32</text:p>
          </table:table-cell>
          <table:table-cell office:value-type="float" office:value="121.8331" calcext:value-type="float">
            <text:p>121.8331</text:p>
          </table:table-cell>
          <table:table-cell office:value-type="float" office:value="24.5219" calcext:value-type="float">
            <text:p>24.5219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南澳鄉東岳村蘇花路三段</text:span><text:span text:style-name="T2">209</text:span><text:span text:style-name="T3">號</text:span><text:span text:style-name="T2">(</text:span><text:span text:style-name="T3">東澳國小校園內</text:span><text:span text:style-name="T2">)</text:span>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U770</text:p>
          </table:table-cell>
          <table:table-cell office:value-type="string" calcext:value-type="string">
            <text:p>南澳</text:p>
          </table:table-cell>
          <table:table-cell office:value-type="float" office:value="5" calcext:value-type="float">
            <text:p>5</text:p>
          </table:table-cell>
          <table:table-cell office:value-type="float" office:value="121.8102" calcext:value-type="float">
            <text:p>121.8102</text:p>
          </table:table-cell>
          <table:table-cell office:value-type="float" office:value="24.4493" calcext:value-type="float">
            <text:p>24.4493</text:p>
          </table:table-cell>
          <table:table-cell office:value-type="string" calcext:value-type="string">
            <text:p>宜蘭縣</text:p>
          </table:table-cell>
          <table:table-cell table:style-name="ce1" office:value-type="string" calcext:value-type="string">
            <text:p>南澳鄉中央氣象局地震中心系統維護課之南澳地震站</text:p>
          </table:table-cell>
          <table:table-cell office:value-type="string" calcext:value-type="string">
            <text:p>2005/10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U780</text:p>
          </table:table-cell>
          <table:table-cell office:value-type="string" calcext:value-type="string">
            <text:p>五結</text:p>
          </table:table-cell>
          <table:table-cell office:value-type="float" office:value="15" calcext:value-type="float">
            <text:p>15</text:p>
          </table:table-cell>
          <table:table-cell office:value-type="float" office:value="121.7979" calcext:value-type="float">
            <text:p>121.7979</text:p>
          </table:table-cell>
          <table:table-cell office:value-type="float" office:value="24.6864" calcext:value-type="float">
            <text:p>24.6864</text:p>
          </table:table-cell>
          <table:table-cell office:value-type="string" calcext:value-type="string">
            <text:p>宜蘭縣</text:p>
          </table:table-cell>
          <table:table-cell table:style-name="ce1" office:value-type="string" calcext:value-type="string">
            <text:p>五結鄉</text:p>
          </table:table-cell>
          <table:table-cell office:value-type="string" calcext:value-type="string">
            <text:p>2010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150</text:p>
          </table:table-cell>
          <table:table-cell office:value-type="string" calcext:value-type="string">
            <text:p>表湖</text:p>
          </table:table-cell>
          <table:table-cell office:value-type="float" office:value="1163" calcext:value-type="float">
            <text:p>1163</text:p>
          </table:table-cell>
          <table:table-cell office:value-type="float" office:value="120.6647" calcext:value-type="float">
            <text:p>120.6647</text:p>
          </table:table-cell>
          <table:table-cell office:value-type="float" office:value="23.2602" calcext:value-type="float">
            <text:p>23.2602</text:p>
          </table:table-cell>
          <table:table-cell office:value-type="string" calcext:value-type="string">
            <text:p>高雄市</text:p>
          </table:table-cell>
          <table:table-cell table:style-name="ce1" office:value-type="string" calcext:value-type="string">
            <text:p>那瑪夏區曾文水庫表湖雨量測報站旁</text:p>
          </table:table-cell>
          <table:table-cell office:value-type="string" calcext:value-type="string">
            <text:p>1988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 2013/3/19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210</text:p>
          </table:table-cell>
          <table:table-cell office:value-type="string" calcext:value-type="string">
            <text:p>復興</text:p>
          </table:table-cell>
          <table:table-cell office:value-type="float" office:value="700" calcext:value-type="float">
            <text:p>700</text:p>
          </table:table-cell>
          <table:table-cell office:value-type="float" office:value="120.8061" calcext:value-type="float">
            <text:p>120.8061</text:p>
          </table:table-cell>
          <table:table-cell office:value-type="float" office:value="23.2224" calcext:value-type="float">
            <text:p>23.2224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桃源區復興里復興巷</text:span><text:span text:style-name="T2">1</text:span><text:span text:style-name="T3">鄰</text:span><text:span text:style-name="T2">15</text:span><text:span text:style-name="T3">號</text:span></text:p>
          </table:table-cell>
          <table:table-cell office:value-type="string" calcext:value-type="string">
            <text:p>2013/04/18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V210)</text:span><text:span text:style-name="T3">站因擴充為氣象站，於</text:span><text:span text:style-name="T2">2013/4/18</text:span><text:span text:style-name="T3">升級為</text:span><text:span text:style-name="T2">(C0V210)</text:span><text:span text:style-name="T3">站。</text:span></text:p>
          </table:table-cell>
          <table:table-cell table:style-name="ce2" office:value-type="string" calcext:value-type="string">
            <text:p>C1V21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250</text:p>
          </table:table-cell>
          <table:table-cell office:value-type="string" calcext:value-type="string">
            <text:p>甲仙</text:p>
          </table:table-cell>
          <table:table-cell office:value-type="float" office:value="270" calcext:value-type="float">
            <text:p>270</text:p>
          </table:table-cell>
          <table:table-cell office:value-type="float" office:value="120.5918" calcext:value-type="float">
            <text:p>120.5918</text:p>
          </table:table-cell>
          <table:table-cell office:value-type="float" office:value="23.0801" calcext:value-type="float">
            <text:p>23.0801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甲仙區</text:span><text:span text:style-name="T2">(</text:span><text:span text:style-name="T3">甲仙國民中學操場後方小山丘上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3/13</text:span><text:span text:style-name="T3">進行儀器汰換，並於</text:span><text:span text:style-name="T2">2013/4/18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260</text:p>
          </table:table-cell>
          <table:table-cell office:value-type="string" calcext:value-type="string">
            <text:p>月眉</text:p>
          </table:table-cell>
          <table:table-cell office:value-type="float" office:value="65" calcext:value-type="float">
            <text:p>65</text:p>
          </table:table-cell>
          <table:table-cell office:value-type="float" office:value="120.5399" calcext:value-type="float">
            <text:p>120.5399</text:p>
          </table:table-cell>
          <table:table-cell office:value-type="float" office:value="22.971" calcext:value-type="float">
            <text:p>22.971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杉林區月眉里山仙路</text:span><text:span text:style-name="T2">1</text:span><text:span text:style-name="T3">號月眉農場</text:span>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V260)</text:span><text:span text:style-name="T3">站因擴充為氣象站，於</text:span><text:span text:style-name="T2">2013/8/1</text:span><text:span text:style-name="T3">升級為</text:span><text:span text:style-name="T2">(C0V260)</text:span><text:span text:style-name="T3">站。</text:span></text:p>
          </table:table-cell>
          <table:table-cell table:style-name="ce2" office:value-type="string" calcext:value-type="string">
            <text:p>C1V2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310</text:p>
          </table:table-cell>
          <table:table-cell office:value-type="string" calcext:value-type="string">
            <text:p>美濃</text:p>
          </table:table-cell>
          <table:table-cell office:value-type="float" office:value="46" calcext:value-type="float">
            <text:p>46</text:p>
          </table:table-cell>
          <table:table-cell office:value-type="float" office:value="120.5192" calcext:value-type="float">
            <text:p>120.5192</text:p>
          </table:table-cell>
          <table:table-cell office:value-type="float" office:value="22.8987" calcext:value-type="float">
            <text:p>22.8987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美濃區福安里中山路二段</text:span><text:span text:style-name="T2">204</text:span><text:span text:style-name="T3">巷</text:span><text:span text:style-name="T2">65</text:span><text:span text:style-name="T3">號</text:span><text:span text:style-name="T2">(</text:span><text:span text:style-name="T3">美濃區福安國小後方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 2013/6/15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350</text:p>
          </table:table-cell>
          <table:table-cell office:value-type="string" calcext:value-type="string">
            <text:p>溪埔</text:p>
          </table:table-cell>
          <table:table-cell office:value-type="float" office:value="36" calcext:value-type="float">
            <text:p>36</text:p>
          </table:table-cell>
          <table:table-cell office:value-type="float" office:value="120.4468" calcext:value-type="float">
            <text:p>120.4468</text:p>
          </table:table-cell>
          <table:table-cell office:value-type="float" office:value="22.7386" calcext:value-type="float">
            <text:p>22.7386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大樹區溪埔里之台</text:span><text:span text:style-name="T2">21</text:span><text:span text:style-name="T3">線</text:span><text:span text:style-name="T2">285k-286k</text:span><text:span text:style-name="T3">間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V350)</text:span><text:span text:style-name="T3">站因擴充為氣象站，於</text:span><text:span text:style-name="T2">2013/12/1</text:span><text:span text:style-name="T3">升級為</text:span><text:span text:style-name="T2">(C0V350)</text:span><text:span text:style-name="T3">站。</text:span></text:p>
          </table:table-cell>
          <table:table-cell table:style-name="ce2" office:value-type="string" calcext:value-type="string">
            <text:p>C1V3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360</text:p>
          </table:table-cell>
          <table:table-cell office:value-type="string" calcext:value-type="string">
            <text:p>內門</text:p>
          </table:table-cell>
          <table:table-cell office:value-type="float" office:value="94" calcext:value-type="float">
            <text:p>94</text:p>
          </table:table-cell>
          <table:table-cell office:value-type="float" office:value="120.4668" calcext:value-type="float">
            <text:p>120.4668</text:p>
          </table:table-cell>
          <table:table-cell office:value-type="float" office:value="22.9755" calcext:value-type="float">
            <text:p>22.9755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內門區木柵里木柵</text:span><text:span text:style-name="T2">3</text:span><text:span text:style-name="T3">號（木柵國民小學）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V360)</text:span><text:span text:style-name="T3">站因擴充為氣象站，於</text:span><text:span text:style-name="T2">2013/12/1</text:span><text:span text:style-name="T3">升級為</text:span><text:span text:style-name="T2">(C0V360)</text:span><text:span text:style-name="T3">站。</text:span></text:p>
          </table:table-cell>
          <table:table-cell table:style-name="ce2" office:value-type="string" calcext:value-type="string">
            <text:p>C1V3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370</text:p>
          </table:table-cell>
          <table:table-cell office:value-type="string" calcext:value-type="string">
            <text:p>古亭坑</text:p>
          </table:table-cell>
          <table:table-cell office:value-type="float" office:value="30" calcext:value-type="float">
            <text:p>30</text:p>
          </table:table-cell>
          <table:table-cell office:value-type="float" office:value="120.4019" calcext:value-type="float">
            <text:p>120.4019</text:p>
          </table:table-cell>
          <table:table-cell office:value-type="float" office:value="22.8932" calcext:value-type="float">
            <text:p>22.8932</text:p>
          </table:table-cell>
          <table:table-cell office:value-type="string" calcext:value-type="string">
            <text:p>高雄市</text:p>
          </table:table-cell>
          <table:table-cell table:style-name="ce1" office:value-type="string" calcext:value-type="string">
            <text:p>田寮區古亭里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因儀器汰換，自</text:span><text:span text:style-name="T2">2013/8/31</text:span><text:span text:style-name="T3">起暫停資料提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400</text:p>
          </table:table-cell>
          <table:table-cell office:value-type="string" calcext:value-type="string">
            <text:p>阿公店</text:p>
          </table:table-cell>
          <table:table-cell office:value-type="float" office:value="56" calcext:value-type="float">
            <text:p>56</text:p>
          </table:table-cell>
          <table:table-cell office:value-type="float" office:value="120.3555" calcext:value-type="float">
            <text:p>120.3555</text:p>
          </table:table-cell>
          <table:table-cell office:value-type="float" office:value="22.8042" calcext:value-type="float">
            <text:p>22.8042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燕巢區西燕里工程路</text:span><text:span text:style-name="T2">1</text:span><text:span text:style-name="T3">號（阿公店水庫內）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V400)</text:span><text:span text:style-name="T3">站因擴充為氣象站，於</text:span><text:span text:style-name="T2">2013/12/1</text:span><text:span text:style-name="T3">升級為</text:span><text:span text:style-name="T2">(C0V400)</text:span><text:span text:style-name="T3">站。</text:span></text:p>
          </table:table-cell>
          <table:table-cell table:style-name="ce2" office:value-type="string" calcext:value-type="string">
            <text:p>C1V4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440</text:p>
          </table:table-cell>
          <table:table-cell office:value-type="string" calcext:value-type="string">
            <text:p>鳳山</text:p>
          </table:table-cell>
          <table:table-cell office:value-type="float" office:value="27" calcext:value-type="float">
            <text:p>27</text:p>
          </table:table-cell>
          <table:table-cell office:value-type="float" office:value="120.3561" calcext:value-type="float">
            <text:p>120.3561</text:p>
          </table:table-cell>
          <table:table-cell office:value-type="float" office:value="22.6467" calcext:value-type="float">
            <text:p>22.6467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鳳山區文山路園藝巷</text:span><text:span text:style-name="T2">4</text:span><text:span text:style-name="T3">號（鳳山熱帶園藝試驗分所）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V440)</text:span><text:span text:style-name="T3">站因移位及擴充為氣象，於</text:span><text:span text:style-name="T2">2013/12/1</text:span><text:span text:style-name="T3">升級為</text:span><text:span text:style-name="T2">(C0V440)</text:span><text:span text:style-name="T3">站。</text:span></text:p>
          </table:table-cell>
          <table:table-cell table:style-name="ce2" office:value-type="string" calcext:value-type="string">
            <text:p>C1V4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450</text:p>
          </table:table-cell>
          <table:table-cell office:value-type="string" calcext:value-type="string">
            <text:p>鳳森</text:p>
          </table:table-cell>
          <table:table-cell office:value-type="float" office:value="51" calcext:value-type="float">
            <text:p>51</text:p>
          </table:table-cell>
          <table:table-cell office:value-type="float" office:value="120.3926" calcext:value-type="float">
            <text:p>120.3926</text:p>
          </table:table-cell>
          <table:table-cell office:value-type="float" office:value="22.5451" calcext:value-type="float">
            <text:p>22.5451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小港區水庫段</text:span><text:span text:style-name="T2">96-1</text:span><text:span text:style-name="T3">地號（鳳山給水廠內）</text:span></text:p>
          </table:table-cell>
          <table:table-cell office:value-type="string" calcext:value-type="string">
            <text:p>2013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V451)</text:span><text:span text:style-name="T3">站因擴充為氣象站，於</text:span><text:span text:style-name="T2">2013/12/1</text:span><text:span text:style-name="T3">升級為</text:span><text:span text:style-name="T2">(C0V450)</text:span><text:span text:style-name="T3">站。</text:span></text:p>
          </table:table-cell>
          <table:table-cell table:style-name="ce2" office:value-type="string" calcext:value-type="string">
            <text:p>C1V451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490</text:p>
          </table:table-cell>
          <table:table-cell office:value-type="string" calcext:value-type="string">
            <text:p>新興</text:p>
          </table:table-cell>
          <table:table-cell office:value-type="float" office:value="20" calcext:value-type="float">
            <text:p>20</text:p>
          </table:table-cell>
          <table:table-cell office:value-type="float" office:value="120.2988" calcext:value-type="float">
            <text:p>120.2988</text:p>
          </table:table-cell>
          <table:table-cell office:value-type="float" office:value="22.6274" calcext:value-type="float">
            <text:p>22.6274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新興區大同一路</text:span><text:span text:style-name="T2">231</text:span><text:span text:style-name="T3">號</text:span><text:span text:style-name="T2">(</text:span><text:span text:style-name="T3">大同國小內</text:span><text:span text:style-name="T2">5</text:span><text:span text:style-name="T3">樓頂</text:span><text:span text:style-name="T2">)</text:span></text:p>
          </table:table-cell>
          <table:table-cell office:value-type="string" calcext:value-type="string">
            <text:p>2009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9/12</text:span><text:span text:style-name="T3">起進行儀器汰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500</text:p>
          </table:table-cell>
          <table:table-cell office:value-type="string" calcext:value-type="string">
            <text:p>旗津</text:p>
          </table:table-cell>
          <table:table-cell office:value-type="float" office:value="6" calcext:value-type="float">
            <text:p>6</text:p>
          </table:table-cell>
          <table:table-cell office:value-type="float" office:value="120.2859" calcext:value-type="float">
            <text:p>120.2859</text:p>
          </table:table-cell>
          <table:table-cell office:value-type="float" office:value="22.5886" calcext:value-type="float">
            <text:p>22.5886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旗津區中洲二路</text:span><text:span text:style-name="T2">207</text:span><text:span text:style-name="T3">號</text:span><text:span text:style-name="T2">(</text:span><text:span text:style-name="T3">旗津國中校園內</text:span><text:span text:style-name="T2">)</text:span></text:p>
          </table:table-cell>
          <table:table-cell office:value-type="string" calcext:value-type="string">
            <text:p>2009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因儀器汰換，自</text:span><text:span text:style-name="T2">2013/8/12</text:span><text:span text:style-name="T3">起暫停資料提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530</text:p>
          </table:table-cell>
          <table:table-cell office:value-type="string" calcext:value-type="string">
            <text:p>阿蓮</text:p>
          </table:table-cell>
          <table:table-cell office:value-type="float" office:value="34" calcext:value-type="float">
            <text:p>34</text:p>
          </table:table-cell>
          <table:table-cell office:value-type="float" office:value="120.3275" calcext:value-type="float">
            <text:p>120.3275</text:p>
          </table:table-cell>
          <table:table-cell office:value-type="float" office:value="22.8832" calcext:value-type="float">
            <text:p>22.8832</text:p>
          </table:table-cell>
          <table:table-cell office:value-type="string" calcext:value-type="string">
            <text:p>高雄市</text:p>
          </table:table-cell>
          <table:table-cell table:style-name="ce1" office:value-type="string" calcext:value-type="string">
            <text:p>阿蓮區公所樓頂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V530)</text:span><text:span text:style-name="T3">站因擴充為氣象站，於</text:span><text:span text:style-name="T2">2013/8/1</text:span><text:span text:style-name="T3">升級為</text:span><text:span text:style-name="T2">(C0V530)</text:span><text:span text:style-name="T3">站。</text:span></text:p>
          </table:table-cell>
          <table:table-cell table:style-name="ce2" office:value-type="string" calcext:value-type="string">
            <text:p>C1V53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610</text:p>
          </table:table-cell>
          <table:table-cell office:value-type="string" calcext:value-type="string">
            <text:p>梓官</text:p>
          </table:table-cell>
          <table:table-cell office:value-type="float" office:value="22" calcext:value-type="float">
            <text:p>22</text:p>
          </table:table-cell>
          <table:table-cell office:value-type="float" office:value="120.2672" calcext:value-type="float">
            <text:p>120.2672</text:p>
          </table:table-cell>
          <table:table-cell office:value-type="float" office:value="22.7606" calcext:value-type="float">
            <text:p>22.7606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梓官區梓官路</text:span><text:span text:style-name="T2">258</text:span><text:span text:style-name="T3">號</text:span><text:span text:style-name="T2">(</text:span><text:span text:style-name="T3">梓官區公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620</text:p>
          </table:table-cell>
          <table:table-cell office:value-type="string" calcext:value-type="string">
            <text:p>永安</text:p>
          </table:table-cell>
          <table:table-cell office:value-type="float" office:value="18" calcext:value-type="float">
            <text:p>18</text:p>
          </table:table-cell>
          <table:table-cell office:value-type="float" office:value="120.2369" calcext:value-type="float">
            <text:p>120.2369</text:p>
          </table:table-cell>
          <table:table-cell office:value-type="float" office:value="22.8232" calcext:value-type="float">
            <text:p>22.8232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永安區永安路</text:span><text:span text:style-name="T2">32</text:span><text:span text:style-name="T3">號</text:span><text:span text:style-name="T2">(</text:span><text:span text:style-name="T3">永安消防分隊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630</text:p>
          </table:table-cell>
          <table:table-cell office:value-type="string" calcext:value-type="string">
            <text:p>茄萣</text:p>
          </table:table-cell>
          <table:table-cell office:value-type="float" office:value="19" calcext:value-type="float">
            <text:p>19</text:p>
          </table:table-cell>
          <table:table-cell office:value-type="float" office:value="120.1826" calcext:value-type="float">
            <text:p>120.1826</text:p>
          </table:table-cell>
          <table:table-cell office:value-type="float" office:value="22.9066" calcext:value-type="float">
            <text:p>22.9066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茄萣區濱海路四段</text:span><text:span text:style-name="T2">27</text:span><text:span text:style-name="T3">號</text:span><text:span text:style-name="T2">(</text:span><text:span text:style-name="T3">茄萣區公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640</text:p>
          </table:table-cell>
          <table:table-cell office:value-type="string" calcext:value-type="string">
            <text:p>湖內</text:p>
          </table:table-cell>
          <table:table-cell office:value-type="float" office:value="35" calcext:value-type="float">
            <text:p>35</text:p>
          </table:table-cell>
          <table:table-cell office:value-type="float" office:value="120.2445" calcext:value-type="float">
            <text:p>120.2445</text:p>
          </table:table-cell>
          <table:table-cell office:value-type="float" office:value="22.8871" calcext:value-type="float">
            <text:p>22.8871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湖內區中山路一段</text:span><text:span text:style-name="T2">290</text:span><text:span text:style-name="T3">之</text:span><text:span text:style-name="T2">1</text:span><text:span text:style-name="T3">號</text:span><text:span text:style-name="T2">(</text:span><text:span text:style-name="T3">湖街派出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650</text:p>
          </table:table-cell>
          <table:table-cell office:value-type="string" calcext:value-type="string">
            <text:p>彌陀</text:p>
          </table:table-cell>
          <table:table-cell office:value-type="float" office:value="28" calcext:value-type="float">
            <text:p>28</text:p>
          </table:table-cell>
          <table:table-cell office:value-type="float" office:value="120.2464" calcext:value-type="float">
            <text:p>120.2464</text:p>
          </table:table-cell>
          <table:table-cell office:value-type="float" office:value="22.7838" calcext:value-type="float">
            <text:p>22.7838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彌陀區中正北路</text:span><text:span text:style-name="T2">7</text:span><text:span text:style-name="T3">號</text:span><text:span text:style-name="T2">(</text:span><text:span text:style-name="T3">彌陀消防分隊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660</text:p>
          </table:table-cell>
          <table:table-cell office:value-type="string" calcext:value-type="string">
            <text:p>岡山</text:p>
          </table:table-cell>
          <table:table-cell office:value-type="float" office:value="25" calcext:value-type="float">
            <text:p>25</text:p>
          </table:table-cell>
          <table:table-cell office:value-type="float" office:value="120.2977" calcext:value-type="float">
            <text:p>120.2977</text:p>
          </table:table-cell>
          <table:table-cell office:value-type="float" office:value="22.7552" calcext:value-type="float">
            <text:p>22.7552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岡山區岡山路</text:span><text:span text:style-name="T2">341</text:span><text:span text:style-name="T3">號</text:span><text:span text:style-name="T2">(</text:span><text:span text:style-name="T3">岡山地政事務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670</text:p>
          </table:table-cell>
          <table:table-cell office:value-type="string" calcext:value-type="string">
            <text:p>楠梓</text:p>
          </table:table-cell>
          <table:table-cell office:value-type="float" office:value="20" calcext:value-type="float">
            <text:p>20</text:p>
          </table:table-cell>
          <table:table-cell office:value-type="float" office:value="120.286" calcext:value-type="float">
            <text:p>120.286</text:p>
          </table:table-cell>
          <table:table-cell office:value-type="float" office:value="22.7198" calcext:value-type="float">
            <text:p>22.7198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楠梓區德民路</text:span><text:span text:style-name="T2">1010</text:span><text:span text:style-name="T3">號</text:span><text:span text:style-name="T2">(</text:span><text:span text:style-name="T3">國昌國民中學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680</text:p>
          </table:table-cell>
          <table:table-cell office:value-type="string" calcext:value-type="string">
            <text:p>仁武</text:p>
          </table:table-cell>
          <table:table-cell office:value-type="float" office:value="40" calcext:value-type="float">
            <text:p>40</text:p>
          </table:table-cell>
          <table:table-cell office:value-type="float" office:value="120.3477" calcext:value-type="float">
            <text:p>120.3477</text:p>
          </table:table-cell>
          <table:table-cell office:value-type="float" office:value="22.7011" calcext:value-type="float">
            <text:p>22.7011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仁武區中正路</text:span><text:span text:style-name="T2">133</text:span><text:span text:style-name="T3">號</text:span><text:span text:style-name="T2">(</text:span><text:span text:style-name="T3">仁武區公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690</text:p>
          </table:table-cell>
          <table:table-cell office:value-type="string" calcext:value-type="string">
            <text:p>鼓山</text:p>
          </table:table-cell>
          <table:table-cell office:value-type="float" office:value="30" calcext:value-type="float">
            <text:p>30</text:p>
          </table:table-cell>
          <table:table-cell office:value-type="float" office:value="120.2756" calcext:value-type="float">
            <text:p>120.2756</text:p>
          </table:table-cell>
          <table:table-cell office:value-type="float" office:value="22.6233" calcext:value-type="float">
            <text:p>22.6233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鼓山區臨海一路</text:span><text:span text:style-name="T2">61-1</text:span><text:span text:style-name="T3">號</text:span><text:span text:style-name="T2">(</text:span><text:span text:style-name="T3">鼓山消防分隊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700</text:p>
          </table:table-cell>
          <table:table-cell office:value-type="string" calcext:value-type="string">
            <text:p>三民</text:p>
          </table:table-cell>
          <table:table-cell office:value-type="float" office:value="24" calcext:value-type="float">
            <text:p>24</text:p>
          </table:table-cell>
          <table:table-cell office:value-type="float" office:value="120.3112" calcext:value-type="float">
            <text:p>120.3112</text:p>
          </table:table-cell>
          <table:table-cell office:value-type="float" office:value="22.645" calcext:value-type="float">
            <text:p>22.645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三民區十全一路</text:span><text:span text:style-name="T2">88</text:span><text:span text:style-name="T3">號</text:span><text:span text:style-name="T2">(</text:span><text:span text:style-name="T3">十全消防分隊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710</text:p>
          </table:table-cell>
          <table:table-cell office:value-type="string" calcext:value-type="string">
            <text:p>苓雅</text:p>
          </table:table-cell>
          <table:table-cell office:value-type="float" office:value="34" calcext:value-type="float">
            <text:p>34</text:p>
          </table:table-cell>
          <table:table-cell office:value-type="float" office:value="120.3307" calcext:value-type="float">
            <text:p>120.3307</text:p>
          </table:table-cell>
          <table:table-cell office:value-type="float" office:value="22.6227" calcext:value-type="float">
            <text:p>22.6227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苓雅區三多一路</text:span><text:span text:style-name="T2">162</text:span><text:span text:style-name="T3">號</text:span><text:span text:style-name="T2">(</text:span><text:span text:style-name="T3">苓雅消防分隊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720</text:p>
          </table:table-cell>
          <table:table-cell office:value-type="string" calcext:value-type="string">
            <text:p>林園</text:p>
          </table:table-cell>
          <table:table-cell office:value-type="float" office:value="15" calcext:value-type="float">
            <text:p>15</text:p>
          </table:table-cell>
          <table:table-cell office:value-type="float" office:value="120.3945" calcext:value-type="float">
            <text:p>120.3945</text:p>
          </table:table-cell>
          <table:table-cell office:value-type="float" office:value="22.5077" calcext:value-type="float">
            <text:p>22.5077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林園區林園北路</text:span><text:span text:style-name="T2">179</text:span><text:span text:style-name="T3">號</text:span><text:span text:style-name="T2">(</text:span><text:span text:style-name="T3">林園區公所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730</text:p>
          </table:table-cell>
          <table:table-cell office:value-type="string" calcext:value-type="string">
            <text:p>大寮</text:p>
          </table:table-cell>
          <table:table-cell office:value-type="float" office:value="33" calcext:value-type="float">
            <text:p>33</text:p>
          </table:table-cell>
          <table:table-cell office:value-type="float" office:value="120.3957" calcext:value-type="float">
            <text:p>120.3957</text:p>
          </table:table-cell>
          <table:table-cell office:value-type="float" office:value="22.6056" calcext:value-type="float">
            <text:p>22.6056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大寮區鳳林三路</text:span><text:span text:style-name="T2">492</text:span><text:span text:style-name="T3">號</text:span><text:span text:style-name="T2">(</text:span><text:span text:style-name="T3">大寮區公所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740</text:p>
          </table:table-cell>
          <table:table-cell office:value-type="string" calcext:value-type="string">
            <text:p>旗山</text:p>
          </table:table-cell>
          <table:table-cell office:value-type="float" office:value="60" calcext:value-type="float">
            <text:p>60</text:p>
          </table:table-cell>
          <table:table-cell office:value-type="float" office:value="120.4836" calcext:value-type="float">
            <text:p>120.4836</text:p>
          </table:table-cell>
          <table:table-cell office:value-type="float" office:value="22.8886" calcext:value-type="float">
            <text:p>22.8886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旗山區延平一路</text:span><text:span text:style-name="T2">499</text:span><text:span text:style-name="T3">號</text:span><text:span text:style-name="T2">(</text:span><text:span text:style-name="T3">旗山區公所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750</text:p>
          </table:table-cell>
          <table:table-cell office:value-type="string" calcext:value-type="string">
            <text:p>路竹</text:p>
          </table:table-cell>
          <table:table-cell office:value-type="float" office:value="50" calcext:value-type="float">
            <text:p>50</text:p>
          </table:table-cell>
          <table:table-cell office:value-type="float" office:value="120.2594" calcext:value-type="float">
            <text:p>120.2594</text:p>
          </table:table-cell>
          <table:table-cell office:value-type="float" office:value="22.855" calcext:value-type="float">
            <text:p>22.855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路竹區國昌路</text:span><text:span text:style-name="T2">76</text:span><text:span text:style-name="T3">號</text:span><text:span text:style-name="T2">(</text:span><text:span text:style-name="T3">路竹區公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760</text:p>
          </table:table-cell>
          <table:table-cell office:value-type="string" calcext:value-type="string">
            <text:p>橋頭</text:p>
          </table:table-cell>
          <table:table-cell office:value-type="float" office:value="30" calcext:value-type="float">
            <text:p>30</text:p>
          </table:table-cell>
          <table:table-cell office:value-type="float" office:value="120.3058" calcext:value-type="float">
            <text:p>120.3058</text:p>
          </table:table-cell>
          <table:table-cell office:value-type="float" office:value="22.7578" calcext:value-type="float">
            <text:p>22.7578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橋頭區隆豐路</text:span><text:span text:style-name="T2">1</text:span><text:span text:style-name="T3">號</text:span><text:span text:style-name="T2">(</text:span><text:span text:style-name="T3">橋頭區公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770</text:p>
          </table:table-cell>
          <table:table-cell office:value-type="string" calcext:value-type="string">
            <text:p>大社</text:p>
          </table:table-cell>
          <table:table-cell office:value-type="float" office:value="26" calcext:value-type="float">
            <text:p>26</text:p>
          </table:table-cell>
          <table:table-cell office:value-type="float" office:value="120.3466" calcext:value-type="float">
            <text:p>120.3466</text:p>
          </table:table-cell>
          <table:table-cell office:value-type="float" office:value="22.7303" calcext:value-type="float">
            <text:p>22.7303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大社區自強街</text:span><text:span text:style-name="T2">1</text:span><text:span text:style-name="T3">號</text:span><text:span text:style-name="T2">(</text:span><text:span text:style-name="T3">大社區公所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790</text:p>
          </table:table-cell>
          <table:table-cell office:value-type="string" calcext:value-type="string">
            <text:p>萬山</text:p>
          </table:table-cell>
          <table:table-cell office:value-type="float" office:value="410" calcext:value-type="float">
            <text:p>410</text:p>
          </table:table-cell>
          <table:table-cell office:value-type="float" office:value="120.6881" calcext:value-type="float">
            <text:p>120.6881</text:p>
          </table:table-cell>
          <table:table-cell office:value-type="float" office:value="22.9059" calcext:value-type="float">
            <text:p>22.9059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茂林區萬山段</text:span><text:span text:style-name="T2">710</text:span><text:span text:style-name="T3">地號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800</text:p>
          </table:table-cell>
          <table:table-cell office:value-type="string" calcext:value-type="string">
            <text:p>六龜</text:p>
          </table:table-cell>
          <table:table-cell office:value-type="float" office:value="256" calcext:value-type="float">
            <text:p>256</text:p>
          </table:table-cell>
          <table:table-cell office:value-type="float" office:value="120.6336" calcext:value-type="float">
            <text:p>120.6336</text:p>
          </table:table-cell>
          <table:table-cell office:value-type="float" office:value="22.9979" calcext:value-type="float">
            <text:p>22.9979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六龜區民治路</text:span><text:span text:style-name="T2">9</text:span><text:span text:style-name="T3">號</text:span><text:span text:style-name="T2">(</text:span><text:span text:style-name="T3">六龜消防隊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V810</text:p>
          </table:table-cell>
          <table:table-cell office:value-type="string" calcext:value-type="string">
            <text:p>左營</text:p>
          </table:table-cell>
          <table:table-cell office:value-type="float" office:value="32" calcext:value-type="float">
            <text:p>32</text:p>
          </table:table-cell>
          <table:table-cell office:value-type="float" office:value="120.2849" calcext:value-type="float">
            <text:p>120.2849</text:p>
          </table:table-cell>
          <table:table-cell office:value-type="float" office:value="22.6749" calcext:value-type="float">
            <text:p>22.6749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左營區左營大路</text:span><text:span text:style-name="T2">1</text:span><text:span text:style-name="T3">號</text:span><text:span text:style-name="T2">(</text:span><text:span text:style-name="T3">高雄市立海青高級工商職業學校資訊大樓樓頂</text:span><text:span text:style-name="T2">)</text:span></text:p>
          </table:table-cell>
          <table:table-cell office:value-type="string" calcext:value-type="string">
            <text:p>2015/09/2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W110</text:p>
          </table:table-cell>
          <table:table-cell office:value-type="string" calcext:value-type="string">
            <text:p>東莒</text:p>
          </table:table-cell>
          <table:table-cell office:value-type="float" office:value="16" calcext:value-type="float">
            <text:p>16</text:p>
          </table:table-cell>
          <table:table-cell office:value-type="float" office:value="119.9681" calcext:value-type="float">
            <text:p>119.9681</text:p>
          </table:table-cell>
          <table:table-cell office:value-type="float" office:value="25.9652" calcext:value-type="float">
            <text:p>25.9652</text:p>
          </table:table-cell>
          <table:table-cell office:value-type="string" calcext:value-type="string">
            <text:p>連江縣</text:p>
          </table:table-cell>
          <table:table-cell office:value-type="string" calcext:value-type="string">
            <text:p><text:span text:style-name="T1">莒光鄉福正抽水機房</text:span><text:span text:style-name="T2">(</text:span><text:span text:style-name="T3">莒光遊客中心後方</text:span><text:span text:style-name="T2">)</text:span></text:p>
          </table:table-cell>
          <table:table-cell office:value-type="string" calcext:value-type="string">
            <text:p>2016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W120</text:p>
          </table:table-cell>
          <table:table-cell office:value-type="string" calcext:value-type="string">
            <text:p>西嶼</text:p>
          </table:table-cell>
          <table:table-cell office:value-type="float" office:value="58" calcext:value-type="float">
            <text:p>58</text:p>
          </table:table-cell>
          <table:table-cell office:value-type="float" office:value="119.4684" calcext:value-type="float">
            <text:p>119.4684</text:p>
          </table:table-cell>
          <table:table-cell office:value-type="float" office:value="23.5626" calcext:value-type="float">
            <text:p>23.5626</text:p>
          </table:table-cell>
          <table:table-cell office:value-type="string" calcext:value-type="string">
            <text:p>澎湖縣</text:p>
          </table:table-cell>
          <table:table-cell office:value-type="string" calcext:value-type="string">
            <text:p><text:span text:style-name="T1">西嶼鄉</text:span><text:span text:style-name="T2">195</text:span><text:span text:style-name="T3">號</text:span><text:span text:style-name="T2">(</text:span><text:span text:style-name="T3">西嶼燈塔西方</text:span><text:span text:style-name="T2">)</text:span></text:p>
          </table:table-cell>
          <table:table-cell office:value-type="string" calcext:value-type="string">
            <text:p>2016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W130</text:p>
          </table:table-cell>
          <table:table-cell office:value-type="string" calcext:value-type="string">
            <text:p>花嶼</text:p>
          </table:table-cell>
          <table:table-cell office:value-type="float" office:value="25" calcext:value-type="float">
            <text:p>25</text:p>
          </table:table-cell>
          <table:table-cell office:value-type="float" office:value="119.3228" calcext:value-type="float">
            <text:p>119.3228</text:p>
          </table:table-cell>
          <table:table-cell office:value-type="float" office:value="23.3999" calcext:value-type="float">
            <text:p>23.3999</text:p>
          </table:table-cell>
          <table:table-cell office:value-type="string" calcext:value-type="string">
            <text:p>澎湖縣</text:p>
          </table:table-cell>
          <table:table-cell office:value-type="string" calcext:value-type="string">
            <text:p><text:span text:style-name="T1">望安鄉花嶼村</text:span><text:span text:style-name="T2">2</text:span><text:span text:style-name="T3">號</text:span><text:span text:style-name="T2">(</text:span><text:span text:style-name="T3">花嶼國民小學</text:span><text:span text:style-name="T2">)</text:span></text:p>
          </table:table-cell>
          <table:table-cell office:value-type="string" calcext:value-type="string">
            <text:p>2016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050</text:p>
          </table:table-cell>
          <table:table-cell office:value-type="string" calcext:value-type="string">
            <text:p>東河</text:p>
          </table:table-cell>
          <table:table-cell office:value-type="float" office:value="25" calcext:value-type="float">
            <text:p>25</text:p>
          </table:table-cell>
          <table:table-cell office:value-type="float" office:value="120.3856" calcext:value-type="float">
            <text:p>120.3856</text:p>
          </table:table-cell>
          <table:table-cell office:value-type="float" office:value="23.2966" calcext:value-type="float">
            <text:p>23.2966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東山區東河里</text:span><text:span text:style-name="T2">54</text:span><text:span text:style-name="T3">號</text:span><text:span text:style-name="T2">(</text:span><text:span text:style-name="T3">東河水利工作站</text:span><text:span text:style-name="T2">)</text:span></text:p>
          </table:table-cell>
          <table:table-cell office:value-type="string" calcext:value-type="string">
            <text:p>2015/07/03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X050)</text:span><text:span text:style-name="T3">站因擴充為氣象站及移位，於</text:span><text:span text:style-name="T2">2015/7/1</text:span><text:span text:style-name="T3">升級為</text:span><text:span text:style-name="T2">(C0X050)</text:span><text:span text:style-name="T3">站。</text:span></text:p>
          </table:table-cell>
          <table:table-cell table:style-name="ce2" office:value-type="string" calcext:value-type="string">
            <text:p>C1X0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060</text:p>
          </table:table-cell>
          <table:table-cell office:value-type="string" calcext:value-type="string">
            <text:p>下營</text:p>
          </table:table-cell>
          <table:table-cell office:value-type="float" office:value="19" calcext:value-type="float">
            <text:p>19</text:p>
          </table:table-cell>
          <table:table-cell office:value-type="float" office:value="120.2563" calcext:value-type="float">
            <text:p>120.2563</text:p>
          </table:table-cell>
          <table:table-cell office:value-type="float" office:value="23.227" calcext:value-type="float">
            <text:p>23.227</text:p>
          </table:table-cell>
          <table:table-cell office:value-type="string" calcext:value-type="string">
            <text:p>臺南市</text:p>
          </table:table-cell>
          <table:table-cell table:style-name="ce1" office:value-type="string" calcext:value-type="string">
            <text:p>下營區仁里里下營國小附近</text:p>
          </table:table-cell>
          <table:table-cell office:value-type="string" calcext:value-type="string">
            <text:p>2015/07/03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X060)</text:span><text:span text:style-name="T3">站因擴充為氣象站，於</text:span><text:span text:style-name="T2">2015/7/1</text:span><text:span text:style-name="T3">升級為</text:span><text:span text:style-name="T2">(C0X060)</text:span><text:span text:style-name="T3">站。</text:span></text:p>
          </table:table-cell>
          <table:table-cell table:style-name="ce2" office:value-type="string" calcext:value-type="string">
            <text:p>C1X0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080</text:p>
          </table:table-cell>
          <table:table-cell office:value-type="string" calcext:value-type="string">
            <text:p>佳里</text:p>
          </table:table-cell>
          <table:table-cell office:value-type="float" office:value="2" calcext:value-type="float">
            <text:p>2</text:p>
          </table:table-cell>
          <table:table-cell office:value-type="float" office:value="120.1451" calcext:value-type="float">
            <text:p>120.1451</text:p>
          </table:table-cell>
          <table:table-cell office:value-type="float" office:value="23.173" calcext:value-type="float">
            <text:p>23.173</text:p>
          </table:table-cell>
          <table:table-cell office:value-type="string" calcext:value-type="string">
            <text:p>臺南市</text:p>
          </table:table-cell>
          <table:table-cell table:style-name="ce1" office:value-type="string" calcext:value-type="string">
            <text:p>佳里區西方之埔尾，近七股區之篤加</text:p>
          </table:table-cell>
          <table:table-cell office:value-type="string" calcext:value-type="string">
            <text:p>1993/03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5/5/11</text:span><text:span text:style-name="T3">起進行儀器汰換，並於</text:span><text:span text:style-name="T2">2015/7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00</text:p>
          </table:table-cell>
          <table:table-cell office:value-type="string" calcext:value-type="string">
            <text:p>臺南市北區</text:p>
          </table:table-cell>
          <table:table-cell office:value-type="float" office:value="10" calcext:value-type="float">
            <text:p>10</text:p>
          </table:table-cell>
          <table:table-cell office:value-type="float" office:value="120.1942" calcext:value-type="float">
            <text:p>120.1942</text:p>
          </table:table-cell>
          <table:table-cell office:value-type="float" office:value="23.0104" calcext:value-type="float">
            <text:p>23.0104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北區文賢路</text:span><text:span text:style-name="T2">678</text:span><text:span text:style-name="T3">號</text:span><text:span text:style-name="T2">(</text:span><text:span text:style-name="T3">和緯消防分隊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10</text:p>
          </table:table-cell>
          <table:table-cell office:value-type="string" calcext:value-type="string">
            <text:p>臺南市南區</text:p>
          </table:table-cell>
          <table:table-cell office:value-type="float" office:value="20" calcext:value-type="float">
            <text:p>20</text:p>
          </table:table-cell>
          <table:table-cell office:value-type="float" office:value="120.1884" calcext:value-type="float">
            <text:p>120.1884</text:p>
          </table:table-cell>
          <table:table-cell office:value-type="float" office:value="22.9612" calcext:value-type="float">
            <text:p>22.9612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南區明興路</text:span><text:span text:style-name="T2">2</text:span><text:span text:style-name="T3">號</text:span><text:span text:style-name="T2">(</text:span><text:span text:style-name="T3">南區區公所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20</text:p>
          </table:table-cell>
          <table:table-cell office:value-type="string" calcext:value-type="string">
            <text:p>麻豆</text:p>
          </table:table-cell>
          <table:table-cell office:value-type="float" office:value="28" calcext:value-type="float">
            <text:p>28</text:p>
          </table:table-cell>
          <table:table-cell office:value-type="float" office:value="120.2486" calcext:value-type="float">
            <text:p>120.2486</text:p>
          </table:table-cell>
          <table:table-cell office:value-type="float" office:value="23.1833" calcext:value-type="float">
            <text:p>23.1833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麻豆區興國路</text:span><text:span text:style-name="T2">9</text:span><text:span text:style-name="T3">號</text:span><text:span text:style-name="T2">(</text:span><text:span text:style-name="T3">麻豆消防分隊</text:span><text:span text:style-name="T2">5</text:span><text:span text:style-name="T3">樓頂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30</text:p>
          </table:table-cell>
          <table:table-cell office:value-type="string" calcext:value-type="string">
            <text:p>官田</text:p>
          </table:table-cell>
          <table:table-cell office:value-type="float" office:value="27" calcext:value-type="float">
            <text:p>27</text:p>
          </table:table-cell>
          <table:table-cell office:value-type="float" office:value="120.31542" calcext:value-type="float">
            <text:p>120.31542</text:p>
          </table:table-cell>
          <table:table-cell office:value-type="float" office:value="23.193217" calcext:value-type="float">
            <text:p>23.193217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官田區中山路一段</text:span><text:span text:style-name="T2">132</text:span><text:span text:style-name="T3">號</text:span><text:span text:style-name="T2">(</text:span><text:span text:style-name="T3">官田區公所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40</text:p>
          </table:table-cell>
          <table:table-cell office:value-type="string" calcext:value-type="string">
            <text:p>西港</text:p>
          </table:table-cell>
          <table:table-cell office:value-type="float" office:value="17" calcext:value-type="float">
            <text:p>17</text:p>
          </table:table-cell>
          <table:table-cell office:value-type="float" office:value="120.20311" calcext:value-type="float">
            <text:p>120.20311</text:p>
          </table:table-cell>
          <table:table-cell office:value-type="float" office:value="23.125608" calcext:value-type="float">
            <text:p>23.125608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西港區中山路</text:span><text:span text:style-name="T2">450</text:span><text:span text:style-name="T3">號</text:span><text:span text:style-name="T2">(</text:span><text:span text:style-name="T3">西港消防分隊</text:span><text:span text:style-name="T2">4</text:span><text:span text:style-name="T3">樓頂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50</text:p>
          </table:table-cell>
          <table:table-cell office:value-type="string" calcext:value-type="string">
            <text:p>安定</text:p>
          </table:table-cell>
          <table:table-cell office:value-type="float" office:value="18" calcext:value-type="float">
            <text:p>18</text:p>
          </table:table-cell>
          <table:table-cell office:value-type="float" office:value="120.2278" calcext:value-type="float">
            <text:p>120.2278</text:p>
          </table:table-cell>
          <table:table-cell office:value-type="float" office:value="23.1026" calcext:value-type="float">
            <text:p>23.1026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安定區南安村油車</text:span><text:span text:style-name="T2">33</text:span><text:span text:style-name="T3">之</text:span><text:span text:style-name="T2">11</text:span><text:span text:style-name="T3">號</text:span><text:span text:style-name="T2">(</text:span><text:span text:style-name="T3">安定消防分隊</text:span><text:span text:style-name="T2">3</text:span><text:span text:style-name="T3">樓頂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60</text:p>
          </table:table-cell>
          <table:table-cell office:value-type="string" calcext:value-type="string">
            <text:p>仁德</text:p>
          </table:table-cell>
          <table:table-cell office:value-type="float" office:value="26" calcext:value-type="float">
            <text:p>26</text:p>
          </table:table-cell>
          <table:table-cell office:value-type="float" office:value="120.2577" calcext:value-type="float">
            <text:p>120.2577</text:p>
          </table:table-cell>
          <table:table-cell office:value-type="float" office:value="22.9683" calcext:value-type="float">
            <text:p>22.9683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仁德區仁義路</text:span><text:span text:style-name="T2">432</text:span><text:span text:style-name="T3">號</text:span><text:span text:style-name="T2">(</text:span><text:span text:style-name="T3">仁德消防分隊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70</text:p>
          </table:table-cell>
          <table:table-cell office:value-type="string" calcext:value-type="string">
            <text:p>關廟</text:p>
          </table:table-cell>
          <table:table-cell office:value-type="float" office:value="50" calcext:value-type="float">
            <text:p>50</text:p>
          </table:table-cell>
          <table:table-cell office:value-type="float" office:value="120.3278" calcext:value-type="float">
            <text:p>120.3278</text:p>
          </table:table-cell>
          <table:table-cell office:value-type="float" office:value="22.963" calcext:value-type="float">
            <text:p>22.963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關廟區中正路</text:span><text:span text:style-name="T2">998</text:span><text:span text:style-name="T3">號</text:span><text:span text:style-name="T2">(</text:span><text:span text:style-name="T3">關廟區公所</text:span><text:span text:style-name="T2">3</text:span><text:span text:style-name="T3">樓頂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80</text:p>
          </table:table-cell>
          <table:table-cell office:value-type="string" calcext:value-type="string">
            <text:p>山上</text:p>
          </table:table-cell>
          <table:table-cell office:value-type="float" office:value="62" calcext:value-type="float">
            <text:p>62</text:p>
          </table:table-cell>
          <table:table-cell office:value-type="float" office:value="120.36325" calcext:value-type="float">
            <text:p>120.36325</text:p>
          </table:table-cell>
          <table:table-cell office:value-type="float" office:value="23.0757" calcext:value-type="float">
            <text:p>23.0757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山上區豐德里隙子口</text:span><text:span text:style-name="T2">5</text:span><text:span text:style-name="T3">之</text:span><text:span text:style-name="T2">1</text:span><text:span text:style-name="T3">號</text:span><text:span text:style-name="T2">(</text:span><text:span text:style-name="T3">中油豐德供油中心</text:span><text:span text:style-name="T2">2</text:span><text:span text:style-name="T3">樓頂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190</text:p>
          </table:table-cell>
          <table:table-cell office:value-type="string" calcext:value-type="string">
            <text:p>安平</text:p>
          </table:table-cell>
          <table:table-cell office:value-type="float" office:value="10" calcext:value-type="float">
            <text:p>10</text:p>
          </table:table-cell>
          <table:table-cell office:value-type="float" office:value="120.15218" calcext:value-type="float">
            <text:p>120.15218</text:p>
          </table:table-cell>
          <table:table-cell office:value-type="float" office:value="22.993161" calcext:value-type="float">
            <text:p>22.993161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安平區城平路</text:span><text:span text:style-name="T2">2</text:span><text:span text:style-name="T3">號</text:span><text:span text:style-name="T2">(</text:span><text:span text:style-name="T3">台江國家公園管理處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00</text:p>
          </table:table-cell>
          <table:table-cell office:value-type="string" calcext:value-type="string">
            <text:p>左鎮</text:p>
          </table:table-cell>
          <table:table-cell office:value-type="float" office:value="61" calcext:value-type="float">
            <text:p>61</text:p>
          </table:table-cell>
          <table:table-cell office:value-type="float" office:value="120.40852" calcext:value-type="float">
            <text:p>120.40852</text:p>
          </table:table-cell>
          <table:table-cell office:value-type="float" office:value="23.056758" calcext:value-type="float">
            <text:p>23.056758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左鎮區中正里</text:span><text:span text:style-name="T2">171</text:span><text:span text:style-name="T3">號之</text:span><text:span text:style-name="T2">4(</text:span><text:span text:style-name="T3">左鎮區公所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10</text:p>
          </table:table-cell>
          <table:table-cell office:value-type="string" calcext:value-type="string">
            <text:p>白河</text:p>
          </table:table-cell>
          <table:table-cell office:value-type="float" office:value="38" calcext:value-type="float">
            <text:p>38</text:p>
          </table:table-cell>
          <table:table-cell office:value-type="float" office:value="120.41443" calcext:value-type="float">
            <text:p>120.41443</text:p>
          </table:table-cell>
          <table:table-cell office:value-type="float" office:value="23.347466" calcext:value-type="float">
            <text:p>23.347466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白河區中山路</text:span><text:span text:style-name="T2">6</text:span><text:span text:style-name="T3">號</text:span><text:span text:style-name="T2">(</text:span><text:span text:style-name="T3">白河消防分隊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20</text:p>
          </table:table-cell>
          <table:table-cell office:value-type="string" calcext:value-type="string">
            <text:p>學甲</text:p>
          </table:table-cell>
          <table:table-cell office:value-type="float" office:value="26" calcext:value-type="float">
            <text:p>26</text:p>
          </table:table-cell>
          <table:table-cell office:value-type="float" office:value="120.18219" calcext:value-type="float">
            <text:p>120.18219</text:p>
          </table:table-cell>
          <table:table-cell office:value-type="float" office:value="23.230367" calcext:value-type="float">
            <text:p>23.230367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學甲區華宗路</text:span><text:span text:style-name="T2">313</text:span><text:span text:style-name="T3">號</text:span><text:span text:style-name="T2">(</text:span><text:span text:style-name="T3">學甲區公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30</text:p>
          </table:table-cell>
          <table:table-cell office:value-type="string" calcext:value-type="string">
            <text:p>鹽水</text:p>
          </table:table-cell>
          <table:table-cell office:value-type="float" office:value="29" calcext:value-type="float">
            <text:p>29</text:p>
          </table:table-cell>
          <table:table-cell office:value-type="float" office:value="120.2476" calcext:value-type="float">
            <text:p>120.2476</text:p>
          </table:table-cell>
          <table:table-cell office:value-type="float" office:value="23.2726" calcext:value-type="float">
            <text:p>23.2726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鹽水區竹埔里</text:span><text:span text:style-name="T2">1</text:span><text:span text:style-name="T3">號</text:span><text:span text:style-name="T2">(</text:span><text:span text:style-name="T3">竹埔派出所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40</text:p>
          </table:table-cell>
          <table:table-cell office:value-type="string" calcext:value-type="string">
            <text:p>關子嶺</text:p>
          </table:table-cell>
          <table:table-cell office:value-type="float" office:value="394" calcext:value-type="float">
            <text:p>394</text:p>
          </table:table-cell>
          <table:table-cell office:value-type="float" office:value="120.508" calcext:value-type="float">
            <text:p>120.508</text:p>
          </table:table-cell>
          <table:table-cell office:value-type="float" office:value="23.3312" calcext:value-type="float">
            <text:p>23.3312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白河區關嶺里</text:span><text:span text:style-name="T2">94-3</text:span><text:span text:style-name="T3">號</text:span><text:span text:style-name="T2">(</text:span><text:span text:style-name="T3">仙草國小關嶺分校</text:span><text:span text:style-name="T2">)</text:span></text:p>
          </table:table-cell>
          <table:table-cell office:value-type="string" calcext:value-type="string">
            <text:p>2015/07/03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於</text:span><text:span text:style-name="T2">2015/12/8</text:span><text:span text:style-name="T3">短距離移位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50</text:p>
          </table:table-cell>
          <table:table-cell office:value-type="string" calcext:value-type="string">
            <text:p>新營</text:p>
          </table:table-cell>
          <table:table-cell office:value-type="float" office:value="33" calcext:value-type="float">
            <text:p>33</text:p>
          </table:table-cell>
          <table:table-cell office:value-type="float" office:value="120.3167" calcext:value-type="float">
            <text:p>120.3167</text:p>
          </table:table-cell>
          <table:table-cell office:value-type="float" office:value="23.3107" calcext:value-type="float">
            <text:p>23.3107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新營區中正路</text:span><text:span text:style-name="T2">30</text:span><text:span text:style-name="T3">號</text:span><text:span text:style-name="T2">(</text:span><text:span text:style-name="T3">新營市代會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60</text:p>
          </table:table-cell>
          <table:table-cell office:value-type="string" calcext:value-type="string">
            <text:p>後壁</text:p>
          </table:table-cell>
          <table:table-cell office:value-type="float" office:value="39" calcext:value-type="float">
            <text:p>39</text:p>
          </table:table-cell>
          <table:table-cell office:value-type="float" office:value="120.3623" calcext:value-type="float">
            <text:p>120.3623</text:p>
          </table:table-cell>
          <table:table-cell office:value-type="float" office:value="23.3664" calcext:value-type="float">
            <text:p>23.3664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後壁區後壁里</text:span><text:span text:style-name="T2">129</text:span><text:span text:style-name="T3">號</text:span><text:span text:style-name="T2">(</text:span><text:span text:style-name="T3">後壁圖書館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70</text:p>
          </table:table-cell>
          <table:table-cell office:value-type="string" calcext:value-type="string">
            <text:p>柳營</text:p>
          </table:table-cell>
          <table:table-cell office:value-type="float" office:value="33" calcext:value-type="float">
            <text:p>33</text:p>
          </table:table-cell>
          <table:table-cell office:value-type="float" office:value="120.3736" calcext:value-type="float">
            <text:p>120.3736</text:p>
          </table:table-cell>
          <table:table-cell office:value-type="float" office:value="23.2572" calcext:value-type="float">
            <text:p>23.2572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柳營區果毅里</text:span><text:span text:style-name="T2">61</text:span><text:span text:style-name="T3">號</text:span><text:span text:style-name="T2">(</text:span><text:span text:style-name="T3">果毅國小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80</text:p>
          </table:table-cell>
          <table:table-cell office:value-type="string" calcext:value-type="string">
            <text:p>將軍</text:p>
          </table:table-cell>
          <table:table-cell office:value-type="float" office:value="22" calcext:value-type="float">
            <text:p>22</text:p>
          </table:table-cell>
          <table:table-cell office:value-type="float" office:value="120.1358" calcext:value-type="float">
            <text:p>120.1358</text:p>
          </table:table-cell>
          <table:table-cell office:value-type="float" office:value="23.215" calcext:value-type="float">
            <text:p>23.215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將軍區將貴里</text:span><text:span text:style-name="T2">58</text:span><text:span text:style-name="T3">號</text:span><text:span text:style-name="T2">(</text:span><text:span text:style-name="T3">將軍國小</text:span><text:span text:style-name="T2">)</text:span></text:p>
          </table:table-cell>
          <table:table-cell office:value-type="string" calcext:value-type="string">
            <text:p>2015/07/03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290</text:p>
          </table:table-cell>
          <table:table-cell office:value-type="string" calcext:value-type="string">
            <text:p>北門</text:p>
          </table:table-cell>
          <table:table-cell office:value-type="float" office:value="10" calcext:value-type="float">
            <text:p>10</text:p>
          </table:table-cell>
          <table:table-cell office:value-type="float" office:value="120.1255" calcext:value-type="float">
            <text:p>120.1255</text:p>
          </table:table-cell>
          <table:table-cell office:value-type="float" office:value="23.2678" calcext:value-type="float">
            <text:p>23.2678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北門區北門里舊埕</text:span><text:span text:style-name="T2">108</text:span><text:span text:style-name="T3">號</text:span><text:span text:style-name="T2">(</text:span><text:span text:style-name="T3">北門區公所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300</text:p>
          </table:table-cell>
          <table:table-cell office:value-type="string" calcext:value-type="string">
            <text:p>鹿寮</text:p>
          </table:table-cell>
          <table:table-cell office:value-type="float" office:value="70" calcext:value-type="float">
            <text:p>70</text:p>
          </table:table-cell>
          <table:table-cell office:value-type="float" office:value="120.4773" calcext:value-type="float">
            <text:p>120.4773</text:p>
          </table:table-cell>
          <table:table-cell office:value-type="float" office:value="23.386" calcext:value-type="float">
            <text:p>23.386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白河區崎內里</text:span><text:span text:style-name="T2">12</text:span><text:span text:style-name="T3">號</text:span><text:span text:style-name="T2">(</text:span><text:span text:style-name="T3">鹿寮水庫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X310</text:p>
          </table:table-cell>
          <table:table-cell office:value-type="string" calcext:value-type="string">
            <text:p>七股</text:p>
          </table:table-cell>
          <table:table-cell office:value-type="float" office:value="9" calcext:value-type="float">
            <text:p>9</text:p>
          </table:table-cell>
          <table:table-cell office:value-type="float" office:value="120.0863" calcext:value-type="float">
            <text:p>120.0863</text:p>
          </table:table-cell>
          <table:table-cell office:value-type="float" office:value="23.1473" calcext:value-type="float">
            <text:p>23.1473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七股區鹽埕</text:span><text:span text:style-name="T2">237-11</text:span><text:span text:style-name="T3">號</text:span><text:span text:style-name="T2">(</text:span><text:span text:style-name="T3">氣象局七股雷達站區內</text:span><text:span text:style-name="T2">)</text:span></text:p>
          </table:table-cell>
          <table:table-cell office:value-type="string" calcext:value-type="string">
            <text:p>2016/0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Z020</text:p>
          </table:table-cell>
          <table:table-cell office:value-type="string" calcext:value-type="string">
            <text:p>明里</text:p>
          </table:table-cell>
          <table:table-cell office:value-type="float" office:value="211" calcext:value-type="float">
            <text:p>211</text:p>
          </table:table-cell>
          <table:table-cell office:value-type="float" office:value="121.2623" calcext:value-type="float">
            <text:p>121.2623</text:p>
          </table:table-cell>
          <table:table-cell office:value-type="float" office:value="23.2087" calcext:value-type="float">
            <text:p>23.2087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富里鄉明里村明里社區後方山上</text:p>
          </table:table-cell>
          <table:table-cell office:value-type="string" calcext:value-type="string">
            <text:p>2010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Z020)</text:span><text:span text:style-name="T3">站因擴充為氣象站，於</text:span><text:span text:style-name="T2">2010/7/1</text:span><text:span text:style-name="T3">升級為</text:span><text:span text:style-name="T2">(C0Z020)</text:span><text:span text:style-name="T3">站。</text:span></text:p>
          </table:table-cell>
          <table:table-cell table:style-name="ce2" office:value-type="string" calcext:value-type="string">
            <text:p>C1Z0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Z050</text:p>
          </table:table-cell>
          <table:table-cell office:value-type="string" calcext:value-type="string">
            <text:p>佳心</text:p>
          </table:table-cell>
          <table:table-cell office:value-type="float" office:value="704" calcext:value-type="float">
            <text:p>704</text:p>
          </table:table-cell>
          <table:table-cell office:value-type="float" office:value="121.2132" calcext:value-type="float">
            <text:p>121.2132</text:p>
          </table:table-cell>
          <table:table-cell office:value-type="float" office:value="23.3455" calcext:value-type="float">
            <text:p>23.3455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卓溪鄉佳心</text:span><text:span text:style-name="T2">(</text:span><text:span text:style-name="T3">玉山國家公園內，距花蓮卓溪鄉南安遊客步行</text:span><text:span text:style-name="T2">2.5</text:span><text:span text:style-name="T3">時之日據時代派出所舊址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Z061</text:p>
          </table:table-cell>
          <table:table-cell office:value-type="string" calcext:value-type="string">
            <text:p>玉里</text:p>
          </table:table-cell>
          <table:table-cell office:value-type="float" office:value="174" calcext:value-type="float">
            <text:p>174</text:p>
          </table:table-cell>
          <table:table-cell office:value-type="float" office:value="121.3397" calcext:value-type="float">
            <text:p>121.3397</text:p>
          </table:table-cell>
          <table:table-cell office:value-type="float" office:value="23.3215" calcext:value-type="float">
            <text:p>23.3215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玉里鎮樂合里新民</text:span><text:span text:style-name="T2">41</text:span><text:span text:style-name="T3">號</text:span><text:span text:style-name="T2">(</text:span><text:span text:style-name="T3">樂合國小</text:span><text:span text:style-name="T2">)</text:span></text:p>
          </table:table-cell>
          <table:table-cell office:value-type="string" calcext:value-type="string">
            <text:p>2008/02/20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0Z060)</text:span><text:span text:style-name="T3">站因移位，於</text:span><text:span text:style-name="T2">2008/2/20</text:span><text:span text:style-name="T3">更變為</text:span><text:span text:style-name="T2">(C0Z061)</text:span><text:span text:style-name="T3">站。</text:span></text:p>
          </table:table-cell>
          <table:table-cell table:style-name="ce2" office:value-type="string" calcext:value-type="string">
            <text:p>C0Z060</text:p>
          </table:table-cell>
          <table:table-cell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0Z070</text:p>
          </table:table-cell>
          <table:table-cell office:value-type="string" calcext:value-type="string">
            <text:p>舞鶴</text:p>
          </table:table-cell>
          <table:table-cell office:value-type="float" office:value="272" calcext:value-type="float">
            <text:p>272</text:p>
          </table:table-cell>
          <table:table-cell office:value-type="float" office:value="121.3741" calcext:value-type="float">
            <text:p>121.3741</text:p>
          </table:table-cell>
          <table:table-cell office:value-type="float" office:value="23.4681" calcext:value-type="float">
            <text:p>23.4681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瑞穗鄉舞鶴村加納納山三角點旁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Z080</text:p>
          </table:table-cell>
          <table:table-cell office:value-type="string" calcext:value-type="string">
            <text:p>富源</text:p>
          </table:table-cell>
          <table:table-cell office:value-type="float" office:value="298" calcext:value-type="float">
            <text:p>298</text:p>
          </table:table-cell>
          <table:table-cell office:value-type="float" office:value="121.3782" calcext:value-type="float">
            <text:p>121.3782</text:p>
          </table:table-cell>
          <table:table-cell office:value-type="float" office:value="23.5876" calcext:value-type="float">
            <text:p>23.5876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光復鄉大豐村</text:span><text:span text:style-name="T2">9</text:span><text:span text:style-name="T3">鄰</text:span><text:span text:style-name="T2">265</text:span><text:span text:style-name="T3">號</text:span><text:span text:style-name="T2">(</text:span><text:span text:style-name="T3">富源國中對面之半山腰上</text:span><text:span text:style-name="T2">)</text:span></text:p>
          </table:table-cell>
          <table:table-cell office:value-type="string" calcext:value-type="string">
            <text:p>2012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0Z100</text:p>
          </table:table-cell>
          <table:table-cell office:value-type="string" calcext:value-type="string">
            <text:p>東華</text:p>
          </table:table-cell>
          <table:table-cell office:value-type="float" office:value="36" calcext:value-type="float">
            <text:p>36</text:p>
          </table:table-cell>
          <table:table-cell office:value-type="float" office:value="121.5498" calcext:value-type="float">
            <text:p>121.5498</text:p>
          </table:table-cell>
          <table:table-cell office:value-type="float" office:value="23.8953" calcext:value-type="float">
            <text:p>23.8953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壽豐鄉大學路二段</text:span><text:span text:style-name="T2">1</text:span><text:span text:style-name="T3">號（國立東華大學）</text:span></text:p>
          </table:table-cell>
          <table:table-cell office:value-type="string" calcext:value-type="string">
            <text:p>2014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A630</text:p>
          </table:table-cell>
          <table:table-cell office:value-type="string" calcext:value-type="string">
            <text:p>下盆</text:p>
          </table:table-cell>
          <table:table-cell office:value-type="float" office:value="527" calcext:value-type="float">
            <text:p>527</text:p>
          </table:table-cell>
          <table:table-cell office:value-type="float" office:value="121.5386" calcext:value-type="float">
            <text:p>121.5386</text:p>
          </table:table-cell>
          <table:table-cell office:value-type="float" office:value="24.771" calcext:value-type="float">
            <text:p>24.771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烏來區東勢溪中游</text:span><text:span text:style-name="T2">(</text:span><text:span text:style-name="T3">步行一小時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A730</text:p>
          </table:table-cell>
          <table:table-cell office:value-type="string" calcext:value-type="string">
            <text:p>公館</text:p>
          </table:table-cell>
          <table:table-cell office:value-type="float" office:value="22" calcext:value-type="float">
            <text:p>22</text:p>
          </table:table-cell>
          <table:table-cell office:value-type="float" office:value="121.5395" calcext:value-type="float">
            <text:p>121.5395</text:p>
          </table:table-cell>
          <table:table-cell office:value-type="float" office:value="25.0144" calcext:value-type="float">
            <text:p>25.0144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大安區基隆路四段</text:span><text:span text:style-name="T2">144</text:span><text:span text:style-name="T3">巷</text:span><text:span text:style-name="T2">61</text:span><text:span text:style-name="T3">號</text:span><text:span text:style-name="T2">(</text:span><text:span text:style-name="T3">臺灣大學大氣物理所內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A9N0</text:p>
          </table:table-cell>
          <table:table-cell office:value-type="string" calcext:value-type="string">
            <text:p>四十份</text:p>
          </table:table-cell>
          <table:table-cell office:value-type="float" office:value="435" calcext:value-type="float">
            <text:p>435</text:p>
          </table:table-cell>
          <table:table-cell office:value-type="float" office:value="121.5933" calcext:value-type="float">
            <text:p>121.5933</text:p>
          </table:table-cell>
          <table:table-cell office:value-type="float" office:value="24.9342" calcext:value-type="float">
            <text:p>24.9342</text:p>
          </table:table-cell>
          <table:table-cell office:value-type="string" calcext:value-type="string">
            <text:p>新北市</text:p>
          </table:table-cell>
          <table:table-cell office:value-type="string" calcext:value-type="string">
            <text:p><text:span text:style-name="T1">新店區北宜路旁</text:span><text:span text:style-name="T2">(</text:span><text:span text:style-name="T3">文山事業區第四林班</text:span><text:span text:style-name="T2">)</text:span></text:p>
          </table:table-cell>
          <table:table-cell office:value-type="string" calcext:value-type="string">
            <text:p>2000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AC50</text:p>
          </table:table-cell>
          <table:table-cell office:value-type="string" calcext:value-type="string">
            <text:p>關渡</text:p>
          </table:table-cell>
          <table:table-cell office:value-type="float" office:value="111" calcext:value-type="float">
            <text:p>111</text:p>
          </table:table-cell>
          <table:table-cell office:value-type="float" office:value="121.4693" calcext:value-type="float">
            <text:p>121.4693</text:p>
          </table:table-cell>
          <table:table-cell office:value-type="float" office:value="25.1335" calcext:value-type="float">
            <text:p>25.1335</text:p>
          </table:table-cell>
          <table:table-cell office:value-type="string" calcext:value-type="string">
            <text:p>臺北市</text:p>
          </table:table-cell>
          <table:table-cell office:value-type="string" calcext:value-type="string">
            <text:p><text:span text:style-name="T1">北投區學園路</text:span><text:span text:style-name="T2">2</text:span><text:span text:style-name="T3">號</text:span><text:span text:style-name="T2">(</text:span><text:span text:style-name="T3">臺北城市科技大學校園內</text:span><text:span text:style-name="T2">5</text:span><text:span text:style-name="T3">樓頂</text:span><text:span text:style-name="T2">)</text:span></text:p>
          </table:table-cell>
          <table:table-cell office:value-type="string" calcext:value-type="string">
            <text:p>1992/05/20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A970)</text:span><text:span text:style-name="T3">站因與三貂角氣象站</text:span><text:span text:style-name="T2">(C0A970)</text:span><text:span text:style-name="T3">重複編號，於</text:span><text:span text:style-name="T2">2008/2/25</text:span><text:span text:style-name="T3">起變更站碼為</text:span><text:span text:style-name="T2">(C1AC50)</text:span><text:span text:style-name="T3">。</text:span><text:span text:style-name="T2">2009/2/18</text:span><text:span text:style-name="T3">～</text:span><text:span text:style-name="T2">2009/2/19</text:span><text:span text:style-name="T3">原址儀器汰換，原站址位於校園內，汰換後移至樓頂。</text:span></text:p>
          </table:table-cell>
          <table:table-cell table:style-name="ce2" office:value-type="string" calcext:value-type="string">
            <text:p>C1A97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C510</text:p>
          </table:table-cell>
          <table:table-cell office:value-type="string" calcext:value-type="string">
            <text:p>水尾</text:p>
          </table:table-cell>
          <table:table-cell office:value-type="float" office:value="106" calcext:value-type="float">
            <text:p>106</text:p>
          </table:table-cell>
          <table:table-cell office:value-type="float" office:value="121.0872" calcext:value-type="float">
            <text:p>121.0872</text:p>
          </table:table-cell>
          <table:table-cell office:value-type="float" office:value="24.9401" calcext:value-type="float">
            <text:p>24.9401</text:p>
          </table:table-cell>
          <table:table-cell office:value-type="string" calcext:value-type="string">
            <text:p>桃園市</text:p>
          </table:table-cell>
          <table:table-cell office:value-type="string" calcext:value-type="string">
            <text:p><text:span text:style-name="T1">楊梅區豐野里</text:span><text:span text:style-name="T2">1</text:span><text:span text:style-name="T3">鄰</text:span><text:span text:style-name="T2">151</text:span><text:span text:style-name="T3">號</text:span><text:span text:style-name="T2">(</text:span><text:span text:style-name="T3">富崗水尾工作站內</text:span><text:span text:style-name="T2">)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D380</text:p>
          </table:table-cell>
          <table:table-cell office:value-type="string" calcext:value-type="string">
            <text:p>新埔</text:p>
          </table:table-cell>
          <table:table-cell office:value-type="float" office:value="65" calcext:value-type="float">
            <text:p>65</text:p>
          </table:table-cell>
          <table:table-cell office:value-type="float" office:value="121.0383" calcext:value-type="float">
            <text:p>121.0383</text:p>
          </table:table-cell>
          <table:table-cell office:value-type="float" office:value="24.8475" calcext:value-type="float">
            <text:p>24.8475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新埔鎮下寮里</text:span><text:span text:style-name="T2">43</text:span><text:span text:style-name="T3">號義民廟右方路旁</text:span>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D400</text:p>
          </table:table-cell>
          <table:table-cell office:value-type="string" calcext:value-type="string">
            <text:p>鳥嘴山</text:p>
          </table:table-cell>
          <table:table-cell office:value-type="float" office:value="839" calcext:value-type="float">
            <text:p>839</text:p>
          </table:table-cell>
          <table:table-cell office:value-type="float" office:value="121.2839" calcext:value-type="float">
            <text:p>121.2839</text:p>
          </table:table-cell>
          <table:table-cell office:value-type="float" office:value="24.7191" calcext:value-type="float">
            <text:p>24.7191</text:p>
          </table:table-cell>
          <table:table-cell office:value-type="string" calcext:value-type="string">
            <text:p>新竹縣</text:p>
          </table:table-cell>
          <table:table-cell table:style-name="ce1" office:value-type="string" calcext:value-type="string">
            <text:p>尖石鄉新樂村復興礦場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D410</text:p>
          </table:table-cell>
          <table:table-cell office:value-type="string" calcext:value-type="string">
            <text:p>白蘭</text:p>
          </table:table-cell>
          <table:table-cell office:value-type="float" office:value="1290" calcext:value-type="float">
            <text:p>1290</text:p>
          </table:table-cell>
          <table:table-cell office:value-type="float" office:value="121.0799" calcext:value-type="float">
            <text:p>121.0799</text:p>
          </table:table-cell>
          <table:table-cell office:value-type="float" office:value="24.5794" calcext:value-type="float">
            <text:p>24.5794</text:p>
          </table:table-cell>
          <table:table-cell office:value-type="string" calcext:value-type="string">
            <text:p>新竹縣</text:p>
          </table:table-cell>
          <table:table-cell table:style-name="ce1" office:value-type="string" calcext:value-type="string">
            <text:p>五峰鄉桃山村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D420</text:p>
          </table:table-cell>
          <table:table-cell office:value-type="string" calcext:value-type="string">
            <text:p>太閣南</text:p>
          </table:table-cell>
          <table:table-cell office:value-type="float" office:value="1279" calcext:value-type="float">
            <text:p>1279</text:p>
          </table:table-cell>
          <table:table-cell office:value-type="float" office:value="121.1606" calcext:value-type="float">
            <text:p>121.1606</text:p>
          </table:table-cell>
          <table:table-cell office:value-type="float" office:value="24.6328" calcext:value-type="float">
            <text:p>24.6328</text:p>
          </table:table-cell>
          <table:table-cell office:value-type="string" calcext:value-type="string">
            <text:p>新竹縣</text:p>
          </table:table-cell>
          <table:table-cell table:style-name="ce1" office:value-type="string" calcext:value-type="string">
            <text:p>五峰鄉羅山工作站後方山頂羅山瞭望台旁</text:p>
          </table:table-cell>
          <table:table-cell office:value-type="string" calcext:value-type="string">
            <text:p>1987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D630</text:p>
          </table:table-cell>
          <table:table-cell office:value-type="string" calcext:value-type="string">
            <text:p>飛鳳山</text:p>
          </table:table-cell>
          <table:table-cell office:value-type="float" office:value="462" calcext:value-type="float">
            <text:p>462</text:p>
          </table:table-cell>
          <table:table-cell office:value-type="float" office:value="121.1192" calcext:value-type="float">
            <text:p>121.1192</text:p>
          </table:table-cell>
          <table:table-cell office:value-type="float" office:value="24.7665" calcext:value-type="float">
            <text:p>24.7665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芎林鄉王爺坑段</text:span><text:span text:style-name="T2">83-7</text:span><text:span text:style-name="T3">號地</text:span></text:p>
          </table:table-cell>
          <table:table-cell office:value-type="string" calcext:value-type="string">
            <text:p>2011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D640</text:p>
          </table:table-cell>
          <table:table-cell table:style-name="ce4" office:value-type="string" calcext:value-type="string">
            <text:p><text:span text:style-name="T1">外坪</text:span><text:span text:style-name="T2">(</text:span><text:span text:style-name="T3">五指山</text:span><text:span text:style-name="T2">)</text:span></text:p>
          </table:table-cell>
          <table:table-cell office:value-type="float" office:value="718" calcext:value-type="float">
            <text:p>718</text:p>
          </table:table-cell>
          <table:table-cell office:value-type="float" office:value="121.091" calcext:value-type="float">
            <text:p>121.091</text:p>
          </table:table-cell>
          <table:table-cell office:value-type="float" office:value="24.6444" calcext:value-type="float">
            <text:p>24.6444</text:p>
          </table:table-cell>
          <table:table-cell office:value-type="string" calcext:value-type="string">
            <text:p>新竹縣</text:p>
          </table:table-cell>
          <table:table-cell office:value-type="string" calcext:value-type="string">
            <text:p><text:span text:style-name="T1">北埔鄉大坪段內大坪小段</text:span><text:span text:style-name="T2">36-54</text:span><text:span text:style-name="T3">號地</text:span></text:p>
          </table:table-cell>
          <table:table-cell office:value-type="string" calcext:value-type="string">
            <text:p>2011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名為外坪，於</text:span><text:span text:style-name="T2">2016/4/26</text:span><text:span text:style-name="T3">更名為外坪</text:span><text:span text:style-name="T2">(</text:span><text:span text:style-name="T3">五指山</text:span><text:span text:style-name="T2">)</text:span><text:span text:style-name="T3">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451</text:p>
          </table:table-cell>
          <table:table-cell office:value-type="string" calcext:value-type="string">
            <text:p>象鼻</text:p>
          </table:table-cell>
          <table:table-cell office:value-type="float" office:value="950" calcext:value-type="float">
            <text:p>950</text:p>
          </table:table-cell>
          <table:table-cell office:value-type="float" office:value="120.9402" calcext:value-type="float">
            <text:p>120.9402</text:p>
          </table:table-cell>
          <table:table-cell office:value-type="float" office:value="24.3686" calcext:value-type="float">
            <text:p>24.3686</text:p>
          </table:table-cell>
          <table:table-cell office:value-type="string" calcext:value-type="string">
            <text:p>苗栗縣</text:p>
          </table:table-cell>
          <table:table-cell table:style-name="ce1" office:value-type="string" calcext:value-type="string">
            <text:p>泰安鄉象鼻村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450)</text:span><text:span text:style-name="T3">站因儀器汰換，於</text:span><text:span text:style-name="T2">2011/11/1</text:span><text:span text:style-name="T3">更變為</text:span><text:span text:style-name="T2">(C1E451)</text:span><text:span text:style-name="T3">站。</text:span></text:p>
          </table:table-cell>
          <table:table-cell table:style-name="ce2" office:value-type="string" calcext:value-type="string">
            <text:p>C1E45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461</text:p>
          </table:table-cell>
          <table:table-cell office:value-type="string" calcext:value-type="string">
            <text:p>松安</text:p>
          </table:table-cell>
          <table:table-cell office:value-type="float" office:value="1325" calcext:value-type="float">
            <text:p>1325</text:p>
          </table:table-cell>
          <table:table-cell office:value-type="float" office:value="120.986" calcext:value-type="float">
            <text:p>120.986</text:p>
          </table:table-cell>
          <table:table-cell office:value-type="float" office:value="24.398" calcext:value-type="float">
            <text:p>24.398</text:p>
          </table:table-cell>
          <table:table-cell office:value-type="string" calcext:value-type="string">
            <text:p>苗栗縣</text:p>
          </table:table-cell>
          <table:table-cell table:style-name="ce1" office:value-type="string" calcext:value-type="string">
            <text:p>泰安鄉雪霸國家公園二本松解說站旁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460)</text:span><text:span text:style-name="T3">站因儀器汰換，於</text:span><text:span text:style-name="T2">2011/11/1</text:span><text:span text:style-name="T3">更變為</text:span><text:span text:style-name="T2">(C1E461)</text:span><text:span text:style-name="T3">站。</text:span></text:p>
          </table:table-cell>
          <table:table-cell table:style-name="ce2" office:value-type="string" calcext:value-type="string">
            <text:p>C1E46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480</text:p>
          </table:table-cell>
          <table:table-cell office:value-type="string" calcext:value-type="string">
            <text:p>鳳美</text:p>
          </table:table-cell>
          <table:table-cell office:value-type="float" office:value="576" calcext:value-type="float">
            <text:p>576</text:p>
          </table:table-cell>
          <table:table-cell office:value-type="float" office:value="121.0347" calcext:value-type="float">
            <text:p>121.0347</text:p>
          </table:table-cell>
          <table:table-cell office:value-type="float" office:value="24.5548" calcext:value-type="float">
            <text:p>24.5548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南庄鄉東河村</text:span><text:span text:style-name="T2">24</text:span><text:span text:style-name="T3">鄰石門</text:span><text:span text:style-name="T2">1</text:span><text:span text:style-name="T3">號</text:span><text:span text:style-name="T2">(</text:span><text:span text:style-name="T3">南庄往鹿場途中</text:span><text:span text:style-name="T2">)</text:span></text:p>
          </table:table-cell>
          <table:table-cell office:value-type="string" calcext:value-type="string">
            <text:p>1990/07/2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511</text:p>
          </table:table-cell>
          <table:table-cell office:value-type="string" calcext:value-type="string">
            <text:p>新開</text:p>
          </table:table-cell>
          <table:table-cell office:value-type="float" office:value="326" calcext:value-type="float">
            <text:p>326</text:p>
          </table:table-cell>
          <table:table-cell office:value-type="float" office:value="120.827" calcext:value-type="float">
            <text:p>120.827</text:p>
          </table:table-cell>
          <table:table-cell office:value-type="float" office:value="24.3477" calcext:value-type="float">
            <text:p>24.3477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大湖鄉新開村新開</text:span><text:span text:style-name="T2">4</text:span><text:span text:style-name="T3">鄰</text:span><text:span text:style-name="T2">20</text:span><text:span text:style-name="T3">號旁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510)</text:span><text:span text:style-name="T3">站因儀器汰換，於</text:span><text:span text:style-name="T2">2011/11/1</text:span><text:span text:style-name="T3">更變為</text:span><text:span text:style-name="T2">(C1E511)</text:span><text:span text:style-name="T3">站。</text:span></text:p>
          </table:table-cell>
          <table:table-cell table:style-name="ce2" office:value-type="string" calcext:value-type="string">
            <text:p>C1E51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601</text:p>
          </table:table-cell>
          <table:table-cell office:value-type="string" calcext:value-type="string">
            <text:p>南勢</text:p>
          </table:table-cell>
          <table:table-cell office:value-type="float" office:value="125" calcext:value-type="float">
            <text:p>125</text:p>
          </table:table-cell>
          <table:table-cell office:value-type="float" office:value="120.7348" calcext:value-type="float">
            <text:p>120.7348</text:p>
          </table:table-cell>
          <table:table-cell office:value-type="float" office:value="24.5725" calcext:value-type="float">
            <text:p>24.5725</text:p>
          </table:table-cell>
          <table:table-cell office:value-type="string" calcext:value-type="string">
            <text:p>苗栗縣</text:p>
          </table:table-cell>
          <table:table-cell table:style-name="ce1" office:value-type="string" calcext:value-type="string">
            <text:p>後龍鎮南港里南勢山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600)</text:span><text:span text:style-name="T3">站因儀器汰換，於</text:span><text:span text:style-name="T2">2011/11/1</text:span><text:span text:style-name="T3">更變為</text:span><text:span text:style-name="T2">(C1E601)</text:span><text:span text:style-name="T3">站。</text:span></text:p>
          </table:table-cell>
          <table:table-cell table:style-name="ce2" office:value-type="string" calcext:value-type="string">
            <text:p>C1E6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670</text:p>
          </table:table-cell>
          <table:table-cell office:value-type="string" calcext:value-type="string">
            <text:p>南礦</text:p>
          </table:table-cell>
          <table:table-cell office:value-type="float" office:value="1209" calcext:value-type="float">
            <text:p>1209</text:p>
          </table:table-cell>
          <table:table-cell office:value-type="float" office:value="121.0028" calcext:value-type="float">
            <text:p>121.0028</text:p>
          </table:table-cell>
          <table:table-cell office:value-type="float" office:value="24.5383" calcext:value-type="float">
            <text:p>24.5383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南庄鄉蓬萊林道末端</text:span><text:span text:style-name="T2">(</text:span><text:span text:style-name="T3">南庄事業區</text:span><text:span text:style-name="T2">18</text:span><text:span text:style-name="T3">林班地</text:span><text:span text:style-name="T2">)</text:span>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681</text:p>
          </table:table-cell>
          <table:table-cell office:value-type="string" calcext:value-type="string">
            <text:p>南勢山</text:p>
          </table:table-cell>
          <table:table-cell office:value-type="float" office:value="977" calcext:value-type="float">
            <text:p>977</text:p>
          </table:table-cell>
          <table:table-cell office:value-type="float" office:value="120.9238" calcext:value-type="float">
            <text:p>120.9238</text:p>
          </table:table-cell>
          <table:table-cell office:value-type="float" office:value="24.4217" calcext:value-type="float">
            <text:p>24.4217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泰安鄉大興村</text:span><text:span text:style-name="T2">(</text:span><text:span text:style-name="T3">從泰安國小進入站址車程約</text:span><text:span text:style-name="T2">10</text:span><text:span text:style-name="T3">分鐘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680)</text:span><text:span text:style-name="T3">站因儀器汰換，於</text:span><text:span text:style-name="T2">2011/11/1</text:span><text:span text:style-name="T3">更變為</text:span><text:span text:style-name="T2">(C1E681)</text:span><text:span text:style-name="T3">站。</text:span></text:p>
          </table:table-cell>
          <table:table-cell table:style-name="ce2" office:value-type="string" calcext:value-type="string">
            <text:p>C1E68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691</text:p>
          </table:table-cell>
          <table:table-cell office:value-type="string" calcext:value-type="string">
            <text:p>南湖</text:p>
          </table:table-cell>
          <table:table-cell office:value-type="float" office:value="786" calcext:value-type="float">
            <text:p>786</text:p>
          </table:table-cell>
          <table:table-cell office:value-type="float" office:value="120.8375" calcext:value-type="float">
            <text:p>120.8375</text:p>
          </table:table-cell>
          <table:table-cell office:value-type="float" office:value="24.4014" calcext:value-type="float">
            <text:p>24.4014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大湖鄉</text:span><text:span text:style-name="T2">(</text:span><text:span text:style-name="T3">位於南湖台</text:span><text:span text:style-name="T2">3</text:span><text:span text:style-name="T3">線</text:span><text:span text:style-name="T2">135K</text:span><text:span text:style-name="T3">處之吊樑道山上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690)</text:span><text:span text:style-name="T3">站因儀器汰換，於</text:span><text:span text:style-name="T2">2011/11/1</text:span><text:span text:style-name="T3">更變為</text:span><text:span text:style-name="T2">(C1E691)</text:span><text:span text:style-name="T3">站。</text:span></text:p>
          </table:table-cell>
          <table:table-cell table:style-name="ce2" office:value-type="string" calcext:value-type="string">
            <text:p>C1E69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701</text:p>
          </table:table-cell>
          <table:table-cell office:value-type="string" calcext:value-type="string">
            <text:p>八卦</text:p>
          </table:table-cell>
          <table:table-cell office:value-type="float" office:value="737" calcext:value-type="float">
            <text:p>737</text:p>
          </table:table-cell>
          <table:table-cell office:value-type="float" office:value="120.9276" calcext:value-type="float">
            <text:p>120.9276</text:p>
          </table:table-cell>
          <table:table-cell office:value-type="float" office:value="24.4918" calcext:value-type="float">
            <text:p>24.4918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泰安鄉</text:span><text:span text:style-name="T2">(</text:span><text:span text:style-name="T3">與八卦派出所相距約</text:span><text:span text:style-name="T2">1.2K</text:span><text:span text:style-name="T3">處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700)</text:span><text:span text:style-name="T3">站因儀器汰換，於</text:span><text:span text:style-name="T2">2011/11/1</text:span><text:span text:style-name="T3">更變為</text:span><text:span text:style-name="T2">(C1E701)</text:span><text:span text:style-name="T3">站。</text:span></text:p>
          </table:table-cell>
          <table:table-cell table:style-name="ce2" office:value-type="string" calcext:value-type="string">
            <text:p>C1E7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711</text:p>
          </table:table-cell>
          <table:table-cell office:value-type="string" calcext:value-type="string">
            <text:p>馬拉邦山</text:p>
          </table:table-cell>
          <table:table-cell office:value-type="float" office:value="990" calcext:value-type="float">
            <text:p>990</text:p>
          </table:table-cell>
          <table:table-cell office:value-type="float" office:value="120.9017" calcext:value-type="float">
            <text:p>120.9017</text:p>
          </table:table-cell>
          <table:table-cell office:value-type="float" office:value="24.3673" calcext:value-type="float">
            <text:p>24.3673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大湖鄉東興村</text:span><text:span text:style-name="T2">(</text:span><text:span text:style-name="T3">馬拉邦山登山口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710)</text:span><text:span text:style-name="T3">站因儀器汰換，於</text:span><text:span text:style-name="T2">2011/11/1</text:span><text:span text:style-name="T3">更變為</text:span><text:span text:style-name="T2">(C1E711)</text:span><text:span text:style-name="T3">站。</text:span></text:p>
          </table:table-cell>
          <table:table-cell table:style-name="ce2" office:value-type="string" calcext:value-type="string">
            <text:p>C1E71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721</text:p>
          </table:table-cell>
          <table:table-cell office:value-type="string" calcext:value-type="string">
            <text:p>泰安</text:p>
          </table:table-cell>
          <table:table-cell office:value-type="float" office:value="1409" calcext:value-type="float">
            <text:p>1409</text:p>
          </table:table-cell>
          <table:table-cell office:value-type="float" office:value="120.968" calcext:value-type="float">
            <text:p>120.968</text:p>
          </table:table-cell>
          <table:table-cell office:value-type="float" office:value="24.489" calcext:value-type="float">
            <text:p>24.489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泰安鄉橫龍古道上</text:span><text:span text:style-name="T2">(</text:span><text:span text:style-name="T3">走路約</text:span><text:span text:style-name="T2">5</text:span><text:span text:style-name="T3">分鐘</text:span><text:span text:style-name="T2">)</text:span><text:span text:style-name="T3">之大湖事業區</text:span><text:span text:style-name="T2">18</text:span><text:span text:style-name="T3">林班地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E720)</text:span><text:span text:style-name="T3">站因儀器汰換，於</text:span><text:span text:style-name="T2">2011/11/1</text:span><text:span text:style-name="T3">更變為</text:span><text:span text:style-name="T2">(C1E721)</text:span><text:span text:style-name="T3">站。</text:span></text:p>
          </table:table-cell>
          <table:table-cell table:style-name="ce2" office:value-type="string" calcext:value-type="string">
            <text:p>C1E7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E770</text:p>
          </table:table-cell>
          <table:table-cell office:value-type="string" calcext:value-type="string">
            <text:p>公館</text:p>
          </table:table-cell>
          <table:table-cell office:value-type="float" office:value="83" calcext:value-type="float">
            <text:p>83</text:p>
          </table:table-cell>
          <table:table-cell office:value-type="float" office:value="120.8308" calcext:value-type="float">
            <text:p>120.8308</text:p>
          </table:table-cell>
          <table:table-cell office:value-type="float" office:value="24.5269" calcext:value-type="float">
            <text:p>24.5269</text:p>
          </table:table-cell>
          <table:table-cell office:value-type="string" calcext:value-type="string">
            <text:p>苗栗縣</text:p>
          </table:table-cell>
          <table:table-cell office:value-type="string" calcext:value-type="string">
            <text:p><text:span text:style-name="T1">公館鄉鶴岡村</text:span><text:span text:style-name="T2">178</text:span><text:span text:style-name="T3">號</text:span><text:span text:style-name="T2">(</text:span><text:span text:style-name="T3">鶴岡國中</text:span><text:span text:style-name="T2">)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871</text:p>
          </table:table-cell>
          <table:table-cell office:value-type="string" calcext:value-type="string">
            <text:p>上谷關</text:p>
          </table:table-cell>
          <table:table-cell office:value-type="float" office:value="1000" calcext:value-type="float">
            <text:p>1000</text:p>
          </table:table-cell>
          <table:table-cell office:value-type="float" office:value="121.0186" calcext:value-type="float">
            <text:p>121.0186</text:p>
          </table:table-cell>
          <table:table-cell office:value-type="float" office:value="24.2035" calcext:value-type="float">
            <text:p>24.2035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和平區</text:span><text:span text:style-name="T2">(</text:span><text:span text:style-name="T3">博愛國小谷關分校附近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870)</text:span><text:span text:style-name="T3">站因儀器汰換，於</text:span><text:span text:style-name="T2">2011/11/1</text:span><text:span text:style-name="T3">更變為</text:span><text:span text:style-name="T2">(C1F871)</text:span><text:span text:style-name="T3">站。</text:span></text:p>
          </table:table-cell>
          <table:table-cell table:style-name="ce2" office:value-type="string" calcext:value-type="string">
            <text:p>C1F87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891</text:p>
          </table:table-cell>
          <table:table-cell office:value-type="string" calcext:value-type="string">
            <text:p>稍來</text:p>
          </table:table-cell>
          <table:table-cell office:value-type="float" office:value="2205" calcext:value-type="float">
            <text:p>2205</text:p>
          </table:table-cell>
          <table:table-cell office:value-type="float" office:value="121.0056" calcext:value-type="float">
            <text:p>121.0056</text:p>
          </table:table-cell>
          <table:table-cell office:value-type="float" office:value="24.2635" calcext:value-type="float">
            <text:p>24.2635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和平區八仙山事業區</text:span><text:span text:style-name="T2">49</text:span><text:span text:style-name="T3">林班地船型山苗圃廢棄觀測坪附近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890)</text:span><text:span text:style-name="T3">站因儀器汰換，於</text:span><text:span text:style-name="T2">2011/11/1</text:span><text:span text:style-name="T3">更變為</text:span><text:span text:style-name="T2">(C1F891)</text:span><text:span text:style-name="T3">站。</text:span></text:p>
          </table:table-cell>
          <table:table-cell table:style-name="ce2" office:value-type="string" calcext:value-type="string">
            <text:p>C1F89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11</text:p>
          </table:table-cell>
          <table:table-cell office:value-type="string" calcext:value-type="string">
            <text:p>新伯公</text:p>
          </table:table-cell>
          <table:table-cell office:value-type="float" office:value="417" calcext:value-type="float">
            <text:p>417</text:p>
          </table:table-cell>
          <table:table-cell office:value-type="float" office:value="120.8411" calcext:value-type="float">
            <text:p>120.8411</text:p>
          </table:table-cell>
          <table:table-cell office:value-type="float" office:value="24.2214" calcext:value-type="float">
            <text:p>24.2214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東勢區詒福段</text:span><text:span text:style-name="T2">163</text:span><text:span text:style-name="T3">地號</text:span><text:span text:style-name="T2">(</text:span><text:span text:style-name="T3">台電公司門前右前方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10)</text:span><text:span text:style-name="T3">站因儀器汰換，於</text:span><text:span text:style-name="T2">2011/11/1</text:span><text:span text:style-name="T3">更變為</text:span><text:span text:style-name="T2">(C1F911)</text:span><text:span text:style-name="T3">站。</text:span></text:p>
          </table:table-cell>
          <table:table-cell table:style-name="ce2" office:value-type="string" calcext:value-type="string">
            <text:p>C1F91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41</text:p>
          </table:table-cell>
          <table:table-cell office:value-type="string" calcext:value-type="string">
            <text:p>雪嶺</text:p>
          </table:table-cell>
          <table:table-cell office:value-type="float" office:value="2620" calcext:value-type="float">
            <text:p>2620</text:p>
          </table:table-cell>
          <table:table-cell office:value-type="float" office:value="121.0266" calcext:value-type="float">
            <text:p>121.0266</text:p>
          </table:table-cell>
          <table:table-cell office:value-type="float" office:value="24.2806" calcext:value-type="float">
            <text:p>24.2806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和平區雪嶺地區八仙山事業區</text:span><text:span text:style-name="T2">60</text:span><text:span text:style-name="T3">林班地小雪山莊後方水塔後山頂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40)</text:span><text:span text:style-name="T3">站因儀器汰換，於</text:span><text:span text:style-name="T2">2011/11/1</text:span><text:span text:style-name="T3">更變為</text:span><text:span text:style-name="T2">(C1F941)</text:span><text:span text:style-name="T3">站。</text:span></text:p>
          </table:table-cell>
          <table:table-cell table:style-name="ce2" office:value-type="string" calcext:value-type="string">
            <text:p>C1F9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B1</text:p>
          </table:table-cell>
          <table:table-cell office:value-type="string" calcext:value-type="string">
            <text:p>桐林</text:p>
          </table:table-cell>
          <table:table-cell office:value-type="float" office:value="130" calcext:value-type="float">
            <text:p>130</text:p>
          </table:table-cell>
          <table:table-cell office:value-type="float" office:value="120.7352" calcext:value-type="float">
            <text:p>120.7352</text:p>
          </table:table-cell>
          <table:table-cell office:value-type="float" office:value="24.0662" calcext:value-type="float">
            <text:p>24.0662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霧峰區桐林里民生路</text:span><text:span text:style-name="T2">(</text:span><text:span text:style-name="T3">桐林國小斜對面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B0)</text:span><text:span text:style-name="T3">站因儀器汰換，於</text:span><text:span text:style-name="T2">2011/11/1</text:span><text:span text:style-name="T3">更變為</text:span><text:span text:style-name="T2">(C1F9B1)</text:span><text:span text:style-name="T3">站。</text:span></text:p>
          </table:table-cell>
          <table:table-cell table:style-name="ce2" office:value-type="string" calcext:value-type="string">
            <text:p>C1F9B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C1</text:p>
          </table:table-cell>
          <table:table-cell office:value-type="string" calcext:value-type="string">
            <text:p>白冷</text:p>
          </table:table-cell>
          <table:table-cell office:value-type="float" office:value="610" calcext:value-type="float">
            <text:p>610</text:p>
          </table:table-cell>
          <table:table-cell office:value-type="float" office:value="120.9299" calcext:value-type="float">
            <text:p>120.9299</text:p>
          </table:table-cell>
          <table:table-cell office:value-type="float" office:value="24.1828" calcext:value-type="float">
            <text:p>24.1828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和平區天輪里天輪巷</text:span><text:span text:style-name="T2">42</text:span><text:span text:style-name="T3">號</text:span><text:span text:style-name="T2">(</text:span><text:span text:style-name="T3">臺中市和平區白冷國民小學校園內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C0)</text:span><text:span text:style-name="T3">站因儀器汰換，於</text:span><text:span text:style-name="T2">2011/11/1</text:span><text:span text:style-name="T3">更變為</text:span><text:span text:style-name="T2">(C1F9C1)</text:span><text:span text:style-name="T3">站。</text:span></text:p>
          </table:table-cell>
          <table:table-cell table:style-name="ce2" office:value-type="string" calcext:value-type="string">
            <text:p>C1F9C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D1</text:p>
          </table:table-cell>
          <table:table-cell office:value-type="string" calcext:value-type="string">
            <text:p>白毛台</text:p>
          </table:table-cell>
          <table:table-cell office:value-type="float" office:value="639" calcext:value-type="float">
            <text:p>639</text:p>
          </table:table-cell>
          <table:table-cell office:value-type="float" office:value="120.8869" calcext:value-type="float">
            <text:p>120.8869</text:p>
          </table:table-cell>
          <table:table-cell office:value-type="float" office:value="24.1583" calcext:value-type="float">
            <text:p>24.1583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新社區福興里福民路</text:span><text:span text:style-name="T2">13</text:span><text:span text:style-name="T3">號旁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D0)</text:span><text:span text:style-name="T3">站因儀器汰換，於</text:span><text:span text:style-name="T2">2011/11/1</text:span><text:span text:style-name="T3">更變為</text:span><text:span text:style-name="T2">(C1F9D1)</text:span><text:span text:style-name="T3">站。</text:span></text:p>
          </table:table-cell>
          <table:table-cell table:style-name="ce2" office:value-type="string" calcext:value-type="string">
            <text:p>C1F9D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E1</text:p>
          </table:table-cell>
          <table:table-cell office:value-type="string" calcext:value-type="string">
            <text:p>龍安</text:p>
          </table:table-cell>
          <table:table-cell office:value-type="float" office:value="563" calcext:value-type="float">
            <text:p>563</text:p>
          </table:table-cell>
          <table:table-cell office:value-type="float" office:value="120.832" calcext:value-type="float">
            <text:p>120.832</text:p>
          </table:table-cell>
          <table:table-cell office:value-type="float" office:value="24.1605" calcext:value-type="float">
            <text:p>24.1605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新社區中和里內</text:span><text:span text:style-name="T2">(</text:span><text:span text:style-name="T3">距龍安橋約</text:span><text:span text:style-name="T2">1.2k</text:span><text:span text:style-name="T3">處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E0)</text:span><text:span text:style-name="T3">站因儀器汰換，於</text:span><text:span text:style-name="T2">2011/11/1</text:span><text:span text:style-name="T3">更變為</text:span><text:span text:style-name="T2">(C1F9E1)</text:span><text:span text:style-name="T3">站。</text:span></text:p>
          </table:table-cell>
          <table:table-cell table:style-name="ce2" office:value-type="string" calcext:value-type="string">
            <text:p>C1F9E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F1</text:p>
          </table:table-cell>
          <table:table-cell office:value-type="string" calcext:value-type="string">
            <text:p>伯公龍</text:p>
          </table:table-cell>
          <table:table-cell office:value-type="float" office:value="500" calcext:value-type="float">
            <text:p>500</text:p>
          </table:table-cell>
          <table:table-cell office:value-type="float" office:value="120.849" calcext:value-type="float">
            <text:p>120.849</text:p>
          </table:table-cell>
          <table:table-cell office:value-type="float" office:value="24.2724" calcext:value-type="float">
            <text:p>24.2724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東勢區勢林街</text:span><text:span text:style-name="T2">(</text:span><text:span text:style-name="T3">宏覺寺旁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F0)</text:span><text:span text:style-name="T3">站因儀器汰換，於</text:span><text:span text:style-name="T2">2011/11/1</text:span><text:span text:style-name="T3">更變為</text:span><text:span text:style-name="T2">(C1F9F1)</text:span><text:span text:style-name="T3">站。</text:span></text:p>
          </table:table-cell>
          <table:table-cell table:style-name="ce2" office:value-type="string" calcext:value-type="string">
            <text:p>C1F9F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G1</text:p>
          </table:table-cell>
          <table:table-cell office:value-type="string" calcext:value-type="string">
            <text:p>慶福山</text:p>
          </table:table-cell>
          <table:table-cell office:value-type="float" office:value="810" calcext:value-type="float">
            <text:p>810</text:p>
          </table:table-cell>
          <table:table-cell office:value-type="float" office:value="120.8484" calcext:value-type="float">
            <text:p>120.8484</text:p>
          </table:table-cell>
          <table:table-cell office:value-type="float" office:value="24.1809" calcext:value-type="float">
            <text:p>24.1809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東勢區</text:span><text:span text:style-name="T2">(</text:span><text:span text:style-name="T3">台</text:span><text:span text:style-name="T2">8</text:span><text:span text:style-name="T3">線</text:span><text:span text:style-name="T2">10.5k</text:span><text:span text:style-name="T3">往馬鞍農場方向</text:span><text:span text:style-name="T2">.</text:span><text:span text:style-name="T3">車程約半小時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G0)</text:span><text:span text:style-name="T3">站因儀器汰換，於</text:span><text:span text:style-name="T2">2011/11/1</text:span><text:span text:style-name="T3">更變為</text:span><text:span text:style-name="T2">(C1F9G1)</text:span><text:span text:style-name="T3">站。</text:span></text:p>
          </table:table-cell>
          <table:table-cell table:style-name="ce2" office:value-type="string" calcext:value-type="string">
            <text:p>C1F9G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H1</text:p>
          </table:table-cell>
          <table:table-cell office:value-type="string" calcext:value-type="string">
            <text:p>烏石坑</text:p>
          </table:table-cell>
          <table:table-cell office:value-type="float" office:value="930" calcext:value-type="float">
            <text:p>930</text:p>
          </table:table-cell>
          <table:table-cell office:value-type="float" office:value="120.9458" calcext:value-type="float">
            <text:p>120.9458</text:p>
          </table:table-cell>
          <table:table-cell office:value-type="float" office:value="24.2791" calcext:value-type="float">
            <text:p>24.2791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和平區大安溪事業區第</text:span><text:span text:style-name="T2">122</text:span><text:span text:style-name="T3">林班之烏石坑苗圃內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H0)</text:span><text:span text:style-name="T3">站因儀器汰換，於</text:span><text:span text:style-name="T2">2011/11/1</text:span><text:span text:style-name="T3">更變為</text:span><text:span text:style-name="T2">(C1F9H1)</text:span><text:span text:style-name="T3">站。</text:span></text:p>
          </table:table-cell>
          <table:table-cell table:style-name="ce2" office:value-type="string" calcext:value-type="string">
            <text:p>C1F9H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J1</text:p>
          </table:table-cell>
          <table:table-cell office:value-type="string" calcext:value-type="string">
            <text:p>清水林</text:p>
          </table:table-cell>
          <table:table-cell office:value-type="float" office:value="723" calcext:value-type="float">
            <text:p>723</text:p>
          </table:table-cell>
          <table:table-cell office:value-type="float" office:value="120.8204" calcext:value-type="float">
            <text:p>120.8204</text:p>
          </table:table-cell>
          <table:table-cell office:value-type="float" office:value="24.0712" calcext:value-type="float">
            <text:p>24.0712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太平區</text:span><text:span text:style-name="T2">136</text:span><text:span text:style-name="T3">縣道</text:span><text:span text:style-name="T2">9.5K</text:span><text:span text:style-name="T3">處旁約</text:span><text:span text:style-name="T2">500</text:span><text:span text:style-name="T3">公尺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F9J0)</text:span><text:span text:style-name="T3">站因儀器汰換，於</text:span><text:span text:style-name="T2">2011/11/1</text:span><text:span text:style-name="T3">更變為</text:span><text:span text:style-name="T2">(C1F9J1)</text:span><text:span text:style-name="T3">站。</text:span></text:p>
          </table:table-cell>
          <table:table-cell table:style-name="ce2" office:value-type="string" calcext:value-type="string">
            <text:p>C1F9J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F9W0</text:p>
          </table:table-cell>
          <table:table-cell office:value-type="string" calcext:value-type="string">
            <text:p>德基</text:p>
          </table:table-cell>
          <table:table-cell office:value-type="float" office:value="1970" calcext:value-type="float">
            <text:p>1970</text:p>
          </table:table-cell>
          <table:table-cell office:value-type="float" office:value="121.1903" calcext:value-type="float">
            <text:p>121.1903</text:p>
          </table:table-cell>
          <table:table-cell office:value-type="float" office:value="24.2548" calcext:value-type="float">
            <text:p>24.2548</text:p>
          </table:table-cell>
          <table:table-cell office:value-type="string" calcext:value-type="string">
            <text:p>臺中市</text:p>
          </table:table-cell>
          <table:table-cell office:value-type="string" calcext:value-type="string">
            <text:p><text:span text:style-name="T1">和平區台</text:span><text:span text:style-name="T2">8</text:span><text:span text:style-name="T3">甲線</text:span><text:span text:style-name="T2">69-70K</text:span><text:span text:style-name="T3">處，彎入勝利路接翠巒產業道路約</text:span><text:span text:style-name="T2">6.2KM</text:span><text:span text:style-name="T3">，路邊白色水塔旁</text:span></text:p>
          </table:table-cell>
          <table:table-cell office:value-type="string" calcext:value-type="string">
            <text:p>2011/1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G690</text:p>
          </table:table-cell>
          <table:table-cell office:value-type="string" calcext:value-type="string">
            <text:p>下水埔</text:p>
          </table:table-cell>
          <table:table-cell office:value-type="float" office:value="110" calcext:value-type="float">
            <text:p>110</text:p>
          </table:table-cell>
          <table:table-cell office:value-type="float" office:value="120.5676" calcext:value-type="float">
            <text:p>120.5676</text:p>
          </table:table-cell>
          <table:table-cell office:value-type="float" office:value="23.8161" calcext:value-type="float">
            <text:p>23.8161</text:p>
          </table:table-cell>
          <table:table-cell office:value-type="string" calcext:value-type="string">
            <text:p>彰化縣</text:p>
          </table:table-cell>
          <table:table-cell office:value-type="string" calcext:value-type="string">
            <text:p><text:span text:style-name="T1">溪州鄉榮光村國光路</text:span><text:span text:style-name="T2">1</text:span><text:span text:style-name="T3">號</text:span><text:span text:style-name="T2">(</text:span><text:span text:style-name="T3">退輔會工程事業材料處彰化工廠</text:span><text:span text:style-name="T2">)</text:span></text:p>
          </table:table-cell>
          <table:table-cell office:value-type="string" calcext:value-type="string">
            <text:p>1992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5/4/1</text:span><text:span text:style-name="T3">起進行儀器汰換，並於</text:span><text:span text:style-name="T2">2015/7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H000</text:p>
          </table:table-cell>
          <table:table-cell office:value-type="string" calcext:value-type="string">
            <text:p>翠峰</text:p>
          </table:table-cell>
          <table:table-cell office:value-type="float" office:value="2454" calcext:value-type="float">
            <text:p>2454</text:p>
          </table:table-cell>
          <table:table-cell office:value-type="float" office:value="121.2052" calcext:value-type="float">
            <text:p>121.2052</text:p>
          </table:table-cell>
          <table:table-cell office:value-type="float" office:value="24.1094" calcext:value-type="float">
            <text:p>24.1094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大同村仁和路</text:span><text:span text:style-name="T2">136</text:span><text:span text:style-name="T3">號</text:span><text:span text:style-name="T2">(</text:span><text:span text:style-name="T3">臺</text:span><text:span text:style-name="T2">14</text:span><text:span text:style-name="T3">甲線</text:span><text:span text:style-name="T2">19-19.5K</text:span><text:span text:style-name="T3">處的長途通信機房旁</text:span><text:span text:style-name="T2">)</text:span>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H860</text:p>
          </table:table-cell>
          <table:table-cell office:value-type="string" calcext:value-type="string">
            <text:p>瑞岩</text:p>
          </table:table-cell>
          <table:table-cell office:value-type="float" office:value="1676" calcext:value-type="float">
            <text:p>1676</text:p>
          </table:table-cell>
          <table:table-cell office:value-type="float" office:value="121.1835" calcext:value-type="float">
            <text:p>121.1835</text:p>
          </table:table-cell>
          <table:table-cell office:value-type="float" office:value="24.1238" calcext:value-type="float">
            <text:p>24.1238</text:p>
          </table:table-cell>
          <table:table-cell office:value-type="string" calcext:value-type="string">
            <text:p>南投縣</text:p>
          </table:table-cell>
          <table:table-cell table:style-name="ce1" office:value-type="string" calcext:value-type="string">
            <text:p>仁愛鄉</text:p>
          </table:table-cell>
          <table:table-cell office:value-type="string" calcext:value-type="string">
            <text:p>1992/05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H900</text:p>
          </table:table-cell>
          <table:table-cell office:value-type="string" calcext:value-type="string">
            <text:p>清流</text:p>
          </table:table-cell>
          <table:table-cell office:value-type="float" office:value="934" calcext:value-type="float">
            <text:p>934</text:p>
          </table:table-cell>
          <table:table-cell office:value-type="float" office:value="120.963" calcext:value-type="float">
            <text:p>120.963</text:p>
          </table:table-cell>
          <table:table-cell office:value-type="float" office:value="24.0808" calcext:value-type="float">
            <text:p>24.0808</text:p>
          </table:table-cell>
          <table:table-cell office:value-type="string" calcext:value-type="string">
            <text:p>南投縣</text:p>
          </table:table-cell>
          <table:table-cell table:style-name="ce1" office:value-type="string" calcext:value-type="string">
            <text:p>仁愛鄉互助村</text:p>
          </table:table-cell>
          <table:table-cell office:value-type="string" calcext:value-type="string">
            <text:p>1992/05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H920</text:p>
          </table:table-cell>
          <table:table-cell office:value-type="string" calcext:value-type="string">
            <text:p>長豐</text:p>
          </table:table-cell>
          <table:table-cell office:value-type="float" office:value="736" calcext:value-type="float">
            <text:p>736</text:p>
          </table:table-cell>
          <table:table-cell office:value-type="float" office:value="120.8799" calcext:value-type="float">
            <text:p>120.8799</text:p>
          </table:table-cell>
          <table:table-cell office:value-type="float" office:value="24.102" calcext:value-type="float">
            <text:p>24.102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國姓鄉長豐村東二巷</text:span><text:span text:style-name="T2">71</text:span><text:span text:style-name="T3">號</text:span><text:span text:style-name="T2">(</text:span><text:span text:style-name="T3">仙徠山莊內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名為長福，於</text:span><text:span text:style-name="T2">2015/9/1</text:span><text:span text:style-name="T3">更名為長豐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H941</text:p>
          </table:table-cell>
          <table:table-cell office:value-type="string" calcext:value-type="string">
            <text:p>雙冬</text:p>
          </table:table-cell>
          <table:table-cell office:value-type="float" office:value="630" calcext:value-type="float">
            <text:p>630</text:p>
          </table:table-cell>
          <table:table-cell office:value-type="float" office:value="120.8022" calcext:value-type="float">
            <text:p>120.8022</text:p>
          </table:table-cell>
          <table:table-cell office:value-type="float" office:value="23.9674" calcext:value-type="float">
            <text:p>23.9674</text:p>
          </table:table-cell>
          <table:table-cell office:value-type="string" calcext:value-type="string">
            <text:p>南投縣</text:p>
          </table:table-cell>
          <table:table-cell table:style-name="ce1" office:value-type="string" calcext:value-type="string">
            <text:p>草屯鎮雙冬里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H940)</text:span><text:span text:style-name="T3">站因儀器汰換，於</text:span><text:span text:style-name="T2">2011/11/1</text:span><text:span text:style-name="T3">更變為</text:span><text:span text:style-name="T2">(C1H941)</text:span><text:span text:style-name="T3">站。</text:span></text:p>
          </table:table-cell>
          <table:table-cell table:style-name="ce2" office:value-type="string" calcext:value-type="string">
            <text:p>C1H9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H971</text:p>
          </table:table-cell>
          <table:table-cell office:value-type="string" calcext:value-type="string">
            <text:p>六分寮</text:p>
          </table:table-cell>
          <table:table-cell office:value-type="float" office:value="429" calcext:value-type="float">
            <text:p>429</text:p>
          </table:table-cell>
          <table:table-cell office:value-type="float" office:value="120.638" calcext:value-type="float">
            <text:p>120.638</text:p>
          </table:table-cell>
          <table:table-cell office:value-type="float" office:value="23.925" calcext:value-type="float">
            <text:p>23.925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鳳鳴里八卦路</text:span><text:span text:style-name="T2">894</text:span><text:span text:style-name="T3">號</text:span><text:span text:style-name="T2">(</text:span><text:span text:style-name="T3">西嶺國小校門口對面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H970)</text:span><text:span text:style-name="T3">站因儀器汰換，於</text:span><text:span text:style-name="T2">2011/11/1</text:span><text:span text:style-name="T3">更變為</text:span><text:span text:style-name="T2">(C1H971)</text:span><text:span text:style-name="T3">站。</text:span></text:p>
          </table:table-cell>
          <table:table-cell table:style-name="ce2" office:value-type="string" calcext:value-type="string">
            <text:p>C1H97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H9B1</text:p>
          </table:table-cell>
          <table:table-cell office:value-type="string" calcext:value-type="string">
            <text:p>阿眉</text:p>
          </table:table-cell>
          <table:table-cell office:value-type="float" office:value="1710" calcext:value-type="float">
            <text:p>1710</text:p>
          </table:table-cell>
          <table:table-cell office:value-type="float" office:value="120.9947" calcext:value-type="float">
            <text:p>120.9947</text:p>
          </table:table-cell>
          <table:table-cell office:value-type="float" office:value="24.1263" calcext:value-type="float">
            <text:p>24.1263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</text:span><text:span text:style-name="T2">(</text:span><text:span text:style-name="T3">水利局雨量站旁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H9B0)</text:span><text:span text:style-name="T3">站因儀器汰換，於</text:span><text:span text:style-name="T2">2011/11/1</text:span><text:span text:style-name="T3">更變為</text:span><text:span text:style-name="T2">(C1H9B1)</text:span><text:span text:style-name="T3">站。</text:span></text:p>
          </table:table-cell>
          <table:table-cell table:style-name="ce2" office:value-type="string" calcext:value-type="string">
            <text:p>C1H9B0</text:p>
          </table:table-cell>
          <table:table-cell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I020</text:p>
          </table:table-cell>
          <table:table-cell office:value-type="string" calcext:value-type="string">
            <text:p>萬大</text:p>
          </table:table-cell>
          <table:table-cell office:value-type="float" office:value="1120" calcext:value-type="float">
            <text:p>1120</text:p>
          </table:table-cell>
          <table:table-cell office:value-type="float" office:value="121.1323" calcext:value-type="float">
            <text:p>121.1323</text:p>
          </table:table-cell>
          <table:table-cell office:value-type="float" office:value="23.9798" calcext:value-type="float">
            <text:p>23.9798</text:p>
          </table:table-cell>
          <table:table-cell office:value-type="string" calcext:value-type="string">
            <text:p>南投縣</text:p>
          </table:table-cell>
          <table:table-cell table:style-name="ce1" office:value-type="string" calcext:value-type="string">
            <text:p>仁愛鄉親愛村萬大水庫宿舍旁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I030</text:p>
          </table:table-cell>
          <table:table-cell office:value-type="string" calcext:value-type="string">
            <text:p>武界</text:p>
          </table:table-cell>
          <table:table-cell office:value-type="float" office:value="948" calcext:value-type="float">
            <text:p>948</text:p>
          </table:table-cell>
          <table:table-cell office:value-type="float" office:value="121.0525" calcext:value-type="float">
            <text:p>121.0525</text:p>
          </table:table-cell>
          <table:table-cell office:value-type="float" office:value="23.9132" calcext:value-type="float">
            <text:p>23.9132</text:p>
          </table:table-cell>
          <table:table-cell office:value-type="string" calcext:value-type="string">
            <text:p>南投縣</text:p>
          </table:table-cell>
          <table:table-cell table:style-name="ce1" office:value-type="string" calcext:value-type="string">
            <text:p>仁愛鄉法治村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050</text:p>
          </table:table-cell>
          <table:table-cell office:value-type="string" calcext:value-type="string">
            <text:p>丹大</text:p>
          </table:table-cell>
          <table:table-cell office:value-type="float" office:value="2568" calcext:value-type="float">
            <text:p>2568</text:p>
          </table:table-cell>
          <table:table-cell office:value-type="float" office:value="121.1411" calcext:value-type="float">
            <text:p>121.1411</text:p>
          </table:table-cell>
          <table:table-cell office:value-type="float" office:value="23.7537" calcext:value-type="float">
            <text:p>23.7537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丹大事業區第</text:span><text:span text:style-name="T2">10</text:span><text:span text:style-name="T3">林班地</text:span><text:span text:style-name="T2">(</text:span><text:span text:style-name="T3">瞭望臺旁</text:span><text:span text:style-name="T2">)</text:span></text:p>
          </table:table-cell>
          <table:table-cell office:value-type="string" calcext:value-type="string">
            <text:p>1992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自</text:span><text:span text:style-name="T2">2006</text:span><text:span text:style-name="T3">年起，設備不再維護，暫時停止觀測。本站於</text:span><text:span text:style-name="T2">2015/3/28</text:span><text:span text:style-name="T3">起進行儀器汰換，並於</text:span><text:span text:style-name="T2">2015/7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070</text:p>
          </table:table-cell>
          <table:table-cell office:value-type="string" calcext:value-type="string">
            <text:p>和社</text:p>
          </table:table-cell>
          <table:table-cell office:value-type="float" office:value="825" calcext:value-type="float">
            <text:p>825</text:p>
          </table:table-cell>
          <table:table-cell office:value-type="float" office:value="120.8889" calcext:value-type="float">
            <text:p>120.8889</text:p>
          </table:table-cell>
          <table:table-cell office:value-type="float" office:value="23.5911" calcext:value-type="float">
            <text:p>23.5911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中橫同富村同和巷</text:span><text:span text:style-name="T2">47</text:span><text:span text:style-name="T3">號和社分社觀測坪內</text:span></text:p>
          </table:table-cell>
          <table:table-cell office:value-type="string" calcext:value-type="string">
            <text:p>1992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101</text:p>
          </table:table-cell>
          <table:table-cell office:value-type="string" calcext:value-type="string">
            <text:p>溪頭</text:p>
          </table:table-cell>
          <table:table-cell office:value-type="float" office:value="1810" calcext:value-type="float">
            <text:p>1810</text:p>
          </table:table-cell>
          <table:table-cell office:value-type="float" office:value="120.8076" calcext:value-type="float">
            <text:p>120.8076</text:p>
          </table:table-cell>
          <table:table-cell office:value-type="float" office:value="23.6618" calcext:value-type="float">
            <text:p>23.6618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鹿谷鄉內湖村森林巷溪頭林營區</text:span><text:span text:style-name="T2">(</text:span><text:span text:style-name="T3">鳳凰山瞭望台旁</text:span><text:span text:style-name="T2">)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I100)</text:span><text:span text:style-name="T3">站因儀器汰換，於</text:span><text:span text:style-name="T2">2011/11/1</text:span><text:span text:style-name="T3">更變為</text:span><text:span text:style-name="T2">(C1I101)</text:span><text:span text:style-name="T3">站。</text:span></text:p>
          </table:table-cell>
          <table:table-cell table:style-name="ce2" office:value-type="string" calcext:value-type="string">
            <text:p>C1I1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121</text:p>
          </table:table-cell>
          <table:table-cell office:value-type="string" calcext:value-type="string">
            <text:p>大鞍</text:p>
          </table:table-cell>
          <table:table-cell office:value-type="float" office:value="1515" calcext:value-type="float">
            <text:p>1515</text:p>
          </table:table-cell>
          <table:table-cell office:value-type="float" office:value="120.76" calcext:value-type="float">
            <text:p>120.76</text:p>
          </table:table-cell>
          <table:table-cell office:value-type="float" office:value="23.6784" calcext:value-type="float">
            <text:p>23.6784</text:p>
          </table:table-cell>
          <table:table-cell office:value-type="string" calcext:value-type="string">
            <text:p>南投縣</text:p>
          </table:table-cell>
          <table:table-cell table:style-name="ce1" office:value-type="string" calcext:value-type="string">
            <text:p>竹山鎮樟空倫山之三角點附近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I120)</text:span><text:span text:style-name="T3">站因儀器汰換，於</text:span><text:span text:style-name="T2">2011/11/1</text:span><text:span text:style-name="T3">更變為</text:span><text:span text:style-name="T2">(C1I121)</text:span><text:span text:style-name="T3">站。</text:span></text:p>
          </table:table-cell>
          <table:table-cell table:style-name="ce2" office:value-type="string" calcext:value-type="string">
            <text:p>C1I1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131</text:p>
          </table:table-cell>
          <table:table-cell office:value-type="string" calcext:value-type="string">
            <text:p>桶頭</text:p>
          </table:table-cell>
          <table:table-cell office:value-type="float" office:value="311" calcext:value-type="float">
            <text:p>311</text:p>
          </table:table-cell>
          <table:table-cell office:value-type="float" office:value="120.6541" calcext:value-type="float">
            <text:p>120.6541</text:p>
          </table:table-cell>
          <table:table-cell office:value-type="float" office:value="23.6419" calcext:value-type="float">
            <text:p>23.6419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竹山鎮鯉南路</text:span><text:span text:style-name="T2">338</text:span><text:span text:style-name="T3">號旁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I130)</text:span><text:span text:style-name="T3">站因儀器汰換，於</text:span><text:span text:style-name="T2">2011/11/1</text:span><text:span text:style-name="T3">更變為</text:span><text:span text:style-name="T2">(C1I131)</text:span><text:span text:style-name="T3">站。</text:span></text:p>
          </table:table-cell>
          <table:table-cell table:style-name="ce2" office:value-type="string" calcext:value-type="string">
            <text:p>C1I13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140</text:p>
          </table:table-cell>
          <table:table-cell office:value-type="string" calcext:value-type="string">
            <text:p>卡奈托灣</text:p>
          </table:table-cell>
          <table:table-cell office:value-type="float" office:value="1700" calcext:value-type="float">
            <text:p>1700</text:p>
          </table:table-cell>
          <table:table-cell office:value-type="float" office:value="121.0879" calcext:value-type="float">
            <text:p>121.0879</text:p>
          </table:table-cell>
          <table:table-cell office:value-type="float" office:value="23.7544" calcext:value-type="float">
            <text:p>23.7544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丹大事業區第</text:span><text:span text:style-name="T2">16</text:span><text:span text:style-name="T3">林班地</text:span></text:p>
          </table:table-cell>
          <table:table-cell office:value-type="string" calcext:value-type="string">
            <text:p>1993/03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5/4/1</text:span><text:span text:style-name="T3">起進行儀器汰換，並於</text:span><text:span text:style-name="T2">2015/7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150</text:p>
          </table:table-cell>
          <table:table-cell office:value-type="string" calcext:value-type="string">
            <text:p>青雲</text:p>
          </table:table-cell>
          <table:table-cell office:value-type="float" office:value="393" calcext:value-type="float">
            <text:p>393</text:p>
          </table:table-cell>
          <table:table-cell office:value-type="float" office:value="120.9494" calcext:value-type="float">
            <text:p>120.9494</text:p>
          </table:table-cell>
          <table:table-cell office:value-type="float" office:value="23.7934" calcext:value-type="float">
            <text:p>23.7934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地利村</text:span><text:span text:style-name="T2">5</text:span><text:span text:style-name="T3">鄰開信巷</text:span><text:span text:style-name="T2">98-3</text:span><text:span text:style-name="T3">號旁</text:span></text:p>
          </table:table-cell>
          <table:table-cell office:value-type="string" calcext:value-type="string">
            <text:p>1993/03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201</text:p>
          </table:table-cell>
          <table:table-cell office:value-type="string" calcext:value-type="string">
            <text:p>中心崙</text:p>
          </table:table-cell>
          <table:table-cell office:value-type="float" office:value="677" calcext:value-type="float">
            <text:p>677</text:p>
          </table:table-cell>
          <table:table-cell office:value-type="float" office:value="120.7121" calcext:value-type="float">
            <text:p>120.7121</text:p>
          </table:table-cell>
          <table:table-cell office:value-type="float" office:value="23.7287" calcext:value-type="float">
            <text:p>23.7287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竹山鎮之中心崙林道</text:span><text:span text:style-name="T2">4.1KM</text:span><text:span text:style-name="T3">處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I200)</text:span><text:span text:style-name="T3">站因儀器汰換，於</text:span><text:span text:style-name="T2">2011/11/1</text:span><text:span text:style-name="T3">更變為</text:span><text:span text:style-name="T2">(C1I201)</text:span><text:span text:style-name="T3">站。</text:span></text:p>
          </table:table-cell>
          <table:table-cell table:style-name="ce2" office:value-type="string" calcext:value-type="string">
            <text:p>C1I2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211</text:p>
          </table:table-cell>
          <table:table-cell office:value-type="string" calcext:value-type="string">
            <text:p>蘆竹湳</text:p>
          </table:table-cell>
          <table:table-cell office:value-type="float" office:value="529" calcext:value-type="float">
            <text:p>529</text:p>
          </table:table-cell>
          <table:table-cell office:value-type="float" office:value="120.812" calcext:value-type="float">
            <text:p>120.812</text:p>
          </table:table-cell>
          <table:table-cell office:value-type="float" office:value="23.934" calcext:value-type="float">
            <text:p>23.934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中寮鄉清水村龍林巷</text:span><text:span text:style-name="T2">4</text:span><text:span text:style-name="T3">鄰</text:span><text:span text:style-name="T2">58</text:span><text:span text:style-name="T3">之</text:span><text:span text:style-name="T2">6</text:span><text:span text:style-name="T3">號旁</text:span></text:p>
          </table:table-cell>
          <table:table-cell office:value-type="string" calcext:value-type="string">
            <text:p>2011/1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I210)</text:span><text:span text:style-name="T3">站因儀器汰換，於</text:span><text:span text:style-name="T2">2011/11/1</text:span><text:span text:style-name="T3">更變為</text:span><text:span text:style-name="T2">(C1I211)</text:span><text:span text:style-name="T3">站。</text:span></text:p>
          </table:table-cell>
          <table:table-cell table:style-name="ce2" office:value-type="string" calcext:value-type="string">
            <text:p>C1I21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220</text:p>
          </table:table-cell>
          <table:table-cell office:value-type="string" calcext:value-type="string">
            <text:p>樟湖</text:p>
          </table:table-cell>
          <table:table-cell office:value-type="float" office:value="1098" calcext:value-type="float">
            <text:p>1098</text:p>
          </table:table-cell>
          <table:table-cell office:value-type="float" office:value="120.847" calcext:value-type="float">
            <text:p>120.847</text:p>
          </table:table-cell>
          <table:table-cell office:value-type="float" office:value="23.9053" calcext:value-type="float">
            <text:p>23.9053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國姓鄉</text:span><text:span text:style-name="T2">147</text:span><text:span text:style-name="T3">縣道</text:span><text:span text:style-name="T2">9Km</text:span><text:span text:style-name="T3">處與站址直線距離約</text:span><text:span text:style-name="T2">1.6Km</text:span>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230</text:p>
          </table:table-cell>
          <table:table-cell office:value-type="string" calcext:value-type="string">
            <text:p>九份二山</text:p>
          </table:table-cell>
          <table:table-cell office:value-type="float" office:value="837" calcext:value-type="float">
            <text:p>837</text:p>
          </table:table-cell>
          <table:table-cell office:value-type="float" office:value="120.845" calcext:value-type="float">
            <text:p>120.845</text:p>
          </table:table-cell>
          <table:table-cell office:value-type="float" office:value="23.9619" calcext:value-type="float">
            <text:p>23.9619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國姓鄉南港村九份二山上</text:span><text:span text:style-name="T2">(921</text:span><text:span text:style-name="T3">地震紀念公園內</text:span><text:span text:style-name="T2">)</text:span></text:p>
          </table:table-cell>
          <table:table-cell office:value-type="string" calcext:value-type="string">
            <text:p>2002/08/01</text:p>
          </table:table-cell>
          <table:table-cell office:value-type="string" calcext:value-type="string">
            <text:p>　</text:p>
          </table:table-cell>
          <table:table-cell office:value-type="string" calcext:value-type="string">
            <text:p>更正座標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240</text:p>
          </table:table-cell>
          <table:table-cell office:value-type="string" calcext:value-type="string">
            <text:p>外大坪</text:p>
          </table:table-cell>
          <table:table-cell office:value-type="float" office:value="725" calcext:value-type="float">
            <text:p>725</text:p>
          </table:table-cell>
          <table:table-cell office:value-type="float" office:value="120.9179" calcext:value-type="float">
            <text:p>120.9179</text:p>
          </table:table-cell>
          <table:table-cell office:value-type="float" office:value="23.9587" calcext:value-type="float">
            <text:p>23.9587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埔里鎮種瓜路</text:span><text:span text:style-name="T2">(</text:span><text:span text:style-name="T3">投</text:span><text:span text:style-name="T2">68)</text:span><text:span text:style-name="T3">路口至站址車程約</text:span><text:span text:style-name="T2">20</text:span><text:span text:style-name="T3">分鐘</text:span>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250</text:p>
          </table:table-cell>
          <table:table-cell office:value-type="string" calcext:value-type="string">
            <text:p>鯉潭</text:p>
          </table:table-cell>
          <table:table-cell office:value-type="float" office:value="732" calcext:value-type="float">
            <text:p>732</text:p>
          </table:table-cell>
          <table:table-cell office:value-type="float" office:value="120.9911" calcext:value-type="float">
            <text:p>120.9911</text:p>
          </table:table-cell>
          <table:table-cell office:value-type="float" office:value="23.9619" calcext:value-type="float">
            <text:p>23.9619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埔里鎮埔里高工旁中心路</text:span><text:span text:style-name="T2">2Km</text:span><text:span text:style-name="T3">處</text:span></text:p>
          </table:table-cell>
          <table:table-cell office:value-type="string" calcext:value-type="string">
            <text:p>2002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名為埔里，於</text:span><text:span text:style-name="T2">2015/8/17</text:span><text:span text:style-name="T3">更名為鯉潭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280</text:p>
          </table:table-cell>
          <table:table-cell office:value-type="string" calcext:value-type="string">
            <text:p>埔中</text:p>
          </table:table-cell>
          <table:table-cell office:value-type="float" office:value="439" calcext:value-type="float">
            <text:p>439</text:p>
          </table:table-cell>
          <table:table-cell office:value-type="float" office:value="120.6426" calcext:value-type="float">
            <text:p>120.6426</text:p>
          </table:table-cell>
          <table:table-cell office:value-type="float" office:value="23.8208" calcext:value-type="float">
            <text:p>23.8208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名間鄉埔中村</text:span><text:span text:style-name="T2">11</text:span><text:span text:style-name="T3">之</text:span><text:span text:style-name="T2">3</text:span><text:span text:style-name="T3">號後面</text:span>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I290</text:p>
          </table:table-cell>
          <table:table-cell office:value-type="string" calcext:value-type="string">
            <text:p>豐丘</text:p>
          </table:table-cell>
          <table:table-cell office:value-type="float" office:value="1151" calcext:value-type="float">
            <text:p>1151</text:p>
          </table:table-cell>
          <table:table-cell office:value-type="float" office:value="120.8874" calcext:value-type="float">
            <text:p>120.8874</text:p>
          </table:table-cell>
          <table:table-cell office:value-type="float" office:value="23.6682" calcext:value-type="float">
            <text:p>23.6682</text:p>
          </table:table-cell>
          <table:table-cell office:value-type="string" calcext:value-type="string">
            <text:p>南投縣</text:p>
          </table:table-cell>
          <table:table-cell table:style-name="ce1" office:value-type="string" calcext:value-type="string">
            <text:p>信義鄉豐丘村豐丘產業道路末端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310</text:p>
          </table:table-cell>
          <table:table-cell office:value-type="string" calcext:value-type="string">
            <text:p>西巒</text:p>
          </table:table-cell>
          <table:table-cell office:value-type="float" office:value="1033" calcext:value-type="float">
            <text:p>1033</text:p>
          </table:table-cell>
          <table:table-cell office:value-type="float" office:value="120.884" calcext:value-type="float">
            <text:p>120.884</text:p>
          </table:table-cell>
          <table:table-cell office:value-type="float" office:value="23.7545" calcext:value-type="float">
            <text:p>23.7545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南投縣信義鄉台</text:span><text:span text:style-name="T2">21</text:span><text:span text:style-name="T3">線道之人倫林道</text:span><text:span text:style-name="T2">9.5K</text:span><text:span text:style-name="T3">處</text:span></text:p>
          </table:table-cell>
          <table:table-cell office:value-type="string" calcext:value-type="string">
            <text:p>2002/08/01</text:p>
          </table:table-cell>
          <table:table-cell office:value-type="string" calcext:value-type="string">
            <text:p>　</text:p>
          </table:table-cell>
          <table:table-cell office:value-type="string" calcext:value-type="string">
            <text:p>更正座標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320</text:p>
          </table:table-cell>
          <table:table-cell office:value-type="string" calcext:value-type="string">
            <text:p>奧萬大</text:p>
          </table:table-cell>
          <table:table-cell office:value-type="float" office:value="1275" calcext:value-type="float">
            <text:p>1275</text:p>
          </table:table-cell>
          <table:table-cell office:value-type="float" office:value="121.1786" calcext:value-type="float">
            <text:p>121.1786</text:p>
          </table:table-cell>
          <table:table-cell office:value-type="float" office:value="23.953" calcext:value-type="float">
            <text:p>23.953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奧萬大森林遊樂區內</text:span><text:span text:style-name="T2">(</text:span><text:span text:style-name="T3">員工宿舍</text:span><text:span text:style-name="T2">)</text:span></text:p>
          </table:table-cell>
          <table:table-cell office:value-type="string" calcext:value-type="string">
            <text:p>2002/08/01</text:p>
          </table:table-cell>
          <table:table-cell office:value-type="string" calcext:value-type="string">
            <text:p>　</text:p>
          </table:table-cell>
          <table:table-cell office:value-type="string" calcext:value-type="string">
            <text:p>短距離移位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330</text:p>
          </table:table-cell>
          <table:table-cell office:value-type="string" calcext:value-type="string">
            <text:p>楓樹林</text:p>
          </table:table-cell>
          <table:table-cell office:value-type="float" office:value="1266" calcext:value-type="float">
            <text:p>1266</text:p>
          </table:table-cell>
          <table:table-cell office:value-type="float" office:value="121.0761" calcext:value-type="float">
            <text:p>121.0761</text:p>
          </table:table-cell>
          <table:table-cell office:value-type="float" office:value="23.9868" calcext:value-type="float">
            <text:p>23.9868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埔里事業區</text:span><text:span text:style-name="T2">107</text:span><text:span text:style-name="T3">林班地</text:span><text:span text:style-name="T2">(</text:span><text:span text:style-name="T3">臺</text:span><text:span text:style-name="T2">14</text:span><text:span text:style-name="T3">線近埔里市區</text:span><text:span text:style-name="T2">)</text:span>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340</text:p>
          </table:table-cell>
          <table:table-cell office:value-type="string" calcext:value-type="string">
            <text:p>新興橋</text:p>
          </table:table-cell>
          <table:table-cell office:value-type="float" office:value="897" calcext:value-type="float">
            <text:p>897</text:p>
          </table:table-cell>
          <table:table-cell office:value-type="float" office:value="120.8687" calcext:value-type="float">
            <text:p>120.8687</text:p>
          </table:table-cell>
          <table:table-cell office:value-type="float" office:value="23.5633" calcext:value-type="float">
            <text:p>23.5633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臺</text:span><text:span text:style-name="T2">21</text:span><text:span text:style-name="T3">線新興橋附近</text:span>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400</text:p>
          </table:table-cell>
          <table:table-cell office:value-type="string" calcext:value-type="string">
            <text:p>凌霄</text:p>
          </table:table-cell>
          <table:table-cell office:value-type="float" office:value="1399" calcext:value-type="float">
            <text:p>1399</text:p>
          </table:table-cell>
          <table:table-cell office:value-type="float" office:value="121.0045" calcext:value-type="float">
            <text:p>121.0045</text:p>
          </table:table-cell>
          <table:table-cell office:value-type="float" office:value="24.0188" calcext:value-type="float">
            <text:p>24.0188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守城段</text:span><text:span text:style-name="T2">4</text:span><text:span text:style-name="T3">地號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430</text:p>
          </table:table-cell>
          <table:table-cell office:value-type="string" calcext:value-type="string">
            <text:p>翠華</text:p>
          </table:table-cell>
          <table:table-cell office:value-type="float" office:value="2415" calcext:value-type="float">
            <text:p>2415</text:p>
          </table:table-cell>
          <table:table-cell office:value-type="float" office:value="121.2243" calcext:value-type="float">
            <text:p>121.2243</text:p>
          </table:table-cell>
          <table:table-cell office:value-type="float" office:value="24.192" calcext:value-type="float">
            <text:p>24.192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仁愛鄉翠華村華岡段</text:span><text:span text:style-name="T2">70</text:span><text:span text:style-name="T3">地號內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440</text:p>
          </table:table-cell>
          <table:table-cell office:value-type="string" calcext:value-type="string">
            <text:p>新高口</text:p>
          </table:table-cell>
          <table:table-cell office:value-type="float" office:value="2540" calcext:value-type="float">
            <text:p>2540</text:p>
          </table:table-cell>
          <table:table-cell office:value-type="float" office:value="120.8789" calcext:value-type="float">
            <text:p>120.8789</text:p>
          </table:table-cell>
          <table:table-cell office:value-type="float" office:value="23.4787" calcext:value-type="float">
            <text:p>23.4787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新高口</text:span><text:span text:style-name="T2">(</text:span><text:span text:style-name="T3">臺</text:span><text:span text:style-name="T2">18</text:span><text:span text:style-name="T3">線約</text:span><text:span text:style-name="T2">107.5K</text:span><text:span text:style-name="T3">處路旁，對高岳營林區第</text:span><text:span text:style-name="T2">31</text:span><text:span text:style-name="T3">林班</text:span><text:span text:style-name="T2">446</text:span><text:span text:style-name="T3">號林地內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M440)</text:span><text:span text:style-name="T3">站因縣市代碼不符，於</text:span><text:span text:style-name="T2">2015/4/13</text:span><text:span text:style-name="T3">重新編碼為</text:span><text:span text:style-name="T2">(C1I440)</text:span><text:span text:style-name="T3">站。</text:span></text:p>
          </table:table-cell>
          <table:table-cell table:style-name="ce2" office:value-type="string" calcext:value-type="string">
            <text:p>C1M4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450</text:p>
          </table:table-cell>
          <table:table-cell office:value-type="string" calcext:value-type="string">
            <text:p>望鄉山</text:p>
          </table:table-cell>
          <table:table-cell office:value-type="float" office:value="3025" calcext:value-type="float">
            <text:p>3025</text:p>
          </table:table-cell>
          <table:table-cell office:value-type="float" office:value="120.9443" calcext:value-type="float">
            <text:p>120.9443</text:p>
          </table:table-cell>
          <table:table-cell office:value-type="float" office:value="23.5942" calcext:value-type="float">
            <text:p>23.5942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信義鄉巒大事業區第</text:span><text:span text:style-name="T2">131</text:span><text:span text:style-name="T3">林班內</text:span><text:span text:style-name="T2">(</text:span><text:span text:style-name="T3">郡大林道約</text:span><text:span text:style-name="T2">32K</text:span><text:span text:style-name="T3">附近，望鄉山三角點旁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470</text:p>
          </table:table-cell>
          <table:table-cell office:value-type="string" calcext:value-type="string">
            <text:p>杉林溪</text:p>
          </table:table-cell>
          <table:table-cell office:value-type="float" office:value="1680" calcext:value-type="float">
            <text:p>1680</text:p>
          </table:table-cell>
          <table:table-cell office:value-type="float" office:value="120.7864" calcext:value-type="float">
            <text:p>120.7864</text:p>
          </table:table-cell>
          <table:table-cell office:value-type="float" office:value="23.6395" calcext:value-type="float">
            <text:p>23.6395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竹山鎮大鞍里</text:span><text:span text:style-name="T2">(</text:span><text:span text:style-name="T3">杉林溪森林生態渡假園區收費亭附近，向欣谷碑旁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I500</text:p>
          </table:table-cell>
          <table:table-cell office:value-type="string" calcext:value-type="string">
            <text:p>大尖山</text:p>
          </table:table-cell>
          <table:table-cell office:value-type="float" office:value="2017" calcext:value-type="float">
            <text:p>2017</text:p>
          </table:table-cell>
          <table:table-cell office:value-type="float" office:value="120.9949" calcext:value-type="float">
            <text:p>120.9949</text:p>
          </table:table-cell>
          <table:table-cell office:value-type="float" office:value="23.8586" calcext:value-type="float">
            <text:p>23.8586</text:p>
          </table:table-cell>
          <table:table-cell office:value-type="string" calcext:value-type="string">
            <text:p>南投縣</text:p>
          </table:table-cell>
          <table:table-cell table:style-name="ce1" office:value-type="string" calcext:value-type="string">
            <text:p>仁愛鄉大尖山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I510</text:p>
          </table:table-cell>
          <table:table-cell office:value-type="string" calcext:value-type="string">
            <text:p>線浸林道</text:p>
          </table:table-cell>
          <table:table-cell office:value-type="float" office:value="1208" calcext:value-type="float">
            <text:p>1208</text:p>
          </table:table-cell>
          <table:table-cell office:value-type="float" office:value="120.833" calcext:value-type="float">
            <text:p>120.833</text:p>
          </table:table-cell>
          <table:table-cell office:value-type="float" office:value="23.7615" calcext:value-type="float">
            <text:p>23.7615</text:p>
          </table:table-cell>
          <table:table-cell office:value-type="string" calcext:value-type="string">
            <text:p>南投縣</text:p>
          </table:table-cell>
          <table:table-cell office:value-type="string" calcext:value-type="string">
            <text:p><text:span text:style-name="T1">鹿谷鄉線浸林道</text:span><text:span text:style-name="T2">11K</text:span><text:span text:style-name="T3">附近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K540</text:p>
          </table:table-cell>
          <table:table-cell office:value-type="string" calcext:value-type="string">
            <text:p>口湖</text:p>
          </table:table-cell>
          <table:table-cell office:value-type="float" office:value="15" calcext:value-type="float">
            <text:p>15</text:p>
          </table:table-cell>
          <table:table-cell office:value-type="float" office:value="120.1805" calcext:value-type="float">
            <text:p>120.1805</text:p>
          </table:table-cell>
          <table:table-cell office:value-type="float" office:value="23.5853" calcext:value-type="float">
            <text:p>23.5853</text:p>
          </table:table-cell>
          <table:table-cell office:value-type="string" calcext:value-type="string">
            <text:p>雲林縣</text:p>
          </table:table-cell>
          <table:table-cell office:value-type="string" calcext:value-type="string">
            <text:p><text:span text:style-name="T1">口湖鄉口湖村中正路一段</text:span><text:span text:style-name="T2">280</text:span><text:span text:style-name="T3">號</text:span><text:span text:style-name="T2">(</text:span><text:span text:style-name="T3">口湖消防分隊</text:span><text:span text:style-name="T2">)</text:span></text:p>
          </table:table-cell>
          <table:table-cell office:value-type="string" calcext:value-type="string">
            <text:p>201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M390</text:p>
          </table:table-cell>
          <table:table-cell office:value-type="string" calcext:value-type="string">
            <text:p>龍美</text:p>
          </table:table-cell>
          <table:table-cell office:value-type="float" office:value="1090" calcext:value-type="float">
            <text:p>1090</text:p>
          </table:table-cell>
          <table:table-cell office:value-type="float" office:value="120.6544" calcext:value-type="float">
            <text:p>120.6544</text:p>
          </table:table-cell>
          <table:table-cell office:value-type="float" office:value="23.4067" calcext:value-type="float">
            <text:p>23.4067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番路鄉公興村隆美地區</text:span><text:span text:style-name="T2">(</text:span><text:span text:style-name="T3">舊地名為瀨頭</text:span><text:span text:style-name="T2">)</text:span><text:span text:style-name="T3">私人茶園內</text:span></text:p>
          </table:table-cell>
          <table:table-cell office:value-type="string" calcext:value-type="string">
            <text:p>1988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 2013/4/27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M400</text:p>
          </table:table-cell>
          <table:table-cell office:value-type="string" calcext:value-type="string">
            <text:p>菜瓜坪</text:p>
          </table:table-cell>
          <table:table-cell office:value-type="float" office:value="369" calcext:value-type="float">
            <text:p>369</text:p>
          </table:table-cell>
          <table:table-cell office:value-type="float" office:value="120.5761" calcext:value-type="float">
            <text:p>120.5761</text:p>
          </table:table-cell>
          <table:table-cell office:value-type="float" office:value="23.2519" calcext:value-type="float">
            <text:p>23.2519</text:p>
          </table:table-cell>
          <table:table-cell office:value-type="string" calcext:value-type="string">
            <text:p>嘉義縣</text:p>
          </table:table-cell>
          <table:table-cell table:style-name="ce1" office:value-type="string" calcext:value-type="string">
            <text:p>大埔鄉西興村</text:p>
          </table:table-cell>
          <table:table-cell office:value-type="string" calcext:value-type="string">
            <text:p>1988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 2013/4/18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M480</text:p>
          </table:table-cell>
          <table:table-cell office:value-type="string" calcext:value-type="string">
            <text:p>獨立山</text:p>
          </table:table-cell>
          <table:table-cell office:value-type="float" office:value="798" calcext:value-type="float">
            <text:p>798</text:p>
          </table:table-cell>
          <table:table-cell office:value-type="float" office:value="120.6078" calcext:value-type="float">
            <text:p>120.6078</text:p>
          </table:table-cell>
          <table:table-cell office:value-type="float" office:value="23.537" calcext:value-type="float">
            <text:p>23.537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竹崎鄉</text:span><text:span text:style-name="T2">(</text:span><text:span text:style-name="T3">阿里山鐵路獨立山站旁獨立山之三角點</text:span><text:span text:style-name="T2">)</text:span></text:p>
          </table:table-cell>
          <table:table-cell office:value-type="string" calcext:value-type="string">
            <text:p>1993/03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名為樟腦寮，於</text:span><text:span text:style-name="T2">2015/7/15</text:span><text:span text:style-name="T3">更名為獨立山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M570</text:p>
          </table:table-cell>
          <table:table-cell office:value-type="string" calcext:value-type="string">
            <text:p>大湖</text:p>
          </table:table-cell>
          <table:table-cell office:value-type="float" office:value="728" calcext:value-type="float">
            <text:p>728</text:p>
          </table:table-cell>
          <table:table-cell office:value-type="float" office:value="120.6202" calcext:value-type="float">
            <text:p>120.6202</text:p>
          </table:table-cell>
          <table:table-cell office:value-type="float" office:value="23.475" calcext:value-type="float">
            <text:p>23.475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番路鄉大湖村五鄰下坪</text:span><text:span text:style-name="T2">8</text:span><text:span text:style-name="T3">號</text:span><text:span text:style-name="T2">(</text:span><text:span text:style-name="T3">嘉義縣番路鄉大湖國民小學內</text:span><text:span text:style-name="T2">)</text:span></text:p>
          </table:table-cell>
          <table:table-cell office:value-type="string" calcext:value-type="string">
            <text:p>1993/03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大湖</text:span><text:span text:style-name="T2">(C1M57)</text:span><text:span text:style-name="T3">站因觀測位置不佳，故於</text:span><text:span text:style-name="T2">2015/7/1</text:span><text:span text:style-name="T3">遷移至原址鄰近旁建物樓頂並進行儀器汰換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M600</text:p>
          </table:table-cell>
          <table:table-cell office:value-type="string" calcext:value-type="string">
            <text:p>頭凍</text:p>
          </table:table-cell>
          <table:table-cell office:value-type="float" office:value="986" calcext:value-type="float">
            <text:p>986</text:p>
          </table:table-cell>
          <table:table-cell office:value-type="float" office:value="120.6033" calcext:value-type="float">
            <text:p>120.6033</text:p>
          </table:table-cell>
          <table:table-cell office:value-type="float" office:value="23.4064" calcext:value-type="float">
            <text:p>23.4064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番路鄉阿里山公路</text:span><text:span text:style-name="T2">23K</text:span><text:span text:style-name="T3">處轉入興社產業道路盡頭</text:span>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M610</text:p>
          </table:table-cell>
          <table:table-cell office:value-type="string" calcext:value-type="string">
            <text:p>石磐龍</text:p>
          </table:table-cell>
          <table:table-cell office:value-type="float" office:value="1083" calcext:value-type="float">
            <text:p>1083</text:p>
          </table:table-cell>
          <table:table-cell office:value-type="float" office:value="120.6635" calcext:value-type="float">
            <text:p>120.6635</text:p>
          </table:table-cell>
          <table:table-cell office:value-type="float" office:value="23.4966" calcext:value-type="float">
            <text:p>23.4966</text:p>
          </table:table-cell>
          <table:table-cell office:value-type="string" calcext:value-type="string">
            <text:p>嘉義縣</text:p>
          </table:table-cell>
          <table:table-cell table:style-name="ce1" office:value-type="string" calcext:value-type="string">
            <text:p>竹崎鄉光華村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M620</text:p>
          </table:table-cell>
          <table:table-cell office:value-type="string" calcext:value-type="string">
            <text:p>瑞里</text:p>
          </table:table-cell>
          <table:table-cell office:value-type="float" office:value="1252" calcext:value-type="float">
            <text:p>1252</text:p>
          </table:table-cell>
          <table:table-cell office:value-type="float" office:value="120.6752" calcext:value-type="float">
            <text:p>120.6752</text:p>
          </table:table-cell>
          <table:table-cell office:value-type="float" office:value="23.5451" calcext:value-type="float">
            <text:p>23.5451</text:p>
          </table:table-cell>
          <table:table-cell office:value-type="string" calcext:value-type="string">
            <text:p>嘉義縣</text:p>
          </table:table-cell>
          <table:table-cell office:value-type="string" calcext:value-type="string">
            <text:p><text:span text:style-name="T1">梅山鄉瑞里派出所旁小路至站址</text:span><text:span text:style-name="T2">(</text:span><text:span text:style-name="T3">公墓旁</text:span><text:span text:style-name="T2">)</text:span><text:span text:style-name="T3">車程約</text:span><text:span text:style-name="T2">10</text:span><text:span text:style-name="T3">分鐘</text:span></text:p>
          </table:table-cell>
          <table:table-cell office:value-type="string" calcext:value-type="string">
            <text:p>2002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N001</text:p>
          </table:table-cell>
          <table:table-cell office:value-type="string" calcext:value-type="string">
            <text:p>沙崙</text:p>
          </table:table-cell>
          <table:table-cell office:value-type="float" office:value="24" calcext:value-type="float">
            <text:p>24</text:p>
          </table:table-cell>
          <table:table-cell office:value-type="float" office:value="120.3094" calcext:value-type="float">
            <text:p>120.3094</text:p>
          </table:table-cell>
          <table:table-cell office:value-type="float" office:value="22.9355" calcext:value-type="float">
            <text:p>22.9355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歸仁區沙崙里</text:span><text:span text:style-name="T2">184</text:span><text:span text:style-name="T3">號北沙崙農場</text:span>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N000)</text:span><text:span text:style-name="T3">站因儀器汰換，於</text:span><text:span text:style-name="T2">2013/8/1</text:span><text:span text:style-name="T3">更變為</text:span><text:span text:style-name="T2">(C1N001)</text:span><text:span text:style-name="T3">站。</text:span></text:p>
          </table:table-cell>
          <table:table-cell table:style-name="ce2" office:value-type="string" calcext:value-type="string">
            <text:p>C1N0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O850</text:p>
          </table:table-cell>
          <table:table-cell office:value-type="string" calcext:value-type="string">
            <text:p>環湖</text:p>
          </table:table-cell>
          <table:table-cell office:value-type="float" office:value="44" calcext:value-type="float">
            <text:p>44</text:p>
          </table:table-cell>
          <table:table-cell office:value-type="float" office:value="120.4186" calcext:value-type="float">
            <text:p>120.4186</text:p>
          </table:table-cell>
          <table:table-cell office:value-type="float" office:value="23.1486" calcext:value-type="float">
            <text:p>23.1486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大內區頭社里</text:span><text:span text:style-name="T2">10</text:span><text:span text:style-name="T3">號</text:span><text:span text:style-name="T2">(</text:span><text:span text:style-name="T3">大內國小鳴頭分校內</text:span><text:span text:style-name="T2">)</text:span></text:p>
          </table:table-cell>
          <table:table-cell office:value-type="string" calcext:value-type="string">
            <text:p>1988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 2013/4/26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O870</text:p>
          </table:table-cell>
          <table:table-cell office:value-type="string" calcext:value-type="string">
            <text:p>大棟山</text:p>
          </table:table-cell>
          <table:table-cell office:value-type="float" office:value="1249" calcext:value-type="float">
            <text:p>1249</text:p>
          </table:table-cell>
          <table:table-cell office:value-type="float" office:value="120.5223" calcext:value-type="float">
            <text:p>120.5223</text:p>
          </table:table-cell>
          <table:table-cell office:value-type="float" office:value="23.3116" calcext:value-type="float">
            <text:p>23.3116</text:p>
          </table:table-cell>
          <table:table-cell office:value-type="string" calcext:value-type="string">
            <text:p>臺南市</text:p>
          </table:table-cell>
          <table:table-cell table:style-name="ce1" office:value-type="string" calcext:value-type="string">
            <text:p>白河區大棟山三角點</text:p>
          </table:table-cell>
          <table:table-cell office:value-type="string" calcext:value-type="string">
            <text:p>1988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O880</text:p>
          </table:table-cell>
          <table:table-cell office:value-type="string" calcext:value-type="string">
            <text:p>關山</text:p>
          </table:table-cell>
          <table:table-cell office:value-type="float" office:value="223" calcext:value-type="float">
            <text:p>223</text:p>
          </table:table-cell>
          <table:table-cell office:value-type="float" office:value="120.5941" calcext:value-type="float">
            <text:p>120.5941</text:p>
          </table:table-cell>
          <table:table-cell office:value-type="float" office:value="23.1734" calcext:value-type="float">
            <text:p>23.1734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南化區關山里西阿里山關</text:span><text:span text:style-name="T2">83</text:span><text:span text:style-name="T3">號</text:span><text:span text:style-name="T2">(</text:span><text:span text:style-name="T3">瑞峰國小附近</text:span><text:span text:style-name="T2">)</text:span></text:p>
          </table:table-cell>
          <table:table-cell office:value-type="string" calcext:value-type="string">
            <text:p>1988/12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 2013/4/16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O921</text:p>
          </table:table-cell>
          <table:table-cell office:value-type="string" calcext:value-type="string">
            <text:p>楠西</text:p>
          </table:table-cell>
          <table:table-cell office:value-type="float" office:value="115" calcext:value-type="float">
            <text:p>115</text:p>
          </table:table-cell>
          <table:table-cell office:value-type="float" office:value="120.4841" calcext:value-type="float">
            <text:p>120.4841</text:p>
          </table:table-cell>
          <table:table-cell office:value-type="float" office:value="23.1835" calcext:value-type="float">
            <text:p>23.1835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楠西區中興路</text:span><text:span text:style-name="T2">107</text:span><text:span text:style-name="T3">號</text:span><text:span text:style-name="T2">(</text:span><text:span text:style-name="T3">楠西國民中學內</text:span><text:span text:style-name="T2">)</text:span></text:p>
          </table:table-cell>
          <table:table-cell office:value-type="string" calcext:value-type="string">
            <text:p>2013/04/18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O920)</text:span><text:span text:style-name="T3">站因儀器汰換，於</text:span><text:span text:style-name="T2">2013/4/18</text:span><text:span text:style-name="T3">更變為</text:span><text:span text:style-name="T2">(C1O921)</text:span><text:span text:style-name="T3">站。</text:span></text:p>
          </table:table-cell>
          <table:table-cell table:style-name="ce2" office:value-type="string" calcext:value-type="string">
            <text:p>C1O92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110</text:p>
          </table:table-cell>
          <table:table-cell office:value-type="string" calcext:value-type="string">
            <text:p>口社</text:p>
          </table:table-cell>
          <table:table-cell office:value-type="float" office:value="140" calcext:value-type="float">
            <text:p>140</text:p>
          </table:table-cell>
          <table:table-cell office:value-type="float" office:value="120.6452" calcext:value-type="float">
            <text:p>120.6452</text:p>
          </table:table-cell>
          <table:table-cell office:value-type="float" office:value="22.7701" calcext:value-type="float">
            <text:p>22.7701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三地門鄉口社村</text:span><text:span text:style-name="T2">5</text:span><text:span text:style-name="T3">鄰信義巷</text:span><text:span text:style-name="T2">58-5</text:span><text:span text:style-name="T3">號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9/3</text:span><text:span text:style-name="T3">進行儀器汰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120</text:p>
          </table:table-cell>
          <table:table-cell office:value-type="string" calcext:value-type="string">
            <text:p>上德文</text:p>
          </table:table-cell>
          <table:table-cell office:value-type="float" office:value="820" calcext:value-type="float">
            <text:p>820</text:p>
          </table:table-cell>
          <table:table-cell office:value-type="float" office:value="120.7044" calcext:value-type="float">
            <text:p>120.7044</text:p>
          </table:table-cell>
          <table:table-cell office:value-type="float" office:value="22.7633" calcext:value-type="float">
            <text:p>22.7633</text:p>
          </table:table-cell>
          <table:table-cell office:value-type="string" calcext:value-type="string">
            <text:p>屏東縣</text:p>
          </table:table-cell>
          <table:table-cell table:style-name="ce1" office:value-type="string" calcext:value-type="string">
            <text:p>三地門鄉德文村口之公墓旁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 2013/6/5 </text:span><text:span text:style-name="T3">進行儀器汰換，並於</text:span><text:span text:style-name="T2">2013/8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201</text:p>
          </table:table-cell>
          <table:table-cell office:value-type="string" calcext:value-type="string">
            <text:p>龍泉</text:p>
          </table:table-cell>
          <table:table-cell office:value-type="float" office:value="63" calcext:value-type="float">
            <text:p>63</text:p>
          </table:table-cell>
          <table:table-cell office:value-type="float" office:value="120.602" calcext:value-type="float">
            <text:p>120.602</text:p>
          </table:table-cell>
          <table:table-cell office:value-type="float" office:value="22.6671" calcext:value-type="float">
            <text:p>22.6671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內埔鄉龍泉村原勝路</text:span><text:span text:style-name="T2">6</text:span><text:span text:style-name="T3">號</text:span><text:span text:style-name="T2">(</text:span><text:span text:style-name="T3">崇文國民小學內</text:span><text:span text:style-name="T2">)</text:span></text:p>
          </table:table-cell>
          <table:table-cell office:value-type="string" calcext:value-type="string">
            <text:p>2013/08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R200)</text:span><text:span text:style-name="T3">站因儀器汰換，於</text:span><text:span text:style-name="T2">2013/8/1</text:span><text:span text:style-name="T3">更變為</text:span><text:span text:style-name="T2">(C1R201)</text:span><text:span text:style-name="T3">站。</text:span></text:p>
          </table:table-cell>
          <table:table-cell table:style-name="ce2" office:value-type="string" calcext:value-type="string">
            <text:p>C1R2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250</text:p>
          </table:table-cell>
          <table:table-cell office:value-type="string" calcext:value-type="string">
            <text:p>力里</text:p>
          </table:table-cell>
          <table:table-cell office:value-type="float" office:value="91" calcext:value-type="float">
            <text:p>91</text:p>
          </table:table-cell>
          <table:table-cell office:value-type="float" office:value="120.6292" calcext:value-type="float">
            <text:p>120.6292</text:p>
          </table:table-cell>
          <table:table-cell office:value-type="float" office:value="22.4281" calcext:value-type="float">
            <text:p>22.4281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春日鄉七佳村自強一路</text:span><text:span text:style-name="T2">92</text:span><text:span text:style-name="T3">號</text:span><text:span text:style-name="T2">(</text:span><text:span text:style-name="T3">力里國民小學內</text:span><text:span text:style-name="T2">)</text:span></text:p>
          </table:table-cell>
          <table:table-cell office:value-type="string" calcext:value-type="string">
            <text:p>1997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因儀器汰換，自</text:span><text:span text:style-name="T2">2013/8/27</text:span><text:span text:style-name="T3">起暫停資料提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290</text:p>
          </table:table-cell>
          <table:table-cell office:value-type="string" calcext:value-type="string">
            <text:p>石門山</text:p>
          </table:table-cell>
          <table:table-cell office:value-type="float" office:value="260" calcext:value-type="float">
            <text:p>260</text:p>
          </table:table-cell>
          <table:table-cell office:value-type="float" office:value="120.7566" calcext:value-type="float">
            <text:p>120.7566</text:p>
          </table:table-cell>
          <table:table-cell office:value-type="float" office:value="22.1126" calcext:value-type="float">
            <text:p>22.1126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牡丹鄉石門古戰場</text:span><text:span text:style-name="T2">(</text:span><text:span text:style-name="T3">恆春事業區</text:span><text:span text:style-name="T2">29</text:span><text:span text:style-name="T3">林班地</text:span><text:span text:style-name="T2">)</text:span></text:p>
          </table:table-cell>
          <table:table-cell office:value-type="string" calcext:value-type="string">
            <text:p>1997/12/20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300</text:p>
          </table:table-cell>
          <table:table-cell office:value-type="string" calcext:value-type="string">
            <text:p>旭海</text:p>
          </table:table-cell>
          <table:table-cell office:value-type="float" office:value="13" calcext:value-type="float">
            <text:p>13</text:p>
          </table:table-cell>
          <table:table-cell office:value-type="float" office:value="120.8877" calcext:value-type="float">
            <text:p>120.8877</text:p>
          </table:table-cell>
          <table:table-cell office:value-type="float" office:value="22.1946" calcext:value-type="float">
            <text:p>22.1946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牡丹鄉旭海村</text:span><text:span text:style-name="T2">6</text:span><text:span text:style-name="T3">號</text:span><text:span text:style-name="T2">(</text:span><text:span text:style-name="T3">旭海分駐所對面平地上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320</text:p>
          </table:table-cell>
          <table:table-cell office:value-type="string" calcext:value-type="string">
            <text:p>車城</text:p>
          </table:table-cell>
          <table:table-cell office:value-type="float" office:value="7" calcext:value-type="float">
            <text:p>7</text:p>
          </table:table-cell>
          <table:table-cell office:value-type="float" office:value="120.7162" calcext:value-type="float">
            <text:p>120.7162</text:p>
          </table:table-cell>
          <table:table-cell office:value-type="float" office:value="22.0744" calcext:value-type="float">
            <text:p>22.0744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車城鄉福興村中山路</text:span><text:span text:style-name="T2">66</text:span><text:span text:style-name="T3">號</text:span><text:span text:style-name="T2">(</text:span><text:span text:style-name="T3">車城國民小學操場旁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330</text:p>
          </table:table-cell>
          <table:table-cell office:value-type="string" calcext:value-type="string">
            <text:p>枋山</text:p>
          </table:table-cell>
          <table:table-cell office:value-type="float" office:value="9" calcext:value-type="float">
            <text:p>9</text:p>
          </table:table-cell>
          <table:table-cell office:value-type="float" office:value="120.6611" calcext:value-type="float">
            <text:p>120.6611</text:p>
          </table:table-cell>
          <table:table-cell office:value-type="float" office:value="22.2469" calcext:value-type="float">
            <text:p>22.2469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枋山鄉中山路三段</text:span><text:span text:style-name="T2">52</text:span><text:span text:style-name="T3">號加祿國小成功分班內（廢校中）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340</text:p>
          </table:table-cell>
          <table:table-cell office:value-type="string" calcext:value-type="string">
            <text:p>牡丹</text:p>
          </table:table-cell>
          <table:table-cell office:value-type="float" office:value="230" calcext:value-type="float">
            <text:p>230</text:p>
          </table:table-cell>
          <table:table-cell office:value-type="float" office:value="120.7926" calcext:value-type="float">
            <text:p>120.7926</text:p>
          </table:table-cell>
          <table:table-cell office:value-type="float" office:value="22.13" calcext:value-type="float">
            <text:p>22.13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牡丹鄉恆春事業區第二五林班</text:span><text:span text:style-name="T2">(199</text:span><text:span text:style-name="T3">縣道</text:span><text:span text:style-name="T2">23K-23.5K</text:span><text:span text:style-name="T3">間之側坡地上</text:span><text:span text:style-name="T2">)</text:span></text:p>
          </table:table-cell>
          <table:table-cell office:value-type="string" calcext:value-type="string">
            <text:p>1997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0R340)</text:span><text:span text:style-name="T3">站於</text:span><text:span text:style-name="T2">1999/4/12</text:span><text:span text:style-name="T3">變更為</text:span><text:span text:style-name="T2">(C1R340)</text:span><text:span text:style-name="T3">站。</text:span></text:p>
          </table:table-cell>
          <table:table-cell table:style-name="ce2" office:value-type="string" calcext:value-type="string">
            <text:p>C0R34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R610</text:p>
          </table:table-cell>
          <table:table-cell office:value-type="string" calcext:value-type="string">
            <text:p>西大武山</text:p>
          </table:table-cell>
          <table:table-cell office:value-type="float" office:value="1828" calcext:value-type="float">
            <text:p>1828</text:p>
          </table:table-cell>
          <table:table-cell office:value-type="float" office:value="120.7322" calcext:value-type="float">
            <text:p>120.7322</text:p>
          </table:table-cell>
          <table:table-cell office:value-type="float" office:value="22.6177" calcext:value-type="float">
            <text:p>22.6177</text:p>
          </table:table-cell>
          <table:table-cell office:value-type="string" calcext:value-type="string">
            <text:p>屏東縣</text:p>
          </table:table-cell>
          <table:table-cell office:value-type="string" calcext:value-type="string">
            <text:p><text:span text:style-name="T1">泰武鄉北大武山步道</text:span><text:span text:style-name="T2">2.6K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S620</text:p>
          </table:table-cell>
          <table:table-cell office:value-type="string" calcext:value-type="string">
            <text:p>土阪</text:p>
          </table:table-cell>
          <table:table-cell office:value-type="float" office:value="122" calcext:value-type="float">
            <text:p>122</text:p>
          </table:table-cell>
          <table:table-cell office:value-type="float" office:value="120.8876" calcext:value-type="float">
            <text:p>120.8876</text:p>
          </table:table-cell>
          <table:table-cell office:value-type="float" office:value="22.4531" calcext:value-type="float">
            <text:p>22.4531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達仁鄉土阪村</text:span><text:span text:style-name="T2">1</text:span><text:span text:style-name="T3">鄰</text:span><text:span text:style-name="T2">10</text:span><text:span text:style-name="T3">號</text:span><text:span text:style-name="T2">(</text:span><text:span text:style-name="T3">土阪國民小學操場旁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S630</text:p>
          </table:table-cell>
          <table:table-cell office:value-type="string" calcext:value-type="string">
            <text:p>都蘭</text:p>
          </table:table-cell>
          <table:table-cell office:value-type="float" office:value="23" calcext:value-type="float">
            <text:p>23</text:p>
          </table:table-cell>
          <table:table-cell office:value-type="float" office:value="121.228" calcext:value-type="float">
            <text:p>121.228</text:p>
          </table:table-cell>
          <table:table-cell office:value-type="float" office:value="22.8784" calcext:value-type="float">
            <text:p>22.8784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東河鄉都蘭村</text:span><text:span text:style-name="T2">431</text:span><text:span text:style-name="T3">號</text:span><text:span text:style-name="T2">(</text:span><text:span text:style-name="T3">都蘭國民小學操場旁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S660</text:p>
          </table:table-cell>
          <table:table-cell office:value-type="string" calcext:value-type="string">
            <text:p>下馬</text:p>
          </table:table-cell>
          <table:table-cell office:value-type="float" office:value="794" calcext:value-type="float">
            <text:p>794</text:p>
          </table:table-cell>
          <table:table-cell office:value-type="float" office:value="121.07" calcext:value-type="float">
            <text:p>121.07</text:p>
          </table:table-cell>
          <table:table-cell office:value-type="float" office:value="23.1502" calcext:value-type="float">
            <text:p>23.1502</text:p>
          </table:table-cell>
          <table:table-cell office:value-type="string" calcext:value-type="string">
            <text:p>臺東縣</text:p>
          </table:table-cell>
          <table:table-cell table:style-name="ce1" office:value-type="string" calcext:value-type="string">
            <text:p>海端鄉廢棄下馬派出所旁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S670</text:p>
          </table:table-cell>
          <table:table-cell office:value-type="string" calcext:value-type="string">
            <text:p>摩天</text:p>
          </table:table-cell>
          <table:table-cell office:value-type="float" office:value="1580" calcext:value-type="float">
            <text:p>1580</text:p>
          </table:table-cell>
          <table:table-cell office:value-type="float" office:value="121.027" calcext:value-type="float">
            <text:p>121.027</text:p>
          </table:table-cell>
          <table:table-cell office:value-type="float" office:value="23.1995" calcext:value-type="float">
            <text:p>23.1995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海端鄉</text:span><text:span text:style-name="T2">(</text:span><text:span text:style-name="T3">省道臺</text:span><text:span text:style-name="T2">20</text:span><text:span text:style-name="T3">線</text:span><text:span text:style-name="T2">169K</text:span><text:span text:style-name="T3">福德宮後方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S800</text:p>
          </table:table-cell>
          <table:table-cell office:value-type="string" calcext:value-type="string">
            <text:p>華源</text:p>
          </table:table-cell>
          <table:table-cell office:value-type="float" office:value="80" calcext:value-type="float">
            <text:p>80</text:p>
          </table:table-cell>
          <table:table-cell office:value-type="float" office:value="121.0233" calcext:value-type="float">
            <text:p>121.0233</text:p>
          </table:table-cell>
          <table:table-cell office:value-type="float" office:value="22.6579" calcext:value-type="float">
            <text:p>22.6579</text:p>
          </table:table-cell>
          <table:table-cell office:value-type="string" calcext:value-type="string">
            <text:p>臺東縣</text:p>
          </table:table-cell>
          <table:table-cell table:style-name="ce1" office:value-type="string" calcext:value-type="string">
            <text:p>太麻里鄉華源村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S820</text:p>
          </table:table-cell>
          <table:table-cell office:value-type="string" calcext:value-type="string">
            <text:p>金峰</text:p>
          </table:table-cell>
          <table:table-cell office:value-type="float" office:value="177" calcext:value-type="float">
            <text:p>177</text:p>
          </table:table-cell>
          <table:table-cell office:value-type="float" office:value="120.9332" calcext:value-type="float">
            <text:p>120.9332</text:p>
          </table:table-cell>
          <table:table-cell office:value-type="float" office:value="22.591" calcext:value-type="float">
            <text:p>22.591</text:p>
          </table:table-cell>
          <table:table-cell office:value-type="string" calcext:value-type="string">
            <text:p>臺東縣</text:p>
          </table:table-cell>
          <table:table-cell table:style-name="ce1" office:value-type="string" calcext:value-type="string">
            <text:p>金峰鄉嘉蘭村嘉蘭國小旁</text:p>
          </table:table-cell>
          <table:table-cell office:value-type="string" calcext:value-type="string">
            <text:p>2004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S850</text:p>
          </table:table-cell>
          <table:table-cell office:value-type="string" calcext:value-type="string">
            <text:p>豐南</text:p>
          </table:table-cell>
          <table:table-cell office:value-type="float" office:value="489" calcext:value-type="float">
            <text:p>489</text:p>
          </table:table-cell>
          <table:table-cell office:value-type="float" office:value="121.2624" calcext:value-type="float">
            <text:p>121.2624</text:p>
          </table:table-cell>
          <table:table-cell office:value-type="float" office:value="23.1221" calcext:value-type="float">
            <text:p>23.1221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富里鄉豐南村花</text:span><text:span text:style-name="T2">82</text:span><text:span text:style-name="T3">縣道盡頭叉路</text:span><text:span text:style-name="T2">1K</text:span><text:span text:style-name="T3">旁</text:span></text:p>
          </table:table-cell>
          <table:table-cell office:value-type="string" calcext:value-type="string">
            <text:p>2012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S860</text:p>
          </table:table-cell>
          <table:table-cell office:value-type="string" calcext:value-type="string">
            <text:p>利嘉</text:p>
          </table:table-cell>
          <table:table-cell office:value-type="float" office:value="516" calcext:value-type="float">
            <text:p>516</text:p>
          </table:table-cell>
          <table:table-cell office:value-type="float" office:value="121.0505" calcext:value-type="float">
            <text:p>121.0505</text:p>
          </table:table-cell>
          <table:table-cell office:value-type="float" office:value="22.8094" calcext:value-type="float">
            <text:p>22.8094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卑南鄉利嘉林道</text:span><text:span text:style-name="T2">6K</text:span><text:span text:style-name="T3">附近梅子園</text:span></text:p>
          </table:table-cell>
          <table:table-cell office:value-type="string" calcext:value-type="string">
            <text:p>2012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S870</text:p>
          </table:table-cell>
          <table:table-cell office:value-type="string" calcext:value-type="string">
            <text:p>南美山</text:p>
          </table:table-cell>
          <table:table-cell office:value-type="float" office:value="222" calcext:value-type="float">
            <text:p>222</text:p>
          </table:table-cell>
          <table:table-cell office:value-type="float" office:value="121.3823" calcext:value-type="float">
            <text:p>121.3823</text:p>
          </table:table-cell>
          <table:table-cell office:value-type="float" office:value="23.1503" calcext:value-type="float">
            <text:p>23.1503</text:p>
          </table:table-cell>
          <table:table-cell office:value-type="string" calcext:value-type="string">
            <text:p>臺東縣</text:p>
          </table:table-cell>
          <table:table-cell table:style-name="ce1" office:value-type="string" calcext:value-type="string">
            <text:p>成功鎮南美山產業道路盡頭柑橘園</text:p>
          </table:table-cell>
          <table:table-cell office:value-type="string" calcext:value-type="string">
            <text:p>2012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S880</text:p>
          </table:table-cell>
          <table:table-cell office:value-type="string" calcext:value-type="string">
            <text:p>壽卡</text:p>
          </table:table-cell>
          <table:table-cell office:value-type="float" office:value="474" calcext:value-type="float">
            <text:p>474</text:p>
          </table:table-cell>
          <table:table-cell office:value-type="float" office:value="120.8589" calcext:value-type="float">
            <text:p>120.8589</text:p>
          </table:table-cell>
          <table:table-cell office:value-type="float" office:value="22.2389" calcext:value-type="float">
            <text:p>22.2389</text:p>
          </table:table-cell>
          <table:table-cell office:value-type="string" calcext:value-type="string">
            <text:p>臺東縣</text:p>
          </table:table-cell>
          <table:table-cell office:value-type="string" calcext:value-type="string">
            <text:p><text:span text:style-name="T1">達仁鄉</text:span><text:span text:style-name="T2">(</text:span><text:span text:style-name="T3">大武事業區第</text:span><text:span text:style-name="T2">48</text:span><text:span text:style-name="T3">林班內</text:span><text:span text:style-name="T2">)</text:span><text:span text:style-name="T3">電信轉播站後方</text:span></text:p>
          </table:table-cell>
          <table:table-cell office:value-type="string" calcext:value-type="string">
            <text:p>1997/07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R310)</text:span><text:span text:style-name="T3">站因縣市代碼不符，於</text:span><text:span text:style-name="T2">2015/4/13</text:span><text:span text:style-name="T3">重新編碼為</text:span><text:span text:style-name="T2">(C1S880)</text:span><text:span text:style-name="T3">站。</text:span></text:p>
          </table:table-cell>
          <table:table-cell table:style-name="ce2" office:value-type="string" calcext:value-type="string">
            <text:p>C1R31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800</text:p>
          </table:table-cell>
          <table:table-cell office:value-type="string" calcext:value-type="string">
            <text:p>洛韶</text:p>
          </table:table-cell>
          <table:table-cell office:value-type="float" office:value="1260" calcext:value-type="float">
            <text:p>1260</text:p>
          </table:table-cell>
          <table:table-cell office:value-type="float" office:value="121.454" calcext:value-type="float">
            <text:p>121.454</text:p>
          </table:table-cell>
          <table:table-cell office:value-type="float" office:value="24.2046" calcext:value-type="float">
            <text:p>24.2046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秀林鄉富世村中橫公路洛韶</text:span><text:span text:style-name="T2">11</text:span><text:span text:style-name="T3">號旁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810</text:p>
          </table:table-cell>
          <table:table-cell office:value-type="string" calcext:value-type="string">
            <text:p>慈恩</text:p>
          </table:table-cell>
          <table:table-cell office:value-type="float" office:value="2049" calcext:value-type="float">
            <text:p>2049</text:p>
          </table:table-cell>
          <table:table-cell office:value-type="float" office:value="121.3884" calcext:value-type="float">
            <text:p>121.3884</text:p>
          </table:table-cell>
          <table:table-cell office:value-type="float" office:value="24.192" calcext:value-type="float">
            <text:p>24.192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秀林鄉富世村關原路</text:span><text:span text:style-name="T2">3</text:span><text:span text:style-name="T3">號</text:span><text:span text:style-name="T2">(</text:span><text:span text:style-name="T3">救國團慈恩山莊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830</text:p>
          </table:table-cell>
          <table:table-cell office:value-type="string" calcext:value-type="string">
            <text:p>布洛灣</text:p>
          </table:table-cell>
          <table:table-cell office:value-type="float" office:value="675" calcext:value-type="float">
            <text:p>675</text:p>
          </table:table-cell>
          <table:table-cell office:value-type="float" office:value="121.5713" calcext:value-type="float">
            <text:p>121.5713</text:p>
          </table:table-cell>
          <table:table-cell office:value-type="float" office:value="24.1718" calcext:value-type="float">
            <text:p>24.1718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秀林鄉布洛灣地區</text:span><text:span text:style-name="T2">(</text:span><text:span text:style-name="T3">布洛灣遊客中心圓環之廣場旁邊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850</text:p>
          </table:table-cell>
          <table:table-cell office:value-type="string" calcext:value-type="string">
            <text:p>吉安</text:p>
          </table:table-cell>
          <table:table-cell office:value-type="float" office:value="50" calcext:value-type="float">
            <text:p>50</text:p>
          </table:table-cell>
          <table:table-cell office:value-type="float" office:value="121.5628" calcext:value-type="float">
            <text:p>121.5628</text:p>
          </table:table-cell>
          <table:table-cell office:value-type="float" office:value="23.9733" calcext:value-type="float">
            <text:p>23.9733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吉安鄉吉安村吉安路</text:span><text:span text:style-name="T2">2</text:span><text:span text:style-name="T3">段</text:span><text:span text:style-name="T2">97</text:span><text:span text:style-name="T3">號</text:span><text:span text:style-name="T2">(</text:span><text:span text:style-name="T3">吉安國民小學教室之屋頂上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860</text:p>
          </table:table-cell>
          <table:table-cell office:value-type="string" calcext:value-type="string">
            <text:p>銅門</text:p>
          </table:table-cell>
          <table:table-cell office:value-type="float" office:value="168" calcext:value-type="float">
            <text:p>168</text:p>
          </table:table-cell>
          <table:table-cell office:value-type="float" office:value="121.4927" calcext:value-type="float">
            <text:p>121.4927</text:p>
          </table:table-cell>
          <table:table-cell office:value-type="float" office:value="23.966" calcext:value-type="float">
            <text:p>23.966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秀林鄉銅門村</text:span><text:span text:style-name="T2">12</text:span><text:span text:style-name="T3">鄰</text:span><text:span text:style-name="T2">108</text:span><text:span text:style-name="T3">號</text:span><text:span text:style-name="T2">(</text:span><text:span text:style-name="T3">銅門國小後面農地上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890</text:p>
          </table:table-cell>
          <table:table-cell office:value-type="string" calcext:value-type="string">
            <text:p>壽豐</text:p>
          </table:table-cell>
          <table:table-cell office:value-type="float" office:value="40" calcext:value-type="float">
            <text:p>40</text:p>
          </table:table-cell>
          <table:table-cell office:value-type="float" office:value="121.5079" calcext:value-type="float">
            <text:p>121.5079</text:p>
          </table:table-cell>
          <table:table-cell office:value-type="float" office:value="23.8691" calcext:value-type="float">
            <text:p>23.8691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壽豐鄉壽豐村壽山路</text:span><text:span text:style-name="T2">19</text:span><text:span text:style-name="T3">號</text:span><text:span text:style-name="T2">(</text:span><text:span text:style-name="T3">壽豐國民小學操場旁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910</text:p>
          </table:table-cell>
          <table:table-cell office:value-type="string" calcext:value-type="string">
            <text:p>東壙</text:p>
          </table:table-cell>
          <table:table-cell office:value-type="float" office:value="653" calcext:value-type="float">
            <text:p>653</text:p>
          </table:table-cell>
          <table:table-cell office:value-type="float" office:value="121.4047" calcext:value-type="float">
            <text:p>121.4047</text:p>
          </table:table-cell>
          <table:table-cell office:value-type="float" office:value="23.8536" calcext:value-type="float">
            <text:p>23.8536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萬榮鄉西林村</text:span><text:span text:style-name="T2">1-1</text:span><text:span text:style-name="T3">號</text:span><text:span text:style-name="T2">(</text:span><text:span text:style-name="T3">榮民工程處蔣公銅像旁</text:span><text:span text:style-name="T2">)</text:span></text:p>
          </table:table-cell>
          <table:table-cell office:value-type="string" calcext:value-type="string">
            <text:p>1996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因道路中斷久未修復，自</text:span><text:span text:style-name="T2">2005</text:span><text:span text:style-name="T3">年起暫時停止觀測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T920</text:p>
          </table:table-cell>
          <table:table-cell office:value-type="string" calcext:value-type="string">
            <text:p>中興</text:p>
          </table:table-cell>
          <table:table-cell office:value-type="float" office:value="68" calcext:value-type="float">
            <text:p>68</text:p>
          </table:table-cell>
          <table:table-cell office:value-type="float" office:value="121.4987" calcext:value-type="float">
            <text:p>121.4987</text:p>
          </table:table-cell>
          <table:table-cell office:value-type="float" office:value="23.7695" calcext:value-type="float">
            <text:p>23.7695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壽豐鄉中興大橋橋頭旁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930</text:p>
          </table:table-cell>
          <table:table-cell office:value-type="string" calcext:value-type="string">
            <text:p>鳳林</text:p>
          </table:table-cell>
          <table:table-cell office:value-type="float" office:value="130" calcext:value-type="float">
            <text:p>130</text:p>
          </table:table-cell>
          <table:table-cell office:value-type="float" office:value="121.4456" calcext:value-type="float">
            <text:p>121.4456</text:p>
          </table:table-cell>
          <table:table-cell office:value-type="float" office:value="23.7436" calcext:value-type="float">
            <text:p>23.7436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鳳林鎮鳳智里中正路</text:span><text:span text:style-name="T2">2</text:span><text:span text:style-name="T3">段</text:span><text:span text:style-name="T2">1</text:span><text:span text:style-name="T3">號</text:span><text:span text:style-name="T2">(</text:span><text:span text:style-name="T3">鳳林國民小學後方鐵道旁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940</text:p>
          </table:table-cell>
          <table:table-cell office:value-type="string" calcext:value-type="string">
            <text:p>大觀</text:p>
          </table:table-cell>
          <table:table-cell office:value-type="float" office:value="539" calcext:value-type="float">
            <text:p>539</text:p>
          </table:table-cell>
          <table:table-cell office:value-type="float" office:value="121.3731" calcext:value-type="float">
            <text:p>121.3731</text:p>
          </table:table-cell>
          <table:table-cell office:value-type="float" office:value="23.7142" calcext:value-type="float">
            <text:p>23.7142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萬榮鄉</text:span><text:span text:style-name="T2">(</text:span><text:span text:style-name="T3">往臺</text:span><text:span text:style-name="T2">16</text:span><text:span text:style-name="T3">線過管制哨約</text:span><text:span text:style-name="T2">12K</text:span><text:span text:style-name="T3">處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950</text:p>
          </table:table-cell>
          <table:table-cell office:value-type="string" calcext:value-type="string">
            <text:p>太安</text:p>
          </table:table-cell>
          <table:table-cell office:value-type="float" office:value="1050" calcext:value-type="float">
            <text:p>1050</text:p>
          </table:table-cell>
          <table:table-cell office:value-type="float" office:value="121.3701" calcext:value-type="float">
            <text:p>121.3701</text:p>
          </table:table-cell>
          <table:table-cell office:value-type="float" office:value="23.6667" calcext:value-type="float">
            <text:p>23.6667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萬榮鄉太田事業區</text:span><text:span text:style-name="T2">128</text:span><text:span text:style-name="T3">林班地</text:span><text:span text:style-name="T2">(</text:span><text:span text:style-name="T3">馬太鞍苗圃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970</text:p>
          </table:table-cell>
          <table:table-cell office:value-type="string" calcext:value-type="string">
            <text:p>大農</text:p>
          </table:table-cell>
          <table:table-cell office:value-type="float" office:value="183" calcext:value-type="float">
            <text:p>183</text:p>
          </table:table-cell>
          <table:table-cell office:value-type="float" office:value="121.4133" calcext:value-type="float">
            <text:p>121.4133</text:p>
          </table:table-cell>
          <table:table-cell office:value-type="float" office:value="23.6152" calcext:value-type="float">
            <text:p>23.6152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光復鄉花蓮糖廠之大農農場內</text:span><text:span text:style-name="T2">(</text:span><text:span text:style-name="T3">大農段</text:span><text:span text:style-name="T2">691</text:span><text:span text:style-name="T3">號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T980</text:p>
          </table:table-cell>
          <table:table-cell office:value-type="string" calcext:value-type="string">
            <text:p>龍澗</text:p>
          </table:table-cell>
          <table:table-cell office:value-type="float" office:value="1306" calcext:value-type="float">
            <text:p>1306</text:p>
          </table:table-cell>
          <table:table-cell office:value-type="float" office:value="121.4113" calcext:value-type="float">
            <text:p>121.4113</text:p>
          </table:table-cell>
          <table:table-cell office:value-type="float" office:value="24.0233" calcext:value-type="float">
            <text:p>24.0233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秀林鄉龍澗發電廠旁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T990</text:p>
          </table:table-cell>
          <table:table-cell office:value-type="string" calcext:value-type="string">
            <text:p>高寮</text:p>
          </table:table-cell>
          <table:table-cell office:value-type="float" office:value="128" calcext:value-type="float">
            <text:p>128</text:p>
          </table:table-cell>
          <table:table-cell office:value-type="float" office:value="121.3568" calcext:value-type="float">
            <text:p>121.3568</text:p>
          </table:table-cell>
          <table:table-cell office:value-type="float" office:value="23.3942" calcext:value-type="float">
            <text:p>23.3942</text:p>
          </table:table-cell>
          <table:table-cell office:value-type="string" calcext:value-type="string">
            <text:p>花蓮縣</text:p>
          </table:table-cell>
          <table:table-cell office:value-type="string" calcext:value-type="string">
            <text:p><text:span text:style-name="T1">玉里鎮觀音里</text:span><text:span text:style-name="T2">15</text:span><text:span text:style-name="T3">鄰</text:span><text:span text:style-name="T2">9</text:span><text:span text:style-name="T3">號</text:span><text:span text:style-name="T2">(</text:span><text:span text:style-name="T3">觀音國民小學校園內</text:span><text:span text:style-name="T2">)</text:span>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501</text:p>
          </table:table-cell>
          <table:table-cell office:value-type="string" calcext:value-type="string">
            <text:p>牛鬥</text:p>
          </table:table-cell>
          <table:table-cell office:value-type="float" office:value="280" calcext:value-type="float">
            <text:p>280</text:p>
          </table:table-cell>
          <table:table-cell office:value-type="float" office:value="121.5737" calcext:value-type="float">
            <text:p>121.5737</text:p>
          </table:table-cell>
          <table:table-cell office:value-type="float" office:value="24.6378" calcext:value-type="float">
            <text:p>24.6378</text:p>
          </table:table-cell>
          <table:table-cell office:value-type="string" calcext:value-type="string">
            <text:p>宜蘭縣</text:p>
          </table:table-cell>
          <table:table-cell table:style-name="ce1" office:value-type="string" calcext:value-type="string">
            <text:p>大同鄉牛鬥地區</text:p>
          </table:table-cell>
          <table:table-cell office:value-type="string" calcext:value-type="string">
            <text:p>1996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U500)</text:span><text:span text:style-name="T3">站因儀器汰換，於</text:span><text:span text:style-name="T2">1996/1/1</text:span><text:span text:style-name="T3">更變為</text:span><text:span text:style-name="T2">(C1U501)</text:span><text:span text:style-name="T3">站。</text:span></text:p>
          </table:table-cell>
          <table:table-cell table:style-name="ce2" office:value-type="string" calcext:value-type="string">
            <text:p>C1U50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511</text:p>
          </table:table-cell>
          <table:table-cell office:value-type="string" calcext:value-type="string">
            <text:p>古魯</text:p>
          </table:table-cell>
          <table:table-cell office:value-type="float" office:value="492" calcext:value-type="float">
            <text:p>492</text:p>
          </table:table-cell>
          <table:table-cell office:value-type="float" office:value="121.6716" calcext:value-type="float">
            <text:p>121.6716</text:p>
          </table:table-cell>
          <table:table-cell office:value-type="float" office:value="24.5716" calcext:value-type="float">
            <text:p>24.5716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大同鄉</text:span><text:span text:style-name="T2">(</text:span><text:span text:style-name="T3">羅東事業區第</text:span><text:span text:style-name="T2">58</text:span><text:span text:style-name="T3">林班內</text:span><text:span text:style-name="T2">)</text:span></text:p>
          </table:table-cell>
          <table:table-cell office:value-type="string" calcext:value-type="string">
            <text:p>1996/01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U510)</text:span><text:span text:style-name="T3">站因儀器汰換，於</text:span><text:span text:style-name="T2">1996/1/1</text:span><text:span text:style-name="T3">更變為</text:span><text:span text:style-name="T2">(C1U511)</text:span><text:span text:style-name="T3">站。</text:span></text:p>
          </table:table-cell>
          <table:table-cell table:style-name="ce2" office:value-type="string" calcext:value-type="string">
            <text:p>C1U51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580</text:p>
          </table:table-cell>
          <table:table-cell office:value-type="string" calcext:value-type="string">
            <text:p>北關</text:p>
          </table:table-cell>
          <table:table-cell office:value-type="float" office:value="8" calcext:value-type="float">
            <text:p>8</text:p>
          </table:table-cell>
          <table:table-cell office:value-type="float" office:value="121.8734" calcext:value-type="float">
            <text:p>121.8734</text:p>
          </table:table-cell>
          <table:table-cell office:value-type="float" office:value="24.9072" calcext:value-type="float">
            <text:p>24.9072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頭城鎮</text:span><text:span text:style-name="T2">(</text:span><text:span text:style-name="T3">北關海防班哨旁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610</text:p>
          </table:table-cell>
          <table:table-cell office:value-type="string" calcext:value-type="string">
            <text:p>大礁溪</text:p>
          </table:table-cell>
          <table:table-cell office:value-type="float" office:value="268" calcext:value-type="float">
            <text:p>268</text:p>
          </table:table-cell>
          <table:table-cell office:value-type="float" office:value="121.6783" calcext:value-type="float">
            <text:p>121.6783</text:p>
          </table:table-cell>
          <table:table-cell office:value-type="float" office:value="24.786" calcext:value-type="float">
            <text:p>24.786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礁溪鄉二結村</text:span><text:span text:style-name="T2">1</text:span><text:span text:style-name="T3">鄰</text:span><text:span text:style-name="T2">9-1</text:span><text:span text:style-name="T3">號</text:span><text:span text:style-name="T2">(</text:span><text:span text:style-name="T3">國立宜蘭大學實驗林場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U630</text:p>
          </table:table-cell>
          <table:table-cell office:value-type="string" calcext:value-type="string">
            <text:p>再連</text:p>
          </table:table-cell>
          <table:table-cell office:value-type="float" office:value="140" calcext:value-type="float">
            <text:p>140</text:p>
          </table:table-cell>
          <table:table-cell office:value-type="float" office:value="121.6794" calcext:value-type="float">
            <text:p>121.6794</text:p>
          </table:table-cell>
          <table:table-cell office:value-type="float" office:value="24.7151" calcext:value-type="float">
            <text:p>24.7151</text:p>
          </table:table-cell>
          <table:table-cell office:value-type="string" calcext:value-type="string">
            <text:p>宜蘭縣</text:p>
          </table:table-cell>
          <table:table-cell table:style-name="ce1" office:value-type="string" calcext:value-type="string">
            <text:p>員山鄉內城湖旁之山上果園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660</text:p>
          </table:table-cell>
          <table:table-cell office:value-type="string" calcext:value-type="string">
            <text:p>三星</text:p>
          </table:table-cell>
          <table:table-cell office:value-type="float" office:value="103" calcext:value-type="float">
            <text:p>103</text:p>
          </table:table-cell>
          <table:table-cell office:value-type="float" office:value="121.6544" calcext:value-type="float">
            <text:p>121.6544</text:p>
          </table:table-cell>
          <table:table-cell office:value-type="float" office:value="24.6706" calcext:value-type="float">
            <text:p>24.6706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三星鄉月眉街</text:span><text:span text:style-name="T2">(</text:span><text:span text:style-name="T3">三星鄉運動公園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670</text:p>
          </table:table-cell>
          <table:table-cell office:value-type="string" calcext:value-type="string">
            <text:p>寒溪</text:p>
          </table:table-cell>
          <table:table-cell office:value-type="float" office:value="147" calcext:value-type="float">
            <text:p>147</text:p>
          </table:table-cell>
          <table:table-cell office:value-type="float" office:value="121.7167" calcext:value-type="float">
            <text:p>121.7167</text:p>
          </table:table-cell>
          <table:table-cell office:value-type="float" office:value="24.6342" calcext:value-type="float">
            <text:p>24.6342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冬山鄉大進村大進七路</text:span><text:span text:style-name="T2">51</text:span><text:span text:style-name="T3">號</text:span><text:span text:style-name="T2">(</text:span><text:span text:style-name="T3">大進國民小學校園內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U690</text:p>
          </table:table-cell>
          <table:table-cell office:value-type="string" calcext:value-type="string">
            <text:p>新寮</text:p>
          </table:table-cell>
          <table:table-cell office:value-type="float" office:value="101" calcext:value-type="float">
            <text:p>101</text:p>
          </table:table-cell>
          <table:table-cell office:value-type="float" office:value="121.7513" calcext:value-type="float">
            <text:p>121.7513</text:p>
          </table:table-cell>
          <table:table-cell office:value-type="float" office:value="24.6256" calcext:value-type="float">
            <text:p>24.6256</text:p>
          </table:table-cell>
          <table:table-cell office:value-type="string" calcext:value-type="string">
            <text:p>宜蘭縣</text:p>
          </table:table-cell>
          <table:table-cell table:style-name="ce1" office:value-type="string" calcext:value-type="string">
            <text:p>冬山鄉中山瀑布附近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720</text:p>
          </table:table-cell>
          <table:table-cell office:value-type="string" calcext:value-type="string">
            <text:p>南山</text:p>
          </table:table-cell>
          <table:table-cell office:value-type="float" office:value="1260" calcext:value-type="float">
            <text:p>1260</text:p>
          </table:table-cell>
          <table:table-cell office:value-type="float" office:value="121.3817" calcext:value-type="float">
            <text:p>121.3817</text:p>
          </table:table-cell>
          <table:table-cell office:value-type="float" office:value="24.4374" calcext:value-type="float">
            <text:p>24.4374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大同鄉南山村</text:span><text:span text:style-name="T2">4</text:span><text:span text:style-name="T3">鄰埤南巷</text:span><text:span text:style-name="T2">31-3</text:span><text:span text:style-name="T3">號</text:span><text:span text:style-name="T2">(</text:span><text:span text:style-name="T3">南山國民小學內</text:span><text:span text:style-name="T2">)</text:span></text:p>
          </table:table-cell>
          <table:table-cell office:value-type="string" calcext:value-type="string">
            <text:p>1996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830</text:p>
          </table:table-cell>
          <table:table-cell office:value-type="string" calcext:value-type="string">
            <text:p>烏石鼻</text:p>
          </table:table-cell>
          <table:table-cell office:value-type="float" office:value="618" calcext:value-type="float">
            <text:p>618</text:p>
          </table:table-cell>
          <table:table-cell office:value-type="float" office:value="121.8394" calcext:value-type="float">
            <text:p>121.8394</text:p>
          </table:table-cell>
          <table:table-cell office:value-type="float" office:value="24.482681" calcext:value-type="float">
            <text:p>24.482681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蘇澳鎮之烏石鼻</text:span><text:span text:style-name="T2">(</text:span><text:span text:style-name="T3">南澳事業區第</text:span><text:span text:style-name="T2">10</text:span><text:span text:style-name="T3">鄰班地上</text:span><text:span text:style-name="T2">)</text:span></text:p>
          </table:table-cell>
          <table:table-cell office:value-type="string" calcext:value-type="string">
            <text:p>2011/01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850</text:p>
          </table:table-cell>
          <table:table-cell office:value-type="string" calcext:value-type="string">
            <text:p>觀音海岸</text:p>
          </table:table-cell>
          <table:table-cell office:value-type="float" office:value="683" calcext:value-type="float">
            <text:p>683</text:p>
          </table:table-cell>
          <table:table-cell office:value-type="float" office:value="121.7786" calcext:value-type="float">
            <text:p>121.7786</text:p>
          </table:table-cell>
          <table:table-cell office:value-type="float" office:value="24.383194" calcext:value-type="float">
            <text:p>24.383194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南澳鄉之林務局羅東林區管理處和平事業區</text:span><text:span text:style-name="T2">91</text:span><text:span text:style-name="T3">林班</text:span></text:p>
          </table:table-cell>
          <table:table-cell office:value-type="string" calcext:value-type="string">
            <text:p>2011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U860</text:p>
          </table:table-cell>
          <table:table-cell office:value-type="string" calcext:value-type="string">
            <text:p>頭城</text:p>
          </table:table-cell>
          <table:table-cell office:value-type="float" office:value="5" calcext:value-type="float">
            <text:p>5</text:p>
          </table:table-cell>
          <table:table-cell office:value-type="float" office:value="121.8308" calcext:value-type="float">
            <text:p>121.8308</text:p>
          </table:table-cell>
          <table:table-cell office:value-type="float" office:value="24.853233" calcext:value-type="float">
            <text:p>24.853233</text:p>
          </table:table-cell>
          <table:table-cell office:value-type="string" calcext:value-type="string">
            <text:p>宜蘭縣</text:p>
          </table:table-cell>
          <table:table-cell office:value-type="string" calcext:value-type="string">
            <text:p><text:span text:style-name="T1">頭城鎮協天路</text:span><text:span text:style-name="T2">468</text:span><text:span text:style-name="T3">號</text:span><text:span text:style-name="T2">(</text:span><text:span text:style-name="T3">中華電信頭城海纜站內</text:span><text:span text:style-name="T2">)</text:span></text:p>
          </table:table-cell>
          <table:table-cell office:value-type="string" calcext:value-type="string">
            <text:p>2015/06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160</text:p>
          </table:table-cell>
          <table:table-cell office:value-type="string" calcext:value-type="string">
            <text:p>達卡努瓦</text:p>
          </table:table-cell>
          <table:table-cell office:value-type="float" office:value="1040" calcext:value-type="float">
            <text:p>1040</text:p>
          </table:table-cell>
          <table:table-cell office:value-type="float" office:value="120.70532" calcext:value-type="float">
            <text:p>120.70532</text:p>
          </table:table-cell>
          <table:table-cell office:value-type="float" office:value="23.279811" calcext:value-type="float">
            <text:p>23.279811</text:p>
          </table:table-cell>
          <table:table-cell office:value-type="string" calcext:value-type="string">
            <text:p>高雄市</text:p>
          </table:table-cell>
          <table:table-cell table:style-name="ce1" office:value-type="string" calcext:value-type="string">
            <text:p>那瑪夏區達卡努瓦里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名為民生</text:span><text:span text:style-name="T2">(</text:span><text:span text:style-name="T3">達卡努瓦</text:span><text:span text:style-name="T2">)</text:span><text:span text:style-name="T3">，於</text:span><text:span text:style-name="T2">2015/10/2</text:span><text:span text:style-name="T3">更名為達卡努瓦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170</text:p>
          </table:table-cell>
          <table:table-cell office:value-type="string" calcext:value-type="string">
            <text:p>排雲</text:p>
          </table:table-cell>
          <table:table-cell office:value-type="float" office:value="3690" calcext:value-type="float">
            <text:p>3690</text:p>
          </table:table-cell>
          <table:table-cell office:value-type="float" office:value="120.95415" calcext:value-type="float">
            <text:p>120.95415</text:p>
          </table:table-cell>
          <table:table-cell office:value-type="float" office:value="23.463619" calcext:value-type="float">
            <text:p>23.463619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桃源區排雲山莊往南峰方向步行約</text:span><text:span text:style-name="T2">6</text:span><text:span text:style-name="T3">小時</text:span><text:span text:style-name="T2">(</text:span><text:span text:style-name="T3">登山口</text:span><text:span text:style-name="T2">-8.5K</text:span><text:span text:style-name="T3">排雲山莊</text:span><text:span text:style-name="T2">-1.5K</text:span><text:span text:style-name="T3">測站</text:span><text:span text:style-name="T2">)</text:span></text:p>
          </table:table-cell>
          <table:table-cell office:value-type="string" calcext:value-type="string">
            <text:p>1992/05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190</text:p>
          </table:table-cell>
          <table:table-cell office:value-type="string" calcext:value-type="string">
            <text:p>南天池</text:p>
          </table:table-cell>
          <table:table-cell office:value-type="float" office:value="2700" calcext:value-type="float">
            <text:p>2700</text:p>
          </table:table-cell>
          <table:table-cell office:value-type="float" office:value="120.91176" calcext:value-type="float">
            <text:p>120.91176</text:p>
          </table:table-cell>
          <table:table-cell office:value-type="float" office:value="23.27403" calcext:value-type="float">
            <text:p>23.27403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桃源區長春祠旁之步道步行約</text:span><text:span text:style-name="T2">50</text:span><text:span text:style-name="T3">分鐘</text:span></text:p>
          </table:table-cell>
          <table:table-cell office:value-type="string" calcext:value-type="string">
            <text:p>1992/05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200</text:p>
          </table:table-cell>
          <table:table-cell office:value-type="string" calcext:value-type="string">
            <text:p>梅山</text:p>
          </table:table-cell>
          <table:table-cell office:value-type="float" office:value="870" calcext:value-type="float">
            <text:p>870</text:p>
          </table:table-cell>
          <table:table-cell office:value-type="float" office:value="120.8236" calcext:value-type="float">
            <text:p>120.8236</text:p>
          </table:table-cell>
          <table:table-cell office:value-type="float" office:value="23.2684" calcext:value-type="float">
            <text:p>23.2684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桃源區梅山里</text:span><text:span text:style-name="T2">(</text:span><text:span text:style-name="T3">梅山口遊客中心旁道路步行約</text:span><text:span text:style-name="T2">10</text:span><text:span text:style-name="T3">分鐘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2/27</text:span><text:span text:style-name="T3">進行儀器汰換，並於</text:span><text:span text:style-name="T2">2013/4/18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220</text:p>
          </table:table-cell>
          <table:table-cell office:value-type="string" calcext:value-type="string">
            <text:p>小關山</text:p>
          </table:table-cell>
          <table:table-cell office:value-type="float" office:value="1781" calcext:value-type="float">
            <text:p>1781</text:p>
          </table:table-cell>
          <table:table-cell office:value-type="float" office:value="120.8136" calcext:value-type="float">
            <text:p>120.8136</text:p>
          </table:table-cell>
          <table:table-cell office:value-type="float" office:value="23.1542" calcext:value-type="float">
            <text:p>23.1542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桃源區老濃溪事業區</text:span><text:span text:style-name="T2">99</text:span><text:span text:style-name="T3">林班地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2/26</text:span><text:span text:style-name="T3">進行儀器汰換，並於</text:span><text:span text:style-name="T2">2013/4/18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231</text:p>
          </table:table-cell>
          <table:table-cell office:value-type="string" calcext:value-type="string">
            <text:p>高中</text:p>
          </table:table-cell>
          <table:table-cell office:value-type="float" office:value="731" calcext:value-type="float">
            <text:p>731</text:p>
          </table:table-cell>
          <table:table-cell office:value-type="float" office:value="120.7167" calcext:value-type="float">
            <text:p>120.7167</text:p>
          </table:table-cell>
          <table:table-cell office:value-type="float" office:value="23.1349" calcext:value-type="float">
            <text:p>23.1349</text:p>
          </table:table-cell>
          <table:table-cell office:value-type="string" calcext:value-type="string">
            <text:p>高雄市</text:p>
          </table:table-cell>
          <table:table-cell table:style-name="ce1" office:value-type="string" calcext:value-type="string">
            <text:p>桃源區高中里</text:p>
          </table:table-cell>
          <table:table-cell office:value-type="string" calcext:value-type="string">
            <text:p>2013/04/18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原</text:span><text:span text:style-name="T2">(C1V230)</text:span><text:span text:style-name="T3">站因儀器汰換，於</text:span><text:span text:style-name="T2">2013/4/18</text:span><text:span text:style-name="T3">更變為</text:span><text:span text:style-name="T2">(C1V231)</text:span><text:span text:style-name="T3">站。</text:span></text:p>
          </table:table-cell>
          <table:table-cell table:style-name="ce2" office:value-type="string" calcext:value-type="string">
            <text:p>C1V230</text:p>
          </table:table-cell>
          <table:table-cell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300</text:p>
          </table:table-cell>
          <table:table-cell office:value-type="string" calcext:value-type="string">
            <text:p>御油山</text:p>
          </table:table-cell>
          <table:table-cell office:value-type="float" office:value="1637" calcext:value-type="float">
            <text:p>1637</text:p>
          </table:table-cell>
          <table:table-cell office:value-type="float" office:value="120.7154" calcext:value-type="float">
            <text:p>120.7154</text:p>
          </table:table-cell>
          <table:table-cell office:value-type="float" office:value="23.002" calcext:value-type="float">
            <text:p>23.002</text:p>
          </table:table-cell>
          <table:table-cell office:value-type="string" calcext:value-type="string">
            <text:p>高雄市</text:p>
          </table:table-cell>
          <table:table-cell table:style-name="ce1" office:value-type="string" calcext:value-type="string">
            <text:p>桃源區農業委員會林業試驗所六龜分所鳳崗山苗圃觀測坪內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10/2</text:span><text:span text:style-name="T3">進行儀器汰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340</text:p>
          </table:table-cell>
          <table:table-cell office:value-type="string" calcext:value-type="string">
            <text:p>大津</text:p>
          </table:table-cell>
          <table:table-cell office:value-type="float" office:value="190" calcext:value-type="float">
            <text:p>190</text:p>
          </table:table-cell>
          <table:table-cell office:value-type="float" office:value="120.646" calcext:value-type="float">
            <text:p>120.646</text:p>
          </table:table-cell>
          <table:table-cell office:value-type="float" office:value="22.8883" calcext:value-type="float">
            <text:p>22.8883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六龜區大津里</text:span><text:span text:style-name="T2">34</text:span><text:span text:style-name="T3">號</text:span><text:span text:style-name="T2">(</text:span><text:span text:style-name="T3">龍興國小大津分校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8/10</text:span><text:span text:style-name="T3">進行儀器汰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390</text:p>
          </table:table-cell>
          <table:table-cell office:value-type="string" calcext:value-type="string">
            <text:p>尖山</text:p>
          </table:table-cell>
          <table:table-cell office:value-type="float" office:value="60" calcext:value-type="float">
            <text:p>60</text:p>
          </table:table-cell>
          <table:table-cell office:value-type="float" office:value="120.3678" calcext:value-type="float">
            <text:p>120.3678</text:p>
          </table:table-cell>
          <table:table-cell office:value-type="float" office:value="22.8132" calcext:value-type="float">
            <text:p>22.8132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燕巢區尖山里尖山巷</text:span><text:span text:style-name="T2">11</text:span><text:span text:style-name="T3">之</text:span><text:span text:style-name="T2">1</text:span><text:span text:style-name="T3">號</text:span><text:span text:style-name="T2">(</text:span><text:span text:style-name="T3">燕巢國小尖山分校</text:span><text:span text:style-name="T2">)</text:span></text:p>
          </table:table-cell>
          <table:table-cell office:value-type="string" calcext:value-type="string">
            <text:p>1992/05/01</text:p>
          </table:table-cell>
          <table:table-cell office:value-type="string" calcext:value-type="string">
            <text:p>　</text:p>
          </table:table-cell>
          <table:table-cell table:style-name="ce4" office:value-type="string" calcext:value-type="string">
            <text:p><text:span text:style-name="T1">本站於</text:span><text:span text:style-name="T2">2013/9/3</text:span><text:span text:style-name="T3">進行儀器汰換，並於</text:span><text:span text:style-name="T2">2013/12/1</text:span><text:span text:style-name="T3">完成驗收。</text:span></text:p>
          </table:table-cell>
          <table:table-cell table:number-columns-repeated="2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570</text:p>
          </table:table-cell>
          <table:table-cell office:value-type="string" calcext:value-type="string">
            <text:p>吉東</text:p>
          </table:table-cell>
          <table:table-cell office:value-type="float" office:value="82" calcext:value-type="float">
            <text:p>82</text:p>
          </table:table-cell>
          <table:table-cell office:value-type="float" office:value="120.5454" calcext:value-type="float">
            <text:p>120.5454</text:p>
          </table:table-cell>
          <table:table-cell office:value-type="float" office:value="22.8542" calcext:value-type="float">
            <text:p>22.8542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美濃區吉東里吉頂路</text:span><text:span text:style-name="T2">19</text:span><text:span text:style-name="T3">號</text:span><text:span text:style-name="T2">(</text:span><text:span text:style-name="T3">吉東國小</text:span><text:span text:style-name="T2">)</text:span></text:p>
          </table:table-cell>
          <table:table-cell office:value-type="string" calcext:value-type="string">
            <text:p>2013/08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580</text:p>
          </table:table-cell>
          <table:table-cell table:style-name="ce4" office:value-type="string" calcext:value-type="string">
            <text:p><text:span text:style-name="T1">溪南</text:span><text:span text:style-name="T2">(</text:span><text:span text:style-name="T3">特生中心</text:span><text:span text:style-name="T2">)</text:span></text:p>
          </table:table-cell>
          <table:table-cell office:value-type="float" office:value="1656" calcext:value-type="float">
            <text:p>1656</text:p>
          </table:table-cell>
          <table:table-cell office:value-type="float" office:value="120.7885" calcext:value-type="float">
            <text:p>120.7885</text:p>
          </table:table-cell>
          <table:table-cell office:value-type="float" office:value="23.085" calcext:value-type="float">
            <text:p>23.085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桃源區石山林道</text:span><text:span text:style-name="T2">7K(</text:span><text:span text:style-name="T3">特有生物研究保育中心中海拔試驗站</text:span><text:span text:style-name="T2">)</text:span>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590</text:p>
          </table:table-cell>
          <table:table-cell office:value-type="string" calcext:value-type="string">
            <text:p>新發</text:p>
          </table:table-cell>
          <table:table-cell office:value-type="float" office:value="741" calcext:value-type="float">
            <text:p>741</text:p>
          </table:table-cell>
          <table:table-cell office:value-type="float" office:value="120.6461" calcext:value-type="float">
            <text:p>120.6461</text:p>
          </table:table-cell>
          <table:table-cell office:value-type="float" office:value="23.057" calcext:value-type="float">
            <text:p>23.057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六龜區旗山事業區</text:span><text:span text:style-name="T2">61</text:span><text:span text:style-name="T3">林班地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V600</text:p>
          </table:table-cell>
          <table:table-cell office:value-type="string" calcext:value-type="string">
            <text:p>藤枝</text:p>
          </table:table-cell>
          <table:table-cell office:value-type="float" office:value="1561" calcext:value-type="float">
            <text:p>1561</text:p>
          </table:table-cell>
          <table:table-cell office:value-type="float" office:value="120.757" calcext:value-type="float">
            <text:p>120.757</text:p>
          </table:table-cell>
          <table:table-cell office:value-type="float" office:value="23.072" calcext:value-type="float">
            <text:p>23.072</text:p>
          </table:table-cell>
          <table:table-cell office:value-type="string" calcext:value-type="string">
            <text:p>高雄市</text:p>
          </table:table-cell>
          <table:table-cell table:style-name="ce1" office:value-type="string" calcext:value-type="string">
            <text:p>桃源區藤枝森林遊樂區遊客中心</text:p>
          </table:table-cell>
          <table:table-cell office:value-type="string" calcext:value-type="string">
            <text:p>2013/04/18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V780</text:p>
          </table:table-cell>
          <table:table-cell office:value-type="string" calcext:value-type="string">
            <text:p>多納林道</text:p>
          </table:table-cell>
          <table:table-cell office:value-type="float" office:value="1065" calcext:value-type="float">
            <text:p>1065</text:p>
          </table:table-cell>
          <table:table-cell office:value-type="float" office:value="120.7379" calcext:value-type="float">
            <text:p>120.7379</text:p>
          </table:table-cell>
          <table:table-cell office:value-type="float" office:value="22.888" calcext:value-type="float">
            <text:p>22.888</text:p>
          </table:table-cell>
          <table:table-cell office:value-type="string" calcext:value-type="string">
            <text:p>高雄市</text:p>
          </table:table-cell>
          <table:table-cell office:value-type="string" calcext:value-type="string">
            <text:p><text:span text:style-name="T1">茂林區多納林道</text:span><text:span text:style-name="T2">9K(</text:span><text:span text:style-name="T3">林試所六龜研究中心多納苗圃</text:span><text:span text:style-name="T2">)</text:span></text:p>
          </table:table-cell>
          <table:table-cell office:value-type="string" calcext:value-type="string">
            <text:p>2013/12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1">
          <table:table-cell office:value-type="string" calcext:value-type="string">
            <text:p>C1X040</text:p>
          </table:table-cell>
          <table:table-cell office:value-type="string" calcext:value-type="string">
            <text:p>東原</text:p>
          </table:table-cell>
          <table:table-cell office:value-type="float" office:value="232" calcext:value-type="float">
            <text:p>232</text:p>
          </table:table-cell>
          <table:table-cell office:value-type="float" office:value="120.46382" calcext:value-type="float">
            <text:p>120.46382</text:p>
          </table:table-cell>
          <table:table-cell office:value-type="float" office:value="23.291597" calcext:value-type="float">
            <text:p>23.291597</text:p>
          </table:table-cell>
          <table:table-cell office:value-type="string" calcext:value-type="string">
            <text:p>臺南市</text:p>
          </table:table-cell>
          <table:table-cell office:value-type="string" calcext:value-type="string">
            <text:p><text:span text:style-name="T1">東山區高原里</text:span><text:span text:style-name="T2">4</text:span><text:span text:style-name="T3">鄰</text:span><text:span text:style-name="T2">31</text:span><text:span text:style-name="T3">號後方果園</text:span></text:p>
          </table:table-cell>
          <table:table-cell office:value-type="string" calcext:value-type="string">
            <text:p>1993/03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Z010</text:p>
          </table:table-cell>
          <table:table-cell office:value-type="string" calcext:value-type="string">
            <text:p>卓樂</text:p>
          </table:table-cell>
          <table:table-cell office:value-type="float" office:value="198" calcext:value-type="float">
            <text:p>198</text:p>
          </table:table-cell>
          <table:table-cell office:value-type="float" office:value="121.27164" calcext:value-type="float">
            <text:p>121.27164</text:p>
          </table:table-cell>
          <table:table-cell office:value-type="float" office:value="23.297017" calcext:value-type="float">
            <text:p>23.297017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卓溪鄉卓清村卓樂社區長老教會旁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Z030</text:p>
          </table:table-cell>
          <table:table-cell office:value-type="string" calcext:value-type="string">
            <text:p>紅葉</text:p>
          </table:table-cell>
          <table:table-cell office:value-type="float" office:value="218" calcext:value-type="float">
            <text:p>218</text:p>
          </table:table-cell>
          <table:table-cell office:value-type="float" office:value="121.33881" calcext:value-type="float">
            <text:p>121.33881</text:p>
          </table:table-cell>
          <table:table-cell office:value-type="float" office:value="23.493119" calcext:value-type="float">
            <text:p>23.493119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萬榮鄉紅葉村教堂附近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Z040</text:p>
          </table:table-cell>
          <table:table-cell office:value-type="string" calcext:value-type="string">
            <text:p>立山</text:p>
          </table:table-cell>
          <table:table-cell office:value-type="float" office:value="434" calcext:value-type="float">
            <text:p>434</text:p>
          </table:table-cell>
          <table:table-cell office:value-type="float" office:value="121.32738" calcext:value-type="float">
            <text:p>121.32738</text:p>
          </table:table-cell>
          <table:table-cell office:value-type="float" office:value="23.443356" calcext:value-type="float">
            <text:p>23.443356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卓溪鄉立山村後山上</text:p>
          </table:table-cell>
          <table:table-cell office:value-type="string" calcext:value-type="string">
            <text:p>1997/07/01</text:p>
          </table:table-cell>
          <table:table-cell table:number-columns-repeated="4" office:value-type="string" calcext:value-type="string">
            <text:p>　</text:p>
          </table:table-cell>
        </table:table-row>
        <table:table-row table:style-name="ro2">
          <table:table-cell office:value-type="string" calcext:value-type="string">
            <text:p>C1Z090</text:p>
          </table:table-cell>
          <table:table-cell office:value-type="string" calcext:value-type="string">
            <text:p>三棧</text:p>
          </table:table-cell>
          <table:table-cell office:value-type="float" office:value="706" calcext:value-type="float">
            <text:p>706</text:p>
          </table:table-cell>
          <table:table-cell office:value-type="float" office:value="121.60512" calcext:value-type="float">
            <text:p>121.60512</text:p>
          </table:table-cell>
          <table:table-cell office:value-type="float" office:value="24.116964" calcext:value-type="float">
            <text:p>24.116964</text:p>
          </table:table-cell>
          <table:table-cell office:value-type="string" calcext:value-type="string">
            <text:p>花蓮縣</text:p>
          </table:table-cell>
          <table:table-cell table:style-name="ce1" office:value-type="string" calcext:value-type="string">
            <text:p>秀林鄉雙露山</text:p>
          </table:table-cell>
          <table:table-cell office:value-type="string" calcext:value-type="string">
            <text:p>2012/01/01</text:p>
          </table:table-cell>
          <table:table-cell office:value-type="string" calcext:value-type="string">
            <text:p>　</text:p>
          </table:table-cell>
          <table:table-cell office:value-type="string" calcext:value-type="string" table:number-columns-spanned="3" table:number-rows-spanned="1">
            <text:p>　</text:p>
          </table:table-cell>
          <table:covered-table-cell table:number-columns-repeated="2" table:style-name="Default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7" table:default-cell-style-name="ce16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4">
          <table:table-cell table:style-name="ce7" office:value-type="string" calcext:value-type="string">
            <text:p>站號</text:p>
          </table:table-cell>
          <table:table-cell table:style-name="ce9" office:value-type="string" calcext:value-type="string">
            <text:p>站名</text:p>
          </table:table-cell>
          <table:table-cell table:style-name="ce12" office:value-type="string" calcext:value-type="string">
            <text:p><text:span text:style-name="T5">海拔高度</text:span><text:span text:style-name="T6">(M)</text:span></text:p>
          </table:table-cell>
          <table:table-cell table:style-name="ce9" office:value-type="string" calcext:value-type="string">
            <text:p>經度</text:p>
          </table:table-cell>
          <table:table-cell table:style-name="ce9" office:value-type="string" calcext:value-type="string">
            <text:p>緯度</text:p>
          </table:table-cell>
          <table:table-cell table:style-name="ce9" office:value-type="string" calcext:value-type="string">
            <text:p>城市</text:p>
          </table:table-cell>
          <table:table-cell table:style-name="ce9" office:value-type="string" calcext:value-type="string">
            <text:p>地址</text:p>
          </table:table-cell>
          <table:table-cell table:style-name="ce14" office:value-type="string" calcext:value-type="string">
            <text:p>資料起始日期</text:p>
          </table:table-cell>
          <table:table-cell table:style-name="ce9" office:value-type="string" calcext:value-type="string">
            <text:p>撤站日期</text:p>
          </table:table-cell>
          <table:table-cell table:style-name="ce9" office:value-type="string" calcext:value-type="string">
            <text:p>備註</text:p>
          </table:table-cell>
          <table:table-cell table:style-name="ce9" office:value-type="string" calcext:value-type="string">
            <text:p>原站號</text:p>
          </table:table-cell>
          <table:table-cell table:style-name="ce9" office:value-type="string" calcext:value-type="string">
            <text:p>新站號</text:p>
          </table:table-cell>
        </table:table-row>
        <table:table-row table:style-name="ro4">
          <table:table-cell table:style-name="ce8" office:value-type="float" office:value="466921" calcext:value-type="float">
            <text:p>466921</text:p>
          </table:table-cell>
          <table:table-cell table:style-name="ce10" office:value-type="string" calcext:value-type="string">
            <text:p><text:span text:style-name="T5">臺北</text:span><text:span text:style-name="T6">(</text:span><text:span text:style-name="T7">師院</text:span><text:span text:style-name="T6">)</text:span>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121.5132" calcext:value-type="float">
            <text:p>121.5132</text:p>
          </table:table-cell>
          <table:table-cell table:style-name="ce13" office:value-type="float" office:value="25.0363" calcext:value-type="float">
            <text:p>25.0363</text:p>
          </table:table-cell>
          <table:table-cell table:style-name="ce11" office:value-type="string" calcext:value-type="string">
            <text:p>臺北市</text:p>
          </table:table-cell>
          <table:table-cell table:style-name="ce11" office:value-type="string" calcext:value-type="string">
            <text:p>中正區公園路</text:p>
          </table:table-cell>
          <table:table-cell table:style-name="ce15" office:value-type="string" calcext:value-type="string">
            <text:p>1992/02/01</text:p>
          </table:table-cell>
          <table:table-cell table:style-name="ce17" office:value-type="string" calcext:value-type="string">
            <text:p>1997/09/01</text:p>
          </table:table-cell>
          <table:table-cell table:style-name="ce10" office:value-type="string" calcext:value-type="string">
            <text:p><text:span text:style-name="T8">1997</text:span><text:span text:style-name="T7">年</text:span><text:span text:style-name="T6">9</text:span><text:span text:style-name="T7">月遷回原址。</text:span></text:p>
          </table:table-cell>
          <table:table-cell table:number-columns-repeated="2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float" office:value="467411" calcext:value-type="float">
            <text:p>467411</text:p>
          </table:table-cell>
          <table:table-cell table:style-name="ce10" office:value-type="string" calcext:value-type="string">
            <text:p><text:span text:style-name="T5">臺南</text:span><text:span text:style-name="T6">(</text:span><text:span text:style-name="T7">永康</text:span><text:span text:style-name="T6">)</text:span></text:p>
          </table:table-cell>
          <table:table-cell table:style-name="ce13" office:value-type="float" office:value="8.1" calcext:value-type="float">
            <text:p>8.1</text:p>
          </table:table-cell>
          <table:table-cell table:style-name="ce13" office:value-type="float" office:value="120.2367" calcext:value-type="float">
            <text:p>120.2367</text:p>
          </table:table-cell>
          <table:table-cell table:style-name="ce13" office:value-type="float" office:value="23.0384" calcext:value-type="float">
            <text:p>23.0384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永康區中正南路</text:span><text:span text:style-name="T6">654</text:span><text:span text:style-name="T7">巷</text:span><text:span text:style-name="T6">40</text:span><text:span text:style-name="T7">弄</text:span><text:span text:style-name="T6">1</text:span><text:span text:style-name="T7">號</text:span></text:p>
          </table:table-cell>
          <table:table-cell table:style-name="ce15" office:value-type="string" calcext:value-type="string">
            <text:p>1988/05/01</text:p>
          </table:table-cell>
          <table:table-cell table:style-name="ce17" office:value-type="string" calcext:value-type="string">
            <text:p>2002/01/01</text:p>
          </table:table-cell>
          <table:table-cell table:style-name="ce10" office:value-type="string" calcext:value-type="string">
            <text:p><text:span text:style-name="T8">2002/01/01</text:span><text:span text:style-name="T7">遷回臺南市。</text:span></text:p>
          </table:table-cell>
          <table:table-cell table:number-columns-repeated="2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float" office:value="467570" calcext:value-type="float">
            <text:p>467570</text:p>
          </table:table-cell>
          <table:table-cell table:style-name="ce11" office:value-type="string" calcext:value-type="string">
            <text:p>新竹</text:p>
          </table:table-cell>
          <table:table-cell table:style-name="ce13" office:value-type="float" office:value="32.8" calcext:value-type="float">
            <text:p>32.8</text:p>
          </table:table-cell>
          <table:table-cell table:style-name="ce13" office:value-type="float" office:value="120.9776" calcext:value-type="float">
            <text:p>120.9776</text:p>
          </table:table-cell>
          <table:table-cell table:style-name="ce13" office:value-type="float" office:value="24.8004" calcext:value-type="float">
            <text:p>24.8004</text:p>
          </table:table-cell>
          <table:table-cell table:style-name="ce11" office:value-type="string" calcext:value-type="string">
            <text:p>新竹市</text:p>
          </table:table-cell>
          <table:table-cell table:style-name="ce11" office:value-type="string" calcext:value-type="string">
            <text:p>公園路</text:p>
          </table:table-cell>
          <table:table-cell table:style-name="ce15" office:value-type="string" calcext:value-type="string">
            <text:p>1938/01/01</text:p>
          </table:table-cell>
          <table:table-cell table:style-name="ce17" office:value-type="string" calcext:value-type="string">
            <text:p>1991/07/01</text:p>
          </table:table-cell>
          <table:table-cell table:style-name="ce10" office:value-type="string" calcext:value-type="string">
            <text:p><text:span text:style-name="T8">1991/07</text:span><text:span text:style-name="T7">站址遷往竹北。</text:span></text:p>
          </table:table-cell>
          <table:table-cell table:number-columns-repeated="2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float" office:value="467780" calcext:value-type="float">
            <text:p>467780</text:p>
          </table:table-cell>
          <table:table-cell table:style-name="ce11" office:value-type="string" calcext:value-type="string">
            <text:p>七股</text:p>
          </table:table-cell>
          <table:table-cell table:style-name="ce13" office:value-type="float" office:value="2.9" calcext:value-type="float">
            <text:p>2.9</text:p>
          </table:table-cell>
          <table:table-cell table:style-name="ce13" office:value-type="float" office:value="120.0862" calcext:value-type="float">
            <text:p>120.0862</text:p>
          </table:table-cell>
          <table:table-cell table:style-name="ce13" office:value-type="float" office:value="23.147" calcext:value-type="float">
            <text:p>23.147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七股區鹽埕</text:span><text:span text:style-name="T6">237-11</text:span><text:span text:style-name="T7">號</text:span></text:p>
          </table:table-cell>
          <table:table-cell table:style-name="ce15" office:value-type="string" calcext:value-type="string">
            <text:p>2001/11/01</text:p>
          </table:table-cell>
          <table:table-cell table:style-name="ce17" office:value-type="string" calcext:value-type="string">
            <text:p>2016/06/0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A510</text:p>
          </table:table-cell>
          <table:table-cell table:style-name="ce11" office:value-type="string" calcext:value-type="string">
            <text:p>大豹</text:p>
          </table:table-cell>
          <table:table-cell table:style-name="ce13" office:value-type="float" office:value="590" calcext:value-type="float">
            <text:p>590</text:p>
          </table:table-cell>
          <table:table-cell table:style-name="ce13" office:value-type="float" office:value="121.4215" calcext:value-type="float">
            <text:p>121.4215</text:p>
          </table:table-cell>
          <table:table-cell table:style-name="ce13" office:value-type="float" office:value="24.8871" calcext:value-type="float">
            <text:p>24.8871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三峽區</text:span><text:span text:style-name="T6">(</text:span><text:span text:style-name="T7">三峽李山神宮附近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9/05/1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0A590</text:p>
          </table:table-cell>
          <table:table-cell table:style-name="ce11" office:value-type="string" calcext:value-type="string">
            <text:p>大尖山</text:p>
          </table:table-cell>
          <table:table-cell table:style-name="ce13" office:value-type="float" office:value="326" calcext:value-type="float">
            <text:p>326</text:p>
          </table:table-cell>
          <table:table-cell table:style-name="ce13" office:value-type="float" office:value="121.666" calcext:value-type="float">
            <text:p>121.666</text:p>
          </table:table-cell>
          <table:table-cell table:style-name="ce13" office:value-type="float" office:value="25.0515" calcext:value-type="float">
            <text:p>25.0515</text:p>
          </table:table-cell>
          <table:table-cell table:style-name="ce11" office:value-type="string" calcext:value-type="string">
            <text:p>新北市</text:p>
          </table:table-cell>
          <table:table-cell table:style-name="ce11" office:value-type="string" calcext:value-type="string">
            <text:p>汐止區勤進路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11/08/12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A680</text:p>
          </table:table-cell>
          <table:table-cell table:style-name="ce11" office:value-type="string" calcext:value-type="string">
            <text:p>五股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21.435" calcext:value-type="float">
            <text:p>121.435</text:p>
          </table:table-cell>
          <table:table-cell table:style-name="ce13" office:value-type="float" office:value="25.0834" calcext:value-type="float">
            <text:p>25.0834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五股區</text:span><text:span text:style-name="T6">248</text:span><text:span text:style-name="T7">成泰路二段</text:span><text:span text:style-name="T6">49</text:span><text:span text:style-name="T7">巷</text:span><text:span text:style-name="T6">15</text:span><text:span text:style-name="T7">號</text:span><text:span text:style-name="T6">(</text:span><text:span text:style-name="T7">五股國中校園內</text:span><text:span text:style-name="T6">)</text:span></text:p>
          </table:table-cell>
          <table:table-cell table:style-name="ce15" office:value-type="string" calcext:value-type="string">
            <text:p>2009/12/01</text:p>
          </table:table-cell>
          <table:table-cell table:style-name="ce17" office:value-type="string" calcext:value-type="string">
            <text:p>2016/07/02</text:p>
          </table:table-cell>
          <table:table-cell table:style-name="ce10" office:value-type="string" calcext:value-type="string">
            <text:p><text:span text:style-name="T5">原</text:span><text:span text:style-name="T6">(C1A680)</text:span><text:span text:style-name="T7">站因擴充為氣象站，於</text:span><text:span text:style-name="T6">2009/12/1</text:span><text:span text:style-name="T7">升級為</text:span><text:span text:style-name="T6">(C0A680)</text:span><text:span text:style-name="T7">站。</text:span></text:p>
          </table:table-cell>
          <table:table-cell table:style-name="ce17" office:value-type="string" calcext:value-type="string">
            <text:p>C1A68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0A760</text:p>
          </table:table-cell>
          <table:table-cell table:style-name="ce11" office:value-type="string" calcext:value-type="string">
            <text:p>林口國中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21.3749" calcext:value-type="float">
            <text:p>121.3749</text:p>
          </table:table-cell>
          <table:table-cell table:style-name="ce13" office:value-type="float" office:value="25.0815" calcext:value-type="float">
            <text:p>25.0815</text:p>
          </table:table-cell>
          <table:table-cell table:style-name="ce11" office:value-type="string" calcext:value-type="string">
            <text:p>新北市</text:p>
          </table:table-cell>
          <table:table-cell table:style-name="ce11" office:value-type="string" calcext:value-type="string">
            <text:p>林口區林口國中</text:p>
          </table:table-cell>
          <table:table-cell table:style-name="ce15" office:value-type="string" calcext:value-type="string">
            <text:p>1973/02/01</text:p>
          </table:table-cell>
          <table:table-cell table:style-name="ce17" office:value-type="string" calcext:value-type="string">
            <text:p>1987/12/0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A930</text:p>
          </table:table-cell>
          <table:table-cell table:style-name="ce11" office:value-type="string" calcext:value-type="string">
            <text:p>三和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21.5941" calcext:value-type="float">
            <text:p>121.5941</text:p>
          </table:table-cell>
          <table:table-cell table:style-name="ce13" office:value-type="float" office:value="25.2349" calcext:value-type="float">
            <text:p>25.2349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金山區兩湖里</text:span><text:span text:style-name="T6">(</text:span><text:span text:style-name="T7">距兩湖分校約</text:span><text:span text:style-name="T6">300</text:span><text:span text:style-name="T7">公尺</text:span><text:span text:style-name="T6">)</text:span></text:p>
          </table:table-cell>
          <table:table-cell table:style-name="ce15" office:value-type="string" calcext:value-type="string">
            <text:p>1995/01/01</text:p>
          </table:table-cell>
          <table:table-cell table:style-name="ce17" office:value-type="string" calcext:value-type="string">
            <text:p>2014/03/20</text:p>
          </table:table-cell>
          <table:table-cell table:style-name="ce10" office:value-type="string" calcext:value-type="string">
            <text:p><text:span text:style-name="T5">因移位，於</text:span><text:span text:style-name="T6">2014/4/1</text:span><text:span text:style-name="T7">更變為</text:span><text:span text:style-name="T6">(C0A93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931</text:p>
          </table:table-cell>
        </table:table-row>
        <table:table-row table:style-name="ro4">
          <table:table-cell table:style-name="ce8" office:value-type="string" calcext:value-type="string">
            <text:p>C0A9D0</text:p>
          </table:table-cell>
          <table:table-cell table:style-name="ce11" office:value-type="string" calcext:value-type="string">
            <text:p>永和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21.5048" calcext:value-type="float">
            <text:p>121.5048</text:p>
          </table:table-cell>
          <table:table-cell table:style-name="ce13" office:value-type="float" office:value="25.0089" calcext:value-type="float">
            <text:p>25.0089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永和區保生路</text:span><text:span text:style-name="T6">25</text:span><text:span text:style-name="T7">號</text:span><text:span text:style-name="T6">(</text:span><text:span text:style-name="T7">永平國民小學校園內</text:span><text:span text:style-name="T6">)</text:span></text:p>
          </table:table-cell>
          <table:table-cell table:style-name="ce15" office:value-type="string" calcext:value-type="string">
            <text:p>1997/12/01</text:p>
          </table:table-cell>
          <table:table-cell table:style-name="ce17" office:value-type="string" calcext:value-type="string">
            <text:p>2013/12/0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A9H0</text:p>
          </table:table-cell>
          <table:table-cell table:style-name="ce11" office:value-type="string" calcext:value-type="string">
            <text:p>信義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21.5646" calcext:value-type="float">
            <text:p>121.5646</text:p>
          </table:table-cell>
          <table:table-cell table:style-name="ce13" office:value-type="float" office:value="25.0381" calcext:value-type="float">
            <text:p>25.0381</text:p>
          </table:table-cell>
          <table:table-cell table:style-name="ce11" office:value-type="string" calcext:value-type="string">
            <text:p>臺北市</text:p>
          </table:table-cell>
          <table:table-cell table:style-name="ce10" office:value-type="string" calcext:value-type="string">
            <text:p><text:span text:style-name="T5">信義區莊敬路</text:span><text:span text:style-name="T6">423</text:span><text:span text:style-name="T7">巷</text:span><text:span text:style-name="T6">8</text:span><text:span text:style-name="T7">弄</text:span><text:span text:style-name="T6">1</text:span><text:span text:style-name="T7">號</text:span><text:span text:style-name="T6">(</text:span><text:span text:style-name="T7">信義國中內</text:span><text:span text:style-name="T6">)</text:span></text:p>
          </table:table-cell>
          <table:table-cell table:style-name="ce15" office:value-type="string" calcext:value-type="string">
            <text:p>1997/12/01</text:p>
          </table:table-cell>
          <table:table-cell table:style-name="ce17" office:value-type="string" calcext:value-type="string">
            <text:p>2009/03/3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A9I0</text:p>
          </table:table-cell>
          <table:table-cell table:style-name="ce11" office:value-type="string" calcext:value-type="string">
            <text:p>三重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21.4885" calcext:value-type="float">
            <text:p>121.4885</text:p>
          </table:table-cell>
          <table:table-cell table:style-name="ce13" office:value-type="float" office:value="25.064" calcext:value-type="float">
            <text:p>25.064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三重區中正北路</text:span><text:span text:style-name="T6">107</text:span><text:span text:style-name="T7">號</text:span><text:span text:style-name="T6">(</text:span><text:span text:style-name="T7">明志國中校園內</text:span><text:span text:style-name="T6">)</text:span></text:p>
          </table:table-cell>
          <table:table-cell table:style-name="ce15" office:value-type="string" calcext:value-type="string">
            <text:p>1997/12/01</text:p>
          </table:table-cell>
          <table:table-cell table:style-name="ce17" office:value-type="string" calcext:value-type="string">
            <text:p>2010/09/29</text:p>
          </table:table-cell>
          <table:table-cell table:style-name="ce10" office:value-type="string" calcext:value-type="string">
            <text:p><text:span text:style-name="T5">因移位，於</text:span><text:span text:style-name="T6">2010/10/11</text:span><text:span text:style-name="T7">更變為</text:span><text:span text:style-name="T6">(C0A9I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9I1</text:p>
          </table:table-cell>
        </table:table-row>
        <table:table-row table:style-name="ro4">
          <table:table-cell table:style-name="ce8" office:value-type="string" calcext:value-type="string">
            <text:p>C0AC90</text:p>
          </table:table-cell>
          <table:table-cell table:style-name="ce11" office:value-type="string" calcext:value-type="string">
            <text:p>中和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21.4904" calcext:value-type="float">
            <text:p>121.4904</text:p>
          </table:table-cell>
          <table:table-cell table:style-name="ce13" office:value-type="float" office:value="24.9926" calcext:value-type="float">
            <text:p>24.9926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中和區景新街</text:span><text:span text:style-name="T6">467</text:span><text:span text:style-name="T7">巷</text:span><text:span text:style-name="T6">37</text:span><text:span text:style-name="T7">號</text:span><text:span text:style-name="T6">(</text:span><text:span text:style-name="T7">景新國小校園內</text:span><text:span text:style-name="T6">)</text:span></text:p>
          </table:table-cell>
          <table:table-cell table:style-name="ce15" office:value-type="string" calcext:value-type="string">
            <text:p>2009/12/01</text:p>
          </table:table-cell>
          <table:table-cell table:style-name="ce17" office:value-type="string" calcext:value-type="string">
            <text:p>2011/07/22</text:p>
          </table:table-cell>
          <table:table-cell table:style-name="ce10" office:value-type="string" calcext:value-type="string">
            <text:p><text:span text:style-name="T5">原</text:span><text:span text:style-name="T6">(C1AC90)</text:span><text:span text:style-name="T7">站因擴充為氣象站，於</text:span><text:span text:style-name="T6">2009/12/1</text:span><text:span text:style-name="T7">升級為</text:span><text:span text:style-name="T6">(C0AC90)</text:span><text:span text:style-name="T7">站。</text:span></text:p>
          </table:table-cell>
          <table:table-cell table:style-name="ce17" office:value-type="string" calcext:value-type="string">
            <text:p>C1AC9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C450</text:p>
          </table:table-cell>
          <table:table-cell table:style-name="ce11" office:value-type="string" calcext:value-type="string">
            <text:p>新屋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21.1068" calcext:value-type="float">
            <text:p>121.1068</text:p>
          </table:table-cell>
          <table:table-cell table:style-name="ce13" office:value-type="float" office:value="24.9713" calcext:value-type="float">
            <text:p>24.9713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新屋區新屋里</text:span><text:span text:style-name="T6">(</text:span><text:span text:style-name="T7">衛生署桃園醫院新屋分院北面停車場邊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11/09/2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C500</text:p>
          </table:table-cell>
          <table:table-cell table:style-name="ce11" office:value-type="string" calcext:value-type="string">
            <text:p>楊梅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float" office:value="121.1483" calcext:value-type="float">
            <text:p>121.1483</text:p>
          </table:table-cell>
          <table:table-cell table:style-name="ce13" office:value-type="float" office:value="24.9209" calcext:value-type="float">
            <text:p>24.9209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楊梅區高山里</text:span><text:span text:style-name="T6">11</text:span><text:span text:style-name="T7">鄰梅高路</text:span><text:span text:style-name="T6">838</text:span><text:span text:style-name="T7">號</text:span><text:span text:style-name="T6">(</text:span><text:span text:style-name="T7">楊梅高中校門口對面空地</text:span><text:span text:style-name="T6">)</text:span></text:p>
          </table:table-cell>
          <table:table-cell table:style-name="ce15" office:value-type="string" calcext:value-type="string">
            <text:p>2011/12/01</text:p>
          </table:table-cell>
          <table:table-cell table:style-name="ce17" office:value-type="string" calcext:value-type="string">
            <text:p>2013/06/29</text:p>
          </table:table-cell>
          <table:table-cell table:style-name="ce10" office:value-type="string" calcext:value-type="string">
            <text:p><text:span text:style-name="T5">原</text:span><text:span text:style-name="T6">(C1C500)</text:span><text:span text:style-name="T7">站因擴充為氣象站，於</text:span><text:span text:style-name="T6">2011/12/1</text:span><text:span text:style-name="T7">升級為</text:span><text:span text:style-name="T6">(C0C500)</text:span><text:span text:style-name="T7">站。</text:span></text:p>
          </table:table-cell>
          <table:table-cell table:style-name="ce17" office:value-type="string" calcext:value-type="string">
            <text:p>C1C50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C570</text:p>
          </table:table-cell>
          <table:table-cell table:style-name="ce11" office:value-type="string" calcext:value-type="string">
            <text:p>新屋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21.0476" calcext:value-type="float">
            <text:p>121.0476</text:p>
          </table:table-cell>
          <table:table-cell table:style-name="ce13" office:value-type="float" office:value="25.0076" calcext:value-type="float">
            <text:p>25.0076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新屋區東興路二段</text:span><text:span text:style-name="T6">946</text:span><text:span text:style-name="T7">號</text:span></text:p>
          </table:table-cell>
          <table:table-cell table:style-name="ce15" office:value-type="string" calcext:value-type="string">
            <text:p>2008/01/01</text:p>
          </table:table-cell>
          <table:table-cell table:style-name="ce17" office:value-type="string" calcext:value-type="string">
            <text:p>2014/09/27</text:p>
          </table:table-cell>
          <table:table-cell table:style-name="ce10" office:value-type="string" calcext:value-type="string">
            <text:p><text:span text:style-name="T5">原</text:span><text:span text:style-name="T6">(C1C570)</text:span><text:span text:style-name="T7">站因擴充為氣象站，於</text:span><text:span text:style-name="T6">2008/1/1</text:span><text:span text:style-name="T7">升級為</text:span><text:span text:style-name="T6">(C0C570)</text:span><text:span text:style-name="T7">站。</text:span></text:p>
          </table:table-cell>
          <table:table-cell table:style-name="ce17" office:value-type="string" calcext:value-type="string">
            <text:p>C1C57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C580</text:p>
          </table:table-cell>
          <table:table-cell table:style-name="ce11" office:value-type="string" calcext:value-type="string">
            <text:p>新豐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float" office:value="120.9854" calcext:value-type="float">
            <text:p>120.9854</text:p>
          </table:table-cell>
          <table:table-cell table:style-name="ce13" office:value-type="float" office:value="24.8688" calcext:value-type="float">
            <text:p>24.8688</text:p>
          </table:table-cell>
          <table:table-cell table:style-name="ce11" office:value-type="string" calcext:value-type="string">
            <text:p>新竹縣</text:p>
          </table:table-cell>
          <table:table-cell table:style-name="ce11" office:value-type="string" calcext:value-type="string">
            <text:p>新豐鄉</text:p>
          </table:table-cell>
          <table:table-cell table:style-name="ce15" office:value-type="string" calcext:value-type="string">
            <text:p>2007/10/01</text:p>
          </table:table-cell>
          <table:table-cell table:style-name="ce17" office:value-type="string" calcext:value-type="string">
            <text:p>2008/02/24</text:p>
          </table:table-cell>
          <table:table-cell table:style-name="ce10" office:value-type="string" calcext:value-type="string">
            <text:p><text:span text:style-name="T5">原</text:span><text:span text:style-name="T6">(C0C580)</text:span><text:span text:style-name="T7">站因縣市代碼不符，於</text:span><text:span text:style-name="T6">2008/2/25</text:span><text:span text:style-name="T7">重新編碼為</text:span><text:span text:style-name="T6">(C0D59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D590</text:p>
          </table:table-cell>
        </table:table-row>
        <table:table-row table:style-name="ro4">
          <table:table-cell table:style-name="ce8" office:value-type="string" calcext:value-type="string">
            <text:p>C0C610</text:p>
          </table:table-cell>
          <table:table-cell table:style-name="ce11" office:value-type="string" calcext:value-type="string">
            <text:p>龍潭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float" office:value="121.2165" calcext:value-type="float">
            <text:p>121.2165</text:p>
          </table:table-cell>
          <table:table-cell table:style-name="ce13" office:value-type="float" office:value="24.8568" calcext:value-type="float">
            <text:p>24.8568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龍潭區神龍路</text:span><text:span text:style-name="T6">346</text:span><text:span text:style-name="T7">號</text:span><text:span text:style-name="T6">(</text:span><text:span text:style-name="T7">雙龍國民小學校園內</text:span><text:span text:style-name="T6">)</text:span></text:p>
          </table:table-cell>
          <table:table-cell table:style-name="ce15" office:value-type="string" calcext:value-type="string">
            <text:p>2007/10/01</text:p>
          </table:table-cell>
          <table:table-cell table:style-name="ce17" office:value-type="string" calcext:value-type="string">
            <text:p>2014/03/1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D370</text:p>
          </table:table-cell>
          <table:table-cell table:style-name="ce11" office:value-type="string" calcext:value-type="string">
            <text:p>湖口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121.044" calcext:value-type="float">
            <text:p>121.044</text:p>
          </table:table-cell>
          <table:table-cell table:style-name="ce13" office:value-type="float" office:value="24.9091" calcext:value-type="float">
            <text:p>24.9091</text:p>
          </table:table-cell>
          <table:table-cell table:style-name="ce11" office:value-type="string" calcext:value-type="string">
            <text:p>新竹縣</text:p>
          </table:table-cell>
          <table:table-cell table:style-name="ce10" office:value-type="string" calcext:value-type="string">
            <text:p><text:span text:style-name="T5">湖口鄉德盛村</text:span><text:span text:style-name="T6">98-8</text:span><text:span text:style-name="T7">號</text:span><text:span text:style-name="T6">(</text:span><text:span text:style-name="T7">湖口農田水利會內</text:span><text:span text:style-name="T6">)</text:span></text:p>
          </table:table-cell>
          <table:table-cell table:style-name="ce15" office:value-type="string" calcext:value-type="string">
            <text:p>2011/12/01</text:p>
          </table:table-cell>
          <table:table-cell table:style-name="ce17" office:value-type="string" calcext:value-type="string">
            <text:p>2013/09/09</text:p>
          </table:table-cell>
          <table:table-cell table:style-name="ce10" office:value-type="string" calcext:value-type="string">
            <text:p><text:span text:style-name="T5">原</text:span><text:span text:style-name="T6">(C1D370)</text:span><text:span text:style-name="T7">站因擴充為氣象站，於</text:span><text:span text:style-name="T6">2011/12/1</text:span><text:span text:style-name="T7">升級為</text:span><text:span text:style-name="T6">(C0D370)</text:span><text:span text:style-name="T7">站。</text:span></text:p>
          </table:table-cell>
          <table:table-cell table:style-name="ce17" office:value-type="string" calcext:value-type="string">
            <text:p>C1D37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D470</text:p>
          </table:table-cell>
          <table:table-cell table:style-name="ce11" office:value-type="string" calcext:value-type="string">
            <text:p>竹東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float" office:value="121.0579" calcext:value-type="float">
            <text:p>121.0579</text:p>
          </table:table-cell>
          <table:table-cell table:style-name="ce13" office:value-type="float" office:value="24.7671" calcext:value-type="float">
            <text:p>24.7671</text:p>
          </table:table-cell>
          <table:table-cell table:style-name="ce11" office:value-type="string" calcext:value-type="string">
            <text:p>新竹縣</text:p>
          </table:table-cell>
          <table:table-cell table:style-name="ce10" office:value-type="string" calcext:value-type="string">
            <text:p><text:span text:style-name="T5">橫山鄉新庄子</text:span><text:span text:style-name="T6">3</text:span><text:span text:style-name="T7">號</text:span><text:span text:style-name="T6">(</text:span><text:span text:style-name="T7">華山國民中學內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07/05/0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E410</text:p>
          </table:table-cell>
          <table:table-cell table:style-name="ce11" office:value-type="string" calcext:value-type="string">
            <text:p>觀霧</text:p>
          </table:table-cell>
          <table:table-cell table:style-name="ce13" office:value-type="float" office:value="2087" calcext:value-type="float">
            <text:p>2087</text:p>
          </table:table-cell>
          <table:table-cell table:style-name="ce13" office:value-type="float" office:value="121.1132" calcext:value-type="float">
            <text:p>121.1132</text:p>
          </table:table-cell>
          <table:table-cell table:style-name="ce13" office:value-type="float" office:value="24.506" calcext:value-type="float">
            <text:p>24.506</text:p>
          </table:table-cell>
          <table:table-cell table:style-name="ce11" office:value-type="string" calcext:value-type="string">
            <text:p>新竹縣</text:p>
          </table:table-cell>
          <table:table-cell table:style-name="ce10" office:value-type="string" calcext:value-type="string">
            <text:p><text:span text:style-name="T5">五峰鄉及苗栗縣泰安鄉交界</text:span><text:span text:style-name="T6">(</text:span><text:span text:style-name="T7">林務局觀霧國家森林遊樂區遊客中心左前方往樂山基地之路旁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7/06/22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E440</text:p>
          </table:table-cell>
          <table:table-cell table:style-name="ce11" office:value-type="string" calcext:value-type="string">
            <text:p>大河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20.9469" calcext:value-type="float">
            <text:p>120.9469</text:p>
          </table:table-cell>
          <table:table-cell table:style-name="ce13" office:value-type="float" office:value="24.6173" calcext:value-type="float">
            <text:p>24.6173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三灣鄉大河村</text:span><text:span text:style-name="T6">64</text:span><text:span text:style-name="T7">號</text:span><text:span text:style-name="T6">(</text:span><text:span text:style-name="T7">大河國小校園內</text:span><text:span text:style-name="T6">)</text:span></text:p>
          </table:table-cell>
          <table:table-cell table:style-name="ce15" office:value-type="string" calcext:value-type="string">
            <text:p>2008/01/01</text:p>
          </table:table-cell>
          <table:table-cell table:style-name="ce17" office:value-type="string" calcext:value-type="string">
            <text:p>2015/07/23</text:p>
          </table:table-cell>
          <table:table-cell table:style-name="ce10" office:value-type="string" calcext:value-type="string">
            <text:p><text:span text:style-name="T5">原</text:span><text:span text:style-name="T6">(C1E440)</text:span><text:span text:style-name="T7">站因擴充為氣象站，於</text:span><text:span text:style-name="T6">2008/1/1</text:span><text:span text:style-name="T7">升級為</text:span><text:span text:style-name="T6">(C0E440)</text:span><text:span text:style-name="T7">站。</text:span></text:p>
          </table:table-cell>
          <table:table-cell table:style-name="ce17" office:value-type="string" calcext:value-type="string">
            <text:p>C1E44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0E580</text:p>
          </table:table-cell>
          <table:table-cell table:style-name="ce11" office:value-type="string" calcext:value-type="string">
            <text:p>苑里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20.6801" calcext:value-type="float">
            <text:p>120.6801</text:p>
          </table:table-cell>
          <table:table-cell table:style-name="ce13" office:value-type="float" office:value="24.4335" calcext:value-type="float">
            <text:p>24.4335</text:p>
          </table:table-cell>
          <table:table-cell table:style-name="ce11" office:value-type="string" calcext:value-type="string">
            <text:p>苗栗縣</text:p>
          </table:table-cell>
          <table:table-cell table:style-name="ce11" office:value-type="string" calcext:value-type="string">
            <text:p>苑裡鎮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06/1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E760</text:p>
          </table:table-cell>
          <table:table-cell table:style-name="ce11" office:value-type="string" calcext:value-type="string">
            <text:p>苑裡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20.6582" calcext:value-type="float">
            <text:p>120.6582</text:p>
          </table:table-cell>
          <table:table-cell table:style-name="ce13" office:value-type="float" office:value="24.4485" calcext:value-type="float">
            <text:p>24.4485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苑裡鎮育才街</text:span><text:span text:style-name="T6">100</text:span><text:span text:style-name="T7">號</text:span><text:span text:style-name="T6">(</text:span><text:span text:style-name="T7">國立苑裡高中</text:span><text:span text:style-name="T6">)</text:span></text:p>
          </table:table-cell>
          <table:table-cell table:style-name="ce15" office:value-type="string" calcext:value-type="string">
            <text:p>2011/11/01</text:p>
          </table:table-cell>
          <table:table-cell table:style-name="ce17" office:value-type="string" calcext:value-type="string">
            <text:p>2013/07/1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F860</text:p>
          </table:table-cell>
          <table:table-cell table:style-name="ce11" office:value-type="string" calcext:value-type="string">
            <text:p>梨山</text:p>
          </table:table-cell>
          <table:table-cell table:style-name="ce13" office:value-type="float" office:value="1980" calcext:value-type="float">
            <text:p>1980</text:p>
          </table:table-cell>
          <table:table-cell table:style-name="ce13" office:value-type="float" office:value="121.2593" calcext:value-type="float">
            <text:p>121.2593</text:p>
          </table:table-cell>
          <table:table-cell table:style-name="ce13" office:value-type="float" office:value="24.2552" calcext:value-type="float">
            <text:p>24.2552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和平區梨山里福壽路</text:span><text:span text:style-name="T6">10</text:span><text:span text:style-name="T7">號（梨山國小）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04/06/0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F950</text:p>
          </table:table-cell>
          <table:table-cell table:style-name="ce11" office:value-type="string" calcext:value-type="string">
            <text:p>合歡山</text:p>
          </table:table-cell>
          <table:table-cell table:style-name="ce13" office:value-type="float" office:value="3430" calcext:value-type="float">
            <text:p>3430</text:p>
          </table:table-cell>
          <table:table-cell table:style-name="ce13" office:value-type="float" office:value="121.2726" calcext:value-type="float">
            <text:p>121.2726</text:p>
          </table:table-cell>
          <table:table-cell table:style-name="ce13" office:value-type="float" office:value="24.1435" calcext:value-type="float">
            <text:p>24.1435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仁愛鄉</text:span><text:span text:style-name="T6">(</text:span><text:span text:style-name="T7">近合歡山三角點，由松雪樓開車約</text:span><text:span text:style-name="T6">15</text:span><text:span text:style-name="T7">分鐘，大甲溪事業區第</text:span><text:span text:style-name="T6">81</text:span><text:span text:style-name="T7">林班</text:span><text:span text:style-name="T6">)</text:span></text:p>
          </table:table-cell>
          <table:table-cell table:style-name="ce15" office:value-type="string" calcext:value-type="string">
            <text:p>1990/07/01</text:p>
          </table:table-cell>
          <table:table-cell table:style-name="ce17" office:value-type="string" calcext:value-type="string">
            <text:p>2008/02/24</text:p>
          </table:table-cell>
          <table:table-cell table:style-name="ce10" office:value-type="string" calcext:value-type="string">
            <text:p><text:span text:style-name="T5">原</text:span><text:span text:style-name="T6">(C0F950)</text:span><text:span text:style-name="T7">站因縣市代碼不符，於</text:span><text:span text:style-name="T6">2008/2/25</text:span><text:span text:style-name="T7">重新編碼為</text:span><text:span text:style-name="T6">(C0H9C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H9C0</text:p>
          </table:table-cell>
        </table:table-row>
        <table:table-row table:style-name="ro4">
          <table:table-cell table:style-name="ce8" office:value-type="string" calcext:value-type="string">
            <text:p>C0F990</text:p>
          </table:table-cell>
          <table:table-cell table:style-name="ce11" office:value-type="string" calcext:value-type="string">
            <text:p>橫山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20.6073" calcext:value-type="float">
            <text:p>120.6073</text:p>
          </table:table-cell>
          <table:table-cell table:style-name="ce13" office:value-type="float" office:value="24.2191" calcext:value-type="float">
            <text:p>24.2191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大雅區橫山通山路</text:span><text:span text:style-name="T6">46</text:span><text:span text:style-name="T7">號</text:span><text:span text:style-name="T6">(</text:span><text:span text:style-name="T7">台中高爾球場辦公室後面</text:span><text:span text:style-name="T6">)</text:span></text:p>
          </table:table-cell>
          <table:table-cell table:style-name="ce15" office:value-type="string" calcext:value-type="string">
            <text:p>2008/04/01</text:p>
          </table:table-cell>
          <table:table-cell table:style-name="ce17" office:value-type="string" calcext:value-type="string">
            <text:p>2015/07/30</text:p>
          </table:table-cell>
          <table:table-cell table:style-name="ce10" office:value-type="string" calcext:value-type="string">
            <text:p><text:span text:style-name="T5">原</text:span><text:span text:style-name="T6">(C1F990)</text:span><text:span text:style-name="T7">站因擴充為氣象站，於</text:span><text:span text:style-name="T6">2008/4/1</text:span><text:span text:style-name="T7">升級為</text:span><text:span text:style-name="T6">(C0F990)</text:span><text:span text:style-name="T7">站。</text:span></text:p>
          </table:table-cell>
          <table:table-cell table:style-name="ce17" office:value-type="string" calcext:value-type="string">
            <text:p>C1F99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G710</text:p>
          </table:table-cell>
          <table:table-cell table:style-name="ce11" office:value-type="string" calcext:value-type="string">
            <text:p>台西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120.2798" calcext:value-type="float">
            <text:p>120.2798</text:p>
          </table:table-cell>
          <table:table-cell table:style-name="ce13" office:value-type="float" office:value="23.8485" calcext:value-type="float">
            <text:p>23.8485</text:p>
          </table:table-cell>
          <table:table-cell table:style-name="ce11" office:value-type="string" calcext:value-type="string">
            <text:p>彰化縣</text:p>
          </table:table-cell>
          <table:table-cell table:style-name="ce10" office:value-type="string" calcext:value-type="string">
            <text:p><text:span text:style-name="T5">大城鄉臺西村許厝巷</text:span><text:span text:style-name="T6">2</text:span><text:span text:style-name="T7">之</text:span><text:span text:style-name="T6">10</text:span><text:span text:style-name="T7">號旁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5/05/25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0H980</text:p>
          </table:table-cell>
          <table:table-cell table:style-name="ce11" office:value-type="string" calcext:value-type="string">
            <text:p>中興新村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120.9951" calcext:value-type="float">
            <text:p>120.9951</text:p>
          </table:table-cell>
          <table:table-cell table:style-name="ce13" office:value-type="float" office:value="23.9363" calcext:value-type="float">
            <text:p>23.9363</text:p>
          </table:table-cell>
          <table:table-cell table:style-name="ce11" office:value-type="string" calcext:value-type="string">
            <text:p>南投縣</text:p>
          </table:table-cell>
          <table:table-cell table:style-name="ce11" office:value-type="string" calcext:value-type="string">
            <text:p>南投市中興新村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1996/01/10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K290</text:p>
          </table:table-cell>
          <table:table-cell table:style-name="ce11" office:value-type="string" calcext:value-type="string">
            <text:p>宜梧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0.1726" calcext:value-type="float">
            <text:p>120.1726</text:p>
          </table:table-cell>
          <table:table-cell table:style-name="ce13" office:value-type="float" office:value="23.5422" calcext:value-type="float">
            <text:p>23.5422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口湖鄉口湖村</text:span><text:span text:style-name="T6">191</text:span><text:span text:style-name="T7">號木宜梧農場</text:span><text:span text:style-name="T6">(</text:span><text:span text:style-name="T7">口湖段下湖口</text:span><text:span text:style-name="T6">425</text:span><text:span text:style-name="T7">號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0/09/15</text:p>
          </table:table-cell>
          <table:table-cell table:style-name="ce10" office:value-type="string" calcext:value-type="string">
            <text:p><text:span text:style-name="T5">因觀測位置不佳，於</text:span><text:span text:style-name="T6">2010/9/27</text:span><text:span text:style-name="T7">更變為</text:span><text:span text:style-name="T6">(C0K29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K291</text:p>
          </table:table-cell>
        </table:table-row>
        <table:table-row table:style-name="ro2">
          <table:table-cell table:style-name="ce8" office:value-type="string" calcext:value-type="string">
            <text:p>C0K300</text:p>
          </table:table-cell>
          <table:table-cell table:style-name="ce11" office:value-type="string" calcext:value-type="string">
            <text:p>大埔</text:p>
          </table:table-cell>
          <table:table-cell table:style-name="ce13" office:value-type="float" office:value="369" calcext:value-type="float">
            <text:p>369</text:p>
          </table:table-cell>
          <table:table-cell table:style-name="ce13" office:value-type="float" office:value="120.6053" calcext:value-type="float">
            <text:p>120.6053</text:p>
          </table:table-cell>
          <table:table-cell table:style-name="ce13" office:value-type="float" office:value="23.6413" calcext:value-type="float">
            <text:p>23.6413</text:p>
          </table:table-cell>
          <table:table-cell table:style-name="ce11" office:value-type="string" calcext:value-type="string">
            <text:p>雲林縣</text:p>
          </table:table-cell>
          <table:table-cell table:style-name="ce11" office:value-type="string" calcext:value-type="string">
            <text:p>古坑鄉朝陽村北極殿旁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6/05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0O890</text:p>
          </table:table-cell>
          <table:table-cell table:style-name="ce11" office:value-type="string" calcext:value-type="string">
            <text:p>南化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0.4886" calcext:value-type="float">
            <text:p>120.4886</text:p>
          </table:table-cell>
          <table:table-cell table:style-name="ce13" office:value-type="float" office:value="23.0427" calcext:value-type="float">
            <text:p>23.0427</text:p>
          </table:table-cell>
          <table:table-cell table:style-name="ce11" office:value-type="string" calcext:value-type="string">
            <text:p>臺南市</text:p>
          </table:table-cell>
          <table:table-cell table:style-name="ce11" office:value-type="string" calcext:value-type="string">
            <text:p>南化區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1996/01/0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O910</text:p>
          </table:table-cell>
          <table:table-cell table:style-name="ce11" office:value-type="string" calcext:value-type="string">
            <text:p>新營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0.3215" calcext:value-type="float">
            <text:p>120.3215</text:p>
          </table:table-cell>
          <table:table-cell table:style-name="ce13" office:value-type="float" office:value="23.2923" calcext:value-type="float">
            <text:p>23.2923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柳營區</text:span><text:span text:style-name="T6">73603</text:span><text:span text:style-name="T7">太康里一號</text:span><text:span text:style-name="T6">(</text:span><text:span text:style-name="T7">太康段</text:span><text:span text:style-name="T6">523-12</text:span><text:span text:style-name="T7">號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6/04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R340</text:p>
          </table:table-cell>
          <table:table-cell table:style-name="ce11" office:value-type="string" calcext:value-type="string">
            <text:p>牡丹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120.8378" calcext:value-type="float">
            <text:p>120.8378</text:p>
          </table:table-cell>
          <table:table-cell table:style-name="ce13" office:value-type="float" office:value="22.1924" calcext:value-type="float">
            <text:p>22.1924</text:p>
          </table:table-cell>
          <table:table-cell table:style-name="ce11" office:value-type="string" calcext:value-type="string">
            <text:p>屏東縣</text:p>
          </table:table-cell>
          <table:table-cell table:style-name="ce11" office:value-type="string" calcext:value-type="string">
            <text:p>牡丹鄉牡丹國民小學</text:p>
          </table:table-cell>
          <table:table-cell table:style-name="ce15" office:value-type="string" calcext:value-type="string">
            <text:p>1997/07/01</text:p>
          </table:table-cell>
          <table:table-cell table:style-name="ce17" office:value-type="string" calcext:value-type="string">
            <text:p>1999/04/12</text:p>
          </table:table-cell>
          <table:table-cell table:style-name="ce10" office:value-type="string" calcext:value-type="string">
            <text:p><text:span text:style-name="T5">原</text:span><text:span text:style-name="T6">(C0R340)</text:span><text:span text:style-name="T7">站於</text:span><text:span text:style-name="T6">1999/4/12</text:span><text:span text:style-name="T7">變更為</text:span><text:span text:style-name="T6">(C1R3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R340</text:p>
          </table:table-cell>
        </table:table-row>
        <table:table-row table:style-name="ro4">
          <table:table-cell table:style-name="ce8" office:value-type="string" calcext:value-type="string">
            <text:p>C0S720</text:p>
          </table:table-cell>
          <table:table-cell table:style-name="ce11" office:value-type="string" calcext:value-type="string">
            <text:p>靜浦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121.4948" calcext:value-type="float">
            <text:p>121.4948</text:p>
          </table:table-cell>
          <table:table-cell table:style-name="ce13" office:value-type="float" office:value="23.4551" calcext:value-type="float">
            <text:p>23.4551</text:p>
          </table:table-cell>
          <table:table-cell table:style-name="ce11" office:value-type="string" calcext:value-type="string">
            <text:p>花蓮縣</text:p>
          </table:table-cell>
          <table:table-cell table:style-name="ce11" office:value-type="string" calcext:value-type="string">
            <text:p>豐濱鄉靜浦村活動中心後山上</text:p>
          </table:table-cell>
          <table:table-cell table:style-name="ce15" office:value-type="string" calcext:value-type="string">
            <text:p>1997/07/01</text:p>
          </table:table-cell>
          <table:table-cell table:style-name="ce17" office:value-type="string" calcext:value-type="string">
            <text:p>2008/02/24</text:p>
          </table:table-cell>
          <table:table-cell table:style-name="ce10" office:value-type="string" calcext:value-type="string">
            <text:p><text:span text:style-name="T5">原</text:span><text:span text:style-name="T6">(C0S720)</text:span><text:span text:style-name="T7">站因縣市代碼不符，於</text:span><text:span text:style-name="T6">2008/2/25</text:span><text:span text:style-name="T7">重新編碼為</text:span><text:span text:style-name="T6">(C0T9M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T9M0</text:p>
          </table:table-cell>
        </table:table-row>
        <table:table-row table:style-name="ro4">
          <table:table-cell table:style-name="ce8" office:value-type="string" calcext:value-type="string">
            <text:p>C0T840</text:p>
          </table:table-cell>
          <table:table-cell table:style-name="ce11" office:value-type="string" calcext:value-type="string">
            <text:p>新城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121.6056" calcext:value-type="float">
            <text:p>121.6056</text:p>
          </table:table-cell>
          <table:table-cell table:style-name="ce13" office:value-type="float" office:value="23.9988" calcext:value-type="float">
            <text:p>23.9988</text:p>
          </table:table-cell>
          <table:table-cell table:style-name="ce11" office:value-type="string" calcext:value-type="string">
            <text:p>花蓮縣</text:p>
          </table:table-cell>
          <table:table-cell table:style-name="ce10" office:value-type="string" calcext:value-type="string">
            <text:p><text:span text:style-name="T5">新城鄉北埔村北埔路</text:span><text:span text:style-name="T6">170</text:span><text:span text:style-name="T7">號</text:span><text:span text:style-name="T6">(</text:span><text:span text:style-name="T7">北埔國民小學內</text:span><text:span text:style-name="T6">)</text:span></text:p>
          </table:table-cell>
          <table:table-cell table:style-name="ce15" office:value-type="string" calcext:value-type="string">
            <text:p>1996/01/01</text:p>
          </table:table-cell>
          <table:table-cell table:style-name="ce17" office:value-type="string" calcext:value-type="string">
            <text:p>2009/09/24</text:p>
          </table:table-cell>
          <table:table-cell table:style-name="ce10" office:value-type="string" calcext:value-type="string">
            <text:p><text:span text:style-name="T5">因移位，於</text:span><text:span text:style-name="T6">2009/10/15</text:span><text:span text:style-name="T7">更變為</text:span><text:span text:style-name="T6">(C0T84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T841</text:p>
          </table:table-cell>
        </table:table-row>
        <table:table-row table:style-name="ro2">
          <table:table-cell table:style-name="ce8" office:value-type="string" calcext:value-type="string">
            <text:p>C0U640</text:p>
          </table:table-cell>
          <table:table-cell table:style-name="ce11" office:value-type="string" calcext:value-type="string">
            <text:p>羅東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21.7478" calcext:value-type="float">
            <text:p>121.7478</text:p>
          </table:table-cell>
          <table:table-cell table:style-name="ce13" office:value-type="float" office:value="24.6838" calcext:value-type="float">
            <text:p>24.6838</text:p>
          </table:table-cell>
          <table:table-cell table:style-name="ce11" office:value-type="string" calcext:value-type="string">
            <text:p>宜蘭縣</text:p>
          </table:table-cell>
          <table:table-cell table:style-name="ce11" office:value-type="string" calcext:value-type="string">
            <text:p>羅東鎮羅東公園</text:p>
          </table:table-cell>
          <table:table-cell table:style-name="ce15" office:value-type="string" calcext:value-type="string">
            <text:p>1996/01/01</text:p>
          </table:table-cell>
          <table:table-cell table:style-name="ce17" office:value-type="string" calcext:value-type="string">
            <text:p>2015/12/0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V430</text:p>
          </table:table-cell>
          <table:table-cell table:style-name="ce11" office:value-type="string" calcext:value-type="string">
            <text:p>左營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20.2937" calcext:value-type="float">
            <text:p>120.2937</text:p>
          </table:table-cell>
          <table:table-cell table:style-name="ce13" office:value-type="float" office:value="22.6779" calcext:value-type="float">
            <text:p>22.6779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左營區曾子路</text:span><text:span text:style-name="T6">281</text:span><text:span text:style-name="T7">號（左營國中舊校區內）</text:span></text:p>
          </table:table-cell>
          <table:table-cell table:style-name="ce15" office:value-type="string" calcext:value-type="string">
            <text:p>2013/12/01</text:p>
          </table:table-cell>
          <table:table-cell table:style-name="ce17" office:value-type="string" calcext:value-type="string">
            <text:p>2015/09/08</text:p>
          </table:table-cell>
          <table:table-cell table:style-name="ce10" office:value-type="string" calcext:value-type="string">
            <text:p><text:span text:style-name="T5">原</text:span><text:span text:style-name="T6">(C1V430)</text:span><text:span text:style-name="T7">站因移位及擴充為氣象站，於</text:span><text:span text:style-name="T6">2013/12/1</text:span><text:span text:style-name="T7">升級為</text:span><text:span text:style-name="T6">(C0V430)</text:span><text:span text:style-name="T7">站。</text:span></text:p>
          </table:table-cell>
          <table:table-cell table:style-name="ce17" office:value-type="string" calcext:value-type="string">
            <text:p>C1V43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0X020</text:p>
          </table:table-cell>
          <table:table-cell table:style-name="ce11" office:value-type="string" calcext:value-type="string">
            <text:p>關子嶺</text:p>
          </table:table-cell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120.5116" calcext:value-type="float">
            <text:p>120.5116</text:p>
          </table:table-cell>
          <table:table-cell table:style-name="ce13" office:value-type="float" office:value="23.327" calcext:value-type="float">
            <text:p>23.327</text:p>
          </table:table-cell>
          <table:table-cell table:style-name="ce11" office:value-type="string" calcext:value-type="string">
            <text:p>臺南市</text:p>
          </table:table-cell>
          <table:table-cell table:style-name="ce11" office:value-type="string" calcext:value-type="string">
            <text:p>白河區關嶺里</text:p>
          </table:table-cell>
          <table:table-cell table:style-name="ce15" office:value-type="string" calcext:value-type="string">
            <text:p>1993/05/01</text:p>
          </table:table-cell>
          <table:table-cell table:style-name="ce17" office:value-type="string" calcext:value-type="string">
            <text:p>2015/04/1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0Z060</text:p>
          </table:table-cell>
          <table:table-cell table:style-name="ce11" office:value-type="string" calcext:value-type="string">
            <text:p>玉里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21.3178" calcext:value-type="float">
            <text:p>121.3178</text:p>
          </table:table-cell>
          <table:table-cell table:style-name="ce13" office:value-type="float" office:value="23.3446" calcext:value-type="float">
            <text:p>23.3446</text:p>
          </table:table-cell>
          <table:table-cell table:style-name="ce11" office:value-type="string" calcext:value-type="string">
            <text:p>花蓮縣</text:p>
          </table:table-cell>
          <table:table-cell table:style-name="ce10" office:value-type="string" calcext:value-type="string">
            <text:p><text:span text:style-name="T5">玉里鎮中華路</text:span><text:span text:style-name="T6">414</text:span><text:span text:style-name="T7">號內</text:span><text:span text:style-name="T6">(</text:span><text:span text:style-name="T7">林務局花蓮林管處玉里工作站宿舍旁</text:span><text:span text:style-name="T6">)</text:span></text:p>
          </table:table-cell>
          <table:table-cell table:style-name="ce15" office:value-type="string" calcext:value-type="string">
            <text:p>1997/07/01</text:p>
          </table:table-cell>
          <table:table-cell table:style-name="ce17" office:value-type="string" calcext:value-type="string">
            <text:p>2008/02/19</text:p>
          </table:table-cell>
          <table:table-cell table:style-name="ce10" office:value-type="string" calcext:value-type="string">
            <text:p><text:span text:style-name="T5">因移位，於</text:span><text:span text:style-name="T6">2008/2/20</text:span><text:span text:style-name="T7">更變為</text:span><text:span text:style-name="T6">(C0Z06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Z061</text:p>
          </table:table-cell>
        </table:table-row>
        <table:table-row table:style-name="ro4">
          <table:table-cell table:style-name="ce8" office:value-type="string" calcext:value-type="string">
            <text:p>C1A640</text:p>
          </table:table-cell>
          <table:table-cell table:style-name="ce11" office:value-type="string" calcext:value-type="string">
            <text:p>石碇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121.6629" calcext:value-type="float">
            <text:p>121.6629</text:p>
          </table:table-cell>
          <table:table-cell table:style-name="ce13" office:value-type="float" office:value="24.9937" calcext:value-type="float">
            <text:p>24.9937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石碇區湳窟</text:span><text:span text:style-name="T6">34</text:span><text:span text:style-name="T7">號附近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9/11/30</text:p>
          </table:table-cell>
          <table:table-cell table:style-name="ce10" office:value-type="string" calcext:value-type="string">
            <text:p><text:span text:style-name="T5">因擴充為氣象站，於</text:span><text:span text:style-name="T6">2009/12/1</text:span><text:span text:style-name="T7">升級為</text:span><text:span text:style-name="T6">(C0A6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640</text:p>
          </table:table-cell>
        </table:table-row>
        <table:table-row table:style-name="ro4">
          <table:table-cell table:style-name="ce8" office:value-type="string" calcext:value-type="string">
            <text:p>C1A650</text:p>
          </table:table-cell>
          <table:table-cell table:style-name="ce11" office:value-type="string" calcext:value-type="string">
            <text:p>火燒寮</text:p>
          </table:table-cell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121.7426" calcext:value-type="float">
            <text:p>121.7426</text:p>
          </table:table-cell>
          <table:table-cell table:style-name="ce13" office:value-type="float" office:value="25.0024" calcext:value-type="float">
            <text:p>25.0024</text:p>
          </table:table-cell>
          <table:table-cell table:style-name="ce11" office:value-type="string" calcext:value-type="string">
            <text:p>新北市</text:p>
          </table:table-cell>
          <table:table-cell table:style-name="ce11" office:value-type="string" calcext:value-type="string">
            <text:p>平溪區東勢村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9/11/30</text:p>
          </table:table-cell>
          <table:table-cell table:style-name="ce10" office:value-type="string" calcext:value-type="string">
            <text:p><text:span text:style-name="T5">因擴充為氣象站，於</text:span><text:span text:style-name="T6">2009/12/1</text:span><text:span text:style-name="T7">升級為</text:span><text:span text:style-name="T6">(C0A65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650</text:p>
          </table:table-cell>
        </table:table-row>
        <table:table-row table:style-name="ro4">
          <table:table-cell table:style-name="ce8" office:value-type="string" calcext:value-type="string">
            <text:p>C1A660</text:p>
          </table:table-cell>
          <table:table-cell table:style-name="ce11" office:value-type="string" calcext:value-type="string">
            <text:p>瑞芳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float" office:value="121.8013" calcext:value-type="float">
            <text:p>121.8013</text:p>
          </table:table-cell>
          <table:table-cell table:style-name="ce13" office:value-type="float" office:value="25.1132" calcext:value-type="float">
            <text:p>25.1132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瑞芳區龍山里逢甲路</text:span><text:span text:style-name="T6">360</text:span><text:span text:style-name="T7">號</text:span><text:span text:style-name="T6">(</text:span><text:span text:style-name="T7">義方國民小學校園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9/11/30</text:p>
          </table:table-cell>
          <table:table-cell table:style-name="ce10" office:value-type="string" calcext:value-type="string">
            <text:p><text:span text:style-name="T5">因擴充為氣象站，於</text:span><text:span text:style-name="T6">2009/12/1</text:span><text:span text:style-name="T7">升級為</text:span><text:span text:style-name="T6">(C0A66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660</text:p>
          </table:table-cell>
        </table:table-row>
        <table:table-row table:style-name="ro4">
          <table:table-cell table:style-name="ce8" office:value-type="string" calcext:value-type="string">
            <text:p>C1A670</text:p>
          </table:table-cell>
          <table:table-cell table:style-name="ce11" office:value-type="string" calcext:value-type="string">
            <text:p>新莊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21.4468" calcext:value-type="float">
            <text:p>121.4468</text:p>
          </table:table-cell>
          <table:table-cell table:style-name="ce13" office:value-type="float" office:value="25.0515" calcext:value-type="float">
            <text:p>25.0515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新莊區立言里新泰路</text:span><text:span text:style-name="T6">359</text:span><text:span text:style-name="T7">號</text:span><text:span text:style-name="T6">(</text:span><text:span text:style-name="T7">新泰國民中學旁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9/03/19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A680</text:p>
          </table:table-cell>
          <table:table-cell table:style-name="ce11" office:value-type="string" calcext:value-type="string">
            <text:p>五股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21.4354" calcext:value-type="float">
            <text:p>121.4354</text:p>
          </table:table-cell>
          <table:table-cell table:style-name="ce13" office:value-type="float" office:value="25.0835" calcext:value-type="float">
            <text:p>25.0835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五股區成泰路二段</text:span><text:span text:style-name="T6">49</text:span><text:span text:style-name="T7">巷</text:span><text:span text:style-name="T6">15</text:span><text:span text:style-name="T7">號</text:span><text:span text:style-name="T6">(</text:span><text:span text:style-name="T7">五股國中校園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9/11/30</text:p>
          </table:table-cell>
          <table:table-cell table:style-name="ce10" office:value-type="string" calcext:value-type="string">
            <text:p><text:span text:style-name="T5">因擴充為氣象站，於</text:span><text:span text:style-name="T6">2009/12/1</text:span><text:span text:style-name="T7">升級為</text:span><text:span text:style-name="T6">(C0A68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680</text:p>
          </table:table-cell>
        </table:table-row>
        <table:table-row table:style-name="ro4">
          <table:table-cell table:style-name="ce8" office:value-type="string" calcext:value-type="string">
            <text:p>C1A690</text:p>
          </table:table-cell>
          <table:table-cell table:style-name="ce11" office:value-type="string" calcext:value-type="string">
            <text:p>木柵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float" office:value="121.5863" calcext:value-type="float">
            <text:p>121.5863</text:p>
          </table:table-cell>
          <table:table-cell table:style-name="ce13" office:value-type="float" office:value="24.981" calcext:value-type="float">
            <text:p>24.981</text:p>
          </table:table-cell>
          <table:table-cell table:style-name="ce11" office:value-type="string" calcext:value-type="string">
            <text:p>臺北市</text:p>
          </table:table-cell>
          <table:table-cell table:style-name="ce10" office:value-type="string" calcext:value-type="string">
            <text:p><text:span text:style-name="T5">文山區萬壽路</text:span><text:span text:style-name="T6">115</text:span><text:span text:style-name="T7">號</text:span><text:span text:style-name="T6">(</text:span><text:span text:style-name="T7">木柵指南宮前左側步道上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9/07/14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A700</text:p>
          </table:table-cell>
          <table:table-cell table:style-name="ce11" office:value-type="string" calcext:value-type="string">
            <text:p>南勢角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121.4899" calcext:value-type="float">
            <text:p>121.4899</text:p>
          </table:table-cell>
          <table:table-cell table:style-name="ce13" office:value-type="float" office:value="24.9813" calcext:value-type="float">
            <text:p>24.9813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中和區圓通路</text:span><text:span text:style-name="T6">367</text:span><text:span text:style-name="T7">巷</text:span><text:span text:style-name="T6">64</text:span><text:span text:style-name="T7">號</text:span><text:span text:style-name="T6">(</text:span><text:span text:style-name="T7">慈雲寺右旁步行</text:span><text:span text:style-name="T6">2</text:span><text:span text:style-name="T7">分鐘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9/07/1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A710</text:p>
          </table:table-cell>
          <table:table-cell table:style-name="ce11" office:value-type="string" calcext:value-type="string">
            <text:p>林口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float" office:value="121.3782" calcext:value-type="float">
            <text:p>121.3782</text:p>
          </table:table-cell>
          <table:table-cell table:style-name="ce13" office:value-type="float" office:value="25.0763" calcext:value-type="float">
            <text:p>25.0763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林口區湖南里頭湖</text:span><text:span text:style-name="T6">150</text:span><text:span text:style-name="T7">號</text:span><text:span text:style-name="T6">(</text:span><text:span text:style-name="T7">林口國中校園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9/11/30</text:p>
          </table:table-cell>
          <table:table-cell table:style-name="ce10" office:value-type="string" calcext:value-type="string">
            <text:p><text:span text:style-name="T5">因擴充為氣象站，於</text:span><text:span text:style-name="T6">2009/12/1</text:span><text:span text:style-name="T7">升級為</text:span><text:span text:style-name="T6">(C0A71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710</text:p>
          </table:table-cell>
        </table:table-row>
        <table:table-row table:style-name="ro2">
          <table:table-cell table:style-name="ce8" office:value-type="string" calcext:value-type="string">
            <text:p>C1A720</text:p>
          </table:table-cell>
          <table:table-cell table:style-name="ce11" office:value-type="string" calcext:value-type="string">
            <text:p>松山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1.5654" calcext:value-type="float">
            <text:p>121.5654</text:p>
          </table:table-cell>
          <table:table-cell table:style-name="ce13" office:value-type="float" office:value="25.0749" calcext:value-type="float">
            <text:p>25.0749</text:p>
          </table:table-cell>
          <table:table-cell table:style-name="ce11" office:value-type="string" calcext:value-type="string">
            <text:p>臺北市</text:p>
          </table:table-cell>
          <table:table-cell table:style-name="ce11" office:value-type="string" calcext:value-type="string">
            <text:p>松山區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1992/02/2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1A740</text:p>
          </table:table-cell>
          <table:table-cell table:style-name="ce11" office:value-type="string" calcext:value-type="string">
            <text:p>淡水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21.4568" calcext:value-type="float">
            <text:p>121.4568</text:p>
          </table:table-cell>
          <table:table-cell table:style-name="ce13" office:value-type="float" office:value="25.1626" calcext:value-type="float">
            <text:p>25.1626</text:p>
          </table:table-cell>
          <table:table-cell table:style-name="ce11" office:value-type="string" calcext:value-type="string">
            <text:p>新北市</text:p>
          </table:table-cell>
          <table:table-cell table:style-name="ce11" office:value-type="string" calcext:value-type="string">
            <text:p>淡水區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1997/06/0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A970</text:p>
          </table:table-cell>
          <table:table-cell table:style-name="ce11" office:value-type="string" calcext:value-type="string">
            <text:p>關渡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121.4674" calcext:value-type="float">
            <text:p>121.4674</text:p>
          </table:table-cell>
          <table:table-cell table:style-name="ce13" office:value-type="float" office:value="25.1329" calcext:value-type="float">
            <text:p>25.1329</text:p>
          </table:table-cell>
          <table:table-cell table:style-name="ce11" office:value-type="string" calcext:value-type="string">
            <text:p>臺北市</text:p>
          </table:table-cell>
          <table:table-cell table:style-name="ce10" office:value-type="string" calcext:value-type="string">
            <text:p><text:span text:style-name="T5">北投區大成崗</text:span><text:span text:style-name="T6">112</text:span><text:span text:style-name="T7">號</text:span><text:span text:style-name="T6">(</text:span><text:span text:style-name="T7">北台灣科學技術學院校園內</text:span><text:span text:style-name="T6">)</text:span></text:p>
          </table:table-cell>
          <table:table-cell table:style-name="ce15" office:value-type="string" calcext:value-type="string">
            <text:p>1992/05/20</text:p>
          </table:table-cell>
          <table:table-cell table:style-name="ce17" office:value-type="string" calcext:value-type="string">
            <text:p>2008/02/24</text:p>
          </table:table-cell>
          <table:table-cell table:style-name="ce10" office:value-type="string" calcext:value-type="string">
            <text:p><text:span text:style-name="T5">因與三貂角氣象站</text:span><text:span text:style-name="T6">(C0A970)</text:span><text:span text:style-name="T7">重複編號，於</text:span><text:span text:style-name="T6">2008/2/25</text:span><text:span text:style-name="T7">起變更站碼為</text:span><text:span text:style-name="T6">(C1AC50)</text:span><text:span text:style-name="T7">。</text:span><text:span text:style-name="T6">2009/2/18</text:span><text:span text:style-name="T7">～</text:span><text:span text:style-name="T6">2009/2/19</text:span><text:span text:style-name="T7">原址儀器汰換，原站址位於校園內，汰換後移至樓頂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AC50</text:p>
          </table:table-cell>
        </table:table-row>
        <table:table-row table:style-name="ro4">
          <table:table-cell table:style-name="ce8" office:value-type="string" calcext:value-type="string">
            <text:p>C1AC80</text:p>
          </table:table-cell>
          <table:table-cell table:style-name="ce11" office:value-type="string" calcext:value-type="string">
            <text:p>文山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121.5757" calcext:value-type="float">
            <text:p>121.5757</text:p>
          </table:table-cell>
          <table:table-cell table:style-name="ce13" office:value-type="float" office:value="25.0021" calcext:value-type="float">
            <text:p>25.0021</text:p>
          </table:table-cell>
          <table:table-cell table:style-name="ce11" office:value-type="string" calcext:value-type="string">
            <text:p>臺北市</text:p>
          </table:table-cell>
          <table:table-cell table:style-name="ce10" office:value-type="string" calcext:value-type="string">
            <text:p><text:span text:style-name="T5">文山區木柵路</text:span><text:span text:style-name="T6">4</text:span><text:span text:style-name="T7">段</text:span><text:span text:style-name="T6">159</text:span><text:span text:style-name="T7">巷</text:span><text:span text:style-name="T6">14-1</text:span><text:span text:style-name="T7">號</text:span><text:span text:style-name="T6">(</text:span><text:span text:style-name="T7">博嘉國小校園內</text:span><text:span text:style-name="T6">)</text:span></text:p>
          </table:table-cell>
          <table:table-cell table:style-name="ce15" office:value-type="string" calcext:value-type="string">
            <text:p>2009/10/01</text:p>
          </table:table-cell>
          <table:table-cell table:style-name="ce17" office:value-type="string" calcext:value-type="string">
            <text:p>2009/11/30</text:p>
          </table:table-cell>
          <table:table-cell table:style-name="ce10" office:value-type="string" calcext:value-type="string">
            <text:p><text:span text:style-name="T5">因擴充為氣象站，於</text:span><text:span text:style-name="T6">2009/12/1</text:span><text:span text:style-name="T7">升級為</text:span><text:span text:style-name="T6">(C0AC8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C80</text:p>
          </table:table-cell>
        </table:table-row>
        <table:table-row table:style-name="ro4">
          <table:table-cell table:style-name="ce8" office:value-type="string" calcext:value-type="string">
            <text:p>C1AC90</text:p>
          </table:table-cell>
          <table:table-cell table:style-name="ce11" office:value-type="string" calcext:value-type="string">
            <text:p>中和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121.5163" calcext:value-type="float">
            <text:p>121.5163</text:p>
          </table:table-cell>
          <table:table-cell table:style-name="ce13" office:value-type="float" office:value="24.9896" calcext:value-type="float">
            <text:p>24.9896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中和區景新街</text:span><text:span text:style-name="T6">467</text:span><text:span text:style-name="T7">巷</text:span><text:span text:style-name="T6">37</text:span><text:span text:style-name="T7">號</text:span><text:span text:style-name="T6">(</text:span><text:span text:style-name="T7">景新國小校園內</text:span><text:span text:style-name="T6">)</text:span></text:p>
          </table:table-cell>
          <table:table-cell table:style-name="ce15" office:value-type="string" calcext:value-type="string">
            <text:p>2009/10/01</text:p>
          </table:table-cell>
          <table:table-cell table:style-name="ce17" office:value-type="string" calcext:value-type="string">
            <text:p>2009/11/30</text:p>
          </table:table-cell>
          <table:table-cell table:style-name="ce10" office:value-type="string" calcext:value-type="string">
            <text:p><text:span text:style-name="T5">因擴充為氣象站，於</text:span><text:span text:style-name="T6">2009/12/1</text:span><text:span text:style-name="T7">升級為</text:span><text:span text:style-name="T6">(C0AC9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C90</text:p>
          </table:table-cell>
        </table:table-row>
        <table:table-row table:style-name="ro4">
          <table:table-cell table:style-name="ce8" office:value-type="string" calcext:value-type="string">
            <text:p>C1ACA0</text:p>
          </table:table-cell>
          <table:table-cell table:style-name="ce11" office:value-type="string" calcext:value-type="string">
            <text:p>新莊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21.4476" calcext:value-type="float">
            <text:p>121.4476</text:p>
          </table:table-cell>
          <table:table-cell table:style-name="ce13" office:value-type="float" office:value="25.0518" calcext:value-type="float">
            <text:p>25.0518</text:p>
          </table:table-cell>
          <table:table-cell table:style-name="ce11" office:value-type="string" calcext:value-type="string">
            <text:p>新北市</text:p>
          </table:table-cell>
          <table:table-cell table:style-name="ce10" office:value-type="string" calcext:value-type="string">
            <text:p><text:span text:style-name="T5">新莊區中和街</text:span><text:span text:style-name="T6">193</text:span><text:span text:style-name="T7">號</text:span><text:span text:style-name="T6">(</text:span><text:span text:style-name="T7">榮富國小校園內</text:span><text:span text:style-name="T6">)</text:span></text:p>
          </table:table-cell>
          <table:table-cell table:style-name="ce15" office:value-type="string" calcext:value-type="string">
            <text:p>2009/10/01</text:p>
          </table:table-cell>
          <table:table-cell table:style-name="ce17" office:value-type="string" calcext:value-type="string">
            <text:p>2009/11/30</text:p>
          </table:table-cell>
          <table:table-cell table:style-name="ce10" office:value-type="string" calcext:value-type="string">
            <text:p><text:span text:style-name="T5">因擴充為氣象站，於</text:span><text:span text:style-name="T6">2009/12/1</text:span><text:span text:style-name="T7">升級為</text:span><text:span text:style-name="T6">(C0ACA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ACA0</text:p>
          </table:table-cell>
        </table:table-row>
        <table:table-row table:style-name="ro4">
          <table:table-cell table:style-name="ce8" office:value-type="string" calcext:value-type="string">
            <text:p>C1C460</text:p>
          </table:table-cell>
          <table:table-cell table:style-name="ce11" office:value-type="string" calcext:value-type="string">
            <text:p>大溪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121.3513" calcext:value-type="float">
            <text:p>121.3513</text:p>
          </table:table-cell>
          <table:table-cell table:style-name="ce13" office:value-type="float" office:value="24.8196" calcext:value-type="float">
            <text:p>24.8196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復興區澤仁里中正路</text:span><text:span text:style-name="T6">248</text:span><text:span text:style-name="T7">號</text:span><text:span text:style-name="T6">(</text:span><text:span text:style-name="T7">介壽國民中學校園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7/09/30</text:p>
          </table:table-cell>
          <table:table-cell table:style-name="ce10" office:value-type="string" calcext:value-type="string">
            <text:p><text:span text:style-name="T5">因擴充為氣象站，於</text:span><text:span text:style-name="T6">2007/10/1</text:span><text:span text:style-name="T7">升級為</text:span><text:span text:style-name="T6">(C0C460)</text:span><text:span text:style-name="T7">站，站名變更為復興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C460</text:p>
          </table:table-cell>
        </table:table-row>
        <table:table-row table:style-name="ro2">
          <table:table-cell table:style-name="ce8" office:value-type="string" calcext:value-type="string">
            <text:p>C1C470</text:p>
          </table:table-cell>
          <table:table-cell table:style-name="ce11" office:value-type="string" calcext:value-type="string">
            <text:p>五權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21.0724" calcext:value-type="float">
            <text:p>121.0724</text:p>
          </table:table-cell>
          <table:table-cell table:style-name="ce13" office:value-type="float" office:value="25.0177" calcext:value-type="float">
            <text:p>25.0177</text:p>
          </table:table-cell>
          <table:table-cell table:style-name="ce11" office:value-type="string" calcext:value-type="string">
            <text:p>桃園市</text:p>
          </table:table-cell>
          <table:table-cell table:style-name="ce11" office:value-type="string" calcext:value-type="string">
            <text:p>中壢區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1995/06/2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C480</text:p>
          </table:table-cell>
          <table:table-cell table:style-name="ce11" office:value-type="string" calcext:value-type="string">
            <text:p>桃園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21.3232" calcext:value-type="float">
            <text:p>121.3232</text:p>
          </table:table-cell>
          <table:table-cell table:style-name="ce13" office:value-type="float" office:value="24.9924" calcext:value-type="float">
            <text:p>24.9924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桃園區成功路二段</text:span><text:span text:style-name="T6">144</text:span><text:span text:style-name="T7">號</text:span><text:span text:style-name="T6">(</text:span><text:span text:style-name="T7">桃園高級農工職業學校校園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7/12/31</text:p>
          </table:table-cell>
          <table:table-cell table:style-name="ce10" office:value-type="string" calcext:value-type="string">
            <text:p><text:span text:style-name="T5">因擴充為氣象站，於</text:span><text:span text:style-name="T6">2008/1/1</text:span><text:span text:style-name="T7">升級為</text:span><text:span text:style-name="T6">(C0C48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C480</text:p>
          </table:table-cell>
        </table:table-row>
        <table:table-row table:style-name="ro4">
          <table:table-cell table:style-name="ce8" office:value-type="string" calcext:value-type="string">
            <text:p>C1C490</text:p>
          </table:table-cell>
          <table:table-cell table:style-name="ce11" office:value-type="string" calcext:value-type="string">
            <text:p>八德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21.2915" calcext:value-type="float">
            <text:p>121.2915</text:p>
          </table:table-cell>
          <table:table-cell table:style-name="ce13" office:value-type="float" office:value="24.9271" calcext:value-type="float">
            <text:p>24.9271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八德區興仁里中山路</text:span><text:span text:style-name="T6">94</text:span><text:span text:style-name="T7">號</text:span><text:span text:style-name="T6">(</text:span><text:span text:style-name="T7">八德國民小學校園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11/11/30</text:p>
          </table:table-cell>
          <table:table-cell table:style-name="ce10" office:value-type="string" calcext:value-type="string">
            <text:p><text:span text:style-name="T5">因擴充為氣象站，於</text:span><text:span text:style-name="T6">2011/12/1</text:span><text:span text:style-name="T7">升級為</text:span><text:span text:style-name="T6">(C0C49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C490</text:p>
          </table:table-cell>
        </table:table-row>
        <table:table-row table:style-name="ro4">
          <table:table-cell table:style-name="ce8" office:value-type="string" calcext:value-type="string">
            <text:p>C1C500</text:p>
          </table:table-cell>
          <table:table-cell table:style-name="ce11" office:value-type="string" calcext:value-type="string">
            <text:p>楊梅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float" office:value="121.1482" calcext:value-type="float">
            <text:p>121.1482</text:p>
          </table:table-cell>
          <table:table-cell table:style-name="ce13" office:value-type="float" office:value="24.921" calcext:value-type="float">
            <text:p>24.921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楊梅區高山里</text:span><text:span text:style-name="T6">11</text:span><text:span text:style-name="T7">鄰梅高路</text:span><text:span text:style-name="T6">838</text:span><text:span text:style-name="T7">號</text:span><text:span text:style-name="T6">(</text:span><text:span text:style-name="T7">楊梅高中旁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11/11/30</text:p>
          </table:table-cell>
          <table:table-cell table:style-name="ce10" office:value-type="string" calcext:value-type="string">
            <text:p><text:span text:style-name="T5">因擴充為氣象站，於</text:span><text:span text:style-name="T6">2011/12/1</text:span><text:span text:style-name="T7">升級為</text:span><text:span text:style-name="T6">(C0C50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C500</text:p>
          </table:table-cell>
        </table:table-row>
        <table:table-row table:style-name="ro4">
          <table:table-cell table:style-name="ce8" office:value-type="string" calcext:value-type="string">
            <text:p>C1C520</text:p>
          </table:table-cell>
          <table:table-cell table:style-name="ce11" office:value-type="string" calcext:value-type="string">
            <text:p>中壢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float" office:value="121.1853" calcext:value-type="float">
            <text:p>121.1853</text:p>
          </table:table-cell>
          <table:table-cell table:style-name="ce13" office:value-type="float" office:value="24.9677" calcext:value-type="float">
            <text:p>24.9677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中壢區五權里</text:span><text:span text:style-name="T6">(</text:span><text:span text:style-name="T7">中央大學校園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7/09/30</text:p>
          </table:table-cell>
          <table:table-cell table:style-name="ce10" office:value-type="string" calcext:value-type="string">
            <text:p><text:span text:style-name="T5">因擴充為氣象站，於</text:span><text:span text:style-name="T6">2007/10/1</text:span><text:span text:style-name="T7">升級為</text:span><text:span text:style-name="T6">(C0C52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C520</text:p>
          </table:table-cell>
        </table:table-row>
        <table:table-row table:style-name="ro4">
          <table:table-cell table:style-name="ce8" office:value-type="string" calcext:value-type="string">
            <text:p>C1C540</text:p>
          </table:table-cell>
          <table:table-cell table:style-name="ce11" office:value-type="string" calcext:value-type="string">
            <text:p>埔心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21.226" calcext:value-type="float">
            <text:p>121.226</text:p>
          </table:table-cell>
          <table:table-cell table:style-name="ce13" office:value-type="float" office:value="25.0477" calcext:value-type="float">
            <text:p>25.0477</text:p>
          </table:table-cell>
          <table:table-cell table:style-name="ce11" office:value-type="string" calcext:value-type="string">
            <text:p>桃園市</text:p>
          </table:table-cell>
          <table:table-cell table:style-name="ce10" office:value-type="string" calcext:value-type="string">
            <text:p><text:span text:style-name="T5">大園區埔心里</text:span><text:span text:style-name="T6">25</text:span><text:span text:style-name="T7">鄰埔心</text:span><text:span text:style-name="T6">50</text:span><text:span text:style-name="T7">號</text:span><text:span text:style-name="T6">(</text:span><text:span text:style-name="T7">埔心國民小學校園內</text:span><text:span text:style-name="T6">)</text:span></text:p>
          </table:table-cell>
          <table:table-cell table:style-name="ce15" office:value-type="string" calcext:value-type="string">
            <text:p>1995/07/15</text:p>
          </table:table-cell>
          <table:table-cell table:style-name="ce17" office:value-type="string" calcext:value-type="string">
            <text:p>2007/12/31</text:p>
          </table:table-cell>
          <table:table-cell table:style-name="ce10" office:value-type="string" calcext:value-type="string">
            <text:p><text:span text:style-name="T5">因擴充為氣象站，於</text:span><text:span text:style-name="T6">2008/1/1</text:span><text:span text:style-name="T7">升級為</text:span><text:span text:style-name="T6">(C0C5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C540</text:p>
          </table:table-cell>
        </table:table-row>
        <table:table-row table:style-name="ro4">
          <table:table-cell table:style-name="ce8" office:value-type="string" calcext:value-type="string">
            <text:p>C1C570</text:p>
          </table:table-cell>
          <table:table-cell table:style-name="ce10" office:value-type="string" calcext:value-type="string">
            <text:p><text:span text:style-name="T5">新屋</text:span><text:span text:style-name="T6">-</text:span><text:span text:style-name="T7">衛星中心</text:span>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21.0515" calcext:value-type="float">
            <text:p>121.0515</text:p>
          </table:table-cell>
          <table:table-cell table:style-name="ce13" office:value-type="float" office:value="25.0141" calcext:value-type="float">
            <text:p>25.0141</text:p>
          </table:table-cell>
          <table:table-cell table:style-name="ce11" office:value-type="string" calcext:value-type="string">
            <text:p>桃園市</text:p>
          </table:table-cell>
          <table:table-cell table:style-name="ce11" office:value-type="string" calcext:value-type="string">
            <text:p>新屋區</text:p>
          </table:table-cell>
          <table:table-cell table:style-name="ce15" office:value-type="string" calcext:value-type="string">
            <text:p>2007/10/01</text:p>
          </table:table-cell>
          <table:table-cell table:style-name="ce17" office:value-type="string" calcext:value-type="string">
            <text:p>2007/12/31</text:p>
          </table:table-cell>
          <table:table-cell table:style-name="ce10" office:value-type="string" calcext:value-type="string">
            <text:p><text:span text:style-name="T5">因擴充為氣象站，於</text:span><text:span text:style-name="T6">2008/1/1</text:span><text:span text:style-name="T7">升級為</text:span><text:span text:style-name="T6">(C0C57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C570</text:p>
          </table:table-cell>
        </table:table-row>
        <table:table-row table:style-name="ro4">
          <table:table-cell table:style-name="ce8" office:value-type="string" calcext:value-type="string">
            <text:p>C1C620</text:p>
          </table:table-cell>
          <table:table-cell table:style-name="ce11" office:value-type="string" calcext:value-type="string">
            <text:p>蘆竹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21.2707" calcext:value-type="float">
            <text:p>121.2707</text:p>
          </table:table-cell>
          <table:table-cell table:style-name="ce13" office:value-type="float" office:value="25.086" calcext:value-type="float">
            <text:p>25.086</text:p>
          </table:table-cell>
          <table:table-cell table:style-name="ce11" office:value-type="string" calcext:value-type="string">
            <text:p>桃園市</text:p>
          </table:table-cell>
          <table:table-cell table:style-name="ce11" office:value-type="string" calcext:value-type="string">
            <text:p>蘆竹區</text:p>
          </table:table-cell>
          <table:table-cell table:style-name="ce15" office:value-type="string" calcext:value-type="string">
            <text:p>2007/10/01</text:p>
          </table:table-cell>
          <table:table-cell table:style-name="ce17" office:value-type="string" calcext:value-type="string">
            <text:p>2011/11/30</text:p>
          </table:table-cell>
          <table:table-cell table:style-name="ce10" office:value-type="string" calcext:value-type="string">
            <text:p><text:span text:style-name="T5">因擴充為氣象站，於</text:span><text:span text:style-name="T6">2011/12/1</text:span><text:span text:style-name="T7">升級為</text:span><text:span text:style-name="T6">(C0C62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C620</text:p>
          </table:table-cell>
        </table:table-row>
        <table:table-row table:style-name="ro4">
          <table:table-cell table:style-name="ce8" office:value-type="string" calcext:value-type="string">
            <text:p>C1D370</text:p>
          </table:table-cell>
          <table:table-cell table:style-name="ce11" office:value-type="string" calcext:value-type="string">
            <text:p>湖口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float" office:value="121.044" calcext:value-type="float">
            <text:p>121.044</text:p>
          </table:table-cell>
          <table:table-cell table:style-name="ce13" office:value-type="float" office:value="24.9093" calcext:value-type="float">
            <text:p>24.9093</text:p>
          </table:table-cell>
          <table:table-cell table:style-name="ce11" office:value-type="string" calcext:value-type="string">
            <text:p>新竹縣</text:p>
          </table:table-cell>
          <table:table-cell table:style-name="ce10" office:value-type="string" calcext:value-type="string">
            <text:p><text:span text:style-name="T5">湖口鄉德盛村</text:span><text:span text:style-name="T6">98-8</text:span><text:span text:style-name="T7">號</text:span><text:span text:style-name="T6">(</text:span><text:span text:style-name="T7">湖口農田水利會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11/11/30</text:p>
          </table:table-cell>
          <table:table-cell table:style-name="ce10" office:value-type="string" calcext:value-type="string">
            <text:p><text:span text:style-name="T5">因擴充為氣象站，於</text:span><text:span text:style-name="T6">2011/12/1</text:span><text:span text:style-name="T7">升級為</text:span><text:span text:style-name="T6">(C0D37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D370</text:p>
          </table:table-cell>
        </table:table-row>
        <table:table-row table:style-name="ro4">
          <table:table-cell table:style-name="ce8" office:value-type="string" calcext:value-type="string">
            <text:p>C1D390</text:p>
          </table:table-cell>
          <table:table-cell table:style-name="ce11" office:value-type="string" calcext:value-type="string">
            <text:p>關西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21.1739" calcext:value-type="float">
            <text:p>121.1739</text:p>
          </table:table-cell>
          <table:table-cell table:style-name="ce13" office:value-type="float" office:value="24.7983" calcext:value-type="float">
            <text:p>24.7983</text:p>
          </table:table-cell>
          <table:table-cell table:style-name="ce11" office:value-type="string" calcext:value-type="string">
            <text:p>新竹縣</text:p>
          </table:table-cell>
          <table:table-cell table:style-name="ce10" office:value-type="string" calcext:value-type="string">
            <text:p><text:span text:style-name="T5">關西鎮北斗里北門口</text:span><text:span text:style-name="T6">41</text:span><text:span text:style-name="T7">號</text:span><text:span text:style-name="T6">(</text:span><text:span text:style-name="T7">關西國中校園內</text:span><text:span text:style-name="T6">)</text:span></text:p>
          </table:table-cell>
          <table:table-cell table:style-name="ce15" office:value-type="string" calcext:value-type="string">
            <text:p>1987/05/01</text:p>
          </table:table-cell>
          <table:table-cell table:style-name="ce17" office:value-type="string" calcext:value-type="string">
            <text:p>2007/12/31</text:p>
          </table:table-cell>
          <table:table-cell table:style-name="ce10" office:value-type="string" calcext:value-type="string">
            <text:p><text:span text:style-name="T5">因擴充為氣象站，於</text:span><text:span text:style-name="T6">2008/1/1</text:span><text:span text:style-name="T7">升級為</text:span><text:span text:style-name="T6">(C0D39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D390</text:p>
          </table:table-cell>
        </table:table-row>
        <table:table-row table:style-name="ro4">
          <table:table-cell table:style-name="ce8" office:value-type="string" calcext:value-type="string">
            <text:p>C1D430</text:p>
          </table:table-cell>
          <table:table-cell table:style-name="ce11" office:value-type="string" calcext:value-type="string">
            <text:p>峨眉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21.0171" calcext:value-type="float">
            <text:p>121.0171</text:p>
          </table:table-cell>
          <table:table-cell table:style-name="ce13" office:value-type="float" office:value="24.6904" calcext:value-type="float">
            <text:p>24.6904</text:p>
          </table:table-cell>
          <table:table-cell table:style-name="ce11" office:value-type="string" calcext:value-type="string">
            <text:p>新竹縣</text:p>
          </table:table-cell>
          <table:table-cell table:style-name="ce10" office:value-type="string" calcext:value-type="string">
            <text:p><text:span text:style-name="T5">峨眉鄉峨眉村峨眉街</text:span><text:span text:style-name="T6">54</text:span><text:span text:style-name="T7">號</text:span><text:span text:style-name="T6">(</text:span><text:span text:style-name="T7">峨眉國中校園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11/11/30</text:p>
          </table:table-cell>
          <table:table-cell table:style-name="ce10" office:value-type="string" calcext:value-type="string">
            <text:p><text:span text:style-name="T5">因擴充為氣象站，於</text:span><text:span text:style-name="T6">2011/12/1</text:span><text:span text:style-name="T7">升級為</text:span><text:span text:style-name="T6">(C0D43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D430</text:p>
          </table:table-cell>
        </table:table-row>
        <table:table-row table:style-name="ro4">
          <table:table-cell table:style-name="ce8" office:value-type="string" calcext:value-type="string">
            <text:p>C1D440</text:p>
          </table:table-cell>
          <table:table-cell table:style-name="ce11" office:value-type="string" calcext:value-type="string">
            <text:p>新竹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21.0141" calcext:value-type="float">
            <text:p>121.0141</text:p>
          </table:table-cell>
          <table:table-cell table:style-name="ce13" office:value-type="float" office:value="24.8283" calcext:value-type="float">
            <text:p>24.8283</text:p>
          </table:table-cell>
          <table:table-cell table:style-name="ce11" office:value-type="string" calcext:value-type="string">
            <text:p>新竹市</text:p>
          </table:table-cell>
          <table:table-cell table:style-name="ce10" office:value-type="string" calcext:value-type="string">
            <text:p><text:span text:style-name="T5">公園路</text:span><text:span text:style-name="T6">(</text:span><text:span text:style-name="T7">新竹氣象站舊址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7/05/0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D480</text:p>
          </table:table-cell>
          <table:table-cell table:style-name="ce11" office:value-type="string" calcext:value-type="string">
            <text:p>打鐵坑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float" office:value="121.151" calcext:value-type="float">
            <text:p>121.151</text:p>
          </table:table-cell>
          <table:table-cell table:style-name="ce13" office:value-type="float" office:value="24.8332" calcext:value-type="float">
            <text:p>24.8332</text:p>
          </table:table-cell>
          <table:table-cell table:style-name="ce11" office:value-type="string" calcext:value-type="string">
            <text:p>新竹縣</text:p>
          </table:table-cell>
          <table:table-cell table:style-name="ce10" office:value-type="string" calcext:value-type="string">
            <text:p><text:span text:style-name="T5">新埔鎮新北里</text:span><text:span text:style-name="T6">8</text:span><text:span text:style-name="T7">鄰大北坑</text:span><text:span text:style-name="T6">28</text:span><text:span text:style-name="T7">號旁</text:span></text:p>
          </table:table-cell>
          <table:table-cell table:style-name="ce15" office:value-type="string" calcext:value-type="string">
            <text:p>1990/07/20</text:p>
          </table:table-cell>
          <table:table-cell table:style-name="ce17" office:value-type="string" calcext:value-type="string">
            <text:p>2007/12/31</text:p>
          </table:table-cell>
          <table:table-cell table:style-name="ce10" office:value-type="string" calcext:value-type="string">
            <text:p><text:span text:style-name="T5">因擴充為氣象站，於</text:span><text:span text:style-name="T6">2008/1/1</text:span><text:span text:style-name="T7">升級為</text:span><text:span text:style-name="T6">(C0D48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D480</text:p>
          </table:table-cell>
        </table:table-row>
        <table:table-row table:style-name="ro4">
          <table:table-cell table:style-name="ce8" office:value-type="string" calcext:value-type="string">
            <text:p>C1D560</text:p>
          </table:table-cell>
          <table:table-cell table:style-name="ce11" office:value-type="string" calcext:value-type="string">
            <text:p>竹東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float" office:value="121.0581" calcext:value-type="float">
            <text:p>121.0581</text:p>
          </table:table-cell>
          <table:table-cell table:style-name="ce13" office:value-type="float" office:value="24.7675" calcext:value-type="float">
            <text:p>24.7675</text:p>
          </table:table-cell>
          <table:table-cell table:style-name="ce11" office:value-type="string" calcext:value-type="string">
            <text:p>新竹縣</text:p>
          </table:table-cell>
          <table:table-cell table:style-name="ce11" office:value-type="string" calcext:value-type="string">
            <text:p>竹東鎮二重國民小學校園內</text:p>
          </table:table-cell>
          <table:table-cell table:style-name="ce15" office:value-type="string" calcext:value-type="string">
            <text:p>2007/10/01</text:p>
          </table:table-cell>
          <table:table-cell table:style-name="ce17" office:value-type="string" calcext:value-type="string">
            <text:p>2007/12/31</text:p>
          </table:table-cell>
          <table:table-cell table:style-name="ce10" office:value-type="string" calcext:value-type="string">
            <text:p><text:span text:style-name="T5">因擴充為氣象站，於</text:span><text:span text:style-name="T6">2008/1/1</text:span><text:span text:style-name="T7">升級為</text:span><text:span text:style-name="T6">(C0D56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D560</text:p>
          </table:table-cell>
        </table:table-row>
        <table:table-row table:style-name="ro4">
          <table:table-cell table:style-name="ce8" office:value-type="string" calcext:value-type="string">
            <text:p>C1E440</text:p>
          </table:table-cell>
          <table:table-cell table:style-name="ce11" office:value-type="string" calcext:value-type="string">
            <text:p>大河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float" office:value="120.9551" calcext:value-type="float">
            <text:p>120.9551</text:p>
          </table:table-cell>
          <table:table-cell table:style-name="ce13" office:value-type="float" office:value="24.6154" calcext:value-type="float">
            <text:p>24.6154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三灣鄉大河村</text:span><text:span text:style-name="T6">64</text:span><text:span text:style-name="T7">號</text:span><text:span text:style-name="T6">(</text:span><text:span text:style-name="T7">大河國小校園內</text:span><text:span text:style-name="T6">)</text:span></text:p>
          </table:table-cell>
          <table:table-cell table:style-name="ce15" office:value-type="string" calcext:value-type="string">
            <text:p>1987/06/01</text:p>
          </table:table-cell>
          <table:table-cell table:style-name="ce17" office:value-type="string" calcext:value-type="string">
            <text:p>2007/12/31</text:p>
          </table:table-cell>
          <table:table-cell table:style-name="ce10" office:value-type="string" calcext:value-type="string">
            <text:p><text:span text:style-name="T5">因擴充為氣象站，於</text:span><text:span text:style-name="T6">2008/1/1</text:span><text:span text:style-name="T7">升級為</text:span><text:span text:style-name="T6">(C0E4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E440</text:p>
          </table:table-cell>
        </table:table-row>
        <table:table-row table:style-name="ro4">
          <table:table-cell table:style-name="ce8" office:value-type="string" calcext:value-type="string">
            <text:p>C1E450</text:p>
          </table:table-cell>
          <table:table-cell table:style-name="ce11" office:value-type="string" calcext:value-type="string">
            <text:p>象鼻</text:p>
          </table:table-cell>
          <table:table-cell table:style-name="ce13" office:value-type="float" office:value="968" calcext:value-type="float">
            <text:p>968</text:p>
          </table:table-cell>
          <table:table-cell table:style-name="ce13" office:value-type="float" office:value="120.9404" calcext:value-type="float">
            <text:p>120.9404</text:p>
          </table:table-cell>
          <table:table-cell table:style-name="ce13" office:value-type="float" office:value="24.3685" calcext:value-type="float">
            <text:p>24.3685</text:p>
          </table:table-cell>
          <table:table-cell table:style-name="ce11" office:value-type="string" calcext:value-type="string">
            <text:p>苗栗縣</text:p>
          </table:table-cell>
          <table:table-cell table:style-name="ce11" office:value-type="string" calcext:value-type="string">
            <text:p>泰安鄉象鼻村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E45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E451</text:p>
          </table:table-cell>
        </table:table-row>
        <table:table-row table:style-name="ro4">
          <table:table-cell table:style-name="ce8" office:value-type="string" calcext:value-type="string">
            <text:p>C1E460</text:p>
          </table:table-cell>
          <table:table-cell table:style-name="ce11" office:value-type="string" calcext:value-type="string">
            <text:p>松安</text:p>
          </table:table-cell>
          <table:table-cell table:style-name="ce13" office:value-type="float" office:value="1400" calcext:value-type="float">
            <text:p>1400</text:p>
          </table:table-cell>
          <table:table-cell table:style-name="ce13" office:value-type="float" office:value="120.986" calcext:value-type="float">
            <text:p>120.986</text:p>
          </table:table-cell>
          <table:table-cell table:style-name="ce13" office:value-type="float" office:value="24.3977" calcext:value-type="float">
            <text:p>24.3977</text:p>
          </table:table-cell>
          <table:table-cell table:style-name="ce11" office:value-type="string" calcext:value-type="string">
            <text:p>苗栗縣</text:p>
          </table:table-cell>
          <table:table-cell table:style-name="ce11" office:value-type="string" calcext:value-type="string">
            <text:p>泰安鄉梅園村二本松梅園派出所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E46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E461</text:p>
          </table:table-cell>
        </table:table-row>
        <table:table-row table:style-name="ro4">
          <table:table-cell table:style-name="ce8" office:value-type="string" calcext:value-type="string">
            <text:p>C1E470</text:p>
          </table:table-cell>
          <table:table-cell table:style-name="ce11" office:value-type="string" calcext:value-type="string">
            <text:p>馬達拉</text:p>
          </table:table-cell>
          <table:table-cell table:style-name="ce13" office:value-type="float" office:value="1800" calcext:value-type="float">
            <text:p>1800</text:p>
          </table:table-cell>
          <table:table-cell table:style-name="ce13" office:value-type="float" office:value="121.1904" calcext:value-type="float">
            <text:p>121.1904</text:p>
          </table:table-cell>
          <table:table-cell table:style-name="ce13" office:value-type="float" office:value="24.4924" calcext:value-type="float">
            <text:p>24.4924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泰安鄉梅園村</text:span><text:span text:style-name="T6">(</text:span><text:span text:style-name="T7">由觀霧派出所開車經大霸尖山路口直走約</text:span><text:span text:style-name="T6">50</text:span><text:span text:style-name="T7">分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07/06/25</text:p>
          </table:table-cell>
          <table:table-cell table:style-name="ce10" office:value-type="string" calcext:value-type="string">
            <text:p><text:span text:style-name="T8">2005</text:span><text:span text:style-name="T7">年以後未進行維護。</text:span></text:p>
          </table:table-cell>
          <table:table-cell table:number-columns-repeated="2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E490</text:p>
          </table:table-cell>
          <table:table-cell table:style-name="ce11" office:value-type="string" calcext:value-type="string">
            <text:p>合流山</text:p>
          </table:table-cell>
          <table:table-cell table:style-name="ce13" office:value-type="float" office:value="2533" calcext:value-type="float">
            <text:p>2533</text:p>
          </table:table-cell>
          <table:table-cell table:style-name="ce13" office:value-type="float" office:value="121.0596" calcext:value-type="float">
            <text:p>121.0596</text:p>
          </table:table-cell>
          <table:table-cell table:style-name="ce13" office:value-type="float" office:value="24.3527" calcext:value-type="float">
            <text:p>24.3527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泰安鄉合流山山區大安溪事業區</text:span><text:span text:style-name="T6">93</text:span><text:span text:style-name="T7">林班地</text:span><text:span text:style-name="T6">(</text:span><text:span text:style-name="T7">小雪山右轉，</text:span><text:span text:style-name="T6">230</text:span><text:span text:style-name="T7">林道</text:span><text:span text:style-name="T6">22K</text:span><text:span text:style-name="T7">處附近</text:span><text:span text:style-name="T6">)</text:span></text:p>
          </table:table-cell>
          <table:table-cell table:style-name="ce15" office:value-type="string" calcext:value-type="string">
            <text:p>1990/08/01</text:p>
          </table:table-cell>
          <table:table-cell table:style-name="ce17" office:value-type="string" calcext:value-type="string">
            <text:p>2007/04/11</text:p>
          </table:table-cell>
          <table:table-cell table:style-name="ce10" office:value-type="string" calcext:value-type="string">
            <text:p><text:span text:style-name="T8">2005</text:span><text:span text:style-name="T7">年以後未進行維護。</text:span></text:p>
          </table:table-cell>
          <table:table-cell table:number-columns-repeated="2"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1E500</text:p>
          </table:table-cell>
          <table:table-cell table:style-name="ce11" office:value-type="string" calcext:value-type="string">
            <text:p>卓蘭</text:p>
          </table:table-cell>
          <table:table-cell table:style-name="ce13" office:value-type="float" office:value="345" calcext:value-type="float">
            <text:p>345</text:p>
          </table:table-cell>
          <table:table-cell table:style-name="ce13" office:value-type="float" office:value="120.8112" calcext:value-type="float">
            <text:p>120.8112</text:p>
          </table:table-cell>
          <table:table-cell table:style-name="ce13" office:value-type="float" office:value="24.3071" calcext:value-type="float">
            <text:p>24.3071</text:p>
          </table:table-cell>
          <table:table-cell table:style-name="ce11" office:value-type="string" calcext:value-type="string">
            <text:p>苗栗縣</text:p>
          </table:table-cell>
          <table:table-cell table:style-name="ce11" office:value-type="string" calcext:value-type="string">
            <text:p>卓蘭鎮蘭勢大橋下方堤防旁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06/1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E510</text:p>
          </table:table-cell>
          <table:table-cell table:style-name="ce11" office:value-type="string" calcext:value-type="string">
            <text:p>新開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120.8271" calcext:value-type="float">
            <text:p>120.8271</text:p>
          </table:table-cell>
          <table:table-cell table:style-name="ce13" office:value-type="float" office:value="24.3477" calcext:value-type="float">
            <text:p>24.3477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大湖鄉新開村新開</text:span><text:span text:style-name="T6">4</text:span><text:span text:style-name="T7">鄰</text:span><text:span text:style-name="T6">20</text:span><text:span text:style-name="T7">號旁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E51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E511</text:p>
          </table:table-cell>
        </table:table-row>
        <table:table-row table:style-name="ro4">
          <table:table-cell table:style-name="ce8" office:value-type="string" calcext:value-type="string">
            <text:p>C1E520</text:p>
          </table:table-cell>
          <table:table-cell table:style-name="ce11" office:value-type="string" calcext:value-type="string">
            <text:p>大湖</text:p>
          </table:table-cell>
          <table:table-cell table:style-name="ce13" office:value-type="float" office:value="350" calcext:value-type="float">
            <text:p>350</text:p>
          </table:table-cell>
          <table:table-cell table:style-name="ce13" office:value-type="float" office:value="120.8746" calcext:value-type="float">
            <text:p>120.8746</text:p>
          </table:table-cell>
          <table:table-cell table:style-name="ce13" office:value-type="float" office:value="24.4171" calcext:value-type="float">
            <text:p>24.4171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大湖鄉大寮村</text:span><text:span text:style-name="T6">5</text:span><text:span text:style-name="T7">鄰竹高屋</text:span><text:span text:style-name="T6">34-1</text:span><text:span text:style-name="T7">號附近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E52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E520</text:p>
          </table:table-cell>
        </table:table-row>
        <table:table-row table:style-name="ro4">
          <table:table-cell table:style-name="ce8" office:value-type="string" calcext:value-type="string">
            <text:p>C1E540</text:p>
          </table:table-cell>
          <table:table-cell table:style-name="ce11" office:value-type="string" calcext:value-type="string">
            <text:p>後龍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20.7837" calcext:value-type="float">
            <text:p>120.7837</text:p>
          </table:table-cell>
          <table:table-cell table:style-name="ce13" office:value-type="float" office:value="24.6063" calcext:value-type="float">
            <text:p>24.6063</text:p>
          </table:table-cell>
          <table:table-cell table:style-name="ce11" office:value-type="string" calcext:value-type="string">
            <text:p>苗栗縣</text:p>
          </table:table-cell>
          <table:table-cell table:style-name="ce11" office:value-type="string" calcext:value-type="string">
            <text:p>後龍鎮後龍溪橋旁</text:p>
          </table:table-cell>
          <table:table-cell table:style-name="ce15" office:value-type="string" calcext:value-type="string">
            <text:p>1990/07/23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E5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E540</text:p>
          </table:table-cell>
        </table:table-row>
        <table:table-row table:style-name="ro4">
          <table:table-cell table:style-name="ce8" office:value-type="string" calcext:value-type="string">
            <text:p>C1E550</text:p>
          </table:table-cell>
          <table:table-cell table:style-name="ce11" office:value-type="string" calcext:value-type="string">
            <text:p>明德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120.8868" calcext:value-type="float">
            <text:p>120.8868</text:p>
          </table:table-cell>
          <table:table-cell table:style-name="ce13" office:value-type="float" office:value="24.5846" calcext:value-type="float">
            <text:p>24.5846</text:p>
          </table:table-cell>
          <table:table-cell table:style-name="ce11" office:value-type="string" calcext:value-type="string">
            <text:p>苗栗縣</text:p>
          </table:table-cell>
          <table:table-cell table:style-name="ce11" office:value-type="string" calcext:value-type="string">
            <text:p>頭屋鄉明德水庫水利工作站屋頂上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E55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E550</text:p>
          </table:table-cell>
        </table:table-row>
        <table:table-row table:style-name="ro2">
          <table:table-cell table:style-name="ce8" office:value-type="string" calcext:value-type="string">
            <text:p>C1E560</text:p>
          </table:table-cell>
          <table:table-cell table:style-name="ce11" office:value-type="string" calcext:value-type="string">
            <text:p>和興</text:p>
          </table:table-cell>
          <table:table-cell table:style-name="ce13" office:value-type="float" office:value="392" calcext:value-type="float">
            <text:p>392</text:p>
          </table:table-cell>
          <table:table-cell table:style-name="ce13" office:value-type="float" office:value="120.9151" calcext:value-type="float">
            <text:p>120.9151</text:p>
          </table:table-cell>
          <table:table-cell table:style-name="ce13" office:value-type="float" office:value="24.5141" calcext:value-type="float">
            <text:p>24.5141</text:p>
          </table:table-cell>
          <table:table-cell table:style-name="ce11" office:value-type="string" calcext:value-type="string">
            <text:p>苗栗縣</text:p>
          </table:table-cell>
          <table:table-cell table:style-name="ce11" office:value-type="string" calcext:value-type="string">
            <text:p>獅潭鄉和興村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06/1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E570</text:p>
          </table:table-cell>
          <table:table-cell table:style-name="ce11" office:value-type="string" calcext:value-type="string">
            <text:p>公館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float" office:value="120.829" calcext:value-type="float">
            <text:p>120.829</text:p>
          </table:table-cell>
          <table:table-cell table:style-name="ce13" office:value-type="float" office:value="24.4957" calcext:value-type="float">
            <text:p>24.4957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公館鄉館南村</text:span><text:span text:style-name="T6">261</text:span><text:span text:style-name="T7">號</text:span><text:span text:style-name="T6">(</text:span><text:span text:style-name="T7">苗栗農改場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06/13</text:p>
          </table:table-cell>
          <table:table-cell table:style-name="ce10" office:value-type="string" calcext:value-type="string">
            <text:p><text:span text:style-name="T5">本站</text:span><text:span text:style-name="T6">(C1E570)</text:span><text:span text:style-name="T7">與苗栗農改場</text:span><text:span text:style-name="T6">(K2E360)</text:span><text:span text:style-name="T7">設置地點均位於苗栗農改場，設置地點相近。</text:span></text:p>
          </table:table-cell>
          <table:table-cell table:number-columns-repeated="2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E590</text:p>
          </table:table-cell>
          <table:table-cell table:style-name="ce11" office:value-type="string" calcext:value-type="string">
            <text:p>土城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120.7043" calcext:value-type="float">
            <text:p>120.7043</text:p>
          </table:table-cell>
          <table:table-cell table:style-name="ce13" office:value-type="float" office:value="24.4716" calcext:value-type="float">
            <text:p>24.4716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通霄鎮城北里</text:span><text:span text:style-name="T6">1</text:span><text:span text:style-name="T7">鄰</text:span><text:span text:style-name="T6">13</text:span><text:span text:style-name="T7">號</text:span><text:span text:style-name="T6">(</text:span><text:span text:style-name="T7">通霄鎮城中國民小學內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於</text:span><text:span text:style-name="T6">2011/11/1</text:span><text:span text:style-name="T7">變更為</text:span><text:span text:style-name="T6">(C0E590)</text:span><text:span text:style-name="T7">站，站名變更為通霄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E590</text:p>
          </table:table-cell>
        </table:table-row>
        <table:table-row table:style-name="ro4">
          <table:table-cell table:style-name="ce8" office:value-type="string" calcext:value-type="string">
            <text:p>C1E600</text:p>
          </table:table-cell>
          <table:table-cell table:style-name="ce11" office:value-type="string" calcext:value-type="string">
            <text:p>南勢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.7346" calcext:value-type="float">
            <text:p>120.7346</text:p>
          </table:table-cell>
          <table:table-cell table:style-name="ce13" office:value-type="float" office:value="24.5727" calcext:value-type="float">
            <text:p>24.5727</text:p>
          </table:table-cell>
          <table:table-cell table:style-name="ce11" office:value-type="string" calcext:value-type="string">
            <text:p>苗栗縣</text:p>
          </table:table-cell>
          <table:table-cell table:style-name="ce11" office:value-type="string" calcext:value-type="string">
            <text:p>後龍鎮南港里南勢山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E60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E601</text:p>
          </table:table-cell>
        </table:table-row>
        <table:table-row table:style-name="ro4">
          <table:table-cell table:style-name="ce8" office:value-type="string" calcext:value-type="string">
            <text:p>C1E680</text:p>
          </table:table-cell>
          <table:table-cell table:style-name="ce11" office:value-type="string" calcext:value-type="string">
            <text:p>南勢山</text:p>
          </table:table-cell>
          <table:table-cell table:style-name="ce13" office:value-type="float" office:value="949" calcext:value-type="float">
            <text:p>949</text:p>
          </table:table-cell>
          <table:table-cell table:style-name="ce13" office:value-type="float" office:value="120.9237" calcext:value-type="float">
            <text:p>120.9237</text:p>
          </table:table-cell>
          <table:table-cell table:style-name="ce13" office:value-type="float" office:value="24.4218" calcext:value-type="float">
            <text:p>24.4218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泰安鄉大興村</text:span><text:span text:style-name="T6">(</text:span><text:span text:style-name="T7">從泰安國小進入站址車程約</text:span><text:span text:style-name="T6">10</text:span><text:span text:style-name="T7">分鐘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E68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E681</text:p>
          </table:table-cell>
        </table:table-row>
        <table:table-row table:style-name="ro4">
          <table:table-cell table:style-name="ce8" office:value-type="string" calcext:value-type="string">
            <text:p>C1E690</text:p>
          </table:table-cell>
          <table:table-cell table:style-name="ce11" office:value-type="string" calcext:value-type="string">
            <text:p>南湖</text:p>
          </table:table-cell>
          <table:table-cell table:style-name="ce13" office:value-type="float" office:value="770" calcext:value-type="float">
            <text:p>770</text:p>
          </table:table-cell>
          <table:table-cell table:style-name="ce13" office:value-type="float" office:value="120.8376" calcext:value-type="float">
            <text:p>120.8376</text:p>
          </table:table-cell>
          <table:table-cell table:style-name="ce13" office:value-type="float" office:value="24.401" calcext:value-type="float">
            <text:p>24.401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大湖鄉</text:span><text:span text:style-name="T6">(</text:span><text:span text:style-name="T7">位於南湖台</text:span><text:span text:style-name="T6">3</text:span><text:span text:style-name="T7">線</text:span><text:span text:style-name="T6">135K</text:span><text:span text:style-name="T7">處之吊樑道山上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E69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E691</text:p>
          </table:table-cell>
        </table:table-row>
        <table:table-row table:style-name="ro4">
          <table:table-cell table:style-name="ce8" office:value-type="string" calcext:value-type="string">
            <text:p>C1E700</text:p>
          </table:table-cell>
          <table:table-cell table:style-name="ce11" office:value-type="string" calcext:value-type="string">
            <text:p>八卦</text:p>
          </table:table-cell>
          <table:table-cell table:style-name="ce13" office:value-type="float" office:value="749" calcext:value-type="float">
            <text:p>749</text:p>
          </table:table-cell>
          <table:table-cell table:style-name="ce13" office:value-type="float" office:value="120.9276" calcext:value-type="float">
            <text:p>120.9276</text:p>
          </table:table-cell>
          <table:table-cell table:style-name="ce13" office:value-type="float" office:value="24.4918" calcext:value-type="float">
            <text:p>24.4918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泰安鄉</text:span><text:span text:style-name="T6">(</text:span><text:span text:style-name="T7">與八卦派出所相距約</text:span><text:span text:style-name="T6">1.2K</text:span><text:span text:style-name="T7">處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E70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E701</text:p>
          </table:table-cell>
        </table:table-row>
        <table:table-row table:style-name="ro4">
          <table:table-cell table:style-name="ce8" office:value-type="string" calcext:value-type="string">
            <text:p>C1E710</text:p>
          </table:table-cell>
          <table:table-cell table:style-name="ce11" office:value-type="string" calcext:value-type="string">
            <text:p>馬拉邦山</text:p>
          </table:table-cell>
          <table:table-cell table:style-name="ce13" office:value-type="float" office:value="959" calcext:value-type="float">
            <text:p>959</text:p>
          </table:table-cell>
          <table:table-cell table:style-name="ce13" office:value-type="float" office:value="120.9015" calcext:value-type="float">
            <text:p>120.9015</text:p>
          </table:table-cell>
          <table:table-cell table:style-name="ce13" office:value-type="float" office:value="24.3674" calcext:value-type="float">
            <text:p>24.3674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大湖鄉東興村</text:span><text:span text:style-name="T6">(</text:span><text:span text:style-name="T7">馬拉邦山登山口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E71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E711</text:p>
          </table:table-cell>
        </table:table-row>
        <table:table-row table:style-name="ro4">
          <table:table-cell table:style-name="ce8" office:value-type="string" calcext:value-type="string">
            <text:p>C1E720</text:p>
          </table:table-cell>
          <table:table-cell table:style-name="ce11" office:value-type="string" calcext:value-type="string">
            <text:p>泰安</text:p>
          </table:table-cell>
          <table:table-cell table:style-name="ce13" office:value-type="float" office:value="1333" calcext:value-type="float">
            <text:p>1333</text:p>
          </table:table-cell>
          <table:table-cell table:style-name="ce13" office:value-type="float" office:value="120.9676" calcext:value-type="float">
            <text:p>120.9676</text:p>
          </table:table-cell>
          <table:table-cell table:style-name="ce13" office:value-type="float" office:value="24.4888" calcext:value-type="float">
            <text:p>24.4888</text:p>
          </table:table-cell>
          <table:table-cell table:style-name="ce11" office:value-type="string" calcext:value-type="string">
            <text:p>苗栗縣</text:p>
          </table:table-cell>
          <table:table-cell table:style-name="ce10" office:value-type="string" calcext:value-type="string">
            <text:p><text:span text:style-name="T5">泰安鄉騰龍古道上</text:span><text:span text:style-name="T6">(</text:span><text:span text:style-name="T7">走路約</text:span><text:span text:style-name="T6">5</text:span><text:span text:style-name="T7">分鐘</text:span><text:span text:style-name="T6">)</text:span><text:span text:style-name="T7">之大湖事業區</text:span><text:span text:style-name="T6">18</text:span><text:span text:style-name="T7">林班地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E72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E721</text:p>
          </table:table-cell>
        </table:table-row>
        <table:table-row table:style-name="ro4">
          <table:table-cell table:style-name="ce8" office:value-type="string" calcext:value-type="string">
            <text:p>C1F000</text:p>
          </table:table-cell>
          <table:table-cell table:style-name="ce11" office:value-type="string" calcext:value-type="string">
            <text:p>大肚</text:p>
          </table:table-cell>
          <table:table-cell table:style-name="ce13" office:value-type="float" office:value="348" calcext:value-type="float">
            <text:p>348</text:p>
          </table:table-cell>
          <table:table-cell table:style-name="ce13" office:value-type="float" office:value="120.5726" calcext:value-type="float">
            <text:p>120.5726</text:p>
          </table:table-cell>
          <table:table-cell table:style-name="ce13" office:value-type="float" office:value="24.153" calcext:value-type="float">
            <text:p>24.153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大肚區瑞井里遊園路一段二號</text:span><text:span text:style-name="T6">(</text:span><text:span text:style-name="T7">台中區監理所內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F00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F000</text:p>
          </table:table-cell>
        </table:table-row>
        <table:table-row table:style-name="ro4">
          <table:table-cell table:style-name="ce8" office:value-type="string" calcext:value-type="string">
            <text:p>C1F850</text:p>
          </table:table-cell>
          <table:table-cell table:style-name="ce11" office:value-type="string" calcext:value-type="string">
            <text:p>東勢</text:p>
          </table:table-cell>
          <table:table-cell table:style-name="ce13" office:value-type="float" office:value="320" calcext:value-type="float">
            <text:p>320</text:p>
          </table:table-cell>
          <table:table-cell table:style-name="ce13" office:value-type="float" office:value="120.8334" calcext:value-type="float">
            <text:p>120.8334</text:p>
          </table:table-cell>
          <table:table-cell table:style-name="ce13" office:value-type="float" office:value="24.2463" calcext:value-type="float">
            <text:p>24.2463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東勢區東關路</text:span><text:span text:style-name="T6">647</text:span><text:span text:style-name="T7">號</text:span><text:span text:style-name="T6">(</text:span><text:span text:style-name="T7">東勢林區管理處雙崎工作站內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F85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F850</text:p>
          </table:table-cell>
        </table:table-row>
        <table:table-row table:style-name="ro4">
          <table:table-cell table:style-name="ce8" office:value-type="string" calcext:value-type="string">
            <text:p>C1F870</text:p>
          </table:table-cell>
          <table:table-cell table:style-name="ce11" office:value-type="string" calcext:value-type="string">
            <text:p>上谷關</text:p>
          </table:table-cell>
          <table:table-cell table:style-name="ce13" office:value-type="float" office:value="1045" calcext:value-type="float">
            <text:p>1045</text:p>
          </table:table-cell>
          <table:table-cell table:style-name="ce13" office:value-type="float" office:value="121.019" calcext:value-type="float">
            <text:p>121.019</text:p>
          </table:table-cell>
          <table:table-cell table:style-name="ce13" office:value-type="float" office:value="24.2032" calcext:value-type="float">
            <text:p>24.2032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和平區</text:span><text:span text:style-name="T6">(</text:span><text:span text:style-name="T7">博愛國小谷關分校附近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87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871</text:p>
          </table:table-cell>
        </table:table-row>
        <table:table-row table:style-name="ro4">
          <table:table-cell table:style-name="ce8" office:value-type="string" calcext:value-type="string">
            <text:p>C1F880</text:p>
          </table:table-cell>
          <table:table-cell table:style-name="ce11" office:value-type="string" calcext:value-type="string">
            <text:p>阿眉</text:p>
          </table:table-cell>
          <table:table-cell table:style-name="ce13" office:value-type="float" office:value="1677" calcext:value-type="float">
            <text:p>1677</text:p>
          </table:table-cell>
          <table:table-cell table:style-name="ce13" office:value-type="float" office:value="120.9943" calcext:value-type="float">
            <text:p>120.9943</text:p>
          </table:table-cell>
          <table:table-cell table:style-name="ce13" office:value-type="float" office:value="24.126" calcext:value-type="float">
            <text:p>24.126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仁愛區</text:span><text:span text:style-name="T6">(</text:span><text:span text:style-name="T7">水利局雨量站旁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08/02/24</text:p>
          </table:table-cell>
          <table:table-cell table:style-name="ce10" office:value-type="string" calcext:value-type="string">
            <text:p><text:span text:style-name="T5">原</text:span><text:span text:style-name="T6">(C1F880)</text:span><text:span text:style-name="T7">站因縣市代碼不符，於</text:span><text:span text:style-name="T6">2008/2/25</text:span><text:span text:style-name="T7">重新編碼為</text:span><text:span text:style-name="T6">(C1H9B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H9B0</text:p>
          </table:table-cell>
        </table:table-row>
        <table:table-row table:style-name="ro4">
          <table:table-cell table:style-name="ce8" office:value-type="string" calcext:value-type="string">
            <text:p>C1F890</text:p>
          </table:table-cell>
          <table:table-cell table:style-name="ce11" office:value-type="string" calcext:value-type="string">
            <text:p>稍來</text:p>
          </table:table-cell>
          <table:table-cell table:style-name="ce13" office:value-type="float" office:value="2010" calcext:value-type="float">
            <text:p>2010</text:p>
          </table:table-cell>
          <table:table-cell table:style-name="ce13" office:value-type="float" office:value="121.0012" calcext:value-type="float">
            <text:p>121.0012</text:p>
          </table:table-cell>
          <table:table-cell table:style-name="ce13" office:value-type="float" office:value="24.2657" calcext:value-type="float">
            <text:p>24.2657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和平區八仙山事業區</text:span><text:span text:style-name="T6">49</text:span><text:span text:style-name="T7">林班地船型山苗圃廢棄觀測坪附近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89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891</text:p>
          </table:table-cell>
        </table:table-row>
        <table:table-row table:style-name="ro4">
          <table:table-cell table:style-name="ce8" office:value-type="string" calcext:value-type="string">
            <text:p>C1F910</text:p>
          </table:table-cell>
          <table:table-cell table:style-name="ce11" office:value-type="string" calcext:value-type="string">
            <text:p>新伯公</text:p>
          </table:table-cell>
          <table:table-cell table:style-name="ce13" office:value-type="float" office:value="440" calcext:value-type="float">
            <text:p>440</text:p>
          </table:table-cell>
          <table:table-cell table:style-name="ce13" office:value-type="float" office:value="120.8409" calcext:value-type="float">
            <text:p>120.8409</text:p>
          </table:table-cell>
          <table:table-cell table:style-name="ce13" office:value-type="float" office:value="24.2216" calcext:value-type="float">
            <text:p>24.2216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東勢區詒福段</text:span><text:span text:style-name="T6">163</text:span><text:span text:style-name="T7">地號</text:span><text:span text:style-name="T6">(</text:span><text:span text:style-name="T7">台電公司門前右前方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91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11</text:p>
          </table:table-cell>
        </table:table-row>
        <table:table-row table:style-name="ro4">
          <table:table-cell table:style-name="ce8" office:value-type="string" calcext:value-type="string">
            <text:p>C1F920</text:p>
          </table:table-cell>
          <table:table-cell table:style-name="ce11" office:value-type="string" calcext:value-type="string">
            <text:p>石岡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float" office:value="120.7704" calcext:value-type="float">
            <text:p>120.7704</text:p>
          </table:table-cell>
          <table:table-cell table:style-name="ce13" office:value-type="float" office:value="24.2796" calcext:value-type="float">
            <text:p>24.2796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石岡區石岡里豐勢路</text:span><text:span text:style-name="T6">1238</text:span><text:span text:style-name="T7">號</text:span><text:span text:style-name="T6">(</text:span><text:span text:style-name="T7">石岡壩管理中心內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F92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F920</text:p>
          </table:table-cell>
        </table:table-row>
        <table:table-row table:style-name="ro4">
          <table:table-cell table:style-name="ce8" office:value-type="string" calcext:value-type="string">
            <text:p>C1F930</text:p>
          </table:table-cell>
          <table:table-cell table:style-name="ce11" office:value-type="string" calcext:value-type="string">
            <text:p>大甲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20.6421" calcext:value-type="float">
            <text:p>120.6421</text:p>
          </table:table-cell>
          <table:table-cell table:style-name="ce13" office:value-type="float" office:value="24.351" calcext:value-type="float">
            <text:p>24.351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大甲區開元路</text:span><text:span text:style-name="T6">71</text:span><text:span text:style-name="T7">號</text:span><text:span text:style-name="T6">(</text:span><text:span text:style-name="T7">大甲高級工業職業學校內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F93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F930</text:p>
          </table:table-cell>
        </table:table-row>
        <table:table-row table:style-name="ro4">
          <table:table-cell table:style-name="ce8" office:value-type="string" calcext:value-type="string">
            <text:p>C1F940</text:p>
          </table:table-cell>
          <table:table-cell table:style-name="ce11" office:value-type="string" calcext:value-type="string">
            <text:p>雪嶺</text:p>
          </table:table-cell>
          <table:table-cell table:style-name="ce13" office:value-type="float" office:value="2605" calcext:value-type="float">
            <text:p>2605</text:p>
          </table:table-cell>
          <table:table-cell table:style-name="ce13" office:value-type="float" office:value="121.0268" calcext:value-type="float">
            <text:p>121.0268</text:p>
          </table:table-cell>
          <table:table-cell table:style-name="ce13" office:value-type="float" office:value="24.2807" calcext:value-type="float">
            <text:p>24.2807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和平區雪嶺地區八仙山事業區</text:span><text:span text:style-name="T6">60</text:span><text:span text:style-name="T7">林班地小雪山莊後方水塔後山頂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94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41</text:p>
          </table:table-cell>
        </table:table-row>
        <table:table-row table:style-name="ro4">
          <table:table-cell table:style-name="ce8" office:value-type="string" calcext:value-type="string">
            <text:p>C1F960</text:p>
          </table:table-cell>
          <table:table-cell table:style-name="ce11" office:value-type="string" calcext:value-type="string">
            <text:p>水湳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float" office:value="120.6523" calcext:value-type="float">
            <text:p>120.6523</text:p>
          </table:table-cell>
          <table:table-cell table:style-name="ce13" office:value-type="float" office:value="24.2213" calcext:value-type="float">
            <text:p>24.2213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大雅區二和里學府路</text:span><text:span text:style-name="T6">230</text:span><text:span text:style-name="T7">號</text:span><text:span text:style-name="T6">(</text:span><text:span text:style-name="T7">大雅國民小學校園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05/11/2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F970</text:p>
          </table:table-cell>
          <table:table-cell table:style-name="ce11" office:value-type="string" calcext:value-type="string">
            <text:p>大坑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20.7362" calcext:value-type="float">
            <text:p>120.7362</text:p>
          </table:table-cell>
          <table:table-cell table:style-name="ce13" office:value-type="float" office:value="24.1716" calcext:value-type="float">
            <text:p>24.1716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北屯區</text:span><text:span text:style-name="T6">40605</text:span><text:span text:style-name="T7">廓子里廓子巷</text:span><text:span text:style-name="T6">11</text:span><text:span text:style-name="T7">號</text:span><text:span text:style-name="T6">(</text:span><text:span text:style-name="T7">中台科技大學校園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F97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F970</text:p>
          </table:table-cell>
        </table:table-row>
        <table:table-row table:style-name="ro2">
          <table:table-cell table:style-name="ce8" office:value-type="string" calcext:value-type="string">
            <text:p>C1F980</text:p>
          </table:table-cell>
          <table:table-cell table:style-name="ce11" office:value-type="string" calcext:value-type="string">
            <text:p>炮子林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20.8095" calcext:value-type="float">
            <text:p>120.8095</text:p>
          </table:table-cell>
          <table:table-cell table:style-name="ce13" office:value-type="float" office:value="24.0885" calcext:value-type="float">
            <text:p>24.0885</text:p>
          </table:table-cell>
          <table:table-cell table:style-name="ce11" office:value-type="string" calcext:value-type="string">
            <text:p>臺中市</text:p>
          </table:table-cell>
          <table:table-cell table:style-name="ce11" office:value-type="string" calcext:value-type="string">
            <text:p>太平區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1996/01/0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F990</text:p>
          </table:table-cell>
          <table:table-cell table:style-name="ce11" office:value-type="string" calcext:value-type="string">
            <text:p>橫山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float" office:value="120.6073" calcext:value-type="float">
            <text:p>120.6073</text:p>
          </table:table-cell>
          <table:table-cell table:style-name="ce13" office:value-type="float" office:value="24.2191" calcext:value-type="float">
            <text:p>24.2191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大雅區橫山里通山路</text:span><text:span text:style-name="T6">46</text:span><text:span text:style-name="T7">號</text:span><text:span text:style-name="T6">(</text:span><text:span text:style-name="T7">臺中高爾夫球場辦公室後面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08/03/31</text:p>
          </table:table-cell>
          <table:table-cell table:style-name="ce10" office:value-type="string" calcext:value-type="string">
            <text:p><text:span text:style-name="T5">因擴充為氣象站，於</text:span><text:span text:style-name="T6">2008/4/1</text:span><text:span text:style-name="T7">升級為</text:span><text:span text:style-name="T6">(C0F99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F990</text:p>
          </table:table-cell>
        </table:table-row>
        <table:table-row table:style-name="ro4">
          <table:table-cell table:style-name="ce8" office:value-type="string" calcext:value-type="string">
            <text:p>C1F9A0</text:p>
          </table:table-cell>
          <table:table-cell table:style-name="ce11" office:value-type="string" calcext:value-type="string">
            <text:p>中竹林</text:p>
          </table:table-cell>
          <table:table-cell table:style-name="ce13" office:value-type="float" office:value="425" calcext:value-type="float">
            <text:p>425</text:p>
          </table:table-cell>
          <table:table-cell table:style-name="ce13" office:value-type="float" office:value="120.7515" calcext:value-type="float">
            <text:p>120.7515</text:p>
          </table:table-cell>
          <table:table-cell table:style-name="ce13" office:value-type="float" office:value="24.1038" calcext:value-type="float">
            <text:p>24.1038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太平區長龍路中埔二號橋至站址直線距離約</text:span><text:span text:style-name="T6">1.7km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F9A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F9A0</text:p>
          </table:table-cell>
        </table:table-row>
        <table:table-row table:style-name="ro4">
          <table:table-cell table:style-name="ce8" office:value-type="string" calcext:value-type="string">
            <text:p>C1F9B0</text:p>
          </table:table-cell>
          <table:table-cell table:style-name="ce11" office:value-type="string" calcext:value-type="string">
            <text:p>桐林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0.7354" calcext:value-type="float">
            <text:p>120.7354</text:p>
          </table:table-cell>
          <table:table-cell table:style-name="ce13" office:value-type="float" office:value="24.0663" calcext:value-type="float">
            <text:p>24.0663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霧峰區桐林里民生路</text:span><text:span text:style-name="T6">(</text:span><text:span text:style-name="T7">桐林國小斜對面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9B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B1</text:p>
          </table:table-cell>
        </table:table-row>
        <table:table-row table:style-name="ro4">
          <table:table-cell table:style-name="ce8" office:value-type="string" calcext:value-type="string">
            <text:p>C1F9C0</text:p>
          </table:table-cell>
          <table:table-cell table:style-name="ce11" office:value-type="string" calcext:value-type="string">
            <text:p>白冷</text:p>
          </table:table-cell>
          <table:table-cell table:style-name="ce13" office:value-type="float" office:value="619" calcext:value-type="float">
            <text:p>619</text:p>
          </table:table-cell>
          <table:table-cell table:style-name="ce13" office:value-type="float" office:value="120.9298" calcext:value-type="float">
            <text:p>120.9298</text:p>
          </table:table-cell>
          <table:table-cell table:style-name="ce13" office:value-type="float" office:value="24.1827" calcext:value-type="float">
            <text:p>24.1827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和平區天輪里天輪巷</text:span><text:span text:style-name="T6">42</text:span><text:span text:style-name="T7">號</text:span><text:span text:style-name="T6">(</text:span><text:span text:style-name="T7">臺中市和平區白冷國民小學校園內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9C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C1</text:p>
          </table:table-cell>
        </table:table-row>
        <table:table-row table:style-name="ro4">
          <table:table-cell table:style-name="ce8" office:value-type="string" calcext:value-type="string">
            <text:p>C1F9D0</text:p>
          </table:table-cell>
          <table:table-cell table:style-name="ce11" office:value-type="string" calcext:value-type="string">
            <text:p>白毛台</text:p>
          </table:table-cell>
          <table:table-cell table:style-name="ce13" office:value-type="float" office:value="613" calcext:value-type="float">
            <text:p>613</text:p>
          </table:table-cell>
          <table:table-cell table:style-name="ce13" office:value-type="float" office:value="120.887" calcext:value-type="float">
            <text:p>120.887</text:p>
          </table:table-cell>
          <table:table-cell table:style-name="ce13" office:value-type="float" office:value="24.1582" calcext:value-type="float">
            <text:p>24.1582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新社區福興里福民路</text:span><text:span text:style-name="T6">13</text:span><text:span text:style-name="T7">號旁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9D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D1</text:p>
          </table:table-cell>
        </table:table-row>
        <table:table-row table:style-name="ro4">
          <table:table-cell table:style-name="ce8" office:value-type="string" calcext:value-type="string">
            <text:p>C1F9E0</text:p>
          </table:table-cell>
          <table:table-cell table:style-name="ce11" office:value-type="string" calcext:value-type="string">
            <text:p>龍安</text:p>
          </table:table-cell>
          <table:table-cell table:style-name="ce13" office:value-type="float" office:value="537" calcext:value-type="float">
            <text:p>537</text:p>
          </table:table-cell>
          <table:table-cell table:style-name="ce13" office:value-type="float" office:value="120.8321" calcext:value-type="float">
            <text:p>120.8321</text:p>
          </table:table-cell>
          <table:table-cell table:style-name="ce13" office:value-type="float" office:value="24.1602" calcext:value-type="float">
            <text:p>24.1602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新社區中和里內</text:span><text:span text:style-name="T6">(</text:span><text:span text:style-name="T7">距龍安橋約</text:span><text:span text:style-name="T6">1.2k</text:span><text:span text:style-name="T7">處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9E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E1</text:p>
          </table:table-cell>
        </table:table-row>
        <table:table-row table:style-name="ro4">
          <table:table-cell table:style-name="ce8" office:value-type="string" calcext:value-type="string">
            <text:p>C1F9F0</text:p>
          </table:table-cell>
          <table:table-cell table:style-name="ce11" office:value-type="string" calcext:value-type="string">
            <text:p>伯公龍</text:p>
          </table:table-cell>
          <table:table-cell table:style-name="ce13" office:value-type="float" office:value="504" calcext:value-type="float">
            <text:p>504</text:p>
          </table:table-cell>
          <table:table-cell table:style-name="ce13" office:value-type="float" office:value="120.8493" calcext:value-type="float">
            <text:p>120.8493</text:p>
          </table:table-cell>
          <table:table-cell table:style-name="ce13" office:value-type="float" office:value="24.2724" calcext:value-type="float">
            <text:p>24.2724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東勢區勢林街</text:span><text:span text:style-name="T6">(</text:span><text:span text:style-name="T7">宏覺寺旁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9F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F1</text:p>
          </table:table-cell>
        </table:table-row>
        <table:table-row table:style-name="ro4">
          <table:table-cell table:style-name="ce8" office:value-type="string" calcext:value-type="string">
            <text:p>C1F9G0</text:p>
          </table:table-cell>
          <table:table-cell table:style-name="ce11" office:value-type="string" calcext:value-type="string">
            <text:p>慶福山</text:p>
          </table:table-cell>
          <table:table-cell table:style-name="ce13" office:value-type="float" office:value="782" calcext:value-type="float">
            <text:p>782</text:p>
          </table:table-cell>
          <table:table-cell table:style-name="ce13" office:value-type="float" office:value="120.8479" calcext:value-type="float">
            <text:p>120.8479</text:p>
          </table:table-cell>
          <table:table-cell table:style-name="ce13" office:value-type="float" office:value="24.181" calcext:value-type="float">
            <text:p>24.181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東勢區</text:span><text:span text:style-name="T6">(</text:span><text:span text:style-name="T7">台</text:span><text:span text:style-name="T6">8</text:span><text:span text:style-name="T7">線</text:span><text:span text:style-name="T6">10.5k</text:span><text:span text:style-name="T7">往馬鞍農場方向車程約半小時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9G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G1</text:p>
          </table:table-cell>
        </table:table-row>
        <table:table-row table:style-name="ro4">
          <table:table-cell table:style-name="ce8" office:value-type="string" calcext:value-type="string">
            <text:p>C1F9H0</text:p>
          </table:table-cell>
          <table:table-cell table:style-name="ce11" office:value-type="string" calcext:value-type="string">
            <text:p>烏石坑</text:p>
          </table:table-cell>
          <table:table-cell table:style-name="ce13" office:value-type="float" office:value="886" calcext:value-type="float">
            <text:p>886</text:p>
          </table:table-cell>
          <table:table-cell table:style-name="ce13" office:value-type="float" office:value="120.9457" calcext:value-type="float">
            <text:p>120.9457</text:p>
          </table:table-cell>
          <table:table-cell table:style-name="ce13" office:value-type="float" office:value="24.2791" calcext:value-type="float">
            <text:p>24.2791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和平區大安溪事業區第</text:span><text:span text:style-name="T6">122</text:span><text:span text:style-name="T7">林班之烏石坑苗圃內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F9H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H1</text:p>
          </table:table-cell>
        </table:table-row>
        <table:table-row table:style-name="ro4">
          <table:table-cell table:style-name="ce8" office:value-type="string" calcext:value-type="string">
            <text:p>C1F9I0</text:p>
          </table:table-cell>
          <table:table-cell table:style-name="ce11" office:value-type="string" calcext:value-type="string">
            <text:p>神岡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float" office:value="120.6587" calcext:value-type="float">
            <text:p>120.6587</text:p>
          </table:table-cell>
          <table:table-cell table:style-name="ce13" office:value-type="float" office:value="24.2727" calcext:value-type="float">
            <text:p>24.2727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神岡區三民路</text:span><text:span text:style-name="T6">639</text:span><text:span text:style-name="T7">號</text:span><text:span text:style-name="T6">(</text:span><text:span text:style-name="T7">圳堵國小校園南側大樓屋頂平台</text:span><text:span text:style-name="T6">)</text:span></text:p>
          </table:table-cell>
          <table:table-cell table:style-name="ce15" office:value-type="string" calcext:value-type="string">
            <text:p>2006/01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F9I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F9I0</text:p>
          </table:table-cell>
        </table:table-row>
        <table:table-row table:style-name="ro4">
          <table:table-cell table:style-name="ce8" office:value-type="string" calcext:value-type="string">
            <text:p>C1F9J0</text:p>
          </table:table-cell>
          <table:table-cell table:style-name="ce11" office:value-type="string" calcext:value-type="string">
            <text:p>清水林</text:p>
          </table:table-cell>
          <table:table-cell table:style-name="ce13" office:value-type="float" office:value="723" calcext:value-type="float">
            <text:p>723</text:p>
          </table:table-cell>
          <table:table-cell table:style-name="ce13" office:value-type="float" office:value="120.8204" calcext:value-type="float">
            <text:p>120.8204</text:p>
          </table:table-cell>
          <table:table-cell table:style-name="ce13" office:value-type="float" office:value="24.0716" calcext:value-type="float">
            <text:p>24.0716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太平區</text:span><text:span text:style-name="T6">136</text:span><text:span text:style-name="T7">縣道</text:span><text:span text:style-name="T6">9.5K</text:span><text:span text:style-name="T7">處旁約</text:span><text:span text:style-name="T6">500</text:span><text:span text:style-name="T7">公尺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原</text:span><text:span text:style-name="T6">(C1I180)</text:span><text:span text:style-name="T7">站因縣市代碼不符，於</text:span><text:span text:style-name="T6">2008/2/25</text:span><text:span text:style-name="T7">重新編碼為</text:span><text:span text:style-name="T6">(C1F9J0)</text:span><text:span text:style-name="T7">站。因儀器汰換，於</text:span><text:span text:style-name="T6">2011/11/1</text:span><text:span text:style-name="T7">更變為</text:span><text:span text:style-name="T6">(C1F9J1)</text:span><text:span text:style-name="T7">站。</text:span></text:p>
          </table:table-cell>
          <table:table-cell table:style-name="ce17" office:value-type="string" calcext:value-type="string">
            <text:p>C1I180</text:p>
          </table:table-cell>
          <table:table-cell table:style-name="ce17" office:value-type="string" calcext:value-type="string">
            <text:p>C1F9J1</text:p>
          </table:table-cell>
        </table:table-row>
        <table:table-row table:style-name="ro4">
          <table:table-cell table:style-name="ce8" office:value-type="string" calcext:value-type="string">
            <text:p>C1G620</text:p>
          </table:table-cell>
          <table:table-cell table:style-name="ce11" office:value-type="string" calcext:value-type="string">
            <text:p>芬園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float" office:value="120.6212" calcext:value-type="float">
            <text:p>120.6212</text:p>
          </table:table-cell>
          <table:table-cell table:style-name="ce13" office:value-type="float" office:value="24.0155" calcext:value-type="float">
            <text:p>24.0155</text:p>
          </table:table-cell>
          <table:table-cell table:style-name="ce11" office:value-type="string" calcext:value-type="string">
            <text:p>彰化縣</text:p>
          </table:table-cell>
          <table:table-cell table:style-name="ce10" office:value-type="string" calcext:value-type="string">
            <text:p><text:span text:style-name="T5">芬園鄉楓坑村大埔崙產業道路上</text:span><text:span text:style-name="T6">(</text:span><text:span text:style-name="T7">芬園往臺灣民俗村路上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G62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G620</text:p>
          </table:table-cell>
        </table:table-row>
        <table:table-row table:style-name="ro4">
          <table:table-cell table:style-name="ce8" office:value-type="string" calcext:value-type="string">
            <text:p>C1G630</text:p>
          </table:table-cell>
          <table:table-cell table:style-name="ce11" office:value-type="string" calcext:value-type="string">
            <text:p>彰化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20.5551" calcext:value-type="float">
            <text:p>120.5551</text:p>
          </table:table-cell>
          <table:table-cell table:style-name="ce13" office:value-type="float" office:value="24.0788" calcext:value-type="float">
            <text:p>24.0788</text:p>
          </table:table-cell>
          <table:table-cell table:style-name="ce11" office:value-type="string" calcext:value-type="string">
            <text:p>彰化縣</text:p>
          </table:table-cell>
          <table:table-cell table:style-name="ce10" office:value-type="string" calcext:value-type="string">
            <text:p><text:span text:style-name="T5">彰化市卦山里卦山路</text:span><text:span text:style-name="T6">13</text:span><text:span text:style-name="T7">號</text:span><text:span text:style-name="T6">(</text:span><text:span text:style-name="T7">彰化國民中學內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G63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G631</text:p>
          </table:table-cell>
        </table:table-row>
        <table:table-row table:style-name="ro4">
          <table:table-cell table:style-name="ce8" office:value-type="string" calcext:value-type="string">
            <text:p>C1G631</text:p>
          </table:table-cell>
          <table:table-cell table:style-name="ce11" office:value-type="string" calcext:value-type="string">
            <text:p>彰化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120.5547" calcext:value-type="float">
            <text:p>120.5547</text:p>
          </table:table-cell>
          <table:table-cell table:style-name="ce13" office:value-type="float" office:value="24.0791" calcext:value-type="float">
            <text:p>24.0791</text:p>
          </table:table-cell>
          <table:table-cell table:style-name="ce11" office:value-type="string" calcext:value-type="string">
            <text:p>彰化縣</text:p>
          </table:table-cell>
          <table:table-cell table:style-name="ce10" office:value-type="string" calcext:value-type="string">
            <text:p><text:span text:style-name="T5">彰化市卦山里卦山路</text:span><text:span text:style-name="T6">13</text:span><text:span text:style-name="T7">號</text:span><text:span text:style-name="T6">(</text:span><text:span text:style-name="T7">彰化藝術高級中學內</text:span><text:span text:style-name="T6">)</text:span></text:p>
          </table:table-cell>
          <table:table-cell table:style-name="ce15" office:value-type="string" calcext:value-type="string">
            <text:p>2011/11/01</text:p>
          </table:table-cell>
          <table:table-cell table:style-name="ce17" office:value-type="string" calcext:value-type="string">
            <text:p>2015/09/02</text:p>
          </table:table-cell>
          <table:table-cell table:style-name="ce10" office:value-type="string" calcext:value-type="string">
            <text:p><text:span text:style-name="T5">原</text:span><text:span text:style-name="T6">(C1G630)</text:span><text:span text:style-name="T7">因儀器汰換，於</text:span><text:span text:style-name="T6">2011/11/1</text:span><text:span text:style-name="T7">更變為</text:span><text:span text:style-name="T6">(C1G631)</text:span><text:span text:style-name="T7">站。</text:span></text:p>
          </table:table-cell>
          <table:table-cell table:style-name="ce17" office:value-type="string" calcext:value-type="string">
            <text:p>C1G63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G660</text:p>
          </table:table-cell>
          <table:table-cell table:style-name="ce11" office:value-type="string" calcext:value-type="string">
            <text:p>溪湖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float" office:value="120.479" calcext:value-type="float">
            <text:p>120.479</text:p>
          </table:table-cell>
          <table:table-cell table:style-name="ce13" office:value-type="float" office:value="23.9483" calcext:value-type="float">
            <text:p>23.9483</text:p>
          </table:table-cell>
          <table:table-cell table:style-name="ce11" office:value-type="string" calcext:value-type="string">
            <text:p>彰化縣</text:p>
          </table:table-cell>
          <table:table-cell table:style-name="ce10" office:value-type="string" calcext:value-type="string">
            <text:p><text:span text:style-name="T5">溪湖鎮大竹里彰水路二段</text:span><text:span text:style-name="T6">725</text:span><text:span text:style-name="T7">號</text:span><text:span text:style-name="T6">(</text:span><text:span text:style-name="T7">湖南國民小學內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G66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G660</text:p>
          </table:table-cell>
        </table:table-row>
        <table:table-row table:style-name="ro4">
          <table:table-cell table:style-name="ce8" office:value-type="string" calcext:value-type="string">
            <text:p>C1G670</text:p>
          </table:table-cell>
          <table:table-cell table:style-name="ce11" office:value-type="string" calcext:value-type="string">
            <text:p>溪州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0.4959" calcext:value-type="float">
            <text:p>120.4959</text:p>
          </table:table-cell>
          <table:table-cell table:style-name="ce13" office:value-type="float" office:value="23.8482" calcext:value-type="float">
            <text:p>23.8482</text:p>
          </table:table-cell>
          <table:table-cell table:style-name="ce11" office:value-type="string" calcext:value-type="string">
            <text:p>彰化縣</text:p>
          </table:table-cell>
          <table:table-cell table:style-name="ce10" office:value-type="string" calcext:value-type="string">
            <text:p><text:span text:style-name="T5">溪洲鄉溪州村中央路</text:span><text:span text:style-name="T6">250</text:span><text:span text:style-name="T7">號</text:span><text:span text:style-name="T6">(</text:span><text:span text:style-name="T7">溪州農場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5/05/27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G680</text:p>
          </table:table-cell>
          <table:table-cell table:style-name="ce11" office:value-type="string" calcext:value-type="string">
            <text:p>草湖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20.3784" calcext:value-type="float">
            <text:p>120.3784</text:p>
          </table:table-cell>
          <table:table-cell table:style-name="ce13" office:value-type="float" office:value="23.9596" calcext:value-type="float">
            <text:p>23.9596</text:p>
          </table:table-cell>
          <table:table-cell table:style-name="ce11" office:value-type="string" calcext:value-type="string">
            <text:p>彰化縣</text:p>
          </table:table-cell>
          <table:table-cell table:style-name="ce10" office:value-type="string" calcext:value-type="string">
            <text:p><text:span text:style-name="T5">芳苑鄉草湖村功湖路草湖段</text:span><text:span text:style-name="T6">140</text:span><text:span text:style-name="T7">號</text:span><text:span text:style-name="T6">(</text:span><text:span text:style-name="T7">草湖國民中學內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1/08/14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G700</text:p>
          </table:table-cell>
          <table:table-cell table:style-name="ce11" office:value-type="string" calcext:value-type="string">
            <text:p>中西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20.3522" calcext:value-type="float">
            <text:p>120.3522</text:p>
          </table:table-cell>
          <table:table-cell table:style-name="ce13" office:value-type="float" office:value="23.882" calcext:value-type="float">
            <text:p>23.882</text:p>
          </table:table-cell>
          <table:table-cell table:style-name="ce11" office:value-type="string" calcext:value-type="string">
            <text:p>彰化縣</text:p>
          </table:table-cell>
          <table:table-cell table:style-name="ce10" office:value-type="string" calcext:value-type="string">
            <text:p><text:span text:style-name="T5">二林鎮中西里工城路</text:span><text:span text:style-name="T6">5</text:span><text:span text:style-name="T7">號二林農場中西耕區</text:span><text:span text:style-name="T6">(</text:span><text:span text:style-name="T7">二林鎮中西段</text:span><text:span text:style-name="T6">333</text:span><text:span text:style-name="T7">號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5/06/05</text:p>
          </table:table-cell>
          <table:table-cell table:style-name="ce10" office:value-type="string" calcext:value-type="string">
            <text:p><text:span text:style-name="T5">因移位及擴充為氣象站，於</text:span><text:span text:style-name="T6">2015/7/1</text:span><text:span text:style-name="T7">升級為</text:span><text:span text:style-name="T6">(C0G730)</text:span><text:span text:style-name="T7">站，站名更變為二林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G730</text:p>
          </table:table-cell>
        </table:table-row>
        <table:table-row table:style-name="ro2">
          <table:table-cell table:style-name="ce8" office:value-type="string" calcext:value-type="string">
            <text:p>C1H850</text:p>
          </table:table-cell>
          <table:table-cell table:style-name="ce11" office:value-type="string" calcext:value-type="string">
            <text:p>翠巒</text:p>
          </table:table-cell>
          <table:table-cell table:style-name="ce13" office:value-type="float" office:value="2297" calcext:value-type="float">
            <text:p>2297</text:p>
          </table:table-cell>
          <table:table-cell table:style-name="ce13" office:value-type="float" office:value="121.2266" calcext:value-type="float">
            <text:p>121.2266</text:p>
          </table:table-cell>
          <table:table-cell table:style-name="ce13" office:value-type="float" office:value="24.1929" calcext:value-type="float">
            <text:p>24.1929</text:p>
          </table:table-cell>
          <table:table-cell table:style-name="ce11" office:value-type="string" calcext:value-type="string">
            <text:p>南投縣</text:p>
          </table:table-cell>
          <table:table-cell table:style-name="ce11" office:value-type="string" calcext:value-type="string">
            <text:p>仁愛鄉力行產業道路之華崗派出所斜對面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5/08/05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H870</text:p>
          </table:table-cell>
          <table:table-cell table:style-name="ce11" office:value-type="string" calcext:value-type="string">
            <text:p>仁愛</text:p>
          </table:table-cell>
          <table:table-cell table:style-name="ce13" office:value-type="float" office:value="1113" calcext:value-type="float">
            <text:p>1113</text:p>
          </table:table-cell>
          <table:table-cell table:style-name="ce13" office:value-type="float" office:value="121.1307" calcext:value-type="float">
            <text:p>121.1307</text:p>
          </table:table-cell>
          <table:table-cell table:style-name="ce13" office:value-type="float" office:value="24.0186" calcext:value-type="float">
            <text:p>24.0186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仁愛鄉</text:span><text:span text:style-name="T6">(</text:span><text:span text:style-name="T7">臺電公司電源保護中心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5/08/10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H880</text:p>
          </table:table-cell>
          <table:table-cell table:style-name="ce11" office:value-type="string" calcext:value-type="string">
            <text:p>凌霄</text:p>
          </table:table-cell>
          <table:table-cell table:style-name="ce13" office:value-type="float" office:value="1318" calcext:value-type="float">
            <text:p>1318</text:p>
          </table:table-cell>
          <table:table-cell table:style-name="ce13" office:value-type="float" office:value="121.0149" calcext:value-type="float">
            <text:p>121.0149</text:p>
          </table:table-cell>
          <table:table-cell table:style-name="ce13" office:value-type="float" office:value="24.0168" calcext:value-type="float">
            <text:p>24.0168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埔里鎮中山路三段</text:span><text:span text:style-name="T6">582</text:span><text:span text:style-name="T7">號</text:span><text:span text:style-name="T6">(</text:span><text:span text:style-name="T7">凌霄殿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5/08/28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H890</text:p>
          </table:table-cell>
          <table:table-cell table:style-name="ce11" office:value-type="string" calcext:value-type="string">
            <text:p>大肚城</text:p>
          </table:table-cell>
          <table:table-cell table:style-name="ce13" office:value-type="float" office:value="451" calcext:value-type="float">
            <text:p>451</text:p>
          </table:table-cell>
          <table:table-cell table:style-name="ce13" office:value-type="float" office:value="120.9523" calcext:value-type="float">
            <text:p>120.9523</text:p>
          </table:table-cell>
          <table:table-cell table:style-name="ce13" office:value-type="float" office:value="23.9709" calcext:value-type="float">
            <text:p>23.9709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埔里鎮大城里大城路</text:span><text:span text:style-name="T6">169</text:span><text:span text:style-name="T7">號</text:span><text:span text:style-name="T6">(</text:span><text:span text:style-name="T7">南投縣立大成國民中學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5/09/04</text:p>
          </table:table-cell>
          <table:table-cell table:style-name="ce10" office:value-type="string" calcext:value-type="string">
            <text:p><text:span text:style-name="T5">因擴充為氣象站，於</text:span><text:span text:style-name="T6">2015/9/4</text:span><text:span text:style-name="T7">升級為</text:span><text:span text:style-name="T6">(C0H890)</text:span><text:span text:style-name="T7">站，站名更變為埔里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H890</text:p>
          </table:table-cell>
        </table:table-row>
        <table:table-row table:style-name="ro4">
          <table:table-cell table:style-name="ce8" office:value-type="string" calcext:value-type="string">
            <text:p>C1H910</text:p>
          </table:table-cell>
          <table:table-cell table:style-name="ce11" office:value-type="string" calcext:value-type="string">
            <text:p>魚池</text:p>
          </table:table-cell>
          <table:table-cell table:style-name="ce13" office:value-type="float" office:value="724" calcext:value-type="float">
            <text:p>724</text:p>
          </table:table-cell>
          <table:table-cell table:style-name="ce13" office:value-type="float" office:value="120.9291" calcext:value-type="float">
            <text:p>120.9291</text:p>
          </table:table-cell>
          <table:table-cell table:style-name="ce13" office:value-type="float" office:value="23.9009" calcext:value-type="float">
            <text:p>23.9009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魚池鄉興池段</text:span><text:span text:style-name="T6">1368</text:span><text:span text:style-name="T7">地號</text:span><text:span text:style-name="T6">(</text:span><text:span text:style-name="T7">魚池苗圃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5/09/07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H930</text:p>
          </table:table-cell>
          <table:table-cell table:style-name="ce11" office:value-type="string" calcext:value-type="string">
            <text:p>北山</text:p>
          </table:table-cell>
          <table:table-cell table:style-name="ce13" office:value-type="float" office:value="393" calcext:value-type="float">
            <text:p>393</text:p>
          </table:table-cell>
          <table:table-cell table:style-name="ce13" office:value-type="float" office:value="120.8748" calcext:value-type="float">
            <text:p>120.8748</text:p>
          </table:table-cell>
          <table:table-cell table:style-name="ce13" office:value-type="float" office:value="23.9853" calcext:value-type="float">
            <text:p>23.9853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國姓鄉北山村頭溪巷</text:span><text:span text:style-name="T6">7-1</text:span><text:span text:style-name="T7">號旁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5/09/04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H940</text:p>
          </table:table-cell>
          <table:table-cell table:style-name="ce11" office:value-type="string" calcext:value-type="string">
            <text:p>雙冬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120.8023" calcext:value-type="float">
            <text:p>120.8023</text:p>
          </table:table-cell>
          <table:table-cell table:style-name="ce13" office:value-type="float" office:value="23.9674" calcext:value-type="float">
            <text:p>23.9674</text:p>
          </table:table-cell>
          <table:table-cell table:style-name="ce11" office:value-type="string" calcext:value-type="string">
            <text:p>南投縣</text:p>
          </table:table-cell>
          <table:table-cell table:style-name="ce11" office:value-type="string" calcext:value-type="string">
            <text:p>草屯鎮雙冬里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H94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H941</text:p>
          </table:table-cell>
        </table:table-row>
        <table:table-row table:style-name="ro4">
          <table:table-cell table:style-name="ce8" office:value-type="string" calcext:value-type="string">
            <text:p>C1H950</text:p>
          </table:table-cell>
          <table:table-cell table:style-name="ce11" office:value-type="string" calcext:value-type="string">
            <text:p>中寮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120.7665" calcext:value-type="float">
            <text:p>120.7665</text:p>
          </table:table-cell>
          <table:table-cell table:style-name="ce13" office:value-type="float" office:value="23.8843" calcext:value-type="float">
            <text:p>23.8843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中寮鄉復興村初中巷</text:span><text:span text:style-name="T6">50</text:span><text:span text:style-name="T7">號</text:span><text:span text:style-name="T6">(</text:span><text:span text:style-name="T7">中寮國中校園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H95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H950</text:p>
          </table:table-cell>
        </table:table-row>
        <table:table-row table:style-name="ro4">
          <table:table-cell table:style-name="ce8" office:value-type="string" calcext:value-type="string">
            <text:p>C1H960</text:p>
          </table:table-cell>
          <table:table-cell table:style-name="ce11" office:value-type="string" calcext:value-type="string">
            <text:p>草屯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120.6629" calcext:value-type="float">
            <text:p>120.6629</text:p>
          </table:table-cell>
          <table:table-cell table:style-name="ce13" office:value-type="float" office:value="23.9971" calcext:value-type="float">
            <text:p>23.9971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草屯鎮中山里草溪路</text:span><text:span text:style-name="T6">791</text:span><text:span text:style-name="T7">號</text:span><text:span text:style-name="T6">(</text:span><text:span text:style-name="T7">省都電臺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擴充為氣象站，於</text:span><text:span text:style-name="T6">2011/11/1</text:span><text:span text:style-name="T7">升級為</text:span><text:span text:style-name="T6">(C0H96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H960</text:p>
          </table:table-cell>
        </table:table-row>
        <table:table-row table:style-name="ro4">
          <table:table-cell table:style-name="ce8" office:value-type="string" calcext:value-type="string">
            <text:p>C1H970</text:p>
          </table:table-cell>
          <table:table-cell table:style-name="ce11" office:value-type="string" calcext:value-type="string">
            <text:p>六分寮</text:p>
          </table:table-cell>
          <table:table-cell table:style-name="ce13" office:value-type="float" office:value="425" calcext:value-type="float">
            <text:p>425</text:p>
          </table:table-cell>
          <table:table-cell table:style-name="ce13" office:value-type="float" office:value="120.6381" calcext:value-type="float">
            <text:p>120.6381</text:p>
          </table:table-cell>
          <table:table-cell table:style-name="ce13" office:value-type="float" office:value="23.9255" calcext:value-type="float">
            <text:p>23.9255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南投市鳳鳴里八卦路</text:span><text:span text:style-name="T6">894</text:span><text:span text:style-name="T7">號</text:span><text:span text:style-name="T6">(</text:span><text:span text:style-name="T7">西嶺國小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H97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H971</text:p>
          </table:table-cell>
        </table:table-row>
        <table:table-row table:style-name="ro4">
          <table:table-cell table:style-name="ce8" office:value-type="string" calcext:value-type="string">
            <text:p>C1H9B0</text:p>
          </table:table-cell>
          <table:table-cell table:style-name="ce11" office:value-type="string" calcext:value-type="string">
            <text:p>阿眉</text:p>
          </table:table-cell>
          <table:table-cell table:style-name="ce13" office:value-type="float" office:value="1677" calcext:value-type="float">
            <text:p>1677</text:p>
          </table:table-cell>
          <table:table-cell table:style-name="ce13" office:value-type="float" office:value="120.9943" calcext:value-type="float">
            <text:p>120.9943</text:p>
          </table:table-cell>
          <table:table-cell table:style-name="ce13" office:value-type="float" office:value="24.126" calcext:value-type="float">
            <text:p>24.126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仁愛鄉</text:span><text:span text:style-name="T6">(</text:span><text:span text:style-name="T7">水利局雨量站旁</text:span><text:span text:style-name="T6">)</text:span></text:p>
          </table:table-cell>
          <table:table-cell table:style-name="ce15" office:value-type="string" calcext:value-type="string">
            <text:p>1990/07/2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原</text:span><text:span text:style-name="T6">(C1F880)</text:span><text:span text:style-name="T7">站因縣市代碼不符，於</text:span><text:span text:style-name="T6">2008/2/25</text:span><text:span text:style-name="T7">重新編碼為</text:span><text:span text:style-name="T6">(C1H9B0)</text:span><text:span text:style-name="T7">站。因儀器汰換，於</text:span><text:span text:style-name="T6">2011/11/1</text:span><text:span text:style-name="T7">更變為</text:span><text:span text:style-name="T6">(C1H9B1)</text:span><text:span text:style-name="T7">站。</text:span></text:p>
          </table:table-cell>
          <table:table-cell table:style-name="ce17" office:value-type="string" calcext:value-type="string">
            <text:p>C1F880</text:p>
          </table:table-cell>
          <table:table-cell table:style-name="ce17" office:value-type="string" calcext:value-type="string">
            <text:p>C1H9B1</text:p>
          </table:table-cell>
        </table:table-row>
        <table:table-row table:style-name="ro2">
          <table:table-cell table:style-name="ce8" office:value-type="string" calcext:value-type="string">
            <text:p>C1I040</text:p>
          </table:table-cell>
          <table:table-cell table:style-name="ce11" office:value-type="string" calcext:value-type="string">
            <text:p>文文社</text:p>
          </table:table-cell>
          <table:table-cell table:style-name="ce13" office:value-type="float" office:value="1693" calcext:value-type="float">
            <text:p>1693</text:p>
          </table:table-cell>
          <table:table-cell table:style-name="ce13" office:value-type="float" office:value="120.9935" calcext:value-type="float">
            <text:p>120.9935</text:p>
          </table:table-cell>
          <table:table-cell table:style-name="ce13" office:value-type="float" office:value="23.8493" calcext:value-type="float">
            <text:p>23.8493</text:p>
          </table:table-cell>
          <table:table-cell table:style-name="ce11" office:value-type="string" calcext:value-type="string">
            <text:p>南投縣</text:p>
          </table:table-cell>
          <table:table-cell table:style-name="ce11" office:value-type="string" calcext:value-type="string">
            <text:p>仁愛鄉法治村良久林場內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5/11/09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I060</text:p>
          </table:table-cell>
          <table:table-cell table:style-name="ce11" office:value-type="string" calcext:value-type="string">
            <text:p>望鄉</text:p>
          </table:table-cell>
          <table:table-cell table:style-name="ce13" office:value-type="float" office:value="2403" calcext:value-type="float">
            <text:p>2403</text:p>
          </table:table-cell>
          <table:table-cell table:style-name="ce13" office:value-type="float" office:value="120.9282" calcext:value-type="float">
            <text:p>120.9282</text:p>
          </table:table-cell>
          <table:table-cell table:style-name="ce13" office:value-type="float" office:value="23.6191" calcext:value-type="float">
            <text:p>23.6191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信義鄉望美村望鄉工作站內</text:span><text:span text:style-name="T6">(</text:span><text:span text:style-name="T7">巒大事業區</text:span><text:span text:style-name="T6">119</text:span><text:span text:style-name="T7">林班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5/10/28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I080</text:p>
          </table:table-cell>
          <table:table-cell table:style-name="ce11" office:value-type="string" calcext:value-type="string">
            <text:p>信義</text:p>
          </table:table-cell>
          <table:table-cell table:style-name="ce13" office:value-type="float" office:value="536" calcext:value-type="float">
            <text:p>536</text:p>
          </table:table-cell>
          <table:table-cell table:style-name="ce13" office:value-type="float" office:value="120.851" calcext:value-type="float">
            <text:p>120.851</text:p>
          </table:table-cell>
          <table:table-cell table:style-name="ce13" office:value-type="float" office:value="23.6897" calcext:value-type="float">
            <text:p>23.6897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信義鄉自強村綠美巷</text:span><text:span text:style-name="T6">(</text:span><text:span text:style-name="T7">內茅埔林區</text:span><text:span text:style-name="T6">23</text:span><text:span text:style-name="T7">林班地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5/09/22</text:p>
          </table:table-cell>
          <table:table-cell table:style-name="ce10" office:value-type="string" calcext:value-type="string">
            <text:p><text:span text:style-name="T5">因擴充為氣象站，於</text:span><text:span text:style-name="T6">2015/9/22</text:span><text:span text:style-name="T7">升級為</text:span><text:span text:style-name="T6">(C0I08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I080</text:p>
          </table:table-cell>
        </table:table-row>
        <table:table-row table:style-name="ro4">
          <table:table-cell table:style-name="ce8" office:value-type="string" calcext:value-type="string">
            <text:p>C1I100</text:p>
          </table:table-cell>
          <table:table-cell table:style-name="ce11" office:value-type="string" calcext:value-type="string">
            <text:p>溪頭</text:p>
          </table:table-cell>
          <table:table-cell table:style-name="ce13" office:value-type="float" office:value="1771" calcext:value-type="float">
            <text:p>1771</text:p>
          </table:table-cell>
          <table:table-cell table:style-name="ce13" office:value-type="float" office:value="120.8073" calcext:value-type="float">
            <text:p>120.8073</text:p>
          </table:table-cell>
          <table:table-cell table:style-name="ce13" office:value-type="float" office:value="23.6613" calcext:value-type="float">
            <text:p>23.6613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鹿谷鄉內湖村森林巷溪頭林營區</text:span><text:span text:style-name="T6">(</text:span><text:span text:style-name="T7">鳳凰山瞭望臺旁</text:span><text:span text:style-name="T6">)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I10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I101</text:p>
          </table:table-cell>
        </table:table-row>
        <table:table-row table:style-name="ro4">
          <table:table-cell table:style-name="ce8" office:value-type="string" calcext:value-type="string">
            <text:p>C1I120</text:p>
          </table:table-cell>
          <table:table-cell table:style-name="ce11" office:value-type="string" calcext:value-type="string">
            <text:p>大鞍</text:p>
          </table:table-cell>
          <table:table-cell table:style-name="ce13" office:value-type="float" office:value="1528" calcext:value-type="float">
            <text:p>1528</text:p>
          </table:table-cell>
          <table:table-cell table:style-name="ce13" office:value-type="float" office:value="120.7598" calcext:value-type="float">
            <text:p>120.7598</text:p>
          </table:table-cell>
          <table:table-cell table:style-name="ce13" office:value-type="float" office:value="23.6785" calcext:value-type="float">
            <text:p>23.6785</text:p>
          </table:table-cell>
          <table:table-cell table:style-name="ce11" office:value-type="string" calcext:value-type="string">
            <text:p>南投縣</text:p>
          </table:table-cell>
          <table:table-cell table:style-name="ce11" office:value-type="string" calcext:value-type="string">
            <text:p>竹山鎮樟空倫山之三角點附近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I12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I121</text:p>
          </table:table-cell>
        </table:table-row>
        <table:table-row table:style-name="ro4">
          <table:table-cell table:style-name="ce8" office:value-type="string" calcext:value-type="string">
            <text:p>C1I130</text:p>
          </table:table-cell>
          <table:table-cell table:style-name="ce11" office:value-type="string" calcext:value-type="string">
            <text:p>桶頭</text:p>
          </table:table-cell>
          <table:table-cell table:style-name="ce13" office:value-type="float" office:value="307" calcext:value-type="float">
            <text:p>307</text:p>
          </table:table-cell>
          <table:table-cell table:style-name="ce13" office:value-type="float" office:value="120.6537" calcext:value-type="float">
            <text:p>120.6537</text:p>
          </table:table-cell>
          <table:table-cell table:style-name="ce13" office:value-type="float" office:value="23.6424" calcext:value-type="float">
            <text:p>23.6424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竹山鎮鯉南路</text:span><text:span text:style-name="T6">338</text:span><text:span text:style-name="T7">號旁</text:span></text:p>
          </table:table-cell>
          <table:table-cell table:style-name="ce15" office:value-type="string" calcext:value-type="string">
            <text:p>1992/07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I13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I131</text:p>
          </table:table-cell>
        </table:table-row>
        <table:table-row table:style-name="ro4">
          <table:table-cell table:style-name="ce8" office:value-type="string" calcext:value-type="string">
            <text:p>C1I160</text:p>
          </table:table-cell>
          <table:table-cell table:style-name="ce11" office:value-type="string" calcext:value-type="string">
            <text:p>龍神橋</text:p>
          </table:table-cell>
          <table:table-cell table:style-name="ce13" office:value-type="float" office:value="339" calcext:value-type="float">
            <text:p>339</text:p>
          </table:table-cell>
          <table:table-cell table:style-name="ce13" office:value-type="float" office:value="120.8715" calcext:value-type="float">
            <text:p>120.8715</text:p>
          </table:table-cell>
          <table:table-cell table:style-name="ce13" office:value-type="float" office:value="23.7799" calcext:value-type="float">
            <text:p>23.7799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水里鄉崁頂村</text:span><text:span text:style-name="T6">(</text:span><text:span text:style-name="T7">臺</text:span><text:span text:style-name="T6">21</text:span><text:span text:style-name="T7">線龍神橋附近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11/24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1I170</text:p>
          </table:table-cell>
          <table:table-cell table:style-name="ce11" office:value-type="string" calcext:value-type="string">
            <text:p>集集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float" office:value="120.775" calcext:value-type="float">
            <text:p>120.775</text:p>
          </table:table-cell>
          <table:table-cell table:style-name="ce13" office:value-type="float" office:value="23.8264" calcext:value-type="float">
            <text:p>23.8264</text:p>
          </table:table-cell>
          <table:table-cell table:style-name="ce11" office:value-type="string" calcext:value-type="string">
            <text:p>南投縣</text:p>
          </table:table-cell>
          <table:table-cell table:style-name="ce11" office:value-type="string" calcext:value-type="string">
            <text:p>集集鎮集集加油站旁</text:p>
          </table:table-cell>
          <table:table-cell table:style-name="ce15" office:value-type="string" calcext:value-type="string">
            <text:p>1992/12/01</text:p>
          </table:table-cell>
          <table:table-cell table:style-name="ce17" office:value-type="string" calcext:value-type="string">
            <text:p>2015/09/24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I180</text:p>
          </table:table-cell>
          <table:table-cell table:style-name="ce11" office:value-type="string" calcext:value-type="string">
            <text:p>清水林</text:p>
          </table:table-cell>
          <table:table-cell table:style-name="ce13" office:value-type="float" office:value="723" calcext:value-type="float">
            <text:p>723</text:p>
          </table:table-cell>
          <table:table-cell table:style-name="ce13" office:value-type="float" office:value="120.8204" calcext:value-type="float">
            <text:p>120.8204</text:p>
          </table:table-cell>
          <table:table-cell table:style-name="ce13" office:value-type="float" office:value="24.0716" calcext:value-type="float">
            <text:p>24.0716</text:p>
          </table:table-cell>
          <table:table-cell table:style-name="ce11" office:value-type="string" calcext:value-type="string">
            <text:p>臺中市</text:p>
          </table:table-cell>
          <table:table-cell table:style-name="ce10" office:value-type="string" calcext:value-type="string">
            <text:p><text:span text:style-name="T5">太平區</text:span><text:span text:style-name="T6">136</text:span><text:span text:style-name="T7">縣道</text:span><text:span text:style-name="T6">9.5K</text:span><text:span text:style-name="T7">處旁約</text:span><text:span text:style-name="T6">500</text:span><text:span text:style-name="T7">公尺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08/02/24</text:p>
          </table:table-cell>
          <table:table-cell table:style-name="ce10" office:value-type="string" calcext:value-type="string">
            <text:p><text:span text:style-name="T5">原</text:span><text:span text:style-name="T6">(C1I180)</text:span><text:span text:style-name="T7">站因縣市代碼不符，於</text:span><text:span text:style-name="T6">2008/2/25</text:span><text:span text:style-name="T7">重新編碼為</text:span><text:span text:style-name="T6">(C1F9J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F9J0</text:p>
          </table:table-cell>
        </table:table-row>
        <table:table-row table:style-name="ro2">
          <table:table-cell table:style-name="ce8" office:value-type="string" calcext:value-type="string">
            <text:p>C1I190</text:p>
          </table:table-cell>
          <table:table-cell table:style-name="ce11" office:value-type="string" calcext:value-type="string">
            <text:p>水長流</text:p>
          </table:table-cell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120.8605" calcext:value-type="float">
            <text:p>120.8605</text:p>
          </table:table-cell>
          <table:table-cell table:style-name="ce13" office:value-type="float" office:value="24.0618" calcext:value-type="float">
            <text:p>24.0618</text:p>
          </table:table-cell>
          <table:table-cell table:style-name="ce11" office:value-type="string" calcext:value-type="string">
            <text:p>南投縣</text:p>
          </table:table-cell>
          <table:table-cell table:style-name="ce11" office:value-type="string" calcext:value-type="string">
            <text:p>國姓鄉大旗農路末端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5/09/02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I200</text:p>
          </table:table-cell>
          <table:table-cell table:style-name="ce11" office:value-type="string" calcext:value-type="string">
            <text:p>中心崙</text:p>
          </table:table-cell>
          <table:table-cell table:style-name="ce13" office:value-type="float" office:value="661" calcext:value-type="float">
            <text:p>661</text:p>
          </table:table-cell>
          <table:table-cell table:style-name="ce13" office:value-type="float" office:value="120.7123" calcext:value-type="float">
            <text:p>120.7123</text:p>
          </table:table-cell>
          <table:table-cell table:style-name="ce13" office:value-type="float" office:value="23.7285" calcext:value-type="float">
            <text:p>23.7285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竹山鎮之中心崙林道</text:span><text:span text:style-name="T6">4.1Km</text:span><text:span text:style-name="T7">處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I20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I201</text:p>
          </table:table-cell>
        </table:table-row>
        <table:table-row table:style-name="ro4">
          <table:table-cell table:style-name="ce8" office:value-type="string" calcext:value-type="string">
            <text:p>C1I210</text:p>
          </table:table-cell>
          <table:table-cell table:style-name="ce11" office:value-type="string" calcext:value-type="string">
            <text:p>蘆竹湳</text:p>
          </table:table-cell>
          <table:table-cell table:style-name="ce13" office:value-type="float" office:value="566" calcext:value-type="float">
            <text:p>566</text:p>
          </table:table-cell>
          <table:table-cell table:style-name="ce13" office:value-type="float" office:value="120.812" calcext:value-type="float">
            <text:p>120.812</text:p>
          </table:table-cell>
          <table:table-cell table:style-name="ce13" office:value-type="float" office:value="23.9341" calcext:value-type="float">
            <text:p>23.9341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中寮鄉清水村龍林巷</text:span><text:span text:style-name="T6">4</text:span><text:span text:style-name="T7">鄰</text:span><text:span text:style-name="T6">58</text:span><text:span text:style-name="T7">之</text:span><text:span text:style-name="T6">6</text:span><text:span text:style-name="T7">號旁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1/10/31</text:p>
          </table:table-cell>
          <table:table-cell table:style-name="ce10" office:value-type="string" calcext:value-type="string">
            <text:p><text:span text:style-name="T5">因儀器汰換，於</text:span><text:span text:style-name="T6">2011/11/1</text:span><text:span text:style-name="T7">更變為</text:span><text:span text:style-name="T6">(C1I21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I211</text:p>
          </table:table-cell>
        </table:table-row>
        <table:table-row table:style-name="ro2">
          <table:table-cell table:style-name="ce8" office:value-type="string" calcext:value-type="string">
            <text:p>C1I270</text:p>
          </table:table-cell>
          <table:table-cell table:style-name="ce11" office:value-type="string" calcext:value-type="string">
            <text:p>水里</text:p>
          </table:table-cell>
          <table:table-cell table:style-name="ce13" office:value-type="float" office:value="593" calcext:value-type="float">
            <text:p>593</text:p>
          </table:table-cell>
          <table:table-cell table:style-name="ce13" office:value-type="float" office:value="120.8541" calcext:value-type="float">
            <text:p>120.8541</text:p>
          </table:table-cell>
          <table:table-cell table:style-name="ce13" office:value-type="float" office:value="23.832" calcext:value-type="float">
            <text:p>23.832</text:p>
          </table:table-cell>
          <table:table-cell table:style-name="ce11" office:value-type="string" calcext:value-type="string">
            <text:p>南投縣</text:p>
          </table:table-cell>
          <table:table-cell table:style-name="ce11" office:value-type="string" calcext:value-type="string">
            <text:p>水里鄉聖母修道院內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5/09/2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I300</text:p>
          </table:table-cell>
          <table:table-cell table:style-name="ce11" office:value-type="string" calcext:value-type="string">
            <text:p>上安橋</text:p>
          </table:table-cell>
          <table:table-cell table:style-name="ce13" office:value-type="float" office:value="781" calcext:value-type="float">
            <text:p>781</text:p>
          </table:table-cell>
          <table:table-cell table:style-name="ce13" office:value-type="float" office:value="120.8738" calcext:value-type="float">
            <text:p>120.8738</text:p>
          </table:table-cell>
          <table:table-cell table:style-name="ce13" office:value-type="float" office:value="23.7283" calcext:value-type="float">
            <text:p>23.7283</text:p>
          </table:table-cell>
          <table:table-cell table:style-name="ce11" office:value-type="string" calcext:value-type="string">
            <text:p>南投縣</text:p>
          </table:table-cell>
          <table:table-cell table:style-name="ce10" office:value-type="string" calcext:value-type="string">
            <text:p><text:span text:style-name="T5">水里鄉</text:span><text:span text:style-name="T6">(</text:span><text:span text:style-name="T7">臺</text:span><text:span text:style-name="T6">21</text:span><text:span text:style-name="T7">線上安村段之三廓產業道路</text:span><text:span text:style-name="T6">2K</text:span><text:span text:style-name="T7">處梅園裡</text:span><text:span text:style-name="T6">)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5/11/24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1I350</text:p>
          </table:table-cell>
          <table:table-cell table:style-name="ce11" office:value-type="string" calcext:value-type="string">
            <text:p>東埔</text:p>
          </table:table-cell>
          <table:table-cell table:style-name="ce13" office:value-type="float" office:value="887" calcext:value-type="float">
            <text:p>887</text:p>
          </table:table-cell>
          <table:table-cell table:style-name="ce13" office:value-type="float" office:value="120.9251" calcext:value-type="float">
            <text:p>120.9251</text:p>
          </table:table-cell>
          <table:table-cell table:style-name="ce13" office:value-type="float" office:value="23.5563" calcext:value-type="float">
            <text:p>23.5563</text:p>
          </table:table-cell>
          <table:table-cell table:style-name="ce11" office:value-type="string" calcext:value-type="string">
            <text:p>南投縣</text:p>
          </table:table-cell>
          <table:table-cell table:style-name="ce11" office:value-type="string" calcext:value-type="string">
            <text:p>信義鄉東埔村村辦公室籃球場旁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5/09/22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K230</text:p>
          </table:table-cell>
          <table:table-cell table:style-name="ce11" office:value-type="string" calcext:value-type="string">
            <text:p>西螺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120.4526" calcext:value-type="float">
            <text:p>120.4526</text:p>
          </table:table-cell>
          <table:table-cell table:style-name="ce13" office:value-type="float" office:value="23.8044" calcext:value-type="float">
            <text:p>23.8044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西螺鎮西螺鎮東南路</text:span><text:span text:style-name="T6">326</text:span><text:span text:style-name="T7">號</text:span><text:span text:style-name="T6">(</text:span><text:span text:style-name="T7">東南中學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7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K250</text:p>
          </table:table-cell>
          <table:table-cell table:style-name="ce11" office:value-type="string" calcext:value-type="string">
            <text:p>崙背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120.3189" calcext:value-type="float">
            <text:p>120.3189</text:p>
          </table:table-cell>
          <table:table-cell table:style-name="ce13" office:value-type="float" office:value="23.7556" calcext:value-type="float">
            <text:p>23.7556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崙背鄉阿勸村阿勸農場</text:span><text:span text:style-name="T6">(</text:span><text:span text:style-name="T7">阿勸段</text:span><text:span text:style-name="T6">487</text:span><text:span text:style-name="T7">號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6/08</text:p>
          </table:table-cell>
          <table:table-cell table:style-name="ce10" office:value-type="string" calcext:value-type="string">
            <text:p><text:span text:style-name="T5">因擴充為氣象站，於</text:span><text:span text:style-name="T6">2015/6/8</text:span><text:span text:style-name="T7">升級為</text:span><text:span text:style-name="T6">(C0K25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K250</text:p>
          </table:table-cell>
        </table:table-row>
        <table:table-row table:style-name="ro4">
          <table:table-cell table:style-name="ce8" office:value-type="string" calcext:value-type="string">
            <text:p>C1K260</text:p>
          </table:table-cell>
          <table:table-cell table:style-name="ce11" office:value-type="string" calcext:value-type="string">
            <text:p>後安寮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120.2332" calcext:value-type="float">
            <text:p>120.2332</text:p>
          </table:table-cell>
          <table:table-cell table:style-name="ce13" office:value-type="float" office:value="23.7892" calcext:value-type="float">
            <text:p>23.7892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麥寮鄉後安村</text:span><text:span text:style-name="T6">227</text:span><text:span text:style-name="T7">號</text:span><text:span text:style-name="T6">(</text:span><text:span text:style-name="T7">雲林縣麥寮鄉豐安國民小學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7/22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K270</text:p>
          </table:table-cell>
          <table:table-cell table:style-name="ce11" office:value-type="string" calcext:value-type="string">
            <text:p>褒忠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120.3081" calcext:value-type="float">
            <text:p>120.3081</text:p>
          </table:table-cell>
          <table:table-cell table:style-name="ce13" office:value-type="float" office:value="23.7049" calcext:value-type="float">
            <text:p>23.7049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褒忠鄉埔姜村太湖路</text:span><text:span text:style-name="T6">11</text:span><text:span text:style-name="T7">號</text:span><text:span text:style-name="T6">(</text:span><text:span text:style-name="T7">埔姜工作站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8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K310</text:p>
          </table:table-cell>
          <table:table-cell table:style-name="ce11" office:value-type="string" calcext:value-type="string">
            <text:p>斗六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120.5163" calcext:value-type="float">
            <text:p>120.5163</text:p>
          </table:table-cell>
          <table:table-cell table:style-name="ce13" office:value-type="float" office:value="23.7055" calcext:value-type="float">
            <text:p>23.7055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斗六市保長路</text:span><text:span text:style-name="T6">155</text:span><text:span text:style-name="T7">號</text:span><text:span text:style-name="T6">(</text:span><text:span text:style-name="T7">雲林縣斗六市保長國民小學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8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K320</text:p>
          </table:table-cell>
          <table:table-cell table:style-name="ce11" office:value-type="string" calcext:value-type="string">
            <text:p>阿丹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20.5119" calcext:value-type="float">
            <text:p>120.5119</text:p>
          </table:table-cell>
          <table:table-cell table:style-name="ce13" office:value-type="float" office:value="23.658" calcext:value-type="float">
            <text:p>23.658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斗南鎮將軍里溫厝</text:span><text:span text:style-name="T6">1</text:span><text:span text:style-name="T7">號</text:span><text:span text:style-name="T6">(</text:span><text:span text:style-name="T7">雲林縣斗南鎮重光國民小學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7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K340</text:p>
          </table:table-cell>
          <table:table-cell table:style-name="ce11" office:value-type="string" calcext:value-type="string">
            <text:p>土庫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20.3899" calcext:value-type="float">
            <text:p>120.3899</text:p>
          </table:table-cell>
          <table:table-cell table:style-name="ce13" office:value-type="float" office:value="23.688" calcext:value-type="float">
            <text:p>23.688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土庫鎮石廟里復興路</text:span><text:span text:style-name="T6">16</text:span><text:span text:style-name="T7">號</text:span><text:span text:style-name="T6">(</text:span><text:span text:style-name="T7">雲林縣土庫國民中學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8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K350</text:p>
          </table:table-cell>
          <table:table-cell table:style-name="ce11" office:value-type="string" calcext:value-type="string">
            <text:p>北港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20.2953" calcext:value-type="float">
            <text:p>120.2953</text:p>
          </table:table-cell>
          <table:table-cell table:style-name="ce13" office:value-type="float" office:value="23.569" calcext:value-type="float">
            <text:p>23.569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北港鎮光復路</text:span><text:span text:style-name="T6">2</text:span><text:span text:style-name="T7">號</text:span><text:span text:style-name="T6">(</text:span><text:span text:style-name="T7">北港糖廠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K380</text:p>
          </table:table-cell>
          <table:table-cell table:style-name="ce11" office:value-type="string" calcext:value-type="string">
            <text:p>山豬湖</text:p>
          </table:table-cell>
          <table:table-cell table:style-name="ce13" office:value-type="float" office:value="649" calcext:value-type="float">
            <text:p>649</text:p>
          </table:table-cell>
          <table:table-cell table:style-name="ce13" office:value-type="float" office:value="120.6012" calcext:value-type="float">
            <text:p>120.6012</text:p>
          </table:table-cell>
          <table:table-cell table:style-name="ce13" office:value-type="float" office:value="23.5867" calcext:value-type="float">
            <text:p>23.5867</text:p>
          </table:table-cell>
          <table:table-cell table:style-name="ce11" office:value-type="string" calcext:value-type="string">
            <text:p>雲林縣</text:p>
          </table:table-cell>
          <table:table-cell table:style-name="ce10" office:value-type="string" calcext:value-type="string">
            <text:p><text:span text:style-name="T5">古坑鄉華山村松林路</text:span><text:span text:style-name="T6">41</text:span><text:span text:style-name="T7">號旁約</text:span><text:span text:style-name="T6">100</text:span><text:span text:style-name="T7">公尺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5/02/25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440</text:p>
          </table:table-cell>
          <table:table-cell table:style-name="ce11" office:value-type="string" calcext:value-type="string">
            <text:p>新高口</text:p>
          </table:table-cell>
          <table:table-cell table:style-name="ce13" office:value-type="float" office:value="2540" calcext:value-type="float">
            <text:p>2540</text:p>
          </table:table-cell>
          <table:table-cell table:style-name="ce13" office:value-type="float" office:value="120.8789" calcext:value-type="float">
            <text:p>120.8789</text:p>
          </table:table-cell>
          <table:table-cell table:style-name="ce13" office:value-type="float" office:value="23.4787" calcext:value-type="float">
            <text:p>23.4787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阿里山鄉新高口臺</text:span><text:span text:style-name="T6">(</text:span><text:span text:style-name="T7">阿里山遊樂區往</text:span><text:span text:style-name="T6">18</text:span><text:span text:style-name="T7">號公路</text:span><text:span text:style-name="T6">)(</text:span><text:span text:style-name="T7">阿里山事業區</text:span><text:span text:style-name="T6">221</text:span><text:span text:style-name="T7">林班地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5/04/12</text:p>
          </table:table-cell>
          <table:table-cell table:style-name="ce10" office:value-type="string" calcext:value-type="string">
            <text:p><text:span text:style-name="T5">原</text:span><text:span text:style-name="T6">(C1M440)</text:span><text:span text:style-name="T7">站因縣市代碼不符，於</text:span><text:span text:style-name="T6">2015/4/13</text:span><text:span text:style-name="T7">重新編碼為</text:span><text:span text:style-name="T6">(C1I4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I440</text:p>
          </table:table-cell>
        </table:table-row>
        <table:table-row table:style-name="ro4">
          <table:table-cell table:style-name="ce8" office:value-type="string" calcext:value-type="string">
            <text:p>C1M450</text:p>
          </table:table-cell>
          <table:table-cell table:style-name="ce11" office:value-type="string" calcext:value-type="string">
            <text:p>中坑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float" office:value="120.5256" calcext:value-type="float">
            <text:p>120.5256</text:p>
          </table:table-cell>
          <table:table-cell table:style-name="ce13" office:value-type="float" office:value="23.5612" calcext:value-type="float">
            <text:p>23.5612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大林鎮大糖里</text:span><text:span text:style-name="T6">399</text:span><text:span text:style-name="T7">號大埔美農場</text:span><text:span text:style-name="T6">(</text:span><text:span text:style-name="T7">中坑段中坑</text:span><text:span text:style-name="T6">128</text:span><text:span text:style-name="T7">號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6/05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460</text:p>
          </table:table-cell>
          <table:table-cell table:style-name="ce11" office:value-type="string" calcext:value-type="string">
            <text:p>溪口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0.4043" calcext:value-type="float">
            <text:p>120.4043</text:p>
          </table:table-cell>
          <table:table-cell table:style-name="ce13" office:value-type="float" office:value="23.604" calcext:value-type="float">
            <text:p>23.604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溪口鄉中正東路</text:span><text:span text:style-name="T6">103</text:span><text:span text:style-name="T7">號</text:span><text:span text:style-name="T6">(</text:span><text:span text:style-name="T7">嘉義縣立溪口國民中學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0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470</text:p>
          </table:table-cell>
          <table:table-cell table:style-name="ce11" office:value-type="string" calcext:value-type="string">
            <text:p>鰲鼓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20.1489" calcext:value-type="float">
            <text:p>120.1489</text:p>
          </table:table-cell>
          <table:table-cell table:style-name="ce13" office:value-type="float" office:value="23.5052" calcext:value-type="float">
            <text:p>23.5052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東石鄉鰲鼓村四股</text:span><text:span text:style-name="T6">67</text:span><text:span text:style-name="T7">號</text:span><text:span text:style-name="T6">(</text:span><text:span text:style-name="T7">臺灣糖業公司鰲鼓農場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5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490</text:p>
          </table:table-cell>
          <table:table-cell table:style-name="ce11" office:value-type="string" calcext:value-type="string">
            <text:p>內埔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float" office:value="120.5642" calcext:value-type="float">
            <text:p>120.5642</text:p>
          </table:table-cell>
          <table:table-cell table:style-name="ce13" office:value-type="float" office:value="23.4854" calcext:value-type="float">
            <text:p>23.4854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竹崎鄉內埔村元興路</text:span><text:span text:style-name="T6">2</text:span><text:span text:style-name="T7">號</text:span><text:span text:style-name="T6">(</text:span><text:span text:style-name="T7">嘉義縣竹崎鄉內埔國民小學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6/0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500</text:p>
          </table:table-cell>
          <table:table-cell table:style-name="ce11" office:value-type="string" calcext:value-type="string">
            <text:p>魚寮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120.3623" calcext:value-type="float">
            <text:p>120.3623</text:p>
          </table:table-cell>
          <table:table-cell table:style-name="ce13" office:value-type="float" office:value="23.4783" calcext:value-type="float">
            <text:p>23.4783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太保市港尾村農場</text:span><text:span text:style-name="T6">1</text:span><text:span text:style-name="T7">號白鴿厝農場</text:span><text:span text:style-name="T6">(</text:span><text:span text:style-name="T7">白鴿厝段白鴿厝小段</text:span><text:span text:style-name="T6">139</text:span><text:span text:style-name="T7">內號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510</text:p>
          </table:table-cell>
          <table:table-cell table:style-name="ce11" office:value-type="string" calcext:value-type="string">
            <text:p>朴子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0.2577" calcext:value-type="float">
            <text:p>120.2577</text:p>
          </table:table-cell>
          <table:table-cell table:style-name="ce13" office:value-type="float" office:value="23.4698" calcext:value-type="float">
            <text:p>23.4698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朴子市德奐里</text:span><text:span text:style-name="T6">120</text:span><text:span text:style-name="T7">號</text:span><text:span text:style-name="T6">(</text:span><text:span text:style-name="T7">農業改良場朴子分場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520</text:p>
          </table:table-cell>
          <table:table-cell table:style-name="ce11" office:value-type="string" calcext:value-type="string">
            <text:p>東後寮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20.2484" calcext:value-type="float">
            <text:p>120.2484</text:p>
          </table:table-cell>
          <table:table-cell table:style-name="ce13" office:value-type="float" office:value="23.3697" calcext:value-type="float">
            <text:p>23.3697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義竹鄉東光村東後寮農場</text:span><text:span text:style-name="T6">(</text:span><text:span text:style-name="T7">新庄段新庄小段</text:span><text:span text:style-name="T6">33</text:span><text:span text:style-name="T7">號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4/27</text:p>
          </table:table-cell>
          <table:table-cell table:style-name="ce10" office:value-type="string" calcext:value-type="string">
            <text:p><text:span text:style-name="T5">因擴充為氣象站，於</text:span><text:span text:style-name="T6">2015/7/1</text:span><text:span text:style-name="T7">升級為</text:span><text:span text:style-name="T6">(C0M52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M520</text:p>
          </table:table-cell>
        </table:table-row>
        <table:table-row table:style-name="ro2">
          <table:table-cell table:style-name="ce8" office:value-type="string" calcext:value-type="string">
            <text:p>C1M540</text:p>
          </table:table-cell>
          <table:table-cell table:style-name="ce11" office:value-type="string" calcext:value-type="string">
            <text:p>小公田</text:p>
          </table:table-cell>
          <table:table-cell table:style-name="ce13" office:value-type="float" office:value="768" calcext:value-type="float">
            <text:p>768</text:p>
          </table:table-cell>
          <table:table-cell table:style-name="ce13" office:value-type="float" office:value="120.581" calcext:value-type="float">
            <text:p>120.581</text:p>
          </table:table-cell>
          <table:table-cell table:style-name="ce13" office:value-type="float" office:value="23.3618" calcext:value-type="float">
            <text:p>23.3618</text:p>
          </table:table-cell>
          <table:table-cell table:style-name="ce11" office:value-type="string" calcext:value-type="string">
            <text:p>嘉義縣</text:p>
          </table:table-cell>
          <table:table-cell table:style-name="ce11" office:value-type="string" calcext:value-type="string">
            <text:p>番路鄉分水嶺休息站後方山丘上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6/0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550</text:p>
          </table:table-cell>
          <table:table-cell table:style-name="ce11" office:value-type="string" calcext:value-type="string">
            <text:p>中埔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20.5203" calcext:value-type="float">
            <text:p>120.5203</text:p>
          </table:table-cell>
          <table:table-cell table:style-name="ce13" office:value-type="float" office:value="23.4235" calcext:value-type="float">
            <text:p>23.4235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中埔鄉中埔村</text:span><text:span text:style-name="T6">177</text:span><text:span text:style-name="T7">號</text:span><text:span text:style-name="T6">(</text:span><text:span text:style-name="T7">中埔國民中學內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05/12/01</text:p>
          </table:table-cell>
          <table:table-cell table:style-name="ce10" office:value-type="string" calcext:value-type="string">
            <text:p><text:span text:style-name="T5">因移位，於</text:span><text:span text:style-name="T6">2006/3/27</text:span><text:span text:style-name="T7">更變為</text:span><text:span text:style-name="T6">(C1M55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M551</text:p>
          </table:table-cell>
        </table:table-row>
        <table:table-row table:style-name="ro4">
          <table:table-cell table:style-name="ce8" office:value-type="string" calcext:value-type="string">
            <text:p>C1M551</text:p>
          </table:table-cell>
          <table:table-cell table:style-name="ce11" office:value-type="string" calcext:value-type="string">
            <text:p>中埔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120.5238" calcext:value-type="float">
            <text:p>120.5238</text:p>
          </table:table-cell>
          <table:table-cell table:style-name="ce13" office:value-type="float" office:value="23.4211" calcext:value-type="float">
            <text:p>23.4211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中埔鄉中埔村中正路</text:span><text:span text:style-name="T6">1</text:span><text:span text:style-name="T7">號</text:span><text:span text:style-name="T6">(</text:span><text:span text:style-name="T7">中埔國民小學校園內</text:span><text:span text:style-name="T6">)</text:span></text:p>
          </table:table-cell>
          <table:table-cell table:style-name="ce15" office:value-type="string" calcext:value-type="string">
            <text:p>2006/03/27</text:p>
          </table:table-cell>
          <table:table-cell table:style-name="ce17" office:value-type="string" calcext:value-type="string">
            <text:p>2015/06/03</text:p>
          </table:table-cell>
          <table:table-cell table:style-name="ce10" office:value-type="string" calcext:value-type="string">
            <text:p><text:span text:style-name="T5">原</text:span><text:span text:style-name="T6">(C1M550)</text:span><text:span text:style-name="T7">站因移位，於</text:span><text:span text:style-name="T6">2006/3/27</text:span><text:span text:style-name="T7">更變為</text:span><text:span text:style-name="T6">(C1M551)</text:span><text:span text:style-name="T7">站。</text:span></text:p>
          </table:table-cell>
          <table:table-cell table:style-name="ce17" office:value-type="string" calcext:value-type="string">
            <text:p>C1M55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560</text:p>
          </table:table-cell>
          <table:table-cell table:style-name="ce11" office:value-type="string" calcext:value-type="string">
            <text:p>南靖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120.3841" calcext:value-type="float">
            <text:p>120.3841</text:p>
          </table:table-cell>
          <table:table-cell table:style-name="ce13" office:value-type="float" office:value="23.4124" calcext:value-type="float">
            <text:p>23.4124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水上鄉靖和村</text:span><text:span text:style-name="T6">1</text:span><text:span text:style-name="T7">號南靖糖廠</text:span><text:span text:style-name="T6">(</text:span><text:span text:style-name="T7">南靖段</text:span><text:span text:style-name="T6">867</text:span><text:span text:style-name="T7">內號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M630</text:p>
          </table:table-cell>
          <table:table-cell table:style-name="ce11" office:value-type="string" calcext:value-type="string">
            <text:p>豐山</text:p>
          </table:table-cell>
          <table:table-cell table:style-name="ce13" office:value-type="float" office:value="1052" calcext:value-type="float">
            <text:p>1052</text:p>
          </table:table-cell>
          <table:table-cell table:style-name="ce13" office:value-type="float" office:value="120.7488" calcext:value-type="float">
            <text:p>120.7488</text:p>
          </table:table-cell>
          <table:table-cell table:style-name="ce13" office:value-type="float" office:value="23.5951" calcext:value-type="float">
            <text:p>23.5951</text:p>
          </table:table-cell>
          <table:table-cell table:style-name="ce11" office:value-type="string" calcext:value-type="string">
            <text:p>嘉義縣</text:p>
          </table:table-cell>
          <table:table-cell table:style-name="ce10" office:value-type="string" calcext:value-type="string">
            <text:p><text:span text:style-name="T5">阿里山鄉豐山村石鼓磐</text:span><text:span text:style-name="T6">98</text:span><text:span text:style-name="T7">號旁約</text:span><text:span text:style-name="T6">200</text:span><text:span text:style-name="T7">公尺處</text:span></text:p>
          </table:table-cell>
          <table:table-cell table:style-name="ce15" office:value-type="string" calcext:value-type="string">
            <text:p>2002/08/01</text:p>
          </table:table-cell>
          <table:table-cell table:style-name="ce17" office:value-type="string" calcext:value-type="string">
            <text:p>2013/10/04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N000</text:p>
          </table:table-cell>
          <table:table-cell table:style-name="ce11" office:value-type="string" calcext:value-type="string">
            <text:p>沙崙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20.3092" calcext:value-type="float">
            <text:p>120.3092</text:p>
          </table:table-cell>
          <table:table-cell table:style-name="ce13" office:value-type="float" office:value="22.9358" calcext:value-type="float">
            <text:p>22.9358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歸仁區沙崙里</text:span><text:span text:style-name="T6">184</text:span><text:span text:style-name="T7">號北沙崙農場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儀器汰換，於</text:span><text:span text:style-name="T6">2013/8/1</text:span><text:span text:style-name="T7">更變為</text:span><text:span text:style-name="T6">(C1N00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N001</text:p>
          </table:table-cell>
        </table:table-row>
        <table:table-row table:style-name="ro4">
          <table:table-cell table:style-name="ce8" office:value-type="string" calcext:value-type="string">
            <text:p>C1O820</text:p>
          </table:table-cell>
          <table:table-cell table:style-name="ce11" office:value-type="string" calcext:value-type="string">
            <text:p>左鎮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120.4042" calcext:value-type="float">
            <text:p>120.4042</text:p>
          </table:table-cell>
          <table:table-cell table:style-name="ce13" office:value-type="float" office:value="23.0551" calcext:value-type="float">
            <text:p>23.0551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左鎮區</text:span><text:span text:style-name="T6">71301</text:span><text:span text:style-name="T7">中正里</text:span><text:span text:style-name="T6">7</text:span><text:span text:style-name="T7">號</text:span><text:span text:style-name="T6">(</text:span><text:span text:style-name="T7">左鎮國民小學內</text:span><text:span text:style-name="T6">)</text:span></text:p>
          </table:table-cell>
          <table:table-cell table:style-name="ce15" office:value-type="string" calcext:value-type="string">
            <text:p>1988/12/01</text:p>
          </table:table-cell>
          <table:table-cell table:style-name="ce17" office:value-type="string" calcext:value-type="string">
            <text:p>2013/03/08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O830</text:p>
          </table:table-cell>
          <table:table-cell table:style-name="ce11" office:value-type="string" calcext:value-type="string">
            <text:p>北寮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float" office:value="120.4945" calcext:value-type="float">
            <text:p>120.4945</text:p>
          </table:table-cell>
          <table:table-cell table:style-name="ce13" office:value-type="float" office:value="23.0796" calcext:value-type="float">
            <text:p>23.0796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南化區北寮里</text:span><text:span text:style-name="T6">48-4</text:span><text:span text:style-name="T7">號</text:span></text:p>
          </table:table-cell>
          <table:table-cell table:style-name="ce15" office:value-type="string" calcext:value-type="string">
            <text:p>1988/12/01</text:p>
          </table:table-cell>
          <table:table-cell table:style-name="ce17" office:value-type="string" calcext:value-type="string">
            <text:p>2013/03/11</text:p>
          </table:table-cell>
          <table:table-cell table:style-name="ce10" office:value-type="string" calcext:value-type="string">
            <text:p><text:span text:style-name="T5">因擴充為氣象站，於</text:span><text:span text:style-name="T6">2013/4/18</text:span><text:span text:style-name="T7">升級為</text:span><text:span text:style-name="T6">(C0O83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O830</text:p>
          </table:table-cell>
        </table:table-row>
        <table:table-row table:style-name="ro4">
          <table:table-cell table:style-name="ce8" office:value-type="string" calcext:value-type="string">
            <text:p>C1O840</text:p>
          </table:table-cell>
          <table:table-cell table:style-name="ce11" office:value-type="string" calcext:value-type="string">
            <text:p>王爺宮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float" office:value="120.3992" calcext:value-type="float">
            <text:p>120.3992</text:p>
          </table:table-cell>
          <table:table-cell table:style-name="ce13" office:value-type="float" office:value="23.2208" calcext:value-type="float">
            <text:p>23.2208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六甲區王爺里</text:span><text:span text:style-name="T6">9</text:span><text:span text:style-name="T7">鄰王爺宮</text:span><text:span text:style-name="T6">15</text:span><text:span text:style-name="T7">號</text:span></text:p>
          </table:table-cell>
          <table:table-cell table:style-name="ce15" office:value-type="string" calcext:value-type="string">
            <text:p>1988/12/01</text:p>
          </table:table-cell>
          <table:table-cell table:style-name="ce17" office:value-type="string" calcext:value-type="string">
            <text:p>2013/08/14</text:p>
          </table:table-cell>
          <table:table-cell table:style-name="ce10" office:value-type="string" calcext:value-type="string">
            <text:p><text:span text:style-name="T5">因觀測條件不佳及擴充為氣象站，於</text:span><text:span text:style-name="T6">2013/12/1</text:span><text:span text:style-name="T7">升級為</text:span><text:span text:style-name="T6">(C0O8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O840</text:p>
          </table:table-cell>
        </table:table-row>
        <table:table-row table:style-name="ro4">
          <table:table-cell table:style-name="ce8" office:value-type="string" calcext:value-type="string">
            <text:p>C1O860</text:p>
          </table:table-cell>
          <table:table-cell table:style-name="ce11" office:value-type="string" calcext:value-type="string">
            <text:p>大內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20.3614" calcext:value-type="float">
            <text:p>120.3614</text:p>
          </table:table-cell>
          <table:table-cell table:style-name="ce13" office:value-type="float" office:value="23.1202" calcext:value-type="float">
            <text:p>23.1202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大內區</text:span><text:span text:style-name="T6">74201</text:span><text:span text:style-name="T7">大內里</text:span><text:span text:style-name="T6">63</text:span><text:span text:style-name="T7">號</text:span><text:span text:style-name="T6">(</text:span><text:span text:style-name="T7">大內國民小學</text:span><text:span text:style-name="T6">)</text:span></text:p>
          </table:table-cell>
          <table:table-cell table:style-name="ce15" office:value-type="string" calcext:value-type="string">
            <text:p>1988/12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擴充為氣象站，於</text:span><text:span text:style-name="T6">2013/8/1</text:span><text:span text:style-name="T7">升級為</text:span><text:span text:style-name="T6">(C0O86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O860</text:p>
          </table:table-cell>
        </table:table-row>
        <table:table-row table:style-name="ro4">
          <table:table-cell table:style-name="ce8" office:value-type="string" calcext:value-type="string">
            <text:p>C1O920</text:p>
          </table:table-cell>
          <table:table-cell table:style-name="ce11" office:value-type="string" calcext:value-type="string">
            <text:p>楠西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0.4845" calcext:value-type="float">
            <text:p>120.4845</text:p>
          </table:table-cell>
          <table:table-cell table:style-name="ce13" office:value-type="float" office:value="23.1833" calcext:value-type="float">
            <text:p>23.1833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楠西區中興路</text:span><text:span text:style-name="T6">107</text:span><text:span text:style-name="T7">號</text:span><text:span text:style-name="T6">(</text:span><text:span text:style-name="T7">楠西國民中學內</text:span><text:span text:style-name="T6">)</text:span></text:p>
          </table:table-cell>
          <table:table-cell table:style-name="ce15" office:value-type="string" calcext:value-type="string">
            <text:p>1988/12/01</text:p>
          </table:table-cell>
          <table:table-cell table:style-name="ce17" office:value-type="string" calcext:value-type="string">
            <text:p>2013/03/07</text:p>
          </table:table-cell>
          <table:table-cell table:style-name="ce10" office:value-type="string" calcext:value-type="string">
            <text:p><text:span text:style-name="T5">因儀器汰換，於</text:span><text:span text:style-name="T6">2013/4/18</text:span><text:span text:style-name="T7">更變為</text:span><text:span text:style-name="T6">(C1O92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O921</text:p>
          </table:table-cell>
        </table:table-row>
        <table:table-row table:style-name="ro4">
          <table:table-cell table:style-name="ce8" office:value-type="string" calcext:value-type="string">
            <text:p>C1O950</text:p>
          </table:table-cell>
          <table:table-cell table:style-name="ce11" office:value-type="string" calcext:value-type="string">
            <text:p>和順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20.1448" calcext:value-type="float">
            <text:p>120.1448</text:p>
          </table:table-cell>
          <table:table-cell table:style-name="ce13" office:value-type="float" office:value="23.0766" calcext:value-type="float">
            <text:p>23.0766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安南區公學路</text:span><text:span text:style-name="T6">6</text:span><text:span text:style-name="T7">段</text:span><text:span text:style-name="T6">589</text:span><text:span text:style-name="T7">號</text:span><text:span text:style-name="T6">(</text:span><text:span text:style-name="T7">學東國民小學分校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擴充為氣象站，於</text:span><text:span text:style-name="T6">2013/8/1</text:span><text:span text:style-name="T7">升級為</text:span><text:span text:style-name="T6">(C0O95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O950</text:p>
          </table:table-cell>
        </table:table-row>
        <table:table-row table:style-name="ro4">
          <table:table-cell table:style-name="ce8" office:value-type="string" calcext:value-type="string">
            <text:p>C1O960</text:p>
          </table:table-cell>
          <table:table-cell table:style-name="ce11" office:value-type="string" calcext:value-type="string">
            <text:p>崎頂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120.3689" calcext:value-type="float">
            <text:p>120.3689</text:p>
          </table:table-cell>
          <table:table-cell table:style-name="ce13" office:value-type="float" office:value="22.9596" calcext:value-type="float">
            <text:p>22.9596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龍崎區中坑里</text:span><text:span text:style-name="T6">5</text:span><text:span text:style-name="T7">鄰</text:span><text:span text:style-name="T6">13</text:span><text:span text:style-name="T7">號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2/23</text:p>
          </table:table-cell>
          <table:table-cell table:style-name="ce10" office:value-type="string" calcext:value-type="string">
            <text:p><text:span text:style-name="T5">因擴充為氣象站，於</text:span><text:span text:style-name="T6">2013/2/23</text:span><text:span text:style-name="T7">升級為</text:span><text:span text:style-name="T6">(C0O960)</text:span><text:span text:style-name="T7">站，</text:span><text:span text:style-name="T6">2013/4/18</text:span><text:span text:style-name="T7">完成驗收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O960</text:p>
          </table:table-cell>
        </table:table-row>
        <table:table-row table:style-name="ro4">
          <table:table-cell table:style-name="ce8" office:value-type="string" calcext:value-type="string">
            <text:p>C1O970</text:p>
          </table:table-cell>
          <table:table-cell table:style-name="ce11" office:value-type="string" calcext:value-type="string">
            <text:p>虎頭埤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120.3478" calcext:value-type="float">
            <text:p>120.3478</text:p>
          </table:table-cell>
          <table:table-cell table:style-name="ce13" office:value-type="float" office:value="23.0213" calcext:value-type="float">
            <text:p>23.0213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新化區口埤</text:span><text:span text:style-name="T6">18</text:span><text:span text:style-name="T7">號</text:span><text:span text:style-name="T6">(</text:span><text:span text:style-name="T7">新化分場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擴充為氣象站，於</text:span><text:span text:style-name="T6">2013/8/1</text:span><text:span text:style-name="T7">升級為</text:span><text:span text:style-name="T6">(C0O97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O970</text:p>
          </table:table-cell>
        </table:table-row>
        <table:table-row table:style-name="ro4">
          <table:table-cell table:style-name="ce8" office:value-type="string" calcext:value-type="string">
            <text:p>C1O980</text:p>
          </table:table-cell>
          <table:table-cell table:style-name="ce11" office:value-type="string" calcext:value-type="string">
            <text:p>新市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120.2987" calcext:value-type="float">
            <text:p>120.2987</text:p>
          </table:table-cell>
          <table:table-cell table:style-name="ce13" office:value-type="float" office:value="23.0622" calcext:value-type="float">
            <text:p>23.0622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新市區永就里</text:span><text:span text:style-name="T6">53</text:span><text:span text:style-name="T7">號</text:span><text:span text:style-name="T6">(</text:span><text:span text:style-name="T7">番子寮農場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擴充為氣象站，於</text:span><text:span text:style-name="T6">2013/8/1</text:span><text:span text:style-name="T7">升級為</text:span><text:span text:style-name="T6">(C0O98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O980</text:p>
          </table:table-cell>
        </table:table-row>
        <table:table-row table:style-name="ro4">
          <table:table-cell table:style-name="ce8" office:value-type="string" calcext:value-type="string">
            <text:p>C1O990</text:p>
          </table:table-cell>
          <table:table-cell table:style-name="ce11" office:value-type="string" calcext:value-type="string">
            <text:p>媽祖廟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120.2934" calcext:value-type="float">
            <text:p>120.2934</text:p>
          </table:table-cell>
          <table:table-cell table:style-name="ce13" office:value-type="float" office:value="22.9916" calcext:value-type="float">
            <text:p>22.9916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歸仁區中正北路</text:span><text:span text:style-name="T6">3</text:span><text:span text:style-name="T7">段</text:span><text:span text:style-name="T6">60</text:span><text:span text:style-name="T7">號</text:span><text:span text:style-name="T6">(</text:span><text:span text:style-name="T7">保西國民小學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擴充為氣象站，於</text:span><text:span text:style-name="T6">2013/8/1</text:span><text:span text:style-name="T7">升級為</text:span><text:span text:style-name="T6">(C0O99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O990</text:p>
          </table:table-cell>
        </table:table-row>
        <table:table-row table:style-name="ro4">
          <table:table-cell table:style-name="ce8" office:value-type="string" calcext:value-type="string">
            <text:p>C1P9A0</text:p>
          </table:table-cell>
          <table:table-cell table:style-name="ce11" office:value-type="string" calcext:value-type="string">
            <text:p>三爺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20.2799" calcext:value-type="float">
            <text:p>120.2799</text:p>
          </table:table-cell>
          <table:table-cell table:style-name="ce13" office:value-type="float" office:value="22.8371" calcext:value-type="float">
            <text:p>22.8371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路竹區</text:span><text:span text:style-name="T6">82108</text:span><text:span text:style-name="T7">三爺里民權路</text:span><text:span text:style-name="T6">7</text:span><text:span text:style-name="T7">號</text:span><text:span text:style-name="T6">(</text:span><text:span text:style-name="T7">三埤國民小學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10/01</text:p>
          </table:table-cell>
          <table:table-cell table:style-name="ce10" office:value-type="string" calcext:value-type="string">
            <text:p><text:span text:style-name="T5">原</text:span><text:span text:style-name="T6">(C1R180)</text:span><text:span text:style-name="T7">站因縣市代碼不符，於</text:span><text:span text:style-name="T6">2008/2/25</text:span><text:span text:style-name="T7">重新編碼為</text:span><text:span text:style-name="T6">(C1P9A0)</text:span><text:span text:style-name="T7">站。</text:span></text:p>
          </table:table-cell>
          <table:table-cell table:style-name="ce17" office:value-type="string" calcext:value-type="string">
            <text:p>C1R180</text:p>
          </table:table-cell>
          <table:table-cell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R090</text:p>
          </table:table-cell>
          <table:table-cell table:style-name="ce11" office:value-type="string" calcext:value-type="string">
            <text:p>里港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120.4966" calcext:value-type="float">
            <text:p>120.4966</text:p>
          </table:table-cell>
          <table:table-cell table:style-name="ce13" office:value-type="float" office:value="22.8002" calcext:value-type="float">
            <text:p>22.8002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里港鄉中和村中和路</text:span><text:span text:style-name="T6">14-9</text:span><text:span text:style-name="T7">號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6/20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R130</text:p>
          </table:table-cell>
          <table:table-cell table:style-name="ce11" office:value-type="string" calcext:value-type="string">
            <text:p>阿禮</text:p>
          </table:table-cell>
          <table:table-cell table:style-name="ce13" office:value-type="float" office:value="1040" calcext:value-type="float">
            <text:p>1040</text:p>
          </table:table-cell>
          <table:table-cell table:style-name="ce13" office:value-type="float" office:value="120.7436" calcext:value-type="float">
            <text:p>120.7436</text:p>
          </table:table-cell>
          <table:table-cell table:style-name="ce13" office:value-type="float" office:value="22.7427" calcext:value-type="float">
            <text:p>22.7427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霧臺鄉</text:span><text:span text:style-name="T6">(</text:span><text:span text:style-name="T7">屏東事業區第</text:span><text:span text:style-name="T6">46</text:span><text:span text:style-name="T7">林班</text:span><text:span text:style-name="T6">)</text:span><text:span text:style-name="T7">由山地文化村開車約</text:span><text:span text:style-name="T6">2</text:span><text:span text:style-name="T7">小時需徒步轉波站前面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擴充為氣象站，於</text:span><text:span text:style-name="T6">2013/8/1</text:span><text:span text:style-name="T7">升級為</text:span><text:span text:style-name="T6">(C0R13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R130</text:p>
          </table:table-cell>
        </table:table-row>
        <table:table-row table:style-name="ro4">
          <table:table-cell table:style-name="ce8" office:value-type="string" calcext:value-type="string">
            <text:p>C1R140</text:p>
          </table:table-cell>
          <table:table-cell table:style-name="ce11" office:value-type="string" calcext:value-type="string">
            <text:p>瑪家</text:p>
          </table:table-cell>
          <table:table-cell table:style-name="ce13" office:value-type="float" office:value="740" calcext:value-type="float">
            <text:p>740</text:p>
          </table:table-cell>
          <table:table-cell table:style-name="ce13" office:value-type="float" office:value="120.687" calcext:value-type="float">
            <text:p>120.687</text:p>
          </table:table-cell>
          <table:table-cell table:style-name="ce13" office:value-type="float" office:value="22.683" calcext:value-type="float">
            <text:p>22.683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瑪家鄉瑪家村</text:span><text:span text:style-name="T6">4</text:span><text:span text:style-name="T7">鄰</text:span><text:span text:style-name="T6">24</text:span><text:span text:style-name="T7">號</text:span><text:span text:style-name="T6">(</text:span><text:span text:style-name="T7">後山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擴充為氣象站，於</text:span><text:span text:style-name="T6">2013/8/1</text:span><text:span text:style-name="T7">升級為</text:span><text:span text:style-name="T6">(C0R1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R140</text:p>
          </table:table-cell>
        </table:table-row>
        <table:table-row table:style-name="ro4">
          <table:table-cell table:style-name="ce8" office:value-type="string" calcext:value-type="string">
            <text:p>C1R160</text:p>
          </table:table-cell>
          <table:table-cell table:style-name="ce11" office:value-type="string" calcext:value-type="string">
            <text:p>新圍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120.5308" calcext:value-type="float">
            <text:p>120.5308</text:p>
          </table:table-cell>
          <table:table-cell table:style-name="ce13" office:value-type="float" office:value="22.7396" calcext:value-type="float">
            <text:p>22.7396</text:p>
          </table:table-cell>
          <table:table-cell table:style-name="ce11" office:value-type="string" calcext:value-type="string">
            <text:p>屏東縣</text:p>
          </table:table-cell>
          <table:table-cell table:style-name="ce11" office:value-type="string" calcext:value-type="string">
            <text:p>鹽埔鄉彭厝國民小學校園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8/12</text:p>
          </table:table-cell>
          <table:table-cell table:style-name="ce10" office:value-type="string" calcext:value-type="string">
            <text:p><text:span text:style-name="T5">於</text:span><text:span text:style-name="T6">2013/12/1</text:span><text:span text:style-name="T7">變更為</text:span><text:span text:style-name="T6">(C0R16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R160</text:p>
          </table:table-cell>
        </table:table-row>
        <table:table-row table:style-name="ro4">
          <table:table-cell table:style-name="ce8" office:value-type="string" calcext:value-type="string">
            <text:p>C1R170</text:p>
          </table:table-cell>
          <table:table-cell table:style-name="ce11" office:value-type="string" calcext:value-type="string">
            <text:p>屏東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120.4941" calcext:value-type="float">
            <text:p>120.4941</text:p>
          </table:table-cell>
          <table:table-cell table:style-name="ce13" office:value-type="float" office:value="22.6603" calcext:value-type="float">
            <text:p>22.6603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屏東市復興路</text:span><text:span text:style-name="T6">245</text:span><text:span text:style-name="T7">號</text:span><text:span text:style-name="T6">(</text:span><text:span text:style-name="T7">台灣糖業公司屏東區處場區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8/08</text:p>
          </table:table-cell>
          <table:table-cell table:style-name="ce10" office:value-type="string" calcext:value-type="string">
            <text:p><text:span text:style-name="T8">2013/12/1</text:span><text:span text:style-name="T7">變更為</text:span><text:span text:style-name="T6">(C0R17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R170</text:p>
          </table:table-cell>
        </table:table-row>
        <table:table-row table:style-name="ro4">
          <table:table-cell table:style-name="ce8" office:value-type="string" calcext:value-type="string">
            <text:p>C1R180</text:p>
          </table:table-cell>
          <table:table-cell table:style-name="ce11" office:value-type="string" calcext:value-type="string">
            <text:p>三爺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120.28" calcext:value-type="float">
            <text:p>120.28</text:p>
          </table:table-cell>
          <table:table-cell table:style-name="ce13" office:value-type="float" office:value="22.8366" calcext:value-type="float">
            <text:p>22.8366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路竹區三爺里民權路</text:span><text:span text:style-name="T6">7</text:span><text:span text:style-name="T7">號</text:span><text:span text:style-name="T6">(</text:span><text:span text:style-name="T7">三埤國民小學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08/02/24</text:p>
          </table:table-cell>
          <table:table-cell table:style-name="ce10" office:value-type="string" calcext:value-type="string">
            <text:p><text:span text:style-name="T5">原</text:span><text:span text:style-name="T6">(C1R180)</text:span><text:span text:style-name="T7">站因縣市代碼不符，於</text:span><text:span text:style-name="T6">2008/2/25</text:span><text:span text:style-name="T7">重新編碼為</text:span><text:span text:style-name="T6">(C1P9A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P9A0</text:p>
          </table:table-cell>
        </table:table-row>
        <table:table-row table:style-name="ro4">
          <table:table-cell table:style-name="ce8" office:value-type="string" calcext:value-type="string">
            <text:p>C1R190</text:p>
          </table:table-cell>
          <table:table-cell table:style-name="ce11" office:value-type="string" calcext:value-type="string">
            <text:p>赤山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120.6164" calcext:value-type="float">
            <text:p>120.6164</text:p>
          </table:table-cell>
          <table:table-cell table:style-name="ce13" office:value-type="float" office:value="22.591" calcext:value-type="float">
            <text:p>22.591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萬巒鄉東山路</text:span><text:span text:style-name="T6">1</text:span><text:span text:style-name="T7">號赤山農場</text:span><text:span text:style-name="T6">(</text:span><text:span text:style-name="T7">赤山段</text:span><text:span text:style-name="T6">217</text:span><text:span text:style-name="T7">號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9/30</text:p>
          </table:table-cell>
          <table:table-cell table:style-name="ce10" office:value-type="string" calcext:value-type="string">
            <text:p><text:span text:style-name="T5">因觀測環境不佳，於</text:span><text:span text:style-name="T6">2013/12/1</text:span><text:span text:style-name="T7">遷移至</text:span><text:span text:style-name="T6">(C0R19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R190</text:p>
          </table:table-cell>
        </table:table-row>
        <table:table-row table:style-name="ro4">
          <table:table-cell table:style-name="ce8" office:value-type="string" calcext:value-type="string">
            <text:p>C1R200</text:p>
          </table:table-cell>
          <table:table-cell table:style-name="ce11" office:value-type="string" calcext:value-type="string">
            <text:p>龍泉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20.6022" calcext:value-type="float">
            <text:p>120.6022</text:p>
          </table:table-cell>
          <table:table-cell table:style-name="ce13" office:value-type="float" office:value="22.6671" calcext:value-type="float">
            <text:p>22.6671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內埔鄉龍泉村原勝路</text:span><text:span text:style-name="T6">6</text:span><text:span text:style-name="T7">號</text:span><text:span text:style-name="T6">(</text:span><text:span text:style-name="T7">崇文國民小學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儀器汰換，於</text:span><text:span text:style-name="T6">2013/8/1</text:span><text:span text:style-name="T7">更變為</text:span><text:span text:style-name="T6">(C1R20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R201</text:p>
          </table:table-cell>
        </table:table-row>
        <table:table-row table:style-name="ro4">
          <table:table-cell table:style-name="ce8" office:value-type="string" calcext:value-type="string">
            <text:p>C1R210</text:p>
          </table:table-cell>
          <table:table-cell table:style-name="ce11" office:value-type="string" calcext:value-type="string">
            <text:p>麟洛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120.5518" calcext:value-type="float">
            <text:p>120.5518</text:p>
          </table:table-cell>
          <table:table-cell table:style-name="ce13" office:value-type="float" office:value="22.6573" calcext:value-type="float">
            <text:p>22.6573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麟洛鄉新田村信義路農場巷</text:span><text:span text:style-name="T6">10</text:span><text:span text:style-name="T7">號月縊寮溪農場</text:span><text:span text:style-name="T6">(</text:span><text:span text:style-name="T7">麟洛段</text:span><text:span text:style-name="T6">1689</text:span><text:span text:style-name="T7">號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6/19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R230</text:p>
          </table:table-cell>
          <table:table-cell table:style-name="ce11" office:value-type="string" calcext:value-type="string">
            <text:p>南州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20.5165" calcext:value-type="float">
            <text:p>120.5165</text:p>
          </table:table-cell>
          <table:table-cell table:style-name="ce13" office:value-type="float" office:value="22.4926" calcext:value-type="float">
            <text:p>22.4926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南州鄉溪北村永安路</text:span><text:span text:style-name="T6">1</text:span><text:span text:style-name="T7">號</text:span><text:span text:style-name="T6">(</text:span><text:span text:style-name="T7">南州糖廠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6/1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R240</text:p>
          </table:table-cell>
          <table:table-cell table:style-name="ce11" office:value-type="string" calcext:value-type="string">
            <text:p>來義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120.6251" calcext:value-type="float">
            <text:p>120.6251</text:p>
          </table:table-cell>
          <table:table-cell table:style-name="ce13" office:value-type="float" office:value="22.5273" calcext:value-type="float">
            <text:p>22.5273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萬巒鄉新隆路</text:span><text:span text:style-name="T6">64</text:span><text:span text:style-name="T7">號萬隆農場</text:span><text:span text:style-name="T6">(</text:span><text:span text:style-name="T7">佳佐段</text:span><text:span text:style-name="T6">180</text:span><text:span text:style-name="T7">號</text:span><text:span text:style-name="T6">)</text:span></text:p>
          </table:table-cell>
          <table:table-cell table:style-name="ce15" office:value-type="string" calcext:value-type="string">
            <text:p>1997/07/01</text:p>
          </table:table-cell>
          <table:table-cell table:style-name="ce17" office:value-type="string" calcext:value-type="string">
            <text:p>2013/09/24</text:p>
          </table:table-cell>
          <table:table-cell table:style-name="ce10" office:value-type="string" calcext:value-type="string">
            <text:p><text:span text:style-name="T5">因擴充為氣象站，於</text:span><text:span text:style-name="T6">2013/12/1</text:span><text:span text:style-name="T7">升級為</text:span><text:span text:style-name="T6">(C0R2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R240</text:p>
          </table:table-cell>
        </table:table-row>
        <table:table-row table:style-name="ro4">
          <table:table-cell table:style-name="ce8" office:value-type="string" calcext:value-type="string">
            <text:p>C1R260</text:p>
          </table:table-cell>
          <table:table-cell table:style-name="ce11" office:value-type="string" calcext:value-type="string">
            <text:p>春日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120.6283" calcext:value-type="float">
            <text:p>120.6283</text:p>
          </table:table-cell>
          <table:table-cell table:style-name="ce13" office:value-type="float" office:value="22.3704" calcext:value-type="float">
            <text:p>22.3704</text:p>
          </table:table-cell>
          <table:table-cell table:style-name="ce11" office:value-type="string" calcext:value-type="string">
            <text:p>屏東縣</text:p>
          </table:table-cell>
          <table:table-cell table:style-name="ce11" office:value-type="string" calcext:value-type="string">
            <text:p>春日鄉春日國民小學內</text:p>
          </table:table-cell>
          <table:table-cell table:style-name="ce15" office:value-type="string" calcext:value-type="string">
            <text:p>1997/07/01</text:p>
          </table:table-cell>
          <table:table-cell table:style-name="ce17" office:value-type="string" calcext:value-type="string">
            <text:p>2013/08/30</text:p>
          </table:table-cell>
          <table:table-cell table:style-name="ce10" office:value-type="string" calcext:value-type="string">
            <text:p><text:span text:style-name="T5">因擴充為氣象站，於</text:span><text:span text:style-name="T6">2013/12/1</text:span><text:span text:style-name="T7">升級為</text:span><text:span text:style-name="T6">(C0R26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R260</text:p>
          </table:table-cell>
        </table:table-row>
        <table:table-row table:style-name="ro4">
          <table:table-cell table:style-name="ce8" office:value-type="string" calcext:value-type="string">
            <text:p>C1R310</text:p>
          </table:table-cell>
          <table:table-cell table:style-name="ce11" office:value-type="string" calcext:value-type="string">
            <text:p>壽卡</text:p>
          </table:table-cell>
          <table:table-cell table:style-name="ce13" office:value-type="float" office:value="489" calcext:value-type="float">
            <text:p>489</text:p>
          </table:table-cell>
          <table:table-cell table:style-name="ce13" office:value-type="float" office:value="120.8589" calcext:value-type="float">
            <text:p>120.8589</text:p>
          </table:table-cell>
          <table:table-cell table:style-name="ce13" office:value-type="float" office:value="22.2389" calcext:value-type="float">
            <text:p>22.2389</text:p>
          </table:table-cell>
          <table:table-cell table:style-name="ce11" office:value-type="string" calcext:value-type="string">
            <text:p>屏東縣</text:p>
          </table:table-cell>
          <table:table-cell table:style-name="ce10" office:value-type="string" calcext:value-type="string">
            <text:p><text:span text:style-name="T5">牡丹鄉</text:span><text:span text:style-name="T6">(</text:span><text:span text:style-name="T7">潮州事業區</text:span><text:span text:style-name="T6">46</text:span><text:span text:style-name="T7">林班地</text:span><text:span text:style-name="T6">)</text:span><text:span text:style-name="T7">電信轉播站後方</text:span></text:p>
          </table:table-cell>
          <table:table-cell table:style-name="ce15" office:value-type="string" calcext:value-type="string">
            <text:p>1997/07/01</text:p>
          </table:table-cell>
          <table:table-cell table:style-name="ce17" office:value-type="string" calcext:value-type="string">
            <text:p>2015/04/13</text:p>
          </table:table-cell>
          <table:table-cell table:style-name="ce10" office:value-type="string" calcext:value-type="string">
            <text:p><text:span text:style-name="T5">原</text:span><text:span text:style-name="T6">(C1R310)</text:span><text:span text:style-name="T7">站因縣市代碼不符，於</text:span><text:span text:style-name="T6">2015/4/13</text:span><text:span text:style-name="T7">重新編碼為</text:span><text:span text:style-name="T6">(C1S88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S880</text:p>
          </table:table-cell>
        </table:table-row>
        <table:table-row table:style-name="ro4">
          <table:table-cell table:style-name="ce8" office:value-type="string" calcext:value-type="string">
            <text:p>C1S640</text:p>
          </table:table-cell>
          <table:table-cell table:style-name="ce11" office:value-type="string" calcext:value-type="string">
            <text:p>東河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121.3064" calcext:value-type="float">
            <text:p>121.3064</text:p>
          </table:table-cell>
          <table:table-cell table:style-name="ce13" office:value-type="float" office:value="22.9718" calcext:value-type="float">
            <text:p>22.9718</text:p>
          </table:table-cell>
          <table:table-cell table:style-name="ce11" office:value-type="string" calcext:value-type="string">
            <text:p>臺東縣</text:p>
          </table:table-cell>
          <table:table-cell table:style-name="ce10" office:value-type="string" calcext:value-type="string">
            <text:p><text:span text:style-name="T5">東河鄉北東河</text:span><text:span text:style-name="T6">17</text:span><text:span text:style-name="T7">鄰</text:span><text:span text:style-name="T6">26</text:span><text:span text:style-name="T7">號</text:span><text:span text:style-name="T6">(</text:span><text:span text:style-name="T7">東河國民小學操場旁</text:span><text:span text:style-name="T6">)</text:span></text:p>
          </table:table-cell>
          <table:table-cell table:style-name="ce15" office:value-type="string" calcext:value-type="string">
            <text:p>1997/07/01</text:p>
          </table:table-cell>
          <table:table-cell table:style-name="ce17" office:value-type="string" calcext:value-type="string">
            <text:p>2004/05/31</text:p>
          </table:table-cell>
          <table:table-cell table:style-name="ce10" office:value-type="string" calcext:value-type="string">
            <text:p><text:span text:style-name="T5">站因擴充為氣象站，於</text:span><text:span text:style-name="T6">2004/6/1</text:span><text:span text:style-name="T7">升級為</text:span><text:span text:style-name="T6">(C0S81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S810</text:p>
          </table:table-cell>
        </table:table-row>
        <table:table-row table:style-name="ro4">
          <table:table-cell table:style-name="ce8" office:value-type="string" calcext:value-type="string">
            <text:p>C1S650</text:p>
          </table:table-cell>
          <table:table-cell table:style-name="ce11" office:value-type="string" calcext:value-type="string">
            <text:p>長濱</text:p>
          </table:table-cell>
          <table:table-cell table:style-name="ce13" office:value-type="float" office:value="288" calcext:value-type="float">
            <text:p>288</text:p>
          </table:table-cell>
          <table:table-cell table:style-name="ce13" office:value-type="float" office:value="121.412" calcext:value-type="float">
            <text:p>121.412</text:p>
          </table:table-cell>
          <table:table-cell table:style-name="ce13" office:value-type="float" office:value="23.2868" calcext:value-type="float">
            <text:p>23.2868</text:p>
          </table:table-cell>
          <table:table-cell table:style-name="ce11" office:value-type="string" calcext:value-type="string">
            <text:p>臺東縣</text:p>
          </table:table-cell>
          <table:table-cell table:style-name="ce11" office:value-type="string" calcext:value-type="string">
            <text:p>長濱鄉竹湖村移民橋後方山頂三角點旁</text:p>
          </table:table-cell>
          <table:table-cell table:style-name="ce15" office:value-type="string" calcext:value-type="string">
            <text:p>1997/07/01</text:p>
          </table:table-cell>
          <table:table-cell table:style-name="ce17" office:value-type="string" calcext:value-type="string">
            <text:p>2004/05/31</text:p>
          </table:table-cell>
          <table:table-cell table:style-name="ce10" office:value-type="string" calcext:value-type="string">
            <text:p><text:span text:style-name="T5">因擴充為氣象站，於</text:span><text:span text:style-name="T6">2004/6/1</text:span><text:span text:style-name="T7">升級為</text:span><text:span text:style-name="T6">(C0S83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S830</text:p>
          </table:table-cell>
        </table:table-row>
        <table:table-row table:style-name="ro4">
          <table:table-cell table:style-name="ce8" office:value-type="string" calcext:value-type="string">
            <text:p>C1T880</text:p>
          </table:table-cell>
          <table:table-cell table:style-name="ce11" office:value-type="string" calcext:value-type="string">
            <text:p>吳全城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21.5479" calcext:value-type="float">
            <text:p>121.5479</text:p>
          </table:table-cell>
          <table:table-cell table:style-name="ce13" office:value-type="float" office:value="23.886928" calcext:value-type="float">
            <text:p>23.886928</text:p>
          </table:table-cell>
          <table:table-cell table:style-name="ce11" office:value-type="string" calcext:value-type="string">
            <text:p>花蓮縣</text:p>
          </table:table-cell>
          <table:table-cell table:style-name="ce10" office:value-type="string" calcext:value-type="string">
            <text:p><text:span text:style-name="T5">壽豐鄉平和村吳全</text:span><text:span text:style-name="T6">10</text:span><text:span text:style-name="T7">號</text:span><text:span text:style-name="T6">(</text:span><text:span text:style-name="T7">和平國小之吳全國小操場旁</text:span><text:span text:style-name="T6">)</text:span></text:p>
          </table:table-cell>
          <table:table-cell table:style-name="ce15" office:value-type="string" calcext:value-type="string">
            <text:p>1996/01/01</text:p>
          </table:table-cell>
          <table:table-cell table:style-name="ce17" office:value-type="string" calcext:value-type="string">
            <text:p>2013/11/2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T900</text:p>
          </table:table-cell>
          <table:table-cell table:style-name="ce11" office:value-type="string" calcext:value-type="string">
            <text:p>西林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float" office:value="121.41785" calcext:value-type="float">
            <text:p>121.41785</text:p>
          </table:table-cell>
          <table:table-cell table:style-name="ce13" office:value-type="float" office:value="23.806813" calcext:value-type="float">
            <text:p>23.806813</text:p>
          </table:table-cell>
          <table:table-cell table:style-name="ce11" office:value-type="string" calcext:value-type="string">
            <text:p>花蓮縣</text:p>
          </table:table-cell>
          <table:table-cell table:style-name="ce10" office:value-type="string" calcext:value-type="string">
            <text:p><text:span text:style-name="T5">萬榮鄉西林路</text:span><text:span text:style-name="T6">8</text:span><text:span text:style-name="T7">鄰</text:span><text:span text:style-name="T6">114</text:span><text:span text:style-name="T7">號</text:span><text:span text:style-name="T6">(</text:span><text:span text:style-name="T7">西林國民小學運動場旁</text:span><text:span text:style-name="T6">)</text:span></text:p>
          </table:table-cell>
          <table:table-cell table:style-name="ce15" office:value-type="string" calcext:value-type="string">
            <text:p>1996/01/01</text:p>
          </table:table-cell>
          <table:table-cell table:style-name="ce17" office:value-type="string" calcext:value-type="string">
            <text:p>2010/06/30</text:p>
          </table:table-cell>
          <table:table-cell table:style-name="ce10" office:value-type="string" calcext:value-type="string">
            <text:p><text:span text:style-name="T5">因擴充為氣象站，於</text:span><text:span text:style-name="T6">2010/7/1</text:span><text:span text:style-name="T7">升級為</text:span><text:span text:style-name="T6">(C0T90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T900</text:p>
          </table:table-cell>
        </table:table-row>
        <table:table-row table:style-name="ro4">
          <table:table-cell table:style-name="ce8" office:value-type="string" calcext:value-type="string">
            <text:p>C1U521</text:p>
          </table:table-cell>
          <table:table-cell table:style-name="ce11" office:value-type="string" calcext:value-type="string">
            <text:p>雙連埤</text:p>
          </table:table-cell>
          <table:table-cell table:style-name="ce13" office:value-type="float" office:value="517" calcext:value-type="float">
            <text:p>517</text:p>
          </table:table-cell>
          <table:table-cell table:style-name="ce13" office:value-type="float" office:value="121.64125" calcext:value-type="float">
            <text:p>121.64125</text:p>
          </table:table-cell>
          <table:table-cell table:style-name="ce13" office:value-type="float" office:value="24.75291" calcext:value-type="float">
            <text:p>24.75291</text:p>
          </table:table-cell>
          <table:table-cell table:style-name="ce11" office:value-type="string" calcext:value-type="string">
            <text:p>宜蘭縣</text:p>
          </table:table-cell>
          <table:table-cell table:style-name="ce10" office:value-type="string" calcext:value-type="string">
            <text:p><text:span text:style-name="T5">員山鄉雙連埤地區</text:span><text:span text:style-name="T6">(</text:span><text:span text:style-name="T7">需徒步</text:span><text:span text:style-name="T6">20</text:span><text:span text:style-name="T7">分鐘</text:span><text:span text:style-name="T6">)</text:span></text:p>
          </table:table-cell>
          <table:table-cell table:style-name="ce15" office:value-type="string" calcext:value-type="string">
            <text:p>1996/01/01</text:p>
          </table:table-cell>
          <table:table-cell table:style-name="ce17" office:value-type="string" calcext:value-type="string">
            <text:p>2010/06/30</text:p>
          </table:table-cell>
          <table:table-cell table:style-name="ce10" office:value-type="string" calcext:value-type="string">
            <text:p><text:span text:style-name="T5">因擴充為氣象站，於</text:span><text:span text:style-name="T6">2010/7/1</text:span><text:span text:style-name="T7">升級為</text:span><text:span text:style-name="T6">(C0U520)</text:span><text:span text:style-name="T7">站。</text:span></text:p>
          </table:table-cell>
          <table:table-cell table:style-name="ce17" office:value-type="string" calcext:value-type="string">
            <text:p>C1U520</text:p>
          </table:table-cell>
          <table:table-cell table:style-name="ce17" office:value-type="string" calcext:value-type="string">
            <text:p>C0U520</text:p>
          </table:table-cell>
        </table:table-row>
        <table:table-row table:style-name="ro4">
          <table:table-cell table:style-name="ce8" office:value-type="string" calcext:value-type="string">
            <text:p>C1U590</text:p>
          </table:table-cell>
          <table:table-cell table:style-name="ce11" office:value-type="string" calcext:value-type="string">
            <text:p>頭城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21.81464" calcext:value-type="float">
            <text:p>121.81464</text:p>
          </table:table-cell>
          <table:table-cell table:style-name="ce13" office:value-type="float" office:value="24.851928" calcext:value-type="float">
            <text:p>24.851928</text:p>
          </table:table-cell>
          <table:table-cell table:style-name="ce11" office:value-type="string" calcext:value-type="string">
            <text:p>宜蘭縣</text:p>
          </table:table-cell>
          <table:table-cell table:style-name="ce10" office:value-type="string" calcext:value-type="string">
            <text:p><text:span text:style-name="T5">頭城鎮新建里新興路</text:span><text:span text:style-name="T6">111</text:span><text:span text:style-name="T7">號</text:span><text:span text:style-name="T6">(</text:span><text:span text:style-name="T7">頭城家商操場角落</text:span><text:span text:style-name="T6">)</text:span></text:p>
          </table:table-cell>
          <table:table-cell table:style-name="ce15" office:value-type="string" calcext:value-type="string">
            <text:p>1996/01/01</text:p>
          </table:table-cell>
          <table:table-cell table:style-name="ce17" office:value-type="string" calcext:value-type="string">
            <text:p>2015/05/14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U620</text:p>
          </table:table-cell>
          <table:table-cell table:style-name="ce11" office:value-type="string" calcext:value-type="string">
            <text:p>壯圍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21.78957" calcext:value-type="float">
            <text:p>121.78957</text:p>
          </table:table-cell>
          <table:table-cell table:style-name="ce13" office:value-type="float" office:value="24.743742" calcext:value-type="float">
            <text:p>24.743742</text:p>
          </table:table-cell>
          <table:table-cell table:style-name="ce11" office:value-type="string" calcext:value-type="string">
            <text:p>宜蘭縣</text:p>
          </table:table-cell>
          <table:table-cell table:style-name="ce10" office:value-type="string" calcext:value-type="string">
            <text:p><text:span text:style-name="T5">壯圍鄉壯五路</text:span><text:span text:style-name="T6">40</text:span><text:span text:style-name="T7">號</text:span><text:span text:style-name="T6">(</text:span><text:span text:style-name="T7">壯圍國民小學操場旁</text:span><text:span text:style-name="T6">)</text:span></text:p>
          </table:table-cell>
          <table:table-cell table:style-name="ce15" office:value-type="string" calcext:value-type="string">
            <text:p>1996/01/01</text:p>
          </table:table-cell>
          <table:table-cell table:style-name="ce17" office:value-type="string" calcext:value-type="string">
            <text:p>2010/06/30</text:p>
          </table:table-cell>
          <table:table-cell table:style-name="ce10" office:value-type="string" calcext:value-type="string">
            <text:p><text:span text:style-name="T5">因擴充為氣象站，於</text:span><text:span text:style-name="T6">2010/7/1</text:span><text:span text:style-name="T7">升級為</text:span><text:span text:style-name="T6">(C0U62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U620</text:p>
          </table:table-cell>
        </table:table-row>
        <table:table-row table:style-name="ro4">
          <table:table-cell table:style-name="ce8" office:value-type="string" calcext:value-type="string">
            <text:p>C1U680</text:p>
          </table:table-cell>
          <table:table-cell table:style-name="ce11" office:value-type="string" calcext:value-type="string">
            <text:p>冬山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121.7935" calcext:value-type="float">
            <text:p>121.7935</text:p>
          </table:table-cell>
          <table:table-cell table:style-name="ce13" office:value-type="float" office:value="24.632352" calcext:value-type="float">
            <text:p>24.632352</text:p>
          </table:table-cell>
          <table:table-cell table:style-name="ce11" office:value-type="string" calcext:value-type="string">
            <text:p>宜蘭縣</text:p>
          </table:table-cell>
          <table:table-cell table:style-name="ce10" office:value-type="string" calcext:value-type="string">
            <text:p><text:span text:style-name="T5">冬山鄉南興村照安路</text:span><text:span text:style-name="T6">26</text:span><text:span text:style-name="T7">號</text:span><text:span text:style-name="T6">(</text:span><text:span text:style-name="T7">冬山國民中學內</text:span><text:span text:style-name="T6">)</text:span></text:p>
          </table:table-cell>
          <table:table-cell table:style-name="ce15" office:value-type="string" calcext:value-type="string">
            <text:p>1996/01/01</text:p>
          </table:table-cell>
          <table:table-cell table:style-name="ce17" office:value-type="string" calcext:value-type="string">
            <text:p>2010/06/30</text:p>
          </table:table-cell>
          <table:table-cell table:style-name="ce10" office:value-type="string" calcext:value-type="string">
            <text:p><text:span text:style-name="T5">因擴充為氣象站，於</text:span><text:span text:style-name="T6">2010/7/1</text:span><text:span text:style-name="T7">升級為</text:span><text:span text:style-name="T6">(C0U68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U680</text:p>
          </table:table-cell>
        </table:table-row>
        <table:table-row table:style-name="ro4">
          <table:table-cell table:style-name="ce8" office:value-type="string" calcext:value-type="string">
            <text:p>C1U700</text:p>
          </table:table-cell>
          <table:table-cell table:style-name="ce11" office:value-type="string" calcext:value-type="string">
            <text:p>土場</text:p>
          </table:table-cell>
          <table:table-cell table:style-name="ce13" office:value-type="float" office:value="370" calcext:value-type="float">
            <text:p>370</text:p>
          </table:table-cell>
          <table:table-cell table:style-name="ce13" office:value-type="float" office:value="121.4971" calcext:value-type="float">
            <text:p>121.4971</text:p>
          </table:table-cell>
          <table:table-cell table:style-name="ce13" office:value-type="float" office:value="24.572378" calcext:value-type="float">
            <text:p>24.572378</text:p>
          </table:table-cell>
          <table:table-cell table:style-name="ce11" office:value-type="string" calcext:value-type="string">
            <text:p>宜蘭縣</text:p>
          </table:table-cell>
          <table:table-cell table:style-name="ce10" office:value-type="string" calcext:value-type="string">
            <text:p><text:span text:style-name="T5">大同鄉太平山遊樂區售票口前方</text:span><text:span text:style-name="T6">250</text:span><text:span text:style-name="T7">公尺路旁</text:span></text:p>
          </table:table-cell>
          <table:table-cell table:style-name="ce15" office:value-type="string" calcext:value-type="string">
            <text:p>1996/01/01</text:p>
          </table:table-cell>
          <table:table-cell table:style-name="ce17" office:value-type="string" calcext:value-type="string">
            <text:p>2009/10/0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180</text:p>
          </table:table-cell>
          <table:table-cell table:style-name="ce11" office:value-type="string" calcext:value-type="string">
            <text:p>大寮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20.432" calcext:value-type="float">
            <text:p>120.432</text:p>
          </table:table-cell>
          <table:table-cell table:style-name="ce13" office:value-type="float" office:value="22.610011" calcext:value-type="float">
            <text:p>22.610011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大寮區琉球里農場路</text:span><text:span text:style-name="T6">12-1</text:span><text:span text:style-name="T7">號</text:span><text:span text:style-name="T6">(</text:span><text:span text:style-name="T7">大寮農場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6/1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210</text:p>
          </table:table-cell>
          <table:table-cell table:style-name="ce11" office:value-type="string" calcext:value-type="string">
            <text:p>復興</text:p>
          </table:table-cell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120.8059" calcext:value-type="float">
            <text:p>120.8059</text:p>
          </table:table-cell>
          <table:table-cell table:style-name="ce13" office:value-type="float" office:value="23.222405" calcext:value-type="float">
            <text:p>23.222405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桃源區復興里復興巷</text:span><text:span text:style-name="T6">1</text:span><text:span text:style-name="T7">鄰</text:span><text:span text:style-name="T6">15</text:span><text:span text:style-name="T7">號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3/08</text:p>
          </table:table-cell>
          <table:table-cell table:style-name="ce10" office:value-type="string" calcext:value-type="string">
            <text:p><text:span text:style-name="T5">因擴充為氣象站，於</text:span><text:span text:style-name="T6">2013/3/18</text:span><text:span text:style-name="T7">升級為</text:span><text:span text:style-name="T6">(C0V210)</text:span><text:span text:style-name="T7">站，於</text:span><text:span text:style-name="T6">2013/4/18</text:span><text:span text:style-name="T7">完成驗收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V210</text:p>
          </table:table-cell>
        </table:table-row>
        <table:table-row table:style-name="ro4">
          <table:table-cell table:style-name="ce8" office:value-type="string" calcext:value-type="string">
            <text:p>C1V230</text:p>
          </table:table-cell>
          <table:table-cell table:style-name="ce11" office:value-type="string" calcext:value-type="string">
            <text:p>高中</text:p>
          </table:table-cell>
          <table:table-cell table:style-name="ce13" office:value-type="float" office:value="731" calcext:value-type="float">
            <text:p>731</text:p>
          </table:table-cell>
          <table:table-cell table:style-name="ce13" office:value-type="float" office:value="120.7167" calcext:value-type="float">
            <text:p>120.7167</text:p>
          </table:table-cell>
          <table:table-cell table:style-name="ce13" office:value-type="float" office:value="23.134911" calcext:value-type="float">
            <text:p>23.134911</text:p>
          </table:table-cell>
          <table:table-cell table:style-name="ce11" office:value-type="string" calcext:value-type="string">
            <text:p>高雄市</text:p>
          </table:table-cell>
          <table:table-cell table:style-name="ce11" office:value-type="string" calcext:value-type="string">
            <text:p>桃源區高中里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3/11</text:p>
          </table:table-cell>
          <table:table-cell table:style-name="ce10" office:value-type="string" calcext:value-type="string">
            <text:p><text:span text:style-name="T5">因儀器汰換，於</text:span><text:span text:style-name="T6">2013/4/18</text:span><text:span text:style-name="T7">更變為</text:span><text:span text:style-name="T6">(C1V23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V231</text:p>
          </table:table-cell>
        </table:table-row>
        <table:table-row table:style-name="ro4">
          <table:table-cell table:style-name="ce8" office:value-type="string" calcext:value-type="string">
            <text:p>C1V240</text:p>
          </table:table-cell>
          <table:table-cell table:style-name="ce11" office:value-type="string" calcext:value-type="string">
            <text:p>新發</text:p>
          </table:table-cell>
          <table:table-cell table:style-name="ce13" office:value-type="float" office:value="470" calcext:value-type="float">
            <text:p>470</text:p>
          </table:table-cell>
          <table:table-cell table:style-name="ce13" office:value-type="float" office:value="120.6601" calcext:value-type="float">
            <text:p>120.6601</text:p>
          </table:table-cell>
          <table:table-cell table:style-name="ce13" office:value-type="float" office:value="23.052147" calcext:value-type="float">
            <text:p>23.052147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六龜區荖濃里</text:span><text:span text:style-name="T6">2</text:span><text:span text:style-name="T7">鄰水冬瓜</text:span><text:span text:style-name="T6">44</text:span><text:span text:style-name="T7">號旁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9/27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260</text:p>
          </table:table-cell>
          <table:table-cell table:style-name="ce11" office:value-type="string" calcext:value-type="string">
            <text:p>月眉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float" office:value="120.5398" calcext:value-type="float">
            <text:p>120.5398</text:p>
          </table:table-cell>
          <table:table-cell table:style-name="ce13" office:value-type="float" office:value="22.971308" calcext:value-type="float">
            <text:p>22.971308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杉林區月眉里山仙路</text:span><text:span text:style-name="T6">1</text:span><text:span text:style-name="T7">號月眉農場</text:span><text:span text:style-name="T6">(</text:span><text:span text:style-name="T7">杉林區月眉段</text:span><text:span text:style-name="T6">2181</text:span><text:span text:style-name="T7">號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擴充為氣象站，於</text:span><text:span text:style-name="T6">2013/8/1</text:span><text:span text:style-name="T7">升級為</text:span><text:span text:style-name="T6">(C0V26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V260</text:p>
          </table:table-cell>
        </table:table-row>
        <table:table-row table:style-name="ro4">
          <table:table-cell table:style-name="ce8" office:value-type="string" calcext:value-type="string">
            <text:p>C1V270</text:p>
          </table:table-cell>
          <table:table-cell table:style-name="ce11" office:value-type="string" calcext:value-type="string">
            <text:p>溪南</text:p>
          </table:table-cell>
          <table:table-cell table:style-name="ce13" office:value-type="float" office:value="1792" calcext:value-type="float">
            <text:p>1792</text:p>
          </table:table-cell>
          <table:table-cell table:style-name="ce13" office:value-type="float" office:value="120.8064" calcext:value-type="float">
            <text:p>120.8064</text:p>
          </table:table-cell>
          <table:table-cell table:style-name="ce13" office:value-type="float" office:value="23.075994" calcext:value-type="float">
            <text:p>23.075994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桃源區荖濃溪事業區</text:span><text:span text:style-name="T6">54</text:span><text:span text:style-name="T7">林班地</text:span><text:span text:style-name="T6">(</text:span><text:span text:style-name="T7">籐枝山遊樂區右邊往林道車程約</text:span><text:span text:style-name="T6">45</text:span><text:span text:style-name="T7">分鐘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10/23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1V280</text:p>
          </table:table-cell>
          <table:table-cell table:style-name="ce11" office:value-type="string" calcext:value-type="string">
            <text:p>藤枝</text:p>
          </table:table-cell>
          <table:table-cell table:style-name="ce13" office:value-type="float" office:value="1533" calcext:value-type="float">
            <text:p>1533</text:p>
          </table:table-cell>
          <table:table-cell table:style-name="ce13" office:value-type="float" office:value="120.7542" calcext:value-type="float">
            <text:p>120.7542</text:p>
          </table:table-cell>
          <table:table-cell table:style-name="ce13" office:value-type="float" office:value="23.074883" calcext:value-type="float">
            <text:p>23.074883</text:p>
          </table:table-cell>
          <table:table-cell table:style-name="ce11" office:value-type="string" calcext:value-type="string">
            <text:p>高雄市</text:p>
          </table:table-cell>
          <table:table-cell table:style-name="ce11" office:value-type="string" calcext:value-type="string">
            <text:p>桃源區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1995/08/15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290</text:p>
          </table:table-cell>
          <table:table-cell table:style-name="ce11" office:value-type="string" calcext:value-type="string">
            <text:p>新集</text:p>
          </table:table-cell>
          <table:table-cell table:style-name="ce13" office:value-type="float" office:value="1166" calcext:value-type="float">
            <text:p>1166</text:p>
          </table:table-cell>
          <table:table-cell table:style-name="ce13" office:value-type="float" office:value="120.7939" calcext:value-type="float">
            <text:p>120.7939</text:p>
          </table:table-cell>
          <table:table-cell table:style-name="ce13" office:value-type="float" office:value="23.035158" calcext:value-type="float">
            <text:p>23.035158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桃源區荖濃溪事業區</text:span><text:span text:style-name="T6">34</text:span><text:span text:style-name="T7">林班地</text:span><text:span text:style-name="T6">(</text:span><text:span text:style-name="T7">藤枝山遊樂區往下</text:span><text:span text:style-name="T6">500</text:span><text:span text:style-name="T7">公尺車程約</text:span><text:span text:style-name="T6">2</text:span><text:span text:style-name="T7">小時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7/3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320</text:p>
          </table:table-cell>
          <table:table-cell table:style-name="ce11" office:value-type="string" calcext:value-type="string">
            <text:p>吉東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20.5572" calcext:value-type="float">
            <text:p>120.5572</text:p>
          </table:table-cell>
          <table:table-cell table:style-name="ce13" office:value-type="float" office:value="22.841178" calcext:value-type="float">
            <text:p>22.841178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美濃區獅山里</text:span><text:span text:style-name="T6">21</text:span><text:span text:style-name="T7">鄰獅山街</text:span><text:span text:style-name="T6">37</text:span><text:span text:style-name="T7">號</text:span><text:span text:style-name="T6">(</text:span><text:span text:style-name="T7">高美大橋堤防邊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5/1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330</text:p>
          </table:table-cell>
          <table:table-cell table:style-name="ce11" office:value-type="string" calcext:value-type="string">
            <text:p>旗山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120.4943" calcext:value-type="float">
            <text:p>120.4943</text:p>
          </table:table-cell>
          <table:table-cell table:style-name="ce13" office:value-type="float" office:value="22.877672" calcext:value-type="float">
            <text:p>22.877672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旗山區糖廠里忠孝街</text:span><text:span text:style-name="T6">33</text:span><text:span text:style-name="T7">號旗山糖廠</text:span><text:span text:style-name="T6">(</text:span><text:span text:style-name="T7">旗尾段</text:span><text:span text:style-name="T6">2052</text:span><text:span text:style-name="T7">號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6/0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350</text:p>
          </table:table-cell>
          <table:table-cell table:style-name="ce11" office:value-type="string" calcext:value-type="string">
            <text:p>溪埔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20.4468" calcext:value-type="float">
            <text:p>120.4468</text:p>
          </table:table-cell>
          <table:table-cell table:style-name="ce13" office:value-type="float" office:value="22.738578" calcext:value-type="float">
            <text:p>22.738578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大樹區溪埔里之台</text:span><text:span text:style-name="T6">21</text:span><text:span text:style-name="T7">線</text:span><text:span text:style-name="T6">285k-286k</text:span><text:span text:style-name="T7">間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8/10</text:p>
          </table:table-cell>
          <table:table-cell table:style-name="ce10" office:value-type="string" calcext:value-type="string">
            <text:p><text:span text:style-name="T5">因擴充為氣象站，於</text:span><text:span text:style-name="T6">2013/12/1</text:span><text:span text:style-name="T7">升級為</text:span><text:span text:style-name="T6">(C0V35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V350</text:p>
          </table:table-cell>
        </table:table-row>
        <table:table-row table:style-name="ro4">
          <table:table-cell table:style-name="ce8" office:value-type="string" calcext:value-type="string">
            <text:p>C1V360</text:p>
          </table:table-cell>
          <table:table-cell table:style-name="ce11" office:value-type="string" calcext:value-type="string">
            <text:p>木柵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120.4668" calcext:value-type="float">
            <text:p>120.4668</text:p>
          </table:table-cell>
          <table:table-cell table:style-name="ce13" office:value-type="float" office:value="22.975481" calcext:value-type="float">
            <text:p>22.975481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內門區木柵里木柵</text:span><text:span text:style-name="T6">3</text:span><text:span text:style-name="T7">號</text:span><text:span text:style-name="T6">(</text:span><text:span text:style-name="T7">木柵國民小學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9/16</text:p>
          </table:table-cell>
          <table:table-cell table:style-name="ce10" office:value-type="string" calcext:value-type="string">
            <text:p><text:span text:style-name="T5">因擴充為氣象站，於</text:span><text:span text:style-name="T6">2013/12/1</text:span><text:span text:style-name="T7">升級為</text:span><text:span text:style-name="T6">(C0V360)</text:span><text:span text:style-name="T7">站，站名更變為內門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V360</text:p>
          </table:table-cell>
        </table:table-row>
        <table:table-row table:style-name="ro4">
          <table:table-cell table:style-name="ce8" office:value-type="string" calcext:value-type="string">
            <text:p>C1V380</text:p>
          </table:table-cell>
          <table:table-cell table:style-name="ce11" office:value-type="string" calcext:value-type="string">
            <text:p>路竹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20.2922" calcext:value-type="float">
            <text:p>120.2922</text:p>
          </table:table-cell>
          <table:table-cell table:style-name="ce13" office:value-type="float" office:value="22.879067" calcext:value-type="float">
            <text:p>22.879067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路竹區環球路</text:span><text:span text:style-name="T6">72</text:span><text:span text:style-name="T7">號新園農場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1/12/0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400</text:p>
          </table:table-cell>
          <table:table-cell table:style-name="ce11" office:value-type="string" calcext:value-type="string">
            <text:p>竹子腳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20.3434" calcext:value-type="float">
            <text:p>120.3434</text:p>
          </table:table-cell>
          <table:table-cell table:style-name="ce13" office:value-type="float" office:value="22.812978" calcext:value-type="float">
            <text:p>22.812978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燕巢區西燕里工程路</text:span><text:span text:style-name="T6">1</text:span><text:span text:style-name="T7">號</text:span><text:span text:style-name="T6">(</text:span><text:span text:style-name="T7">阿公店水庫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10/01</text:p>
          </table:table-cell>
          <table:table-cell table:style-name="ce10" office:value-type="string" calcext:value-type="string">
            <text:p><text:span text:style-name="T5">因擴充為氣象站，於</text:span><text:span text:style-name="T6">2013/12/1</text:span><text:span text:style-name="T7">升級為</text:span><text:span text:style-name="T6">(C0V400)</text:span><text:span text:style-name="T7">站，站名更變為阿公店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V400</text:p>
          </table:table-cell>
        </table:table-row>
        <table:table-row table:style-name="ro4">
          <table:table-cell table:style-name="ce8" office:value-type="string" calcext:value-type="string">
            <text:p>C1V410</text:p>
          </table:table-cell>
          <table:table-cell table:style-name="ce11" office:value-type="string" calcext:value-type="string">
            <text:p>岡山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120.2977" calcext:value-type="float">
            <text:p>120.2977</text:p>
          </table:table-cell>
          <table:table-cell table:style-name="ce13" office:value-type="float" office:value="22.755153" calcext:value-type="float">
            <text:p>22.755153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橋頭區新莊里仕元路左邊一號白樹子農場</text:span><text:span text:style-name="T6">(</text:span><text:span text:style-name="T7">橋頭區白樹子段</text:span><text:span text:style-name="T6">1035</text:span><text:span text:style-name="T7">號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10/02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420</text:p>
          </table:table-cell>
          <table:table-cell table:style-name="ce11" office:value-type="string" calcext:value-type="string">
            <text:p>鳳雄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20.3526" calcext:value-type="float">
            <text:p>120.3526</text:p>
          </table:table-cell>
          <table:table-cell table:style-name="ce13" office:value-type="float" office:value="22.750778" calcext:value-type="float">
            <text:p>22.750778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大社區保社里民權路</text:span><text:span text:style-name="T6">126</text:span><text:span text:style-name="T7">號鳳山厝農場</text:span><text:span text:style-name="T6">(</text:span><text:span text:style-name="T7">大社區保舍甲段</text:span><text:span text:style-name="T6">1037</text:span><text:span text:style-name="T7">號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9/30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430</text:p>
          </table:table-cell>
          <table:table-cell table:style-name="ce11" office:value-type="string" calcext:value-type="string">
            <text:p>左營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20.2953" calcext:value-type="float">
            <text:p>120.2953</text:p>
          </table:table-cell>
          <table:table-cell table:style-name="ce13" office:value-type="float" office:value="22.677151" calcext:value-type="float">
            <text:p>22.677151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左營區曾子路</text:span><text:span text:style-name="T6">281</text:span><text:span text:style-name="T7">號</text:span><text:span text:style-name="T6">(</text:span><text:span text:style-name="T7">左營國中內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9/03</text:p>
          </table:table-cell>
          <table:table-cell table:style-name="ce10" office:value-type="string" calcext:value-type="string">
            <text:p><text:span text:style-name="T5">因移位及擴充為氣象站，於</text:span><text:span text:style-name="T6">2013/12/1</text:span><text:span text:style-name="T7">升級為</text:span><text:span text:style-name="T6">(C0V43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V430</text:p>
          </table:table-cell>
        </table:table-row>
        <table:table-row table:style-name="ro4">
          <table:table-cell table:style-name="ce8" office:value-type="string" calcext:value-type="string">
            <text:p>C1V440</text:p>
          </table:table-cell>
          <table:table-cell table:style-name="ce11" office:value-type="string" calcext:value-type="string">
            <text:p>鳳山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120.3561" calcext:value-type="float">
            <text:p>120.3561</text:p>
          </table:table-cell>
          <table:table-cell table:style-name="ce13" office:value-type="float" office:value="22.646653" calcext:value-type="float">
            <text:p>22.646653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鳳山區文山路園藝巷</text:span><text:span text:style-name="T6">4</text:span><text:span text:style-name="T7">號</text:span><text:span text:style-name="T6">(</text:span><text:span text:style-name="T7">鳳山熱帶園藝試驗分所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3/09/03</text:p>
          </table:table-cell>
          <table:table-cell table:style-name="ce10" office:value-type="string" calcext:value-type="string">
            <text:p><text:span text:style-name="T5">因移位及擴充為氣象，於</text:span><text:span text:style-name="T6">2013/12/1</text:span><text:span text:style-name="T7">升級為</text:span><text:span text:style-name="T6">(C0V44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V440</text:p>
          </table:table-cell>
        </table:table-row>
        <table:table-row table:style-name="ro4">
          <table:table-cell table:style-name="ce8" office:value-type="string" calcext:value-type="string">
            <text:p>C1V450</text:p>
          </table:table-cell>
          <table:table-cell table:style-name="ce11" office:value-type="string" calcext:value-type="string">
            <text:p>鳳森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120.3845" calcext:value-type="float">
            <text:p>120.3845</text:p>
          </table:table-cell>
          <table:table-cell table:style-name="ce13" office:value-type="float" office:value="22.537976" calcext:value-type="float">
            <text:p>22.537976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小港區水庫段</text:span><text:span text:style-name="T6">56</text:span><text:span text:style-name="T7">地號</text:span><text:span text:style-name="T6">(</text:span><text:span text:style-name="T7">鳳山水庫警衛室旁</text:span><text:span text:style-name="T6">)</text:span></text:p>
          </table:table-cell>
          <table:table-cell table:style-name="ce15" office:value-type="string" calcext:value-type="string">
            <text:p>1992/05/01</text:p>
          </table:table-cell>
          <table:table-cell table:style-name="ce17" office:value-type="string" calcext:value-type="string">
            <text:p>2012/07/31</text:p>
          </table:table-cell>
          <table:table-cell table:style-name="ce10" office:value-type="string" calcext:value-type="string">
            <text:p><text:span text:style-name="T5">因移位，於</text:span><text:span text:style-name="T6">2012/7/31</text:span><text:span text:style-name="T7">更變為</text:span><text:span text:style-name="T6">(C1V451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1V451</text:p>
          </table:table-cell>
        </table:table-row>
        <table:table-row table:style-name="ro4">
          <table:table-cell table:style-name="ce8" office:value-type="string" calcext:value-type="string">
            <text:p>C1V451</text:p>
          </table:table-cell>
          <table:table-cell table:style-name="ce11" office:value-type="string" calcext:value-type="string">
            <text:p>鳳森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120.3926" calcext:value-type="float">
            <text:p>120.3926</text:p>
          </table:table-cell>
          <table:table-cell table:style-name="ce13" office:value-type="float" office:value="22.545196" calcext:value-type="float">
            <text:p>22.545196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小港區水庫段</text:span><text:span text:style-name="T6">96-1</text:span><text:span text:style-name="T7">地號</text:span><text:span text:style-name="T6">(</text:span><text:span text:style-name="T7">鳳山給水廠內</text:span><text:span text:style-name="T6">)</text:span></text:p>
          </table:table-cell>
          <table:table-cell table:style-name="ce15" office:value-type="string" calcext:value-type="string">
            <text:p>2012/07/31</text:p>
          </table:table-cell>
          <table:table-cell table:style-name="ce17" office:value-type="string" calcext:value-type="string">
            <text:p>2013/09/13</text:p>
          </table:table-cell>
          <table:table-cell table:style-name="ce10" office:value-type="string" calcext:value-type="string">
            <text:p><text:span text:style-name="T5">因擴充為氣象站，於</text:span><text:span text:style-name="T6">2013/12/1</text:span><text:span text:style-name="T7">升級為</text:span><text:span text:style-name="T6">(C0V450)</text:span><text:span text:style-name="T7">站。</text:span></text:p>
          </table:table-cell>
          <table:table-cell table:style-name="ce17" office:value-type="string" calcext:value-type="string">
            <text:p>C1V450</text:p>
          </table:table-cell>
          <table:table-cell table:style-name="ce17" office:value-type="string" calcext:value-type="string">
            <text:p>C0V450</text:p>
          </table:table-cell>
        </table:table-row>
        <table:table-row table:style-name="ro4">
          <table:table-cell table:style-name="ce8" office:value-type="string" calcext:value-type="string">
            <text:p>C1V460</text:p>
          </table:table-cell>
          <table:table-cell table:style-name="ce11" office:value-type="string" calcext:value-type="string">
            <text:p>楠溪</text:p>
          </table:table-cell>
          <table:table-cell table:style-name="ce13" office:value-type="float" office:value="1857" calcext:value-type="float">
            <text:p>1857</text:p>
          </table:table-cell>
          <table:table-cell table:style-name="ce13" office:value-type="float" office:value="120.8926" calcext:value-type="float">
            <text:p>120.8926</text:p>
          </table:table-cell>
          <table:table-cell table:style-name="ce13" office:value-type="float" office:value="23.436444" calcext:value-type="float">
            <text:p>23.436444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桃源區</text:span><text:span text:style-name="T6">(</text:span><text:span text:style-name="T7">楠溪林道</text:span><text:span text:style-name="T6">17k</text:span><text:span text:style-name="T7">處愛玉工寮，車程約</text:span><text:span text:style-name="T6">1</text:span><text:span text:style-name="T7">小時</text:span><text:span text:style-name="T6">)</text:span></text:p>
          </table:table-cell>
          <table:table-cell table:style-name="ce15" office:value-type="string" calcext:value-type="string">
            <text:p>1993/03/06</text:p>
          </table:table-cell>
          <table:table-cell table:style-name="ce17" office:value-type="string" calcext:value-type="string">
            <text:p>2016/01/01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V530</text:p>
          </table:table-cell>
          <table:table-cell table:style-name="ce11" office:value-type="string" calcext:value-type="string">
            <text:p>阿蓮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120.3276" calcext:value-type="float">
            <text:p>120.3276</text:p>
          </table:table-cell>
          <table:table-cell table:style-name="ce13" office:value-type="float" office:value="22.883199" calcext:value-type="float">
            <text:p>22.883199</text:p>
          </table:table-cell>
          <table:table-cell table:style-name="ce11" office:value-type="string" calcext:value-type="string">
            <text:p>高雄市</text:p>
          </table:table-cell>
          <table:table-cell table:style-name="ce10" office:value-type="string" calcext:value-type="string">
            <text:p><text:span text:style-name="T5">阿蓮區民生路</text:span><text:span text:style-name="T6">94</text:span><text:span text:style-name="T7">號</text:span><text:span text:style-name="T6">(</text:span><text:span text:style-name="T7">阿蓮區公所</text:span><text:span text:style-name="T6">)</text:span></text:p>
          </table:table-cell>
          <table:table-cell table:style-name="ce15" office:value-type="string" calcext:value-type="string">
            <text:p>2012/01/01</text:p>
          </table:table-cell>
          <table:table-cell table:style-name="ce17" office:value-type="string" calcext:value-type="string">
            <text:p>2013/07/31</text:p>
          </table:table-cell>
          <table:table-cell table:style-name="ce10" office:value-type="string" calcext:value-type="string">
            <text:p><text:span text:style-name="T5">因擴充為氣象站，於</text:span><text:span text:style-name="T6">2013/8/1</text:span><text:span text:style-name="T7">升級為</text:span><text:span text:style-name="T6">(C0V53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V530</text:p>
          </table:table-cell>
        </table:table-row>
        <table:table-row table:style-name="ro4">
          <table:table-cell table:style-name="ce8" office:value-type="string" calcext:value-type="string">
            <text:p>C1X010</text:p>
          </table:table-cell>
          <table:table-cell table:style-name="ce11" office:value-type="string" calcext:value-type="string">
            <text:p>岸內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20.26051" calcext:value-type="float">
            <text:p>120.26051</text:p>
          </table:table-cell>
          <table:table-cell table:style-name="ce13" office:value-type="float" office:value="23.329819" calcext:value-type="float">
            <text:p>23.329819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鹽水區岸內里</text:span><text:span text:style-name="T6">96</text:span><text:span text:style-name="T7">號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6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X030</text:p>
          </table:table-cell>
          <table:table-cell table:style-name="ce11" office:value-type="string" calcext:value-type="string">
            <text:p>白河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120.42902" calcext:value-type="float">
            <text:p>120.42902</text:p>
          </table:table-cell>
          <table:table-cell table:style-name="ce13" office:value-type="float" office:value="23.325181" calcext:value-type="float">
            <text:p>23.325181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白河區崁頭里</text:span><text:span text:style-name="T6">65</text:span><text:span text:style-name="T7">號白河農場</text:span><text:span text:style-name="T6">(</text:span><text:span text:style-name="T7">崁子頭</text:span><text:span text:style-name="T6">839</text:span><text:span text:style-name="T7">號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19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X050</text:p>
          </table:table-cell>
          <table:table-cell table:style-name="ce11" office:value-type="string" calcext:value-type="string">
            <text:p>東河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20.38532" calcext:value-type="float">
            <text:p>120.38532</text:p>
          </table:table-cell>
          <table:table-cell table:style-name="ce13" office:value-type="float" office:value="23.29685" calcext:value-type="float">
            <text:p>23.29685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東山區東河里吉貝耍</text:span><text:span text:style-name="T6">64</text:span><text:span text:style-name="T7">號</text:span><text:span text:style-name="T6">(</text:span><text:span text:style-name="T7">東河水利工作站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4/10</text:p>
          </table:table-cell>
          <table:table-cell table:style-name="ce10" office:value-type="string" calcext:value-type="string">
            <text:p><text:span text:style-name="T5">因擴充為氣象站及移位，於</text:span><text:span text:style-name="T6">2015/7/1</text:span><text:span text:style-name="T7">升級為</text:span><text:span text:style-name="T6">(C0X05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X050</text:p>
          </table:table-cell>
        </table:table-row>
        <table:table-row table:style-name="ro4">
          <table:table-cell table:style-name="ce8" office:value-type="string" calcext:value-type="string">
            <text:p>C1X060</text:p>
          </table:table-cell>
          <table:table-cell table:style-name="ce11" office:value-type="string" calcext:value-type="string">
            <text:p>下營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20.25626" calcext:value-type="float">
            <text:p>120.25626</text:p>
          </table:table-cell>
          <table:table-cell table:style-name="ce13" office:value-type="float" office:value="23.22695" calcext:value-type="float">
            <text:p>23.22695</text:p>
          </table:table-cell>
          <table:table-cell table:style-name="ce11" office:value-type="string" calcext:value-type="string">
            <text:p>臺南市</text:p>
          </table:table-cell>
          <table:table-cell table:style-name="ce11" office:value-type="string" calcext:value-type="string">
            <text:p>下營區仁里里下營國小附近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13</text:p>
          </table:table-cell>
          <table:table-cell table:style-name="ce10" office:value-type="string" calcext:value-type="string">
            <text:p><text:span text:style-name="T5">因擴充為氣象站，於</text:span><text:span text:style-name="T6">2015/7/1</text:span><text:span text:style-name="T7">升級為</text:span><text:span text:style-name="T6">(C0X06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X060</text:p>
          </table:table-cell>
        </table:table-row>
        <table:table-row table:style-name="ro4">
          <table:table-cell table:style-name="ce8" office:value-type="string" calcext:value-type="string">
            <text:p>C1X070</text:p>
          </table:table-cell>
          <table:table-cell table:style-name="ce11" office:value-type="string" calcext:value-type="string">
            <text:p>北門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0.12491" calcext:value-type="float">
            <text:p>120.12491</text:p>
          </table:table-cell>
          <table:table-cell table:style-name="ce13" office:value-type="float" office:value="23.268189" calcext:value-type="float">
            <text:p>23.268189</text:p>
          </table:table-cell>
          <table:table-cell table:style-name="ce11" office:value-type="string" calcext:value-type="string">
            <text:p>臺南市</text:p>
          </table:table-cell>
          <table:table-cell table:style-name="ce10" office:value-type="string" calcext:value-type="string">
            <text:p><text:span text:style-name="T5">北門區北門里舊悜</text:span><text:span text:style-name="T6">119</text:span><text:span text:style-name="T7">號</text:span><text:span text:style-name="T6">(</text:span><text:span text:style-name="T7">北門電信局後方觀測坪</text:span><text:span text:style-name="T6">)</text:span>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6/02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2">
          <table:table-cell table:style-name="ce8" office:value-type="string" calcext:value-type="string">
            <text:p>C1X090</text:p>
          </table:table-cell>
          <table:table-cell table:style-name="ce11" office:value-type="string" calcext:value-type="string">
            <text:p>七股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20.14605" calcext:value-type="float">
            <text:p>120.14605</text:p>
          </table:table-cell>
          <table:table-cell table:style-name="ce13" office:value-type="float" office:value="23.141803" calcext:value-type="float">
            <text:p>23.141803</text:p>
          </table:table-cell>
          <table:table-cell table:style-name="ce11" office:value-type="string" calcext:value-type="string">
            <text:p>臺南市</text:p>
          </table:table-cell>
          <table:table-cell table:style-name="ce11" office:value-type="string" calcext:value-type="string">
            <text:p>七股區昭明國中後方</text:p>
          </table:table-cell>
          <table:table-cell table:style-name="ce15" office:value-type="string" calcext:value-type="string">
            <text:p>1993/03/01</text:p>
          </table:table-cell>
          <table:table-cell table:style-name="ce17" office:value-type="string" calcext:value-type="string">
            <text:p>2015/05/29</text:p>
          </table:table-cell>
          <table:table-cell table:number-columns-repeated="3" table:style-name="ce11" office:value-type="string" calcext:value-type="string">
            <text:p>　</text:p>
          </table:table-cell>
        </table:table-row>
        <table:table-row table:style-name="ro4">
          <table:table-cell table:style-name="ce8" office:value-type="string" calcext:value-type="string">
            <text:p>C1Z020</text:p>
          </table:table-cell>
          <table:table-cell table:style-name="ce11" office:value-type="string" calcext:value-type="string">
            <text:p>明里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float" office:value="121.26227" calcext:value-type="float">
            <text:p>121.26227</text:p>
          </table:table-cell>
          <table:table-cell table:style-name="ce13" office:value-type="float" office:value="23.208771" calcext:value-type="float">
            <text:p>23.208771</text:p>
          </table:table-cell>
          <table:table-cell table:style-name="ce11" office:value-type="string" calcext:value-type="string">
            <text:p>花蓮縣</text:p>
          </table:table-cell>
          <table:table-cell table:style-name="ce11" office:value-type="string" calcext:value-type="string">
            <text:p>富里鄉明里村明里社區後方山上</text:p>
          </table:table-cell>
          <table:table-cell table:style-name="ce15" office:value-type="string" calcext:value-type="string">
            <text:p>1997/07/01</text:p>
          </table:table-cell>
          <table:table-cell table:style-name="ce17" office:value-type="string" calcext:value-type="string">
            <text:p>2010/06/30</text:p>
          </table:table-cell>
          <table:table-cell table:style-name="ce10" office:value-type="string" calcext:value-type="string">
            <text:p><text:span text:style-name="T5">因擴充為氣象站，於</text:span><text:span text:style-name="T6">2010/7/1</text:span><text:span text:style-name="T7">升級為</text:span><text:span text:style-name="T6">(C0Z020)</text:span><text:span text:style-name="T7">站。</text:span></text:p>
          </table:table-cell>
          <table:table-cell table:style-name="ce11" office:value-type="string" calcext:value-type="string">
            <text:p>　</text:p>
          </table:table-cell>
          <table:table-cell table:style-name="ce17" office:value-type="string" calcext:value-type="string">
            <text:p>C0Z020</text:p>
          </table:table-cell>
        </table:table-row>
        <table:table-row table:style-name="ro3" table:number-rows-repeated="1048345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Songti-TC-Regular" svg:font-family="STSongti-TC-Regular"/>
    <style:font-face style:name="F" svg:font-family="" style:font-family-generic="roman"/>
    <style:font-face style:name="Times-Roman" svg:font-family="Times-Roman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6:04:36.400439000</meta:creation-date>
    <dc:date>2016-08-02T16:16:47.311224000</dc:date>
    <meta:editing-duration>PT1M55S</meta:editing-duration>
    <meta:editing-cycles>1</meta:editing-cycles>
    <meta:document-statistic meta:table-count="2" meta:cell-count="9142" meta:object-count="0"/>
    <meta:generator>LibreOffice/5.1.4.2$MacOSX_X86_64 LibreOffice_project/f99d75f39f1c57ebdd7ffc5f42867c12031db97a</meta:generator>
  </office:meta>
</office:document-meta>
</file>